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1.74mm" svg:height="166.28mm" svg:x="231mm" svg:y="23.64mm">
            <loext:p draw:notify-on-update-of-ranges="Sheet1.B4:Sheet1.B4 Sheet1.C5:Sheet1.C185 Sheet1.B5:Sheet1.B185 Sheet1.H5:Sheet1.H105 Sheet1.I5:Sheet1.I105 Sheet1.E5:Sheet1.E185 Sheet1.D5:Sheet1.D185 Sheet1.F5:Sheet1.F185 Sheet1.G5:Sheet1.G1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igma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nternal Friction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S</text:p>
          </table:table-cell>
          <table:table-cell table:formula="of:=[.E2]/[.E1]" office:value-type="float" office:value="275.044640579678" calcext:value-type="float">
            <text:p>275.0446405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_0</text:p>
          </table:table-cell>
          <table:table-cell table:formula="of:=[.E3]/(2*(SQRT([.E1]^2+1)+[.E1]))" office:value-type="float" office:value="110.017856231871" calcext:value-type="float">
            <text:p>110.0178562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ma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ohesion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*beta</text:p>
          </table:table-cell>
          <table:table-cell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 office:value-type="string" calcext:value-type="string">
            <text:p>Mohr Colomb</text:p>
          </table:table-cell>
          <table:table-cell/>
          <table:table-cell office:value-type="string" calcext:value-type="string">
            <text:p>Modified Lad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-0.5*([.$B$1]-[.$B$3])*SIN([.A5]*PI()/180)" office:value-type="float" office:value="-0.0000000000000247990976827339" calcext:value-type="float">
            <text:p>-2.47990976827339E-14</text:p>
          </table:table-cell>
          <table:table-cell table:formula="of:=0.5*([.$B$1]+[.$B$3])+0.5*([.$B$1]-[.$B$3])*COS([.A5]*PI()/180)" office:value-type="float" office:value="70" calcext:value-type="float">
            <text:p>70</text:p>
          </table:table-cell>
          <table:table-cell table:formula="of:=-0.5*([.$B$2]-[.$B$3])*SIN([.A5]*PI()/180)" office:value-type="float" office:value="-3.06161699786838E-015" calcext:value-type="float">
            <text:p>-3.06161699786838E-15</text:p>
          </table:table-cell>
          <table:table-cell table:formula="of:=0.5*([.$B$2]+[.$B$3])+0.5*([.$B$2]-[.$B$3])*COS([.A5]*PI()/180)" office:value-type="float" office:value="70" calcext:value-type="float">
            <text:p>70</text:p>
          </table:table-cell>
          <table:table-cell table:formula="of:=-0.5*([.$B$1]-[.$B$2])*SIN([.A5]*PI()/180)" office:value-type="float" office:value="-0.0000000000000217374806848655" calcext:value-type="float">
            <text:p>-2.17374806848655E-14</text:p>
          </table:table-cell>
          <table:table-cell table:formula="of:=0.5*([.$B$1]+[.$B$2])+0.5*([.$B$2]-[.$B$1])*COS([.A5]*PI()/180)" office:value-type="float" office:value="475" calcext:value-type="float">
            <text:p>475</text:p>
          </table:table-cell>
          <table:table-cell table:formula="of:=[.$B$1]/100*0" office:value-type="float" office:value="0" calcext:value-type="float">
            <text:p>0</text:p>
          </table:table-cell>
          <table:table-cell table:formula="of:=[.H5]*[.$E$1]+[.$E$2]" office:value-type="float" office:value="110.017856231871" calcext:value-type="float">
            <text:p>110.017856231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-0.5*([.$B$1]-[.$B$3])*SIN([.A6]*PI()/180)" office:value-type="float" office:value="3.53411230354985" calcext:value-type="float">
            <text:p>3.5341123035</text:p>
          </table:table-cell>
          <table:table-cell table:formula="of:=0.5*([.$B$1]+[.$B$3])+0.5*([.$B$1]-[.$B$3])*COS([.A6]*PI()/180)" office:value-type="float" office:value="70.0308417308308" calcext:value-type="float">
            <text:p>70.0308417308</text:p>
          </table:table-cell>
          <table:table-cell table:formula="of:=-0.5*([.$B$2]-[.$B$3])*SIN([.A6]*PI()/180)" office:value-type="float" office:value="0.43631016093208" calcext:value-type="float">
            <text:p>0.4363101609</text:p>
          </table:table-cell>
          <table:table-cell table:formula="of:=0.5*([.$B$2]+[.$B$3])+0.5*([.$B$2]-[.$B$3])*COS([.A6]*PI()/180)" office:value-type="float" office:value="70.0038076210902" calcext:value-type="float">
            <text:p>70.0038076211</text:p>
          </table:table-cell>
          <table:table-cell table:formula="of:=-0.5*([.$B$1]-[.$B$2])*SIN([.A6]*PI()/180)" office:value-type="float" office:value="3.09780214261777" calcext:value-type="float">
            <text:p>3.0978021426</text:p>
          </table:table-cell>
          <table:table-cell table:formula="of:=0.5*([.$B$1]+[.$B$2])+0.5*([.$B$2]-[.$B$1])*COS([.A6]*PI()/180)" office:value-type="float" office:value="474.972965890259" calcext:value-type="float">
            <text:p>474.9729658903</text:p>
          </table:table-cell>
          <table:table-cell table:formula="of:=[.$B$1]/100*([.A6]-180)" office:value-type="float" office:value="4.75" calcext:value-type="float">
            <text:p>4.75</text:p>
          </table:table-cell>
          <table:table-cell table:formula="of:=[.H6]*[.$E$1]+[.$E$2]" office:value-type="float" office:value="111.917856231871" calcext:value-type="float">
            <text:p>111.917856231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-0.5*([.$B$1]-[.$B$3])*SIN([.A7]*PI()/180)" office:value-type="float" office:value="7.06714808225643" calcext:value-type="float">
            <text:p>7.0671480823</text:p>
          </table:table-cell>
          <table:table-cell table:formula="of:=0.5*([.$B$1]+[.$B$3])+0.5*([.$B$1]-[.$B$3])*COS([.A7]*PI()/180)" office:value-type="float" office:value="70.1233575286331" calcext:value-type="float">
            <text:p>70.1233575286</text:p>
          </table:table-cell>
          <table:table-cell table:formula="of:=-0.5*([.$B$2]-[.$B$3])*SIN([.A7]*PI()/180)" office:value-type="float" office:value="0.872487417562522" calcext:value-type="float">
            <text:p>0.8724874176</text:p>
          </table:table-cell>
          <table:table-cell table:formula="of:=0.5*([.$B$2]+[.$B$3])+0.5*([.$B$2]-[.$B$3])*COS([.A7]*PI()/180)" office:value-type="float" office:value="70.0152293245226" calcext:value-type="float">
            <text:p>70.0152293245</text:p>
          </table:table-cell>
          <table:table-cell table:formula="of:=-0.5*([.$B$1]-[.$B$2])*SIN([.A7]*PI()/180)" office:value-type="float" office:value="6.19466066469391" calcext:value-type="float">
            <text:p>6.1946606647</text:p>
          </table:table-cell>
          <table:table-cell table:formula="of:=0.5*([.$B$1]+[.$B$2])+0.5*([.$B$2]-[.$B$1])*COS([.A7]*PI()/180)" office:value-type="float" office:value="474.89187179589" calcext:value-type="float">
            <text:p>474.8918717959</text:p>
          </table:table-cell>
          <table:table-cell table:formula="of:=[.$B$1]/100*([.A7]-180)" office:value-type="float" office:value="9.5" calcext:value-type="float">
            <text:p>9.5</text:p>
          </table:table-cell>
          <table:table-cell table:formula="of:=[.H7]*[.$E$1]+[.$E$2]" office:value-type="float" office:value="113.817856231871" calcext:value-type="float">
            <text:p>113.817856231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-0.5*([.$B$1]-[.$B$3])*SIN([.A8]*PI()/180)" office:value-type="float" office:value="10.5980311391961" calcext:value-type="float">
            <text:p>10.5980311392</text:p>
          </table:table-cell>
          <table:table-cell table:formula="of:=0.5*([.$B$1]+[.$B$3])+0.5*([.$B$1]-[.$B$3])*COS([.A8]*PI()/180)" office:value-type="float" office:value="70.2775192121988" calcext:value-type="float">
            <text:p>70.2775192122</text:p>
          </table:table-cell>
          <table:table-cell table:formula="of:=-0.5*([.$B$2]-[.$B$3])*SIN([.A8]*PI()/180)" office:value-type="float" office:value="1.30839890607359" calcext:value-type="float">
            <text:p>1.3083989061</text:p>
          </table:table-cell>
          <table:table-cell table:formula="of:=0.5*([.$B$2]+[.$B$3])+0.5*([.$B$2]-[.$B$3])*COS([.A8]*PI()/180)" office:value-type="float" office:value="70.0342616311356" calcext:value-type="float">
            <text:p>70.0342616311</text:p>
          </table:table-cell>
          <table:table-cell table:formula="of:=-0.5*([.$B$1]-[.$B$2])*SIN([.A8]*PI()/180)" office:value-type="float" office:value="9.28963223312248" calcext:value-type="float">
            <text:p>9.2896322331</text:p>
          </table:table-cell>
          <table:table-cell table:formula="of:=0.5*([.$B$1]+[.$B$2])+0.5*([.$B$2]-[.$B$1])*COS([.A8]*PI()/180)" office:value-type="float" office:value="474.756742418937" calcext:value-type="float">
            <text:p>474.7567424189</text:p>
          </table:table-cell>
          <table:table-cell table:formula="of:=[.$B$1]/100*([.A8]-180)" office:value-type="float" office:value="14.25" calcext:value-type="float">
            <text:p>14.25</text:p>
          </table:table-cell>
          <table:table-cell table:formula="of:=[.H8]*[.$E$1]+[.$E$2]" office:value-type="float" office:value="115.717856231871" calcext:value-type="float">
            <text:p>115.717856231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-0.5*([.$B$1]-[.$B$3])*SIN([.A9]*PI()/180)" office:value-type="float" office:value="14.1256859331853" calcext:value-type="float">
            <text:p>14.1256859332</text:p>
          </table:table-cell>
          <table:table-cell table:formula="of:=0.5*([.$B$1]+[.$B$3])+0.5*([.$B$1]-[.$B$3])*COS([.A9]*PI()/180)" office:value-type="float" office:value="70.4932798223856" calcext:value-type="float">
            <text:p>70.4932798224</text:p>
          </table:table-cell>
          <table:table-cell table:formula="of:=-0.5*([.$B$2]-[.$B$3])*SIN([.A9]*PI()/180)" office:value-type="float" office:value="1.74391184360312" calcext:value-type="float">
            <text:p>1.7439118436</text:p>
          </table:table-cell>
          <table:table-cell table:formula="of:=0.5*([.$B$2]+[.$B$3])+0.5*([.$B$2]-[.$B$3])*COS([.A9]*PI()/180)" office:value-type="float" office:value="70.0608987435044" calcext:value-type="float">
            <text:p>70.0608987435</text:p>
          </table:table-cell>
          <table:table-cell table:formula="of:=-0.5*([.$B$1]-[.$B$2])*SIN([.A9]*PI()/180)" office:value-type="float" office:value="12.3817740895822" calcext:value-type="float">
            <text:p>12.3817740896</text:p>
          </table:table-cell>
          <table:table-cell table:formula="of:=0.5*([.$B$1]+[.$B$2])+0.5*([.$B$2]-[.$B$1])*COS([.A9]*PI()/180)" office:value-type="float" office:value="474.567618921119" calcext:value-type="float">
            <text:p>474.5676189211</text:p>
          </table:table-cell>
          <table:table-cell table:formula="of:=[.$B$1]/100*([.A9]-180)" office:value-type="float" office:value="19" calcext:value-type="float">
            <text:p>19</text:p>
          </table:table-cell>
          <table:table-cell table:formula="of:=[.H9]*[.$E$1]+[.$E$2]" office:value-type="float" office:value="117.617856231871" calcext:value-type="float">
            <text:p>117.617856231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-0.5*([.$B$1]-[.$B$3])*SIN([.A10]*PI()/180)" office:value-type="float" office:value="17.6490379064007" calcext:value-type="float">
            <text:p>17.6490379064</text:p>
          </table:table-cell>
          <table:table-cell table:formula="of:=0.5*([.$B$1]+[.$B$3])+0.5*([.$B$1]-[.$B$3])*COS([.A10]*PI()/180)" office:value-type="float" office:value="70.7705736364215" calcext:value-type="float">
            <text:p>70.7705736364</text:p>
          </table:table-cell>
          <table:table-cell table:formula="of:=-0.5*([.$B$2]-[.$B$3])*SIN([.A10]*PI()/180)" office:value-type="float" office:value="2.17889356869145" calcext:value-type="float">
            <text:p>2.1788935687</text:p>
          </table:table-cell>
          <table:table-cell table:formula="of:=0.5*([.$B$2]+[.$B$3])+0.5*([.$B$2]-[.$B$3])*COS([.A10]*PI()/180)" office:value-type="float" office:value="70.0951325477064" calcext:value-type="float">
            <text:p>70.0951325477</text:p>
          </table:table-cell>
          <table:table-cell table:formula="of:=-0.5*([.$B$1]-[.$B$2])*SIN([.A10]*PI()/180)" office:value-type="float" office:value="15.4701443377093" calcext:value-type="float">
            <text:p>15.4701443377</text:p>
          </table:table-cell>
          <table:table-cell table:formula="of:=0.5*([.$B$1]+[.$B$2])+0.5*([.$B$2]-[.$B$1])*COS([.A10]*PI()/180)" office:value-type="float" office:value="474.324558911285" calcext:value-type="float">
            <text:p>474.3245589113</text:p>
          </table:table-cell>
          <table:table-cell table:formula="of:=[.$B$1]/100*([.A10]-180)" office:value-type="float" office:value="23.75" calcext:value-type="float">
            <text:p>23.75</text:p>
          </table:table-cell>
          <table:table-cell table:formula="of:=[.H10]*[.$E$1]+[.$E$2]" office:value-type="float" office:value="119.517856231871" calcext:value-type="float">
            <text:p>119.517856231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-0.5*([.$B$1]-[.$B$3])*SIN([.A11]*PI()/180)" office:value-type="float" office:value="21.1670138116997" calcext:value-type="float">
            <text:p>21.1670138117</text:p>
          </table:table-cell>
          <table:table-cell table:formula="of:=0.5*([.$B$1]+[.$B$3])+0.5*([.$B$1]-[.$B$3])*COS([.A11]*PI()/180)" office:value-type="float" office:value="71.1093161879246" calcext:value-type="float">
            <text:p>71.1093161879</text:p>
          </table:table-cell>
          <table:table-cell table:formula="of:=-0.5*([.$B$2]-[.$B$3])*SIN([.A11]*PI()/180)" office:value-type="float" office:value="2.61321158169133" calcext:value-type="float">
            <text:p>2.6132115817</text:p>
          </table:table-cell>
          <table:table-cell table:formula="of:=0.5*([.$B$2]+[.$B$3])+0.5*([.$B$2]-[.$B$3])*COS([.A11]*PI()/180)" office:value-type="float" office:value="70.1369526157932" calcext:value-type="float">
            <text:p>70.1369526158</text:p>
          </table:table-cell>
          <table:table-cell table:formula="of:=-0.5*([.$B$1]-[.$B$2])*SIN([.A11]*PI()/180)" office:value-type="float" office:value="18.5538022300084" calcext:value-type="float">
            <text:p>18.55380223</text:p>
          </table:table-cell>
          <table:table-cell table:formula="of:=0.5*([.$B$1]+[.$B$2])+0.5*([.$B$2]-[.$B$1])*COS([.A11]*PI()/180)" office:value-type="float" office:value="474.027636427869" calcext:value-type="float">
            <text:p>474.0276364279</text:p>
          </table:table-cell>
          <table:table-cell table:formula="of:=[.$B$1]/100*([.A11]-180)" office:value-type="float" office:value="28.5" calcext:value-type="float">
            <text:p>28.5</text:p>
          </table:table-cell>
          <table:table-cell table:formula="of:=[.H11]*[.$E$1]+[.$E$2]" office:value-type="float" office:value="121.417856231871" calcext:value-type="float">
            <text:p>121.417856231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-0.5*([.$B$1]-[.$B$3])*SIN([.A12]*PI()/180)" office:value-type="float" office:value="24.6785420395424" calcext:value-type="float">
            <text:p>24.6785420395</text:p>
          </table:table-cell>
          <table:table-cell table:formula="of:=0.5*([.$B$1]+[.$B$3])+0.5*([.$B$1]-[.$B$3])*COS([.A12]*PI()/180)" office:value-type="float" office:value="71.5094042926323" calcext:value-type="float">
            <text:p>71.5094042926</text:p>
          </table:table-cell>
          <table:table-cell table:formula="of:=-0.5*([.$B$2]-[.$B$3])*SIN([.A12]*PI()/180)" office:value-type="float" office:value="3.04673358512869" calcext:value-type="float">
            <text:p>3.0467335851</text:p>
          </table:table-cell>
          <table:table-cell table:formula="of:=0.5*([.$B$2]+[.$B$3])+0.5*([.$B$2]-[.$B$3])*COS([.A12]*PI()/180)" office:value-type="float" office:value="70.186346208967" calcext:value-type="float">
            <text:p>70.186346209</text:p>
          </table:table-cell>
          <table:table-cell table:formula="of:=-0.5*([.$B$1]-[.$B$2])*SIN([.A12]*PI()/180)" office:value-type="float" office:value="21.6318084544137" calcext:value-type="float">
            <text:p>21.6318084544</text:p>
          </table:table-cell>
          <table:table-cell table:formula="of:=0.5*([.$B$1]+[.$B$2])+0.5*([.$B$2]-[.$B$1])*COS([.A12]*PI()/180)" office:value-type="float" office:value="473.676941916335" calcext:value-type="float">
            <text:p>473.6769419163</text:p>
          </table:table-cell>
          <table:table-cell table:formula="of:=[.$B$1]/100*([.A12]-180)" office:value-type="float" office:value="33.25" calcext:value-type="float">
            <text:p>33.25</text:p>
          </table:table-cell>
          <table:table-cell table:formula="of:=[.H12]*[.$E$1]+[.$E$2]" office:value-type="float" office:value="123.317856231871" calcext:value-type="float">
            <text:p>123.317856231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-0.5*([.$B$1]-[.$B$3])*SIN([.A13]*PI()/180)" office:value-type="float" office:value="28.1825529444133" calcext:value-type="float">
            <text:p>28.1825529444</text:p>
          </table:table-cell>
          <table:table-cell table:formula="of:=0.5*([.$B$1]+[.$B$3])+0.5*([.$B$1]-[.$B$3])*COS([.A13]*PI()/180)" office:value-type="float" office:value="71.970716079832" calcext:value-type="float">
            <text:p>71.9707160798</text:p>
          </table:table-cell>
          <table:table-cell table:formula="of:=-0.5*([.$B$2]-[.$B$3])*SIN([.A13]*PI()/180)" office:value-type="float" office:value="3.47932752400164" calcext:value-type="float">
            <text:p>3.479327524</text:p>
          </table:table-cell>
          <table:table-cell table:formula="of:=0.5*([.$B$2]+[.$B$3])+0.5*([.$B$2]-[.$B$3])*COS([.A13]*PI()/180)" office:value-type="float" office:value="70.2432982814607" calcext:value-type="float">
            <text:p>70.2432982815</text:p>
          </table:table-cell>
          <table:table-cell table:formula="of:=-0.5*([.$B$1]-[.$B$2])*SIN([.A13]*PI()/180)" office:value-type="float" office:value="24.7032254204116" calcext:value-type="float">
            <text:p>24.7032254204</text:p>
          </table:table-cell>
          <table:table-cell table:formula="of:=0.5*([.$B$1]+[.$B$2])+0.5*([.$B$2]-[.$B$1])*COS([.A13]*PI()/180)" office:value-type="float" office:value="473.272582201629" calcext:value-type="float">
            <text:p>473.2725822016</text:p>
          </table:table-cell>
          <table:table-cell table:formula="of:=[.$B$1]/100*([.A13]-180)" office:value-type="float" office:value="38" calcext:value-type="float">
            <text:p>38</text:p>
          </table:table-cell>
          <table:table-cell table:formula="of:=[.H13]*[.$E$1]+[.$E$2]" office:value-type="float" office:value="125.217856231871" calcext:value-type="float">
            <text:p>125.217856231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-0.5*([.$B$1]-[.$B$3])*SIN([.A14]*PI()/180)" office:value-type="float" office:value="31.6779791706467" calcext:value-type="float">
            <text:p>31.6779791706</text:p>
          </table:table-cell>
          <table:table-cell table:formula="of:=0.5*([.$B$1]+[.$B$3])+0.5*([.$B$1]-[.$B$3])*COS([.A14]*PI()/180)" office:value-type="float" office:value="72.4931110294846" calcext:value-type="float">
            <text:p>72.4931110295</text:p>
          </table:table-cell>
          <table:table-cell table:formula="of:=-0.5*([.$B$2]-[.$B$3])*SIN([.A14]*PI()/180)" office:value-type="float" office:value="3.91086162600577" calcext:value-type="float">
            <text:p>3.910861626</text:p>
          </table:table-cell>
          <table:table-cell table:formula="of:=0.5*([.$B$2]+[.$B$3])+0.5*([.$B$2]-[.$B$3])*COS([.A14]*PI()/180)" office:value-type="float" office:value="70.3077914851216" calcext:value-type="float">
            <text:p>70.3077914851</text:p>
          </table:table-cell>
          <table:table-cell table:formula="of:=-0.5*([.$B$1]-[.$B$2])*SIN([.A14]*PI()/180)" office:value-type="float" office:value="27.767117544641" calcext:value-type="float">
            <text:p>27.7671175446</text:p>
          </table:table-cell>
          <table:table-cell table:formula="of:=0.5*([.$B$1]+[.$B$2])+0.5*([.$B$2]-[.$B$1])*COS([.A14]*PI()/180)" office:value-type="float" office:value="472.814680455637" calcext:value-type="float">
            <text:p>472.8146804556</text:p>
          </table:table-cell>
          <table:table-cell table:formula="of:=[.$B$1]/100*([.A14]-180)" office:value-type="float" office:value="42.75" calcext:value-type="float">
            <text:p>42.75</text:p>
          </table:table-cell>
          <table:table-cell table:formula="of:=[.H14]*[.$E$1]+[.$E$2]" office:value-type="float" office:value="127.117856231871" calcext:value-type="float">
            <text:p>127.117856231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-0.5*([.$B$1]-[.$B$3])*SIN([.A15]*PI()/180)" office:value-type="float" office:value="35.1637559775534" calcext:value-type="float">
            <text:p>35.1637559776</text:p>
          </table:table-cell>
          <table:table-cell table:formula="of:=0.5*([.$B$1]+[.$B$3])+0.5*([.$B$1]-[.$B$3])*COS([.A15]*PI()/180)" office:value-type="float" office:value="73.0764300150279" calcext:value-type="float">
            <text:p>73.076430015</text:p>
          </table:table-cell>
          <table:table-cell table:formula="of:=-0.5*([.$B$2]-[.$B$3])*SIN([.A15]*PI()/180)" office:value-type="float" office:value="4.34120444167326" calcext:value-type="float">
            <text:p>4.3412044417</text:p>
          </table:table-cell>
          <table:table-cell table:formula="of:=0.5*([.$B$2]+[.$B$3])+0.5*([.$B$2]-[.$B$3])*COS([.A15]*PI()/180)" office:value-type="float" office:value="70.3798061746948" calcext:value-type="float">
            <text:p>70.3798061747</text:p>
          </table:table-cell>
          <table:table-cell table:formula="of:=-0.5*([.$B$1]-[.$B$2])*SIN([.A15]*PI()/180)" office:value-type="float" office:value="30.8225515358802" calcext:value-type="float">
            <text:p>30.8225515359</text:p>
          </table:table-cell>
          <table:table-cell table:formula="of:=0.5*([.$B$1]+[.$B$2])+0.5*([.$B$2]-[.$B$1])*COS([.A15]*PI()/180)" office:value-type="float" office:value="472.303376159667" calcext:value-type="float">
            <text:p>472.3033761597</text:p>
          </table:table-cell>
          <table:table-cell table:formula="of:=[.$B$1]/100*([.A15]-180)" office:value-type="float" office:value="47.5" calcext:value-type="float">
            <text:p>47.5</text:p>
          </table:table-cell>
          <table:table-cell table:formula="of:=[.H15]*[.$E$1]+[.$E$2]" office:value-type="float" office:value="129.017856231871" calcext:value-type="float">
            <text:p>129.017856231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-0.5*([.$B$1]-[.$B$3])*SIN([.A16]*PI()/180)" office:value-type="float" office:value="38.6388215637503" calcext:value-type="float">
            <text:p>38.6388215638</text:p>
          </table:table-cell>
          <table:table-cell table:formula="of:=0.5*([.$B$1]+[.$B$3])+0.5*([.$B$1]-[.$B$3])*COS([.A16]*PI()/180)" office:value-type="float" office:value="73.7204953518481" calcext:value-type="float">
            <text:p>73.7204953518</text:p>
          </table:table-cell>
          <table:table-cell table:formula="of:=-0.5*([.$B$2]-[.$B$3])*SIN([.A16]*PI()/180)" office:value-type="float" office:value="4.77022488441362" calcext:value-type="float">
            <text:p>4.7702248844</text:p>
          </table:table-cell>
          <table:table-cell table:formula="of:=0.5*([.$B$2]+[.$B$3])+0.5*([.$B$2]-[.$B$3])*COS([.A16]*PI()/180)" office:value-type="float" office:value="70.4593204138084" calcext:value-type="float">
            <text:p>70.4593204138</text:p>
          </table:table-cell>
          <table:table-cell table:formula="of:=-0.5*([.$B$1]-[.$B$2])*SIN([.A16]*PI()/180)" office:value-type="float" office:value="33.8685966793367" calcext:value-type="float">
            <text:p>33.8685966793</text:p>
          </table:table-cell>
          <table:table-cell table:formula="of:=0.5*([.$B$1]+[.$B$2])+0.5*([.$B$2]-[.$B$1])*COS([.A16]*PI()/180)" office:value-type="float" office:value="471.73882506196" calcext:value-type="float">
            <text:p>471.738825062</text:p>
          </table:table-cell>
          <table:table-cell table:formula="of:=[.$B$1]/100*([.A16]-180)" office:value-type="float" office:value="52.25" calcext:value-type="float">
            <text:p>52.25</text:p>
          </table:table-cell>
          <table:table-cell table:formula="of:=[.H16]*[.$E$1]+[.$E$2]" office:value-type="float" office:value="130.917856231871" calcext:value-type="float">
            <text:p>130.917856231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-0.5*([.$B$1]-[.$B$3])*SIN([.A17]*PI()/180)" office:value-type="float" office:value="42.1021173905962" calcext:value-type="float">
            <text:p>42.1021173906</text:p>
          </table:table-cell>
          <table:table-cell table:formula="of:=0.5*([.$B$1]+[.$B$3])+0.5*([.$B$1]-[.$B$3])*COS([.A17]*PI()/180)" office:value-type="float" office:value="74.4251108514044" calcext:value-type="float">
            <text:p>74.4251108514</text:p>
          </table:table-cell>
          <table:table-cell table:formula="of:=-0.5*([.$B$2]-[.$B$3])*SIN([.A17]*PI()/180)" office:value-type="float" office:value="5.19779227044398" calcext:value-type="float">
            <text:p>5.1977922704</text:p>
          </table:table-cell>
          <table:table-cell table:formula="of:=0.5*([.$B$2]+[.$B$3])+0.5*([.$B$2]-[.$B$3])*COS([.A17]*PI()/180)" office:value-type="float" office:value="70.5463099816549" calcext:value-type="float">
            <text:p>70.5463099817</text:p>
          </table:table-cell>
          <table:table-cell table:formula="of:=-0.5*([.$B$1]-[.$B$2])*SIN([.A17]*PI()/180)" office:value-type="float" office:value="36.9043251201522" calcext:value-type="float">
            <text:p>36.9043251202</text:p>
          </table:table-cell>
          <table:table-cell table:formula="of:=0.5*([.$B$1]+[.$B$2])+0.5*([.$B$2]-[.$B$1])*COS([.A17]*PI()/180)" office:value-type="float" office:value="471.12119913025" calcext:value-type="float">
            <text:p>471.1211991303</text:p>
          </table:table-cell>
          <table:table-cell table:formula="of:=[.$B$1]/100*([.A17]-180)" office:value-type="float" office:value="57" calcext:value-type="float">
            <text:p>57</text:p>
          </table:table-cell>
          <table:table-cell table:formula="of:=[.H17]*[.$E$1]+[.$E$2]" office:value-type="float" office:value="132.817856231871" calcext:value-type="float">
            <text:p>132.817856231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-0.5*([.$B$1]-[.$B$3])*SIN([.A18]*PI()/180)" office:value-type="float" office:value="45.5525885046327" calcext:value-type="float">
            <text:p>45.5525885046</text:p>
          </table:table-cell>
          <table:table-cell table:formula="of:=0.5*([.$B$1]+[.$B$3])+0.5*([.$B$1]-[.$B$3])*COS([.A18]*PI()/180)" office:value-type="float" office:value="75.1900618809899" calcext:value-type="float">
            <text:p>75.190061881</text:p>
          </table:table-cell>
          <table:table-cell table:formula="of:=-0.5*([.$B$2]-[.$B$3])*SIN([.A18]*PI()/180)" office:value-type="float" office:value="5.62377635859663" calcext:value-type="float">
            <text:p>5.6237763586</text:p>
          </table:table-cell>
          <table:table-cell table:formula="of:=0.5*([.$B$2]+[.$B$3])+0.5*([.$B$2]-[.$B$3])*COS([.A18]*PI()/180)" office:value-type="float" office:value="70.6407483803691" calcext:value-type="float">
            <text:p>70.6407483804</text:p>
          </table:table-cell>
          <table:table-cell table:formula="of:=-0.5*([.$B$1]-[.$B$2])*SIN([.A18]*PI()/180)" office:value-type="float" office:value="39.928812146036" calcext:value-type="float">
            <text:p>39.928812146</text:p>
          </table:table-cell>
          <table:table-cell table:formula="of:=0.5*([.$B$1]+[.$B$2])+0.5*([.$B$2]-[.$B$1])*COS([.A18]*PI()/180)" office:value-type="float" office:value="470.450686499379" calcext:value-type="float">
            <text:p>470.4506864994</text:p>
          </table:table-cell>
          <table:table-cell table:formula="of:=[.$B$1]/100*([.A18]-180)" office:value-type="float" office:value="61.75" calcext:value-type="float">
            <text:p>61.75</text:p>
          </table:table-cell>
          <table:table-cell table:formula="of:=[.H18]*[.$E$1]+[.$E$2]" office:value-type="float" office:value="134.717856231871" calcext:value-type="float">
            <text:p>134.717856231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-0.5*([.$B$1]-[.$B$3])*SIN([.A19]*PI()/180)" office:value-type="float" office:value="48.9891838589327" calcext:value-type="float">
            <text:p>48.9891838589</text:p>
          </table:table-cell>
          <table:table-cell table:formula="of:=0.5*([.$B$1]+[.$B$3])+0.5*([.$B$1]-[.$B$3])*COS([.A19]*PI()/180)" office:value-type="float" office:value="76.0151154291107" calcext:value-type="float">
            <text:p>76.0151154291</text:p>
          </table:table-cell>
          <table:table-cell table:formula="of:=-0.5*([.$B$2]-[.$B$3])*SIN([.A19]*PI()/180)" office:value-type="float" office:value="6.04804738999169" calcext:value-type="float">
            <text:p>6.04804739</text:p>
          </table:table-cell>
          <table:table-cell table:formula="of:=0.5*([.$B$2]+[.$B$3])+0.5*([.$B$2]-[.$B$3])*COS([.A19]*PI()/180)" office:value-type="float" office:value="70.7426068431001" calcext:value-type="float">
            <text:p>70.7426068431</text:p>
          </table:table-cell>
          <table:table-cell table:formula="of:=-0.5*([.$B$1]-[.$B$2])*SIN([.A19]*PI()/180)" office:value-type="float" office:value="42.941136468941" calcext:value-type="float">
            <text:p>42.9411364689</text:p>
          </table:table-cell>
          <table:table-cell table:formula="of:=0.5*([.$B$1]+[.$B$2])+0.5*([.$B$2]-[.$B$1])*COS([.A19]*PI()/180)" office:value-type="float" office:value="469.727491413989" calcext:value-type="float">
            <text:p>469.727491414</text:p>
          </table:table-cell>
          <table:table-cell table:formula="of:=[.$B$1]/100*([.A19]-180)" office:value-type="float" office:value="66.5" calcext:value-type="float">
            <text:p>66.5</text:p>
          </table:table-cell>
          <table:table-cell table:formula="of:=[.H19]*[.$E$1]+[.$E$2]" office:value-type="float" office:value="136.617856231871" calcext:value-type="float">
            <text:p>136.617856231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-0.5*([.$B$1]-[.$B$3])*SIN([.A20]*PI()/180)" office:value-type="float" office:value="52.4108566332604" calcext:value-type="float">
            <text:p>52.4108566333</text:p>
          </table:table-cell>
          <table:table-cell table:formula="of:=0.5*([.$B$1]+[.$B$3])+0.5*([.$B$1]-[.$B$3])*COS([.A20]*PI()/180)" office:value-type="float" office:value="76.9000201764636" calcext:value-type="float">
            <text:p>76.9000201765</text:p>
          </table:table-cell>
          <table:table-cell table:formula="of:=-0.5*([.$B$2]-[.$B$3])*SIN([.A20]*PI()/180)" office:value-type="float" office:value="6.47047612756301" calcext:value-type="float">
            <text:p>6.4704761276</text:p>
          </table:table-cell>
          <table:table-cell table:formula="of:=0.5*([.$B$2]+[.$B$3])+0.5*([.$B$2]-[.$B$3])*COS([.A20]*PI()/180)" office:value-type="float" office:value="70.8518543427733" calcext:value-type="float">
            <text:p>70.8518543428</text:p>
          </table:table-cell>
          <table:table-cell table:formula="of:=-0.5*([.$B$1]-[.$B$2])*SIN([.A20]*PI()/180)" office:value-type="float" office:value="45.9403805056974" calcext:value-type="float">
            <text:p>45.9403805057</text:p>
          </table:table-cell>
          <table:table-cell table:formula="of:=0.5*([.$B$1]+[.$B$2])+0.5*([.$B$2]-[.$B$1])*COS([.A20]*PI()/180)" office:value-type="float" office:value="468.95183416631" calcext:value-type="float">
            <text:p>468.9518341663</text:p>
          </table:table-cell>
          <table:table-cell table:formula="of:=[.$B$1]/100*([.A20]-180)" office:value-type="float" office:value="71.25" calcext:value-type="float">
            <text:p>71.25</text:p>
          </table:table-cell>
          <table:table-cell table:formula="of:=[.H20]*[.$E$1]+[.$E$2]" office:value-type="float" office:value="138.517856231871" calcext:value-type="float">
            <text:p>138.517856231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-0.5*([.$B$1]-[.$B$3])*SIN([.A21]*PI()/180)" office:value-type="float" office:value="55.8165645529423" calcext:value-type="float">
            <text:p>55.8165645529</text:p>
          </table:table-cell>
          <table:table-cell table:formula="of:=0.5*([.$B$1]+[.$B$3])+0.5*([.$B$1]-[.$B$3])*COS([.A21]*PI()/180)" office:value-type="float" office:value="77.8445065724904" calcext:value-type="float">
            <text:p>77.8445065725</text:p>
          </table:table-cell>
          <table:table-cell table:formula="of:=-0.5*([.$B$2]-[.$B$3])*SIN([.A21]*PI()/180)" office:value-type="float" office:value="6.89093389542497" calcext:value-type="float">
            <text:p>6.8909338954</text:p>
          </table:table-cell>
          <table:table-cell table:formula="of:=0.5*([.$B$2]+[.$B$3])+0.5*([.$B$2]-[.$B$3])*COS([.A21]*PI()/180)" office:value-type="float" office:value="70.968457601542" calcext:value-type="float">
            <text:p>70.9684576015</text:p>
          </table:table-cell>
          <table:table-cell table:formula="of:=-0.5*([.$B$1]-[.$B$2])*SIN([.A21]*PI()/180)" office:value-type="float" office:value="48.9256306575173" calcext:value-type="float">
            <text:p>48.9256306575</text:p>
          </table:table-cell>
          <table:table-cell table:formula="of:=0.5*([.$B$1]+[.$B$2])+0.5*([.$B$2]-[.$B$1])*COS([.A21]*PI()/180)" office:value-type="float" office:value="468.123951029052" calcext:value-type="float">
            <text:p>468.1239510291</text:p>
          </table:table-cell>
          <table:table-cell table:formula="of:=[.$B$1]/100*([.A21]-180)" office:value-type="float" office:value="76" calcext:value-type="float">
            <text:p>76</text:p>
          </table:table-cell>
          <table:table-cell table:formula="of:=[.H21]*[.$E$1]+[.$E$2]" office:value-type="float" office:value="140.417856231871" calcext:value-type="float">
            <text:p>140.417856231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-0.5*([.$B$1]-[.$B$3])*SIN([.A22]*PI()/180)" office:value-type="float" office:value="59.2052702063541" calcext:value-type="float">
            <text:p>59.2052702064</text:p>
          </table:table-cell>
          <table:table-cell table:formula="of:=0.5*([.$B$1]+[.$B$3])+0.5*([.$B$1]-[.$B$3])*COS([.A22]*PI()/180)" office:value-type="float" office:value="78.8482869174853" calcext:value-type="float">
            <text:p>78.8482869175</text:p>
          </table:table-cell>
          <table:table-cell table:formula="of:=-0.5*([.$B$2]-[.$B$3])*SIN([.A22]*PI()/180)" office:value-type="float" office:value="7.30929261806841" calcext:value-type="float">
            <text:p>7.3092926181</text:p>
          </table:table-cell>
          <table:table-cell table:formula="of:=0.5*([.$B$2]+[.$B$3])+0.5*([.$B$2]-[.$B$3])*COS([.A22]*PI()/180)" office:value-type="float" office:value="71.0923811009241" calcext:value-type="float">
            <text:p>71.0923811009</text:p>
          </table:table-cell>
          <table:table-cell table:formula="of:=-0.5*([.$B$1]-[.$B$2])*SIN([.A22]*PI()/180)" office:value-type="float" office:value="51.8959775882857" calcext:value-type="float">
            <text:p>51.8959775883</text:p>
          </table:table-cell>
          <table:table-cell table:formula="of:=0.5*([.$B$1]+[.$B$2])+0.5*([.$B$2]-[.$B$1])*COS([.A22]*PI()/180)" office:value-type="float" office:value="467.244094183439" calcext:value-type="float">
            <text:p>467.2440941834</text:p>
          </table:table-cell>
          <table:table-cell table:formula="of:=[.$B$1]/100*([.A22]-180)" office:value-type="float" office:value="80.75" calcext:value-type="float">
            <text:p>80.75</text:p>
          </table:table-cell>
          <table:table-cell table:formula="of:=[.H22]*[.$E$1]+[.$E$2]" office:value-type="float" office:value="142.317856231871" calcext:value-type="float">
            <text:p>142.317856231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-0.5*([.$B$1]-[.$B$3])*SIN([.A23]*PI()/180)" office:value-type="float" office:value="62.5759413609269" calcext:value-type="float">
            <text:p>62.5759413609</text:p>
          </table:table-cell>
          <table:table-cell table:formula="of:=0.5*([.$B$1]+[.$B$3])+0.5*([.$B$1]-[.$B$3])*COS([.A23]*PI()/180)" office:value-type="float" office:value="79.9110554502314" calcext:value-type="float">
            <text:p>79.9110554502</text:p>
          </table:table-cell>
          <table:table-cell table:formula="of:=-0.5*([.$B$2]-[.$B$3])*SIN([.A23]*PI()/180)" office:value-type="float" office:value="7.72542485937369" calcext:value-type="float">
            <text:p>7.7254248594</text:p>
          </table:table-cell>
          <table:table-cell table:formula="of:=0.5*([.$B$2]+[.$B$3])+0.5*([.$B$2]-[.$B$3])*COS([.A23]*PI()/180)" office:value-type="float" office:value="71.2235870926212" calcext:value-type="float">
            <text:p>71.2235870926</text:p>
          </table:table-cell>
          <table:table-cell table:formula="of:=-0.5*([.$B$1]-[.$B$2])*SIN([.A23]*PI()/180)" office:value-type="float" office:value="54.8505165015532" calcext:value-type="float">
            <text:p>54.8505165016</text:p>
          </table:table-cell>
          <table:table-cell table:formula="of:=0.5*([.$B$1]+[.$B$2])+0.5*([.$B$2]-[.$B$1])*COS([.A23]*PI()/180)" office:value-type="float" office:value="466.31253164239" calcext:value-type="float">
            <text:p>466.3125316424</text:p>
          </table:table-cell>
          <table:table-cell table:formula="of:=[.$B$1]/100*([.A23]-180)" office:value-type="float" office:value="85.5" calcext:value-type="float">
            <text:p>85.5</text:p>
          </table:table-cell>
          <table:table-cell table:formula="of:=[.H23]*[.$E$1]+[.$E$2]" office:value-type="float" office:value="144.217856231871" calcext:value-type="float">
            <text:p>144.217856231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-0.5*([.$B$1]-[.$B$3])*SIN([.A24]*PI()/180)" office:value-type="float" office:value="65.9275512775742" calcext:value-type="float">
            <text:p>65.9275512776</text:p>
          </table:table-cell>
          <table:table-cell table:formula="of:=0.5*([.$B$1]+[.$B$3])+0.5*([.$B$1]-[.$B$3])*COS([.A24]*PI()/180)" office:value-type="float" office:value="81.0324884411384" calcext:value-type="float">
            <text:p>81.0324884411</text:p>
          </table:table-cell>
          <table:table-cell table:formula="of:=-0.5*([.$B$2]-[.$B$3])*SIN([.A24]*PI()/180)" office:value-type="float" office:value="8.13920386142892" calcext:value-type="float">
            <text:p>8.1392038614</text:p>
          </table:table-cell>
          <table:table-cell table:formula="of:=0.5*([.$B$2]+[.$B$3])+0.5*([.$B$2]-[.$B$3])*COS([.A24]*PI()/180)" office:value-type="float" office:value="71.3620356100171" calcext:value-type="float">
            <text:p>71.36203561</text:p>
          </table:table-cell>
          <table:table-cell table:formula="of:=-0.5*([.$B$1]-[.$B$2])*SIN([.A24]*PI()/180)" office:value-type="float" office:value="57.7883474161453" calcext:value-type="float">
            <text:p>57.7883474161</text:p>
          </table:table-cell>
          <table:table-cell table:formula="of:=0.5*([.$B$1]+[.$B$2])+0.5*([.$B$2]-[.$B$1])*COS([.A24]*PI()/180)" office:value-type="float" office:value="465.329547168879" calcext:value-type="float">
            <text:p>465.3295471689</text:p>
          </table:table-cell>
          <table:table-cell table:formula="of:=[.$B$1]/100*([.A24]-180)" office:value-type="float" office:value="90.25" calcext:value-type="float">
            <text:p>90.25</text:p>
          </table:table-cell>
          <table:table-cell table:formula="of:=[.H24]*[.$E$1]+[.$E$2]" office:value-type="float" office:value="146.117856231871" calcext:value-type="float">
            <text:p>146.11785623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0.5*([.$B$1]-[.$B$3])*SIN([.A25]*PI()/180)" office:value-type="float" office:value="69.2590790234479" calcext:value-type="float">
            <text:p>69.2590790234</text:p>
          </table:table-cell>
          <table:table-cell table:formula="of:=0.5*([.$B$1]+[.$B$3])+0.5*([.$B$1]-[.$B$3])*COS([.A25]*PI()/180)" office:value-type="float" office:value="82.2122442908535" calcext:value-type="float">
            <text:p>82.2122442909</text:p>
          </table:table-cell>
          <table:table-cell table:formula="of:=-0.5*([.$B$2]-[.$B$3])*SIN([.A25]*PI()/180)" office:value-type="float" office:value="8.55050358314172" calcext:value-type="float">
            <text:p>8.5505035831</text:p>
          </table:table-cell>
          <table:table-cell table:formula="of:=0.5*([.$B$2]+[.$B$3])+0.5*([.$B$2]-[.$B$3])*COS([.A25]*PI()/180)" office:value-type="float" office:value="71.5076844803523" calcext:value-type="float">
            <text:p>71.5076844804</text:p>
          </table:table-cell>
          <table:table-cell table:formula="of:=-0.5*([.$B$1]-[.$B$2])*SIN([.A25]*PI()/180)" office:value-type="float" office:value="60.7085754403062" calcext:value-type="float">
            <text:p>60.7085754403</text:p>
          </table:table-cell>
          <table:table-cell table:formula="of:=0.5*([.$B$1]+[.$B$2])+0.5*([.$B$2]-[.$B$1])*COS([.A25]*PI()/180)" office:value-type="float" office:value="464.295440189499" calcext:value-type="float">
            <text:p>464.2954401895</text:p>
          </table:table-cell>
          <table:table-cell table:formula="of:=[.$B$1]/100*([.A25]-180)" office:value-type="float" office:value="95" calcext:value-type="float">
            <text:p>95</text:p>
          </table:table-cell>
          <table:table-cell table:formula="of:=[.H25]*[.$E$1]+[.$E$2]" office:value-type="float" office:value="148.017856231871" calcext:value-type="float">
            <text:p>148.017856231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-0.5*([.$B$1]-[.$B$3])*SIN([.A26]*PI()/180)" office:value-type="float" office:value="72.5695097829233" calcext:value-type="float">
            <text:p>72.5695097829</text:p>
          </table:table-cell>
          <table:table-cell table:formula="of:=0.5*([.$B$1]+[.$B$3])+0.5*([.$B$1]-[.$B$3])*COS([.A26]*PI()/180)" office:value-type="float" office:value="83.4499636343167" calcext:value-type="float">
            <text:p>83.4499636343</text:p>
          </table:table-cell>
          <table:table-cell table:formula="of:=-0.5*([.$B$2]-[.$B$3])*SIN([.A26]*PI()/180)" office:value-type="float" office:value="8.95919873863251" calcext:value-type="float">
            <text:p>8.9591987386</text:p>
          </table:table-cell>
          <table:table-cell table:formula="of:=0.5*([.$B$2]+[.$B$3])+0.5*([.$B$2]-[.$B$3])*COS([.A26]*PI()/180)" office:value-type="float" office:value="71.66048933757" calcext:value-type="float">
            <text:p>71.6604893376</text:p>
          </table:table-cell>
          <table:table-cell table:formula="of:=-0.5*([.$B$1]-[.$B$2])*SIN([.A26]*PI()/180)" office:value-type="float" office:value="63.6103110442908" calcext:value-type="float">
            <text:p>63.6103110443</text:p>
          </table:table-cell>
          <table:table-cell table:formula="of:=0.5*([.$B$1]+[.$B$2])+0.5*([.$B$2]-[.$B$1])*COS([.A26]*PI()/180)" office:value-type="float" office:value="463.210525703253" calcext:value-type="float">
            <text:p>463.2105257033</text:p>
          </table:table-cell>
          <table:table-cell table:formula="of:=[.$B$1]/100*([.A26]-180)" office:value-type="float" office:value="99.75" calcext:value-type="float">
            <text:p>99.75</text:p>
          </table:table-cell>
          <table:table-cell table:formula="of:=[.H26]*[.$E$1]+[.$E$2]" office:value-type="float" office:value="149.917856231871" calcext:value-type="float">
            <text:p>149.917856231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-0.5*([.$B$1]-[.$B$3])*SIN([.A27]*PI()/180)" office:value-type="float" office:value="75.8578351667222" calcext:value-type="float">
            <text:p>75.8578351667</text:p>
          </table:table-cell>
          <table:table-cell table:formula="of:=0.5*([.$B$1]+[.$B$3])+0.5*([.$B$1]-[.$B$3])*COS([.A27]*PI()/180)" office:value-type="float" office:value="84.7452694502256" calcext:value-type="float">
            <text:p>84.7452694502</text:p>
          </table:table-cell>
          <table:table-cell table:formula="of:=-0.5*([.$B$2]-[.$B$3])*SIN([.A27]*PI()/180)" office:value-type="float" office:value="9.3651648353978" calcext:value-type="float">
            <text:p>9.3651648354</text:p>
          </table:table-cell>
          <table:table-cell table:formula="of:=0.5*([.$B$2]+[.$B$3])+0.5*([.$B$2]-[.$B$3])*COS([.A27]*PI()/180)" office:value-type="float" office:value="71.8204036358303" calcext:value-type="float">
            <text:p>71.8204036358</text:p>
          </table:table-cell>
          <table:table-cell table:formula="of:=-0.5*([.$B$1]-[.$B$2])*SIN([.A27]*PI()/180)" office:value-type="float" office:value="66.4926703313244" calcext:value-type="float">
            <text:p>66.4926703313</text:p>
          </table:table-cell>
          <table:table-cell table:formula="of:=0.5*([.$B$1]+[.$B$2])+0.5*([.$B$2]-[.$B$1])*COS([.A27]*PI()/180)" office:value-type="float" office:value="462.075134185605" calcext:value-type="float">
            <text:p>462.0751341856</text:p>
          </table:table-cell>
          <table:table-cell table:formula="of:=[.$B$1]/100*([.A27]-180)" office:value-type="float" office:value="104.5" calcext:value-type="float">
            <text:p>104.5</text:p>
          </table:table-cell>
          <table:table-cell table:formula="of:=[.H27]*[.$E$1]+[.$E$2]" office:value-type="float" office:value="151.817856231871" calcext:value-type="float">
            <text:p>151.817856231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-0.5*([.$B$1]-[.$B$3])*SIN([.A28]*PI()/180)" office:value-type="float" office:value="79.1230535190779" calcext:value-type="float">
            <text:p>79.1230535191</text:p>
          </table:table-cell>
          <table:table-cell table:formula="of:=0.5*([.$B$1]+[.$B$3])+0.5*([.$B$1]-[.$B$3])*COS([.A28]*PI()/180)" office:value-type="float" office:value="86.0977671758808" calcext:value-type="float">
            <text:p>86.0977671759</text:p>
          </table:table-cell>
          <table:table-cell table:formula="of:=-0.5*([.$B$2]-[.$B$3])*SIN([.A28]*PI()/180)" office:value-type="float" office:value="9.76827821223184" calcext:value-type="float">
            <text:p>9.7682782122</text:p>
          </table:table-cell>
          <table:table-cell table:formula="of:=0.5*([.$B$2]+[.$B$3])+0.5*([.$B$2]-[.$B$3])*COS([.A28]*PI()/180)" office:value-type="float" office:value="71.987378663689" calcext:value-type="float">
            <text:p>71.9873786637</text:p>
          </table:table-cell>
          <table:table-cell table:formula="of:=-0.5*([.$B$1]-[.$B$2])*SIN([.A28]*PI()/180)" office:value-type="float" office:value="69.3547753068461" calcext:value-type="float">
            <text:p>69.3547753068</text:p>
          </table:table-cell>
          <table:table-cell table:formula="of:=0.5*([.$B$1]+[.$B$2])+0.5*([.$B$2]-[.$B$1])*COS([.A28]*PI()/180)" office:value-type="float" office:value="460.889611487808" calcext:value-type="float">
            <text:p>460.8896114878</text:p>
          </table:table-cell>
          <table:table-cell table:formula="of:=[.$B$1]/100*([.A28]-180)" office:value-type="float" office:value="109.25" calcext:value-type="float">
            <text:p>109.25</text:p>
          </table:table-cell>
          <table:table-cell table:formula="of:=[.H28]*[.$E$1]+[.$E$2]" office:value-type="float" office:value="153.717856231871" calcext:value-type="float">
            <text:p>153.717856231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-0.5*([.$B$1]-[.$B$3])*SIN([.A29]*PI()/180)" office:value-type="float" office:value="82.3641702228495" calcext:value-type="float">
            <text:p>82.3641702228</text:p>
          </table:table-cell>
          <table:table-cell table:formula="of:=0.5*([.$B$1]+[.$B$3])+0.5*([.$B$1]-[.$B$3])*COS([.A29]*PI()/180)" office:value-type="float" office:value="87.5070448273733" calcext:value-type="float">
            <text:p>87.5070448274</text:p>
          </table:table-cell>
          <table:table-cell table:formula="of:=-0.5*([.$B$2]-[.$B$3])*SIN([.A29]*PI()/180)" office:value-type="float" office:value="10.168416076895" calcext:value-type="float">
            <text:p>10.1684160769</text:p>
          </table:table-cell>
          <table:table-cell table:formula="of:=0.5*([.$B$2]+[.$B$3])+0.5*([.$B$2]-[.$B$3])*COS([.A29]*PI()/180)" office:value-type="float" office:value="72.161363558935" calcext:value-type="float">
            <text:p>72.1613635589</text:p>
          </table:table-cell>
          <table:table-cell table:formula="of:=-0.5*([.$B$1]-[.$B$2])*SIN([.A29]*PI()/180)" office:value-type="float" office:value="72.1957541459545" calcext:value-type="float">
            <text:p>72.195754146</text:p>
          </table:table-cell>
          <table:table-cell table:formula="of:=0.5*([.$B$1]+[.$B$2])+0.5*([.$B$2]-[.$B$1])*COS([.A29]*PI()/180)" office:value-type="float" office:value="459.654318731562" calcext:value-type="float">
            <text:p>459.6543187316</text:p>
          </table:table-cell>
          <table:table-cell table:formula="of:=[.$B$1]/100*([.A29]-180)" office:value-type="float" office:value="114" calcext:value-type="float">
            <text:p>114</text:p>
          </table:table-cell>
          <table:table-cell table:formula="of:=[.H29]*[.$E$1]+[.$E$2]" office:value-type="float" office:value="155.617856231871" calcext:value-type="float">
            <text:p>155.617856231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-0.5*([.$B$1]-[.$B$3])*SIN([.A30]*PI()/180)" office:value-type="float" office:value="85.5801980024916" calcext:value-type="float">
            <text:p>85.5801980025</text:p>
          </table:table-cell>
          <table:table-cell table:formula="of:=0.5*([.$B$1]+[.$B$3])+0.5*([.$B$1]-[.$B$3])*COS([.A30]*PI()/180)" office:value-type="float" office:value="88.9726731250784" calcext:value-type="float">
            <text:p>88.9726731251</text:p>
          </table:table-cell>
          <table:table-cell table:formula="of:=-0.5*([.$B$2]-[.$B$3])*SIN([.A30]*PI()/180)" office:value-type="float" office:value="10.5654565435175" calcext:value-type="float">
            <text:p>10.5654565435</text:p>
          </table:table-cell>
          <table:table-cell table:formula="of:=0.5*([.$B$2]+[.$B$3])+0.5*([.$B$2]-[.$B$3])*COS([.A30]*PI()/180)" office:value-type="float" office:value="72.3423053240838" calcext:value-type="float">
            <text:p>72.3423053241</text:p>
          </table:table-cell>
          <table:table-cell table:formula="of:=-0.5*([.$B$1]-[.$B$2])*SIN([.A30]*PI()/180)" office:value-type="float" office:value="75.0147414589741" calcext:value-type="float">
            <text:p>75.014741459</text:p>
          </table:table-cell>
          <table:table-cell table:formula="of:=0.5*([.$B$1]+[.$B$2])+0.5*([.$B$2]-[.$B$1])*COS([.A30]*PI()/180)" office:value-type="float" office:value="458.369632199005" calcext:value-type="float">
            <text:p>458.369632199</text:p>
          </table:table-cell>
          <table:table-cell table:formula="of:=[.$B$1]/100*([.A30]-180)" office:value-type="float" office:value="118.75" calcext:value-type="float">
            <text:p>118.75</text:p>
          </table:table-cell>
          <table:table-cell table:formula="of:=[.H30]*[.$E$1]+[.$E$2]" office:value-type="float" office:value="157.517856231871" calcext:value-type="float">
            <text:p>157.517856231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-0.5*([.$B$1]-[.$B$3])*SIN([.A31]*PI()/180)" office:value-type="float" office:value="88.7701572247881" calcext:value-type="float">
            <text:p>88.7701572248</text:p>
          </table:table-cell>
          <table:table-cell table:formula="of:=0.5*([.$B$1]+[.$B$3])+0.5*([.$B$1]-[.$B$3])*COS([.A31]*PI()/180)" office:value-type="float" office:value="90.4942056244186" calcext:value-type="float">
            <text:p>90.4942056244</text:p>
          </table:table-cell>
          <table:table-cell table:formula="of:=-0.5*([.$B$2]-[.$B$3])*SIN([.A31]*PI()/180)" office:value-type="float" office:value="10.9592786697269" calcext:value-type="float">
            <text:p>10.9592786697</text:p>
          </table:table-cell>
          <table:table-cell table:formula="of:=0.5*([.$B$2]+[.$B$3])+0.5*([.$B$2]-[.$B$3])*COS([.A31]*PI()/180)" office:value-type="float" office:value="72.5301488425208" calcext:value-type="float">
            <text:p>72.5301488425</text:p>
          </table:table-cell>
          <table:table-cell table:formula="of:=-0.5*([.$B$1]-[.$B$2])*SIN([.A31]*PI()/180)" office:value-type="float" office:value="77.8108785550612" calcext:value-type="float">
            <text:p>77.8108785551</text:p>
          </table:table-cell>
          <table:table-cell table:formula="of:=0.5*([.$B$1]+[.$B$2])+0.5*([.$B$2]-[.$B$1])*COS([.A31]*PI()/180)" office:value-type="float" office:value="457.035943218102" calcext:value-type="float">
            <text:p>457.0359432181</text:p>
          </table:table-cell>
          <table:table-cell table:formula="of:=[.$B$1]/100*([.A31]-180)" office:value-type="float" office:value="123.5" calcext:value-type="float">
            <text:p>123.5</text:p>
          </table:table-cell>
          <table:table-cell table:formula="of:=[.H31]*[.$E$1]+[.$E$2]" office:value-type="float" office:value="159.417856231871" calcext:value-type="float">
            <text:p>159.417856231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-0.5*([.$B$1]-[.$B$3])*SIN([.A32]*PI()/180)" office:value-type="float" office:value="91.9330761972581" calcext:value-type="float">
            <text:p>91.9330761973</text:p>
          </table:table-cell>
          <table:table-cell table:formula="of:=0.5*([.$B$1]+[.$B$3])+0.5*([.$B$1]-[.$B$3])*COS([.A32]*PI()/180)" office:value-type="float" office:value="92.0711788518554" calcext:value-type="float">
            <text:p>92.0711788519</text:p>
          </table:table-cell>
          <table:table-cell table:formula="of:=-0.5*([.$B$2]-[.$B$3])*SIN([.A32]*PI()/180)" office:value-type="float" office:value="11.3497624934887" calcext:value-type="float">
            <text:p>11.3497624935</text:p>
          </table:table-cell>
          <table:table-cell table:formula="of:=0.5*([.$B$2]+[.$B$3])+0.5*([.$B$2]-[.$B$3])*COS([.A32]*PI()/180)" office:value-type="float" office:value="72.7248368952908" calcext:value-type="float">
            <text:p>72.7248368953</text:p>
          </table:table-cell>
          <table:table-cell table:formula="of:=-0.5*([.$B$1]-[.$B$2])*SIN([.A32]*PI()/180)" office:value-type="float" office:value="80.5833137037695" calcext:value-type="float">
            <text:p>80.5833137038</text:p>
          </table:table-cell>
          <table:table-cell table:formula="of:=0.5*([.$B$1]+[.$B$2])+0.5*([.$B$2]-[.$B$1])*COS([.A32]*PI()/180)" office:value-type="float" office:value="455.653658043435" calcext:value-type="float">
            <text:p>455.6536580434</text:p>
          </table:table-cell>
          <table:table-cell table:formula="of:=[.$B$1]/100*([.A32]-180)" office:value-type="float" office:value="128.25" calcext:value-type="float">
            <text:p>128.25</text:p>
          </table:table-cell>
          <table:table-cell table:formula="of:=[.H32]*[.$E$1]+[.$E$2]" office:value-type="float" office:value="161.317856231871" calcext:value-type="float">
            <text:p>161.317856231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-0.5*([.$B$1]-[.$B$3])*SIN([.A33]*PI()/180)" office:value-type="float" office:value="95.0679914641429" calcext:value-type="float">
            <text:p>95.0679914641</text:p>
          </table:table-cell>
          <table:table-cell table:formula="of:=0.5*([.$B$1]+[.$B$3])+0.5*([.$B$1]-[.$B$3])*COS([.A33]*PI()/180)" office:value-type="float" office:value="93.7031124460673" calcext:value-type="float">
            <text:p>93.7031124461</text:p>
          </table:table-cell>
          <table:table-cell table:formula="of:=-0.5*([.$B$2]-[.$B$3])*SIN([.A33]*PI()/180)" office:value-type="float" office:value="11.7367890696473" calcext:value-type="float">
            <text:p>11.7367890696</text:p>
          </table:table-cell>
          <table:table-cell table:formula="of:=0.5*([.$B$2]+[.$B$3])+0.5*([.$B$2]-[.$B$3])*COS([.A33]*PI()/180)" office:value-type="float" office:value="72.9263101785268" calcext:value-type="float">
            <text:p>72.9263101785</text:p>
          </table:table-cell>
          <table:table-cell table:formula="of:=-0.5*([.$B$1]-[.$B$2])*SIN([.A33]*PI()/180)" office:value-type="float" office:value="83.3312023944956" calcext:value-type="float">
            <text:p>83.3312023945</text:p>
          </table:table-cell>
          <table:table-cell table:formula="of:=0.5*([.$B$1]+[.$B$2])+0.5*([.$B$2]-[.$B$1])*COS([.A33]*PI()/180)" office:value-type="float" office:value="454.22319773246" calcext:value-type="float">
            <text:p>454.2231977325</text:p>
          </table:table-cell>
          <table:table-cell table:formula="of:=[.$B$1]/100*([.A33]-180)" office:value-type="float" office:value="133" calcext:value-type="float">
            <text:p>133</text:p>
          </table:table-cell>
          <table:table-cell table:formula="of:=[.H33]*[.$E$1]+[.$E$2]" office:value-type="float" office:value="163.217856231871" calcext:value-type="float">
            <text:p>163.217856231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-0.5*([.$B$1]-[.$B$3])*SIN([.A34]*PI()/180)" office:value-type="float" office:value="98.1739480998832" calcext:value-type="float">
            <text:p>98.1739480999</text:p>
          </table:table-cell>
          <table:table-cell table:formula="of:=0.5*([.$B$1]+[.$B$3])+0.5*([.$B$1]-[.$B$3])*COS([.A34]*PI()/180)" office:value-type="float" office:value="95.3895093042723" calcext:value-type="float">
            <text:p>95.3895093043</text:p>
          </table:table-cell>
          <table:table-cell table:formula="of:=-0.5*([.$B$2]-[.$B$3])*SIN([.A34]*PI()/180)" office:value-type="float" office:value="12.1202405061584" calcext:value-type="float">
            <text:p>12.1202405062</text:p>
          </table:table-cell>
          <table:table-cell table:formula="of:=0.5*([.$B$2]+[.$B$3])+0.5*([.$B$2]-[.$B$3])*COS([.A34]*PI()/180)" office:value-type="float" office:value="73.1345073215151" calcext:value-type="float">
            <text:p>73.1345073215</text:p>
          </table:table-cell>
          <table:table-cell table:formula="of:=-0.5*([.$B$1]-[.$B$2])*SIN([.A34]*PI()/180)" office:value-type="float" office:value="86.0537075937248" calcext:value-type="float">
            <text:p>86.0537075937</text:p>
          </table:table-cell>
          <table:table-cell table:formula="of:=0.5*([.$B$1]+[.$B$2])+0.5*([.$B$2]-[.$B$1])*COS([.A34]*PI()/180)" office:value-type="float" office:value="452.744998017243" calcext:value-type="float">
            <text:p>452.7449980172</text:p>
          </table:table-cell>
          <table:table-cell table:formula="of:=[.$B$1]/100*([.A34]-180)" office:value-type="float" office:value="137.75" calcext:value-type="float">
            <text:p>137.75</text:p>
          </table:table-cell>
          <table:table-cell table:formula="of:=[.H34]*[.$E$1]+[.$E$2]" office:value-type="float" office:value="165.117856231871" calcext:value-type="float">
            <text:p>165.117856231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-0.5*([.$B$1]-[.$B$3])*SIN([.A35]*PI()/180)" office:value-type="float" office:value="101.25" calcext:value-type="float">
            <text:p>101.25</text:p>
          </table:table-cell>
          <table:table-cell table:formula="of:=0.5*([.$B$1]+[.$B$3])+0.5*([.$B$1]-[.$B$3])*COS([.A35]*PI()/180)" office:value-type="float" office:value="97.1298557336512" calcext:value-type="float">
            <text:p>97.1298557337</text:p>
          </table:table-cell>
          <table:table-cell table:formula="of:=-0.5*([.$B$2]-[.$B$3])*SIN([.A35]*PI()/180)" office:value-type="float" office:value="12.5" calcext:value-type="float">
            <text:p>12.5</text:p>
          </table:table-cell>
          <table:table-cell table:formula="of:=0.5*([.$B$2]+[.$B$3])+0.5*([.$B$2]-[.$B$3])*COS([.A35]*PI()/180)" office:value-type="float" office:value="73.349364905389" calcext:value-type="float">
            <text:p>73.3493649054</text:p>
          </table:table-cell>
          <table:table-cell table:formula="of:=-0.5*([.$B$1]-[.$B$2])*SIN([.A35]*PI()/180)" office:value-type="float" office:value="88.75" calcext:value-type="float">
            <text:p>88.75</text:p>
          </table:table-cell>
          <table:table-cell table:formula="of:=0.5*([.$B$1]+[.$B$2])+0.5*([.$B$2]-[.$B$1])*COS([.A35]*PI()/180)" office:value-type="float" office:value="451.219509171738" calcext:value-type="float">
            <text:p>451.2195091717</text:p>
          </table:table-cell>
          <table:table-cell table:formula="of:=[.$B$1]/100*([.A35]-180)" office:value-type="float" office:value="142.5" calcext:value-type="float">
            <text:p>142.5</text:p>
          </table:table-cell>
          <table:table-cell table:formula="of:=[.H35]*[.$E$1]+[.$E$2]" office:value-type="float" office:value="167.017856231871" calcext:value-type="float">
            <text:p>167.017856231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-0.5*([.$B$1]-[.$B$3])*SIN([.A36]*PI()/180)" office:value-type="float" office:value="104.295210169286" calcext:value-type="float">
            <text:p>104.2952101693</text:p>
          </table:table-cell>
          <table:table-cell table:formula="of:=0.5*([.$B$1]+[.$B$3])+0.5*([.$B$1]-[.$B$3])*COS([.A36]*PI()/180)" office:value-type="float" office:value="98.9236216078222" calcext:value-type="float">
            <text:p>98.9236216078</text:p>
          </table:table-cell>
          <table:table-cell table:formula="of:=-0.5*([.$B$2]-[.$B$3])*SIN([.A36]*PI()/180)" office:value-type="float" office:value="12.8759518727514" calcext:value-type="float">
            <text:p>12.8759518728</text:p>
          </table:table-cell>
          <table:table-cell table:formula="of:=0.5*([.$B$2]+[.$B$3])+0.5*([.$B$2]-[.$B$3])*COS([.A36]*PI()/180)" office:value-type="float" office:value="73.5708174824472" calcext:value-type="float">
            <text:p>73.5708174824</text:p>
          </table:table-cell>
          <table:table-cell table:formula="of:=-0.5*([.$B$1]-[.$B$2])*SIN([.A36]*PI()/180)" office:value-type="float" office:value="91.4192582965346" calcext:value-type="float">
            <text:p>91.4192582965</text:p>
          </table:table-cell>
          <table:table-cell table:formula="of:=0.5*([.$B$1]+[.$B$2])+0.5*([.$B$2]-[.$B$1])*COS([.A36]*PI()/180)" office:value-type="float" office:value="449.647195874625" calcext:value-type="float">
            <text:p>449.6471958746</text:p>
          </table:table-cell>
          <table:table-cell table:formula="of:=[.$B$1]/100*([.A36]-180)" office:value-type="float" office:value="147.25" calcext:value-type="float">
            <text:p>147.25</text:p>
          </table:table-cell>
          <table:table-cell table:formula="of:=[.H36]*[.$E$1]+[.$E$2]" office:value-type="float" office:value="168.917856231871" calcext:value-type="float">
            <text:p>168.917856231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-0.5*([.$B$1]-[.$B$3])*SIN([.A37]*PI()/180)" office:value-type="float" office:value="107.308651007224" calcext:value-type="float">
            <text:p>107.3086510072</text:p>
          </table:table-cell>
          <table:table-cell table:formula="of:=0.5*([.$B$1]+[.$B$3])+0.5*([.$B$1]-[.$B$3])*COS([.A37]*PI()/180)" office:value-type="float" office:value="100.770260528324" calcext:value-type="float">
            <text:p>100.7702605283</text:p>
          </table:table-cell>
          <table:table-cell table:formula="of:=-0.5*([.$B$2]-[.$B$3])*SIN([.A37]*PI()/180)" office:value-type="float" office:value="13.2479816058301" calcext:value-type="float">
            <text:p>13.2479816058</text:p>
          </table:table-cell>
          <table:table-cell table:formula="of:=0.5*([.$B$2]+[.$B$3])+0.5*([.$B$2]-[.$B$3])*COS([.A37]*PI()/180)" office:value-type="float" office:value="73.7987975960894" calcext:value-type="float">
            <text:p>73.7987975961</text:p>
          </table:table-cell>
          <table:table-cell table:formula="of:=-0.5*([.$B$1]-[.$B$2])*SIN([.A37]*PI()/180)" office:value-type="float" office:value="94.0606694013939" calcext:value-type="float">
            <text:p>94.0606694014</text:p>
          </table:table-cell>
          <table:table-cell table:formula="of:=0.5*([.$B$1]+[.$B$2])+0.5*([.$B$2]-[.$B$1])*COS([.A37]*PI()/180)" office:value-type="float" office:value="448.028537067766" calcext:value-type="float">
            <text:p>448.0285370678</text:p>
          </table:table-cell>
          <table:table-cell table:formula="of:=[.$B$1]/100*([.A37]-180)" office:value-type="float" office:value="152" calcext:value-type="float">
            <text:p>152</text:p>
          </table:table-cell>
          <table:table-cell table:formula="of:=[.H37]*[.$E$1]+[.$E$2]" office:value-type="float" office:value="170.817856231871" calcext:value-type="float">
            <text:p>170.817856231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-0.5*([.$B$1]-[.$B$3])*SIN([.A38]*PI()/180)" office:value-type="float" office:value="110.289404590543" calcext:value-type="float">
            <text:p>110.2894045905</text:p>
          </table:table-cell>
          <table:table-cell table:formula="of:=0.5*([.$B$1]+[.$B$3])+0.5*([.$B$1]-[.$B$3])*COS([.A38]*PI()/180)" office:value-type="float" office:value="102.669209991052" calcext:value-type="float">
            <text:p>102.6692099911</text:p>
          </table:table-cell>
          <table:table-cell table:formula="of:=-0.5*([.$B$2]-[.$B$3])*SIN([.A38]*PI()/180)" office:value-type="float" office:value="13.6159758753757" calcext:value-type="float">
            <text:p>13.6159758754</text:p>
          </table:table-cell>
          <table:table-cell table:formula="of:=0.5*([.$B$2]+[.$B$3])+0.5*([.$B$2]-[.$B$3])*COS([.A38]*PI()/180)" office:value-type="float" office:value="74.0332358013644" calcext:value-type="float">
            <text:p>74.0332358014</text:p>
          </table:table-cell>
          <table:table-cell table:formula="of:=-0.5*([.$B$1]-[.$B$2])*SIN([.A38]*PI()/180)" office:value-type="float" office:value="96.6734287151673" calcext:value-type="float">
            <text:p>96.6734287152</text:p>
          </table:table-cell>
          <table:table-cell table:formula="of:=0.5*([.$B$1]+[.$B$2])+0.5*([.$B$2]-[.$B$1])*COS([.A38]*PI()/180)" office:value-type="float" office:value="446.364025810313" calcext:value-type="float">
            <text:p>446.3640258103</text:p>
          </table:table-cell>
          <table:table-cell table:formula="of:=[.$B$1]/100*([.A38]-180)" office:value-type="float" office:value="156.75" calcext:value-type="float">
            <text:p>156.75</text:p>
          </table:table-cell>
          <table:table-cell table:formula="of:=[.H38]*[.$E$1]+[.$E$2]" office:value-type="float" office:value="172.717856231871" calcext:value-type="float">
            <text:p>172.717856231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-0.5*([.$B$1]-[.$B$3])*SIN([.A39]*PI()/180)" office:value-type="float" office:value="113.236562952826" calcext:value-type="float">
            <text:p>113.2365629528</text:p>
          </table:table-cell>
          <table:table-cell table:formula="of:=0.5*([.$B$1]+[.$B$3])+0.5*([.$B$1]-[.$B$3])*COS([.A39]*PI()/180)" office:value-type="float" office:value="104.619891557604" calcext:value-type="float">
            <text:p>104.6198915576</text:p>
          </table:table-cell>
          <table:table-cell table:formula="of:=-0.5*([.$B$2]-[.$B$3])*SIN([.A39]*PI()/180)" office:value-type="float" office:value="13.9798225867687" calcext:value-type="float">
            <text:p>13.9798225868</text:p>
          </table:table-cell>
          <table:table-cell table:formula="of:=0.5*([.$B$2]+[.$B$3])+0.5*([.$B$2]-[.$B$3])*COS([.A39]*PI()/180)" office:value-type="float" office:value="74.274060686124" calcext:value-type="float">
            <text:p>74.2740606861</text:p>
          </table:table-cell>
          <table:table-cell table:formula="of:=-0.5*([.$B$1]-[.$B$2])*SIN([.A39]*PI()/180)" office:value-type="float" office:value="99.2567403660575" calcext:value-type="float">
            <text:p>99.2567403661</text:p>
          </table:table-cell>
          <table:table-cell table:formula="of:=0.5*([.$B$1]+[.$B$2])+0.5*([.$B$2]-[.$B$1])*COS([.A39]*PI()/180)" office:value-type="float" office:value="444.65416912852" calcext:value-type="float">
            <text:p>444.6541691285</text:p>
          </table:table-cell>
          <table:table-cell table:formula="of:=[.$B$1]/100*([.A39]-180)" office:value-type="float" office:value="161.5" calcext:value-type="float">
            <text:p>161.5</text:p>
          </table:table-cell>
          <table:table-cell table:formula="of:=[.H39]*[.$E$1]+[.$E$2]" office:value-type="float" office:value="174.617856231871" calcext:value-type="float">
            <text:p>174.617856231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-0.5*([.$B$1]-[.$B$3])*SIN([.A40]*PI()/180)" office:value-type="float" office:value="116.149228361087" calcext:value-type="float">
            <text:p>116.1492283611</text:p>
          </table:table-cell>
          <table:table-cell table:formula="of:=0.5*([.$B$1]+[.$B$3])+0.5*([.$B$1]-[.$B$3])*COS([.A40]*PI()/180)" office:value-type="float" office:value="106.621711031479" calcext:value-type="float">
            <text:p>106.6217110315</text:p>
          </table:table-cell>
          <table:table-cell table:formula="of:=-0.5*([.$B$2]-[.$B$3])*SIN([.A40]*PI()/180)" office:value-type="float" office:value="14.3394109087761" calcext:value-type="float">
            <text:p>14.3394109088</text:p>
          </table:table-cell>
          <table:table-cell table:formula="of:=0.5*([.$B$2]+[.$B$3])+0.5*([.$B$2]-[.$B$3])*COS([.A40]*PI()/180)" office:value-type="float" office:value="74.5211988927752" calcext:value-type="float">
            <text:p>74.5211988928</text:p>
          </table:table-cell>
          <table:table-cell table:formula="of:=-0.5*([.$B$1]-[.$B$2])*SIN([.A40]*PI()/180)" office:value-type="float" office:value="101.809817452311" calcext:value-type="float">
            <text:p>101.8098174523</text:p>
          </table:table-cell>
          <table:table-cell table:formula="of:=0.5*([.$B$1]+[.$B$2])+0.5*([.$B$2]-[.$B$1])*COS([.A40]*PI()/180)" office:value-type="float" office:value="442.899487861296" calcext:value-type="float">
            <text:p>442.8994878613</text:p>
          </table:table-cell>
          <table:table-cell table:formula="of:=[.$B$1]/100*([.A40]-180)" office:value-type="float" office:value="166.25" calcext:value-type="float">
            <text:p>166.25</text:p>
          </table:table-cell>
          <table:table-cell table:formula="of:=[.H40]*[.$E$1]+[.$E$2]" office:value-type="float" office:value="176.517856231871" calcext:value-type="float">
            <text:p>176.517856231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-0.5*([.$B$1]-[.$B$3])*SIN([.A41]*PI()/180)" office:value-type="float" office:value="119.026513589226" calcext:value-type="float">
            <text:p>119.0265135892</text:p>
          </table:table-cell>
          <table:table-cell table:formula="of:=0.5*([.$B$1]+[.$B$3])+0.5*([.$B$1]-[.$B$3])*COS([.A41]*PI()/180)" office:value-type="float" office:value="108.674058639073" calcext:value-type="float">
            <text:p>108.6740586391</text:p>
          </table:table-cell>
          <table:table-cell table:formula="of:=-0.5*([.$B$2]-[.$B$3])*SIN([.A41]*PI()/180)" office:value-type="float" office:value="14.6946313073118" calcext:value-type="float">
            <text:p>14.6946313073</text:p>
          </table:table-cell>
          <table:table-cell table:formula="of:=0.5*([.$B$2]+[.$B$3])+0.5*([.$B$2]-[.$B$3])*COS([.A41]*PI()/180)" office:value-type="float" office:value="74.7745751406263" calcext:value-type="float">
            <text:p>74.7745751406</text:p>
          </table:table-cell>
          <table:table-cell table:formula="of:=-0.5*([.$B$1]-[.$B$2])*SIN([.A41]*PI()/180)" office:value-type="float" office:value="104.331882281914" calcext:value-type="float">
            <text:p>104.3318822819</text:p>
          </table:table-cell>
          <table:table-cell table:formula="of:=0.5*([.$B$1]+[.$B$2])+0.5*([.$B$2]-[.$B$1])*COS([.A41]*PI()/180)" office:value-type="float" office:value="441.100516501553" calcext:value-type="float">
            <text:p>441.1005165016</text:p>
          </table:table-cell>
          <table:table-cell table:formula="of:=[.$B$1]/100*([.A41]-180)" office:value-type="float" office:value="171" calcext:value-type="float">
            <text:p>171</text:p>
          </table:table-cell>
          <table:table-cell table:formula="of:=[.H41]*[.$E$1]+[.$E$2]" office:value-type="float" office:value="178.417856231871" calcext:value-type="float">
            <text:p>178.417856231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-0.5*([.$B$1]-[.$B$3])*SIN([.A42]*PI()/180)" office:value-type="float" office:value="121.86754218829" calcext:value-type="float">
            <text:p>121.8675421883</text:p>
          </table:table-cell>
          <table:table-cell table:formula="of:=0.5*([.$B$1]+[.$B$3])+0.5*([.$B$1]-[.$B$3])*COS([.A42]*PI()/180)" office:value-type="float" office:value="110.776309215423" calcext:value-type="float">
            <text:p>110.7763092154</text:p>
          </table:table-cell>
          <table:table-cell table:formula="of:=-0.5*([.$B$2]-[.$B$3])*SIN([.A42]*PI()/180)" office:value-type="float" office:value="15.0453755788012" calcext:value-type="float">
            <text:p>15.0453755788</text:p>
          </table:table-cell>
          <table:table-cell table:formula="of:=0.5*([.$B$2]+[.$B$3])+0.5*([.$B$2]-[.$B$3])*COS([.A42]*PI()/180)" office:value-type="float" office:value="75.0341122488177" calcext:value-type="float">
            <text:p>75.0341122488</text:p>
          </table:table-cell>
          <table:table-cell table:formula="of:=-0.5*([.$B$1]-[.$B$2])*SIN([.A42]*PI()/180)" office:value-type="float" office:value="106.822166609489" calcext:value-type="float">
            <text:p>106.8221666095</text:p>
          </table:table-cell>
          <table:table-cell table:formula="of:=0.5*([.$B$1]+[.$B$2])+0.5*([.$B$2]-[.$B$1])*COS([.A42]*PI()/180)" office:value-type="float" office:value="439.257803033395" calcext:value-type="float">
            <text:p>439.2578030334</text:p>
          </table:table-cell>
          <table:table-cell table:formula="of:=[.$B$1]/100*([.A42]-180)" office:value-type="float" office:value="175.75" calcext:value-type="float">
            <text:p>175.75</text:p>
          </table:table-cell>
          <table:table-cell table:formula="of:=[.H42]*[.$E$1]+[.$E$2]" office:value-type="float" office:value="180.317856231871" calcext:value-type="float">
            <text:p>180.317856231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-0.5*([.$B$1]-[.$B$3])*SIN([.A43]*PI()/180)" office:value-type="float" office:value="124.671448753446" calcext:value-type="float">
            <text:p>124.6714487534</text:p>
          </table:table-cell>
          <table:table-cell table:formula="of:=0.5*([.$B$1]+[.$B$3])+0.5*([.$B$1]-[.$B$3])*COS([.A43]*PI()/180)" office:value-type="float" office:value="112.927822394639" calcext:value-type="float">
            <text:p>112.9278223946</text:p>
          </table:table-cell>
          <table:table-cell table:formula="of:=-0.5*([.$B$2]-[.$B$3])*SIN([.A43]*PI()/180)" office:value-type="float" office:value="15.3915368831414" calcext:value-type="float">
            <text:p>15.3915368831</text:p>
          </table:table-cell>
          <table:table-cell table:formula="of:=0.5*([.$B$2]+[.$B$3])+0.5*([.$B$2]-[.$B$3])*COS([.A43]*PI()/180)" office:value-type="float" office:value="75.2997311598319" calcext:value-type="float">
            <text:p>75.2997311598</text:p>
          </table:table-cell>
          <table:table-cell table:formula="of:=-0.5*([.$B$1]-[.$B$2])*SIN([.A43]*PI()/180)" office:value-type="float" office:value="109.279911870304" calcext:value-type="float">
            <text:p>109.2799118703</text:p>
          </table:table-cell>
          <table:table-cell table:formula="of:=0.5*([.$B$1]+[.$B$2])+0.5*([.$B$2]-[.$B$1])*COS([.A43]*PI()/180)" office:value-type="float" office:value="437.371908765193" calcext:value-type="float">
            <text:p>437.3719087652</text:p>
          </table:table-cell>
          <table:table-cell table:formula="of:=[.$B$1]/100*([.A43]-180)" office:value-type="float" office:value="180.5" calcext:value-type="float">
            <text:p>180.5</text:p>
          </table:table-cell>
          <table:table-cell table:formula="of:=[.H43]*[.$E$1]+[.$E$2]" office:value-type="float" office:value="182.217856231871" calcext:value-type="float">
            <text:p>182.217856231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-0.5*([.$B$1]-[.$B$3])*SIN([.A44]*PI()/180)" office:value-type="float" office:value="127.437379187592" calcext:value-type="float">
            <text:p>127.4373791876</text:p>
          </table:table-cell>
          <table:table-cell table:formula="of:=0.5*([.$B$1]+[.$B$3])+0.5*([.$B$1]-[.$B$3])*COS([.A44]*PI()/180)" office:value-type="float" office:value="115.127942804963" calcext:value-type="float">
            <text:p>115.127942805</text:p>
          </table:table-cell>
          <table:table-cell table:formula="of:=-0.5*([.$B$2]-[.$B$3])*SIN([.A44]*PI()/180)" office:value-type="float" office:value="15.7330097762459" calcext:value-type="float">
            <text:p>15.7330097762</text:p>
          </table:table-cell>
          <table:table-cell table:formula="of:=0.5*([.$B$2]+[.$B$3])+0.5*([.$B$2]-[.$B$3])*COS([.A44]*PI()/180)" office:value-type="float" office:value="75.5713509635757" calcext:value-type="float">
            <text:p>75.5713509636</text:p>
          </table:table-cell>
          <table:table-cell table:formula="of:=-0.5*([.$B$1]-[.$B$2])*SIN([.A44]*PI()/180)" office:value-type="float" office:value="111.704369411346" calcext:value-type="float">
            <text:p>111.7043694113</text:p>
          </table:table-cell>
          <table:table-cell table:formula="of:=0.5*([.$B$1]+[.$B$2])+0.5*([.$B$2]-[.$B$1])*COS([.A44]*PI()/180)" office:value-type="float" office:value="435.443408158612" calcext:value-type="float">
            <text:p>435.4434081586</text:p>
          </table:table-cell>
          <table:table-cell table:formula="of:=[.$B$1]/100*([.A44]-180)" office:value-type="float" office:value="185.25" calcext:value-type="float">
            <text:p>185.25</text:p>
          </table:table-cell>
          <table:table-cell table:formula="of:=[.H44]*[.$E$1]+[.$E$2]" office:value-type="float" office:value="184.117856231871" calcext:value-type="float">
            <text:p>184.117856231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-0.5*([.$B$1]-[.$B$3])*SIN([.A45]*PI()/180)" office:value-type="float" office:value="130.164490961524" calcext:value-type="float">
            <text:p>130.1644909615</text:p>
          </table:table-cell>
          <table:table-cell table:formula="of:=0.5*([.$B$1]+[.$B$3])+0.5*([.$B$1]-[.$B$3])*COS([.A45]*PI()/180)" office:value-type="float" office:value="117.376000268407" calcext:value-type="float">
            <text:p>117.3760002684</text:p>
          </table:table-cell>
          <table:table-cell table:formula="of:=-0.5*([.$B$2]-[.$B$3])*SIN([.A45]*PI()/180)" office:value-type="float" office:value="16.0696902421635" calcext:value-type="float">
            <text:p>16.0696902422</text:p>
          </table:table-cell>
          <table:table-cell table:formula="of:=0.5*([.$B$2]+[.$B$3])+0.5*([.$B$2]-[.$B$3])*COS([.A45]*PI()/180)" office:value-type="float" office:value="75.8488889220256" calcext:value-type="float">
            <text:p>75.848888922</text:p>
          </table:table-cell>
          <table:table-cell table:formula="of:=-0.5*([.$B$1]-[.$B$2])*SIN([.A45]*PI()/180)" office:value-type="float" office:value="114.094800719361" calcext:value-type="float">
            <text:p>114.0948007194</text:p>
          </table:table-cell>
          <table:table-cell table:formula="of:=0.5*([.$B$1]+[.$B$2])+0.5*([.$B$2]-[.$B$1])*COS([.A45]*PI()/180)" office:value-type="float" office:value="433.472888653619" calcext:value-type="float">
            <text:p>433.4728886536</text:p>
          </table:table-cell>
          <table:table-cell table:formula="of:=[.$B$1]/100*([.A45]-180)" office:value-type="float" office:value="190" calcext:value-type="float">
            <text:p>190</text:p>
          </table:table-cell>
          <table:table-cell table:formula="of:=[.H45]*[.$E$1]+[.$E$2]" office:value-type="float" office:value="186.017856231871" calcext:value-type="float">
            <text:p>186.017856231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-0.5*([.$B$1]-[.$B$3])*SIN([.A46]*PI()/180)" office:value-type="float" office:value="132.851953370578" calcext:value-type="float">
            <text:p>132.8519533706</text:p>
          </table:table-cell>
          <table:table-cell table:formula="of:=0.5*([.$B$1]+[.$B$3])+0.5*([.$B$1]-[.$B$3])*COS([.A46]*PI()/180)" office:value-type="float" office:value="119.671310004889" calcext:value-type="float">
            <text:p>119.6713100049</text:p>
          </table:table-cell>
          <table:table-cell table:formula="of:=-0.5*([.$B$2]-[.$B$3])*SIN([.A46]*PI()/180)" office:value-type="float" office:value="16.4014757247627" calcext:value-type="float">
            <text:p>16.4014757248</text:p>
          </table:table-cell>
          <table:table-cell table:formula="of:=0.5*([.$B$2]+[.$B$3])+0.5*([.$B$2]-[.$B$3])*COS([.A46]*PI()/180)" office:value-type="float" office:value="76.1322604944307" calcext:value-type="float">
            <text:p>76.1322604944</text:p>
          </table:table-cell>
          <table:table-cell table:formula="of:=-0.5*([.$B$1]-[.$B$2])*SIN([.A46]*PI()/180)" office:value-type="float" office:value="116.450477645815" calcext:value-type="float">
            <text:p>116.4504776458</text:p>
          </table:table-cell>
          <table:table-cell table:formula="of:=0.5*([.$B$1]+[.$B$2])+0.5*([.$B$2]-[.$B$1])*COS([.A46]*PI()/180)" office:value-type="float" office:value="431.460950489542" calcext:value-type="float">
            <text:p>431.4609504895</text:p>
          </table:table-cell>
          <table:table-cell table:formula="of:=[.$B$1]/100*([.A46]-180)" office:value-type="float" office:value="194.75" calcext:value-type="float">
            <text:p>194.75</text:p>
          </table:table-cell>
          <table:table-cell table:formula="of:=[.H46]*[.$E$1]+[.$E$2]" office:value-type="float" office:value="187.917856231871" calcext:value-type="float">
            <text:p>187.917856231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-0.5*([.$B$1]-[.$B$3])*SIN([.A47]*PI()/180)" office:value-type="float" office:value="135.498947787669" calcext:value-type="float">
            <text:p>135.4989477877</text:p>
          </table:table-cell>
          <table:table-cell table:formula="of:=0.5*([.$B$1]+[.$B$3])+0.5*([.$B$1]-[.$B$3])*COS([.A47]*PI()/180)" office:value-type="float" office:value="122.013172840828" calcext:value-type="float">
            <text:p>122.0131728408</text:p>
          </table:table-cell>
          <table:table-cell table:formula="of:=-0.5*([.$B$2]-[.$B$3])*SIN([.A47]*PI()/180)" office:value-type="float" office:value="16.7282651589715" calcext:value-type="float">
            <text:p>16.728265159</text:p>
          </table:table-cell>
          <table:table-cell table:formula="of:=0.5*([.$B$2]+[.$B$3])+0.5*([.$B$2]-[.$B$3])*COS([.A47]*PI()/180)" office:value-type="float" office:value="76.4213793630651" calcext:value-type="float">
            <text:p>76.4213793631</text:p>
          </table:table-cell>
          <table:table-cell table:formula="of:=-0.5*([.$B$1]-[.$B$2])*SIN([.A47]*PI()/180)" office:value-type="float" office:value="118.770682628697" calcext:value-type="float">
            <text:p>118.7706826287</text:p>
          </table:table-cell>
          <table:table-cell table:formula="of:=0.5*([.$B$1]+[.$B$2])+0.5*([.$B$2]-[.$B$1])*COS([.A47]*PI()/180)" office:value-type="float" office:value="429.408206522237" calcext:value-type="float">
            <text:p>429.4082065222</text:p>
          </table:table-cell>
          <table:table-cell table:formula="of:=[.$B$1]/100*([.A47]-180)" office:value-type="float" office:value="199.5" calcext:value-type="float">
            <text:p>199.5</text:p>
          </table:table-cell>
          <table:table-cell table:formula="of:=[.H47]*[.$E$1]+[.$E$2]" office:value-type="float" office:value="189.817856231871" calcext:value-type="float">
            <text:p>189.817856231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-0.5*([.$B$1]-[.$B$3])*SIN([.A48]*PI()/180)" office:value-type="float" office:value="138.104667912656" calcext:value-type="float">
            <text:p>138.1046679127</text:p>
          </table:table-cell>
          <table:table-cell table:formula="of:=0.5*([.$B$1]+[.$B$3])+0.5*([.$B$1]-[.$B$3])*COS([.A48]*PI()/180)" office:value-type="float" office:value="124.400875422118" calcext:value-type="float">
            <text:p>124.4008754221</text:p>
          </table:table-cell>
          <table:table-cell table:formula="of:=-0.5*([.$B$2]-[.$B$3])*SIN([.A48]*PI()/180)" office:value-type="float" office:value="17.0499590015625" calcext:value-type="float">
            <text:p>17.0499590016</text:p>
          </table:table-cell>
          <table:table-cell table:formula="of:=0.5*([.$B$2]+[.$B$3])+0.5*([.$B$2]-[.$B$3])*COS([.A48]*PI()/180)" office:value-type="float" office:value="76.7161574595207" calcext:value-type="float">
            <text:p>76.7161574595</text:p>
          </table:table-cell>
          <table:table-cell table:formula="of:=-0.5*([.$B$1]-[.$B$2])*SIN([.A48]*PI()/180)" office:value-type="float" office:value="121.054708911093" calcext:value-type="float">
            <text:p>121.0547089111</text:p>
          </table:table-cell>
          <table:table-cell table:formula="of:=0.5*([.$B$1]+[.$B$2])+0.5*([.$B$2]-[.$B$1])*COS([.A48]*PI()/180)" office:value-type="float" office:value="427.315282037403" calcext:value-type="float">
            <text:p>427.3152820374</text:p>
          </table:table-cell>
          <table:table-cell table:formula="of:=[.$B$1]/100*([.A48]-180)" office:value-type="float" office:value="204.25" calcext:value-type="float">
            <text:p>204.25</text:p>
          </table:table-cell>
          <table:table-cell table:formula="of:=[.H48]*[.$E$1]+[.$E$2]" office:value-type="float" office:value="191.717856231871" calcext:value-type="float">
            <text:p>191.717856231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-0.5*([.$B$1]-[.$B$3])*SIN([.A49]*PI()/180)" office:value-type="float" office:value="140.668320017947" calcext:value-type="float">
            <text:p>140.6683200179</text:p>
          </table:table-cell>
          <table:table-cell table:formula="of:=0.5*([.$B$1]+[.$B$3])+0.5*([.$B$1]-[.$B$3])*COS([.A49]*PI()/180)" office:value-type="float" office:value="126.833690431423" calcext:value-type="float">
            <text:p>126.8336904314</text:p>
          </table:table-cell>
          <table:table-cell table:formula="of:=-0.5*([.$B$2]-[.$B$3])*SIN([.A49]*PI()/180)" office:value-type="float" office:value="17.3664592614749" calcext:value-type="float">
            <text:p>17.3664592615</text:p>
          </table:table-cell>
          <table:table-cell table:formula="of:=0.5*([.$B$2]+[.$B$3])+0.5*([.$B$2]-[.$B$3])*COS([.A49]*PI()/180)" office:value-type="float" office:value="77.0165049915337" calcext:value-type="float">
            <text:p>77.0165049915</text:p>
          </table:table-cell>
          <table:table-cell table:formula="of:=-0.5*([.$B$1]-[.$B$2])*SIN([.A49]*PI()/180)" office:value-type="float" office:value="123.301860756472" calcext:value-type="float">
            <text:p>123.3018607565</text:p>
          </table:table-cell>
          <table:table-cell table:formula="of:=0.5*([.$B$1]+[.$B$2])+0.5*([.$B$2]-[.$B$1])*COS([.A49]*PI()/180)" office:value-type="float" office:value="425.182814560111" calcext:value-type="float">
            <text:p>425.1828145601</text:p>
          </table:table-cell>
          <table:table-cell table:formula="of:=[.$B$1]/100*([.A49]-180)" office:value-type="float" office:value="209" calcext:value-type="float">
            <text:p>209</text:p>
          </table:table-cell>
          <table:table-cell table:formula="of:=[.H49]*[.$E$1]+[.$E$2]" office:value-type="float" office:value="193.617856231871" calcext:value-type="float">
            <text:p>193.61785623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-0.5*([.$B$1]-[.$B$3])*SIN([.A50]*PI()/180)" office:value-type="float" office:value="143.189123190276" calcext:value-type="float">
            <text:p>143.1891231903</text:p>
          </table:table-cell>
          <table:table-cell table:formula="of:=0.5*([.$B$1]+[.$B$3])+0.5*([.$B$1]-[.$B$3])*COS([.A50]*PI()/180)" office:value-type="float" office:value="129.310876809724" calcext:value-type="float">
            <text:p>129.3108768097</text:p>
          </table:table-cell>
          <table:table-cell table:formula="of:=-0.5*([.$B$2]-[.$B$3])*SIN([.A50]*PI()/180)" office:value-type="float" office:value="17.6776695296637" calcext:value-type="float">
            <text:p>17.6776695297</text:p>
          </table:table-cell>
          <table:table-cell table:formula="of:=0.5*([.$B$2]+[.$B$3])+0.5*([.$B$2]-[.$B$3])*COS([.A50]*PI()/180)" office:value-type="float" office:value="77.3223304703363" calcext:value-type="float">
            <text:p>77.3223304703</text:p>
          </table:table-cell>
          <table:table-cell table:formula="of:=-0.5*([.$B$1]-[.$B$2])*SIN([.A50]*PI()/180)" office:value-type="float" office:value="125.511453660612" calcext:value-type="float">
            <text:p>125.5114536606</text:p>
          </table:table-cell>
          <table:table-cell table:formula="of:=0.5*([.$B$1]+[.$B$2])+0.5*([.$B$2]-[.$B$1])*COS([.A50]*PI()/180)" office:value-type="float" office:value="423.011453660612" calcext:value-type="float">
            <text:p>423.0114536606</text:p>
          </table:table-cell>
          <table:table-cell table:formula="of:=[.$B$1]/100*([.A50]-180)" office:value-type="float" office:value="213.75" calcext:value-type="float">
            <text:p>213.75</text:p>
          </table:table-cell>
          <table:table-cell table:formula="of:=[.H50]*[.$E$1]+[.$E$2]" office:value-type="float" office:value="195.517856231871" calcext:value-type="float">
            <text:p>195.517856231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-0.5*([.$B$1]-[.$B$3])*SIN([.A51]*PI()/180)" office:value-type="float" office:value="145.666309568577" calcext:value-type="float">
            <text:p>145.6663095686</text:p>
          </table:table-cell>
          <table:table-cell table:formula="of:=0.5*([.$B$1]+[.$B$3])+0.5*([.$B$1]-[.$B$3])*COS([.A51]*PI()/180)" office:value-type="float" office:value="131.831679982053" calcext:value-type="float">
            <text:p>131.8316799821</text:p>
          </table:table-cell>
          <table:table-cell table:formula="of:=-0.5*([.$B$2]-[.$B$3])*SIN([.A51]*PI()/180)" office:value-type="float" office:value="17.9834950084663" calcext:value-type="float">
            <text:p>17.9834950085</text:p>
          </table:table-cell>
          <table:table-cell table:formula="of:=0.5*([.$B$2]+[.$B$3])+0.5*([.$B$2]-[.$B$3])*COS([.A51]*PI()/180)" office:value-type="float" office:value="77.6335407385251" calcext:value-type="float">
            <text:p>77.6335407385</text:p>
          </table:table-cell>
          <table:table-cell table:formula="of:=-0.5*([.$B$1]-[.$B$2])*SIN([.A51]*PI()/180)" office:value-type="float" office:value="127.682814560111" calcext:value-type="float">
            <text:p>127.6828145601</text:p>
          </table:table-cell>
          <table:table-cell table:formula="of:=0.5*([.$B$1]+[.$B$2])+0.5*([.$B$2]-[.$B$1])*COS([.A51]*PI()/180)" office:value-type="float" office:value="420.801860756472" calcext:value-type="float">
            <text:p>420.8018607565</text:p>
          </table:table-cell>
          <table:table-cell table:formula="of:=[.$B$1]/100*([.A51]-180)" office:value-type="float" office:value="218.5" calcext:value-type="float">
            <text:p>218.5</text:p>
          </table:table-cell>
          <table:table-cell table:formula="of:=[.H51]*[.$E$1]+[.$E$2]" office:value-type="float" office:value="197.417856231871" calcext:value-type="float">
            <text:p>197.417856231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-0.5*([.$B$1]-[.$B$3])*SIN([.A52]*PI()/180)" office:value-type="float" office:value="148.099124577882" calcext:value-type="float">
            <text:p>148.0991245779</text:p>
          </table:table-cell>
          <table:table-cell table:formula="of:=0.5*([.$B$1]+[.$B$3])+0.5*([.$B$1]-[.$B$3])*COS([.A52]*PI()/180)" office:value-type="float" office:value="134.395332087344" calcext:value-type="float">
            <text:p>134.3953320873</text:p>
          </table:table-cell>
          <table:table-cell table:formula="of:=-0.5*([.$B$2]-[.$B$3])*SIN([.A52]*PI()/180)" office:value-type="float" office:value="18.2838425404793" calcext:value-type="float">
            <text:p>18.2838425405</text:p>
          </table:table-cell>
          <table:table-cell table:formula="of:=0.5*([.$B$2]+[.$B$3])+0.5*([.$B$2]-[.$B$3])*COS([.A52]*PI()/180)" office:value-type="float" office:value="77.9500409984375" calcext:value-type="float">
            <text:p>77.9500409984</text:p>
          </table:table-cell>
          <table:table-cell table:formula="of:=-0.5*([.$B$1]-[.$B$2])*SIN([.A52]*PI()/180)" office:value-type="float" office:value="129.815282037403" calcext:value-type="float">
            <text:p>129.8152820374</text:p>
          </table:table-cell>
          <table:table-cell table:formula="of:=0.5*([.$B$1]+[.$B$2])+0.5*([.$B$2]-[.$B$1])*COS([.A52]*PI()/180)" office:value-type="float" office:value="418.554708911094" calcext:value-type="float">
            <text:p>418.5547089111</text:p>
          </table:table-cell>
          <table:table-cell table:formula="of:=[.$B$1]/100*([.A52]-180)" office:value-type="float" office:value="223.25" calcext:value-type="float">
            <text:p>223.25</text:p>
          </table:table-cell>
          <table:table-cell table:formula="of:=[.H52]*[.$E$1]+[.$E$2]" office:value-type="float" office:value="199.317856231871" calcext:value-type="float">
            <text:p>199.317856231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-0.5*([.$B$1]-[.$B$3])*SIN([.A53]*PI()/180)" office:value-type="float" office:value="150.486827159172" calcext:value-type="float">
            <text:p>150.4868271592</text:p>
          </table:table-cell>
          <table:table-cell table:formula="of:=0.5*([.$B$1]+[.$B$3])+0.5*([.$B$1]-[.$B$3])*COS([.A53]*PI()/180)" office:value-type="float" office:value="137.001052212331" calcext:value-type="float">
            <text:p>137.0010522123</text:p>
          </table:table-cell>
          <table:table-cell table:formula="of:=-0.5*([.$B$2]-[.$B$3])*SIN([.A53]*PI()/180)" office:value-type="float" office:value="18.5786206369349" calcext:value-type="float">
            <text:p>18.5786206369</text:p>
          </table:table-cell>
          <table:table-cell table:formula="of:=0.5*([.$B$2]+[.$B$3])+0.5*([.$B$2]-[.$B$3])*COS([.A53]*PI()/180)" office:value-type="float" office:value="78.2717348410286" calcext:value-type="float">
            <text:p>78.271734841</text:p>
          </table:table-cell>
          <table:table-cell table:formula="of:=-0.5*([.$B$1]-[.$B$2])*SIN([.A53]*PI()/180)" office:value-type="float" office:value="131.908206522237" calcext:value-type="float">
            <text:p>131.9082065222</text:p>
          </table:table-cell>
          <table:table-cell table:formula="of:=0.5*([.$B$1]+[.$B$2])+0.5*([.$B$2]-[.$B$1])*COS([.A53]*PI()/180)" office:value-type="float" office:value="416.270682628697" calcext:value-type="float">
            <text:p>416.2706826287</text:p>
          </table:table-cell>
          <table:table-cell table:formula="of:=[.$B$1]/100*([.A53]-180)" office:value-type="float" office:value="228" calcext:value-type="float">
            <text:p>228</text:p>
          </table:table-cell>
          <table:table-cell table:formula="of:=[.H53]*[.$E$1]+[.$E$2]" office:value-type="float" office:value="201.217856231871" calcext:value-type="float">
            <text:p>201.217856231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-0.5*([.$B$1]-[.$B$3])*SIN([.A54]*PI()/180)" office:value-type="float" office:value="152.828689995111" calcext:value-type="float">
            <text:p>152.8286899951</text:p>
          </table:table-cell>
          <table:table-cell table:formula="of:=0.5*([.$B$1]+[.$B$3])+0.5*([.$B$1]-[.$B$3])*COS([.A54]*PI()/180)" office:value-type="float" office:value="139.648046629422" calcext:value-type="float">
            <text:p>139.6480466294</text:p>
          </table:table-cell>
          <table:table-cell table:formula="of:=-0.5*([.$B$2]-[.$B$3])*SIN([.A54]*PI()/180)" office:value-type="float" office:value="18.8677395055693" calcext:value-type="float">
            <text:p>18.8677395056</text:p>
          </table:table-cell>
          <table:table-cell table:formula="of:=0.5*([.$B$2]+[.$B$3])+0.5*([.$B$2]-[.$B$3])*COS([.A54]*PI()/180)" office:value-type="float" office:value="78.5985242752373" calcext:value-type="float">
            <text:p>78.5985242752</text:p>
          </table:table-cell>
          <table:table-cell table:formula="of:=-0.5*([.$B$1]-[.$B$2])*SIN([.A54]*PI()/180)" office:value-type="float" office:value="133.960950489542" calcext:value-type="float">
            <text:p>133.9609504895</text:p>
          </table:table-cell>
          <table:table-cell table:formula="of:=0.5*([.$B$1]+[.$B$2])+0.5*([.$B$2]-[.$B$1])*COS([.A54]*PI()/180)" office:value-type="float" office:value="413.950477645815" calcext:value-type="float">
            <text:p>413.9504776458</text:p>
          </table:table-cell>
          <table:table-cell table:formula="of:=[.$B$1]/100*([.A54]-180)" office:value-type="float" office:value="232.75" calcext:value-type="float">
            <text:p>232.75</text:p>
          </table:table-cell>
          <table:table-cell table:formula="of:=[.H54]*[.$E$1]+[.$E$2]" office:value-type="float" office:value="203.117856231871" calcext:value-type="float">
            <text:p>203.117856231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-0.5*([.$B$1]-[.$B$3])*SIN([.A55]*PI()/180)" office:value-type="float" office:value="155.123999731593" calcext:value-type="float">
            <text:p>155.1239997316</text:p>
          </table:table-cell>
          <table:table-cell table:formula="of:=0.5*([.$B$1]+[.$B$3])+0.5*([.$B$1]-[.$B$3])*COS([.A55]*PI()/180)" office:value-type="float" office:value="142.335509038476" calcext:value-type="float">
            <text:p>142.3355090385</text:p>
          </table:table-cell>
          <table:table-cell table:formula="of:=-0.5*([.$B$2]-[.$B$3])*SIN([.A55]*PI()/180)" office:value-type="float" office:value="19.1511110779744" calcext:value-type="float">
            <text:p>19.151111078</text:p>
          </table:table-cell>
          <table:table-cell table:formula="of:=0.5*([.$B$2]+[.$B$3])+0.5*([.$B$2]-[.$B$3])*COS([.A55]*PI()/180)" office:value-type="float" office:value="78.9303097578365" calcext:value-type="float">
            <text:p>78.9303097578</text:p>
          </table:table-cell>
          <table:table-cell table:formula="of:=-0.5*([.$B$1]-[.$B$2])*SIN([.A55]*PI()/180)" office:value-type="float" office:value="135.972888653619" calcext:value-type="float">
            <text:p>135.9728886536</text:p>
          </table:table-cell>
          <table:table-cell table:formula="of:=0.5*([.$B$1]+[.$B$2])+0.5*([.$B$2]-[.$B$1])*COS([.A55]*PI()/180)" office:value-type="float" office:value="411.594800719361" calcext:value-type="float">
            <text:p>411.5948007194</text:p>
          </table:table-cell>
          <table:table-cell table:formula="of:=[.$B$1]/100*([.A55]-180)" office:value-type="float" office:value="237.5" calcext:value-type="float">
            <text:p>237.5</text:p>
          </table:table-cell>
          <table:table-cell table:formula="of:=[.H55]*[.$E$1]+[.$E$2]" office:value-type="float" office:value="205.017856231871" calcext:value-type="float">
            <text:p>205.017856231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-0.5*([.$B$1]-[.$B$3])*SIN([.A56]*PI()/180)" office:value-type="float" office:value="157.372057195037" calcext:value-type="float">
            <text:p>157.372057195</text:p>
          </table:table-cell>
          <table:table-cell table:formula="of:=0.5*([.$B$1]+[.$B$3])+0.5*([.$B$1]-[.$B$3])*COS([.A56]*PI()/180)" office:value-type="float" office:value="145.062620812408" calcext:value-type="float">
            <text:p>145.0626208124</text:p>
          </table:table-cell>
          <table:table-cell table:formula="of:=-0.5*([.$B$2]-[.$B$3])*SIN([.A56]*PI()/180)" office:value-type="float" office:value="19.4286490364243" calcext:value-type="float">
            <text:p>19.4286490364</text:p>
          </table:table-cell>
          <table:table-cell table:formula="of:=0.5*([.$B$2]+[.$B$3])+0.5*([.$B$2]-[.$B$3])*COS([.A56]*PI()/180)" office:value-type="float" office:value="79.2669902237541" calcext:value-type="float">
            <text:p>79.2669902238</text:p>
          </table:table-cell>
          <table:table-cell table:formula="of:=-0.5*([.$B$1]-[.$B$2])*SIN([.A56]*PI()/180)" office:value-type="float" office:value="137.943408158612" calcext:value-type="float">
            <text:p>137.9434081586</text:p>
          </table:table-cell>
          <table:table-cell table:formula="of:=0.5*([.$B$1]+[.$B$2])+0.5*([.$B$2]-[.$B$1])*COS([.A56]*PI()/180)" office:value-type="float" office:value="409.204369411346" calcext:value-type="float">
            <text:p>409.2043694113</text:p>
          </table:table-cell>
          <table:table-cell table:formula="of:=[.$B$1]/100*([.A56]-180)" office:value-type="float" office:value="242.25" calcext:value-type="float">
            <text:p>242.25</text:p>
          </table:table-cell>
          <table:table-cell table:formula="of:=[.H56]*[.$E$1]+[.$E$2]" office:value-type="float" office:value="206.917856231871" calcext:value-type="float">
            <text:p>206.917856231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-0.5*([.$B$1]-[.$B$3])*SIN([.A57]*PI()/180)" office:value-type="float" office:value="159.572177605361" calcext:value-type="float">
            <text:p>159.5721776054</text:p>
          </table:table-cell>
          <table:table-cell table:formula="of:=0.5*([.$B$1]+[.$B$3])+0.5*([.$B$1]-[.$B$3])*COS([.A57]*PI()/180)" office:value-type="float" office:value="147.828551246554" calcext:value-type="float">
            <text:p>147.8285512466</text:p>
          </table:table-cell>
          <table:table-cell table:formula="of:=-0.5*([.$B$2]-[.$B$3])*SIN([.A57]*PI()/180)" office:value-type="float" office:value="19.7002688401681" calcext:value-type="float">
            <text:p>19.7002688402</text:p>
          </table:table-cell>
          <table:table-cell table:formula="of:=0.5*([.$B$2]+[.$B$3])+0.5*([.$B$2]-[.$B$3])*COS([.A57]*PI()/180)" office:value-type="float" office:value="79.6084631168585" calcext:value-type="float">
            <text:p>79.6084631169</text:p>
          </table:table-cell>
          <table:table-cell table:formula="of:=-0.5*([.$B$1]-[.$B$2])*SIN([.A57]*PI()/180)" office:value-type="float" office:value="139.871908765193" calcext:value-type="float">
            <text:p>139.8719087652</text:p>
          </table:table-cell>
          <table:table-cell table:formula="of:=0.5*([.$B$1]+[.$B$2])+0.5*([.$B$2]-[.$B$1])*COS([.A57]*PI()/180)" office:value-type="float" office:value="406.779911870304" calcext:value-type="float">
            <text:p>406.7799118703</text:p>
          </table:table-cell>
          <table:table-cell table:formula="of:=[.$B$1]/100*([.A57]-180)" office:value-type="float" office:value="247" calcext:value-type="float">
            <text:p>247</text:p>
          </table:table-cell>
          <table:table-cell table:formula="of:=[.H57]*[.$E$1]+[.$E$2]" office:value-type="float" office:value="208.817856231871" calcext:value-type="float">
            <text:p>208.817856231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-0.5*([.$B$1]-[.$B$3])*SIN([.A58]*PI()/180)" office:value-type="float" office:value="161.723690784577" calcext:value-type="float">
            <text:p>161.7236907846</text:p>
          </table:table-cell>
          <table:table-cell table:formula="of:=0.5*([.$B$1]+[.$B$3])+0.5*([.$B$1]-[.$B$3])*COS([.A58]*PI()/180)" office:value-type="float" office:value="150.63245781171" calcext:value-type="float">
            <text:p>150.6324578117</text:p>
          </table:table-cell>
          <table:table-cell table:formula="of:=-0.5*([.$B$2]-[.$B$3])*SIN([.A58]*PI()/180)" office:value-type="float" office:value="19.9658877511823" calcext:value-type="float">
            <text:p>19.9658877512</text:p>
          </table:table-cell>
          <table:table-cell table:formula="of:=0.5*([.$B$2]+[.$B$3])+0.5*([.$B$2]-[.$B$3])*COS([.A58]*PI()/180)" office:value-type="float" office:value="79.9546244211988" calcext:value-type="float">
            <text:p>79.9546244212</text:p>
          </table:table-cell>
          <table:table-cell table:formula="of:=-0.5*([.$B$1]-[.$B$2])*SIN([.A58]*PI()/180)" office:value-type="float" office:value="141.757803033395" calcext:value-type="float">
            <text:p>141.7578030334</text:p>
          </table:table-cell>
          <table:table-cell table:formula="of:=0.5*([.$B$1]+[.$B$2])+0.5*([.$B$2]-[.$B$1])*COS([.A58]*PI()/180)" office:value-type="float" office:value="404.322166609489" calcext:value-type="float">
            <text:p>404.3221666095</text:p>
          </table:table-cell>
          <table:table-cell table:formula="of:=[.$B$1]/100*([.A58]-180)" office:value-type="float" office:value="251.75" calcext:value-type="float">
            <text:p>251.75</text:p>
          </table:table-cell>
          <table:table-cell table:formula="of:=[.H58]*[.$E$1]+[.$E$2]" office:value-type="float" office:value="210.717856231871" calcext:value-type="float">
            <text:p>210.717856231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-0.5*([.$B$1]-[.$B$3])*SIN([.A59]*PI()/180)" office:value-type="float" office:value="163.825941360927" calcext:value-type="float">
            <text:p>163.8259413609</text:p>
          </table:table-cell>
          <table:table-cell table:formula="of:=0.5*([.$B$1]+[.$B$3])+0.5*([.$B$1]-[.$B$3])*COS([.A59]*PI()/180)" office:value-type="float" office:value="153.473486410774" calcext:value-type="float">
            <text:p>153.4734864108</text:p>
          </table:table-cell>
          <table:table-cell table:formula="of:=-0.5*([.$B$2]-[.$B$3])*SIN([.A59]*PI()/180)" office:value-type="float" office:value="20.2254248593737" calcext:value-type="float">
            <text:p>20.2254248594</text:p>
          </table:table-cell>
          <table:table-cell table:formula="of:=0.5*([.$B$2]+[.$B$3])+0.5*([.$B$2]-[.$B$3])*COS([.A59]*PI()/180)" office:value-type="float" office:value="80.3053686926882" calcext:value-type="float">
            <text:p>80.3053686927</text:p>
          </table:table-cell>
          <table:table-cell table:formula="of:=-0.5*([.$B$1]-[.$B$2])*SIN([.A59]*PI()/180)" office:value-type="float" office:value="143.600516501553" calcext:value-type="float">
            <text:p>143.6005165016</text:p>
          </table:table-cell>
          <table:table-cell table:formula="of:=0.5*([.$B$1]+[.$B$2])+0.5*([.$B$2]-[.$B$1])*COS([.A59]*PI()/180)" office:value-type="float" office:value="401.831882281914" calcext:value-type="float">
            <text:p>401.8318822819</text:p>
          </table:table-cell>
          <table:table-cell table:formula="of:=[.$B$1]/100*([.A59]-180)" office:value-type="float" office:value="256.5" calcext:value-type="float">
            <text:p>256.5</text:p>
          </table:table-cell>
          <table:table-cell table:formula="of:=[.H59]*[.$E$1]+[.$E$2]" office:value-type="float" office:value="212.617856231871" calcext:value-type="float">
            <text:p>212.617856231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-0.5*([.$B$1]-[.$B$3])*SIN([.A60]*PI()/180)" office:value-type="float" office:value="165.878288968521" calcext:value-type="float">
            <text:p>165.8782889685</text:p>
          </table:table-cell>
          <table:table-cell table:formula="of:=0.5*([.$B$1]+[.$B$3])+0.5*([.$B$1]-[.$B$3])*COS([.A60]*PI()/180)" office:value-type="float" office:value="156.350771638913" calcext:value-type="float">
            <text:p>156.3507716389</text:p>
          </table:table-cell>
          <table:table-cell table:formula="of:=-0.5*([.$B$2]-[.$B$3])*SIN([.A60]*PI()/180)" office:value-type="float" office:value="20.4788011072248" calcext:value-type="float">
            <text:p>20.4788011072</text:p>
          </table:table-cell>
          <table:table-cell table:formula="of:=0.5*([.$B$2]+[.$B$3])+0.5*([.$B$2]-[.$B$3])*COS([.A60]*PI()/180)" office:value-type="float" office:value="80.6605890912238" calcext:value-type="float">
            <text:p>80.6605890912</text:p>
          </table:table-cell>
          <table:table-cell table:formula="of:=-0.5*([.$B$1]-[.$B$2])*SIN([.A60]*PI()/180)" office:value-type="float" office:value="145.399487861296" calcext:value-type="float">
            <text:p>145.3994878613</text:p>
          </table:table-cell>
          <table:table-cell table:formula="of:=0.5*([.$B$1]+[.$B$2])+0.5*([.$B$2]-[.$B$1])*COS([.A60]*PI()/180)" office:value-type="float" office:value="399.309817452311" calcext:value-type="float">
            <text:p>399.3098174523</text:p>
          </table:table-cell>
          <table:table-cell table:formula="of:=[.$B$1]/100*([.A60]-180)" office:value-type="float" office:value="261.25" calcext:value-type="float">
            <text:p>261.25</text:p>
          </table:table-cell>
          <table:table-cell table:formula="of:=[.H60]*[.$E$1]+[.$E$2]" office:value-type="float" office:value="214.517856231871" calcext:value-type="float">
            <text:p>214.517856231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-0.5*([.$B$1]-[.$B$3])*SIN([.A61]*PI()/180)" office:value-type="float" office:value="167.880108442396" calcext:value-type="float">
            <text:p>167.8801084424</text:p>
          </table:table-cell>
          <table:table-cell table:formula="of:=0.5*([.$B$1]+[.$B$3])+0.5*([.$B$1]-[.$B$3])*COS([.A61]*PI()/180)" office:value-type="float" office:value="159.263437047174" calcext:value-type="float">
            <text:p>159.2634370472</text:p>
          </table:table-cell>
          <table:table-cell table:formula="of:=-0.5*([.$B$2]-[.$B$3])*SIN([.A61]*PI()/180)" office:value-type="float" office:value="20.725939313876" calcext:value-type="float">
            <text:p>20.7259393139</text:p>
          </table:table-cell>
          <table:table-cell table:formula="of:=0.5*([.$B$2]+[.$B$3])+0.5*([.$B$2]-[.$B$3])*COS([.A61]*PI()/180)" office:value-type="float" office:value="81.0201774132313" calcext:value-type="float">
            <text:p>81.0201774132</text:p>
          </table:table-cell>
          <table:table-cell table:formula="of:=-0.5*([.$B$1]-[.$B$2])*SIN([.A61]*PI()/180)" office:value-type="float" office:value="147.15416912852" calcext:value-type="float">
            <text:p>147.1541691285</text:p>
          </table:table-cell>
          <table:table-cell table:formula="of:=0.5*([.$B$1]+[.$B$2])+0.5*([.$B$2]-[.$B$1])*COS([.A61]*PI()/180)" office:value-type="float" office:value="396.756740366058" calcext:value-type="float">
            <text:p>396.7567403661</text:p>
          </table:table-cell>
          <table:table-cell table:formula="of:=[.$B$1]/100*([.A61]-180)" office:value-type="float" office:value="266" calcext:value-type="float">
            <text:p>266</text:p>
          </table:table-cell>
          <table:table-cell table:formula="of:=[.H61]*[.$E$1]+[.$E$2]" office:value-type="float" office:value="216.417856231871" calcext:value-type="float">
            <text:p>216.417856231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-0.5*([.$B$1]-[.$B$3])*SIN([.A62]*PI()/180)" office:value-type="float" office:value="169.830790008948" calcext:value-type="float">
            <text:p>169.8307900089</text:p>
          </table:table-cell>
          <table:table-cell table:formula="of:=0.5*([.$B$1]+[.$B$3])+0.5*([.$B$1]-[.$B$3])*COS([.A62]*PI()/180)" office:value-type="float" office:value="162.210595409457" calcext:value-type="float">
            <text:p>162.2105954095</text:p>
          </table:table-cell>
          <table:table-cell table:formula="of:=-0.5*([.$B$2]-[.$B$3])*SIN([.A62]*PI()/180)" office:value-type="float" office:value="20.9667641986356" calcext:value-type="float">
            <text:p>20.9667641986</text:p>
          </table:table-cell>
          <table:table-cell table:formula="of:=0.5*([.$B$2]+[.$B$3])+0.5*([.$B$2]-[.$B$3])*COS([.A62]*PI()/180)" office:value-type="float" office:value="81.3840241246243" calcext:value-type="float">
            <text:p>81.3840241246</text:p>
          </table:table-cell>
          <table:table-cell table:formula="of:=-0.5*([.$B$1]-[.$B$2])*SIN([.A62]*PI()/180)" office:value-type="float" office:value="148.864025810313" calcext:value-type="float">
            <text:p>148.8640258103</text:p>
          </table:table-cell>
          <table:table-cell table:formula="of:=0.5*([.$B$1]+[.$B$2])+0.5*([.$B$2]-[.$B$1])*COS([.A62]*PI()/180)" office:value-type="float" office:value="394.173428715167" calcext:value-type="float">
            <text:p>394.1734287152</text:p>
          </table:table-cell>
          <table:table-cell table:formula="of:=[.$B$1]/100*([.A62]-180)" office:value-type="float" office:value="270.75" calcext:value-type="float">
            <text:p>270.75</text:p>
          </table:table-cell>
          <table:table-cell table:formula="of:=[.H62]*[.$E$1]+[.$E$2]" office:value-type="float" office:value="218.317856231871" calcext:value-type="float">
            <text:p>218.317856231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-0.5*([.$B$1]-[.$B$3])*SIN([.A63]*PI()/180)" office:value-type="float" office:value="171.729739471676" calcext:value-type="float">
            <text:p>171.7297394717</text:p>
          </table:table-cell>
          <table:table-cell table:formula="of:=0.5*([.$B$1]+[.$B$3])+0.5*([.$B$1]-[.$B$3])*COS([.A63]*PI()/180)" office:value-type="float" office:value="165.191348992776" calcext:value-type="float">
            <text:p>165.1913489928</text:p>
          </table:table-cell>
          <table:table-cell table:formula="of:=-0.5*([.$B$2]-[.$B$3])*SIN([.A63]*PI()/180)" office:value-type="float" office:value="21.2012024039106" calcext:value-type="float">
            <text:p>21.2012024039</text:p>
          </table:table-cell>
          <table:table-cell table:formula="of:=0.5*([.$B$2]+[.$B$3])+0.5*([.$B$2]-[.$B$3])*COS([.A63]*PI()/180)" office:value-type="float" office:value="81.7520183941699" calcext:value-type="float">
            <text:p>81.7520183942</text:p>
          </table:table-cell>
          <table:table-cell table:formula="of:=-0.5*([.$B$1]-[.$B$2])*SIN([.A63]*PI()/180)" office:value-type="float" office:value="150.528537067766" calcext:value-type="float">
            <text:p>150.5285370678</text:p>
          </table:table-cell>
          <table:table-cell table:formula="of:=0.5*([.$B$1]+[.$B$2])+0.5*([.$B$2]-[.$B$1])*COS([.A63]*PI()/180)" office:value-type="float" office:value="391.560669401394" calcext:value-type="float">
            <text:p>391.5606694014</text:p>
          </table:table-cell>
          <table:table-cell table:formula="of:=[.$B$1]/100*([.A63]-180)" office:value-type="float" office:value="275.5" calcext:value-type="float">
            <text:p>275.5</text:p>
          </table:table-cell>
          <table:table-cell table:formula="of:=[.H63]*[.$E$1]+[.$E$2]" office:value-type="float" office:value="220.217856231871" calcext:value-type="float">
            <text:p>220.217856231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-0.5*([.$B$1]-[.$B$3])*SIN([.A64]*PI()/180)" office:value-type="float" office:value="173.576378392178" calcext:value-type="float">
            <text:p>173.5763783922</text:p>
          </table:table-cell>
          <table:table-cell table:formula="of:=0.5*([.$B$1]+[.$B$3])+0.5*([.$B$1]-[.$B$3])*COS([.A64]*PI()/180)" office:value-type="float" office:value="168.204789830714" calcext:value-type="float">
            <text:p>168.2047898307</text:p>
          </table:table-cell>
          <table:table-cell table:formula="of:=-0.5*([.$B$2]-[.$B$3])*SIN([.A64]*PI()/180)" office:value-type="float" office:value="21.4291825175528" calcext:value-type="float">
            <text:p>21.4291825176</text:p>
          </table:table-cell>
          <table:table-cell table:formula="of:=0.5*([.$B$2]+[.$B$3])+0.5*([.$B$2]-[.$B$3])*COS([.A64]*PI()/180)" office:value-type="float" office:value="82.1240481272486" calcext:value-type="float">
            <text:p>82.1240481272</text:p>
          </table:table-cell>
          <table:table-cell table:formula="of:=-0.5*([.$B$1]-[.$B$2])*SIN([.A64]*PI()/180)" office:value-type="float" office:value="152.147195874625" calcext:value-type="float">
            <text:p>152.1471958746</text:p>
          </table:table-cell>
          <table:table-cell table:formula="of:=0.5*([.$B$1]+[.$B$2])+0.5*([.$B$2]-[.$B$1])*COS([.A64]*PI()/180)" office:value-type="float" office:value="388.919258296535" calcext:value-type="float">
            <text:p>388.9192582965</text:p>
          </table:table-cell>
          <table:table-cell table:formula="of:=[.$B$1]/100*([.A64]-180)" office:value-type="float" office:value="280.25" calcext:value-type="float">
            <text:p>280.25</text:p>
          </table:table-cell>
          <table:table-cell table:formula="of:=[.H64]*[.$E$1]+[.$E$2]" office:value-type="float" office:value="222.117856231871" calcext:value-type="float">
            <text:p>222.117856231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-0.5*([.$B$1]-[.$B$3])*SIN([.A65]*PI()/180)" office:value-type="float" office:value="175.370144266349" calcext:value-type="float">
            <text:p>175.3701442663</text:p>
          </table:table-cell>
          <table:table-cell table:formula="of:=0.5*([.$B$1]+[.$B$3])+0.5*([.$B$1]-[.$B$3])*COS([.A65]*PI()/180)" office:value-type="float" office:value="171.25" calcext:value-type="float">
            <text:p>171.25</text:p>
          </table:table-cell>
          <table:table-cell table:formula="of:=-0.5*([.$B$2]-[.$B$3])*SIN([.A65]*PI()/180)" office:value-type="float" office:value="21.650635094611" calcext:value-type="float">
            <text:p>21.6506350946</text:p>
          </table:table-cell>
          <table:table-cell table:formula="of:=0.5*([.$B$2]+[.$B$3])+0.5*([.$B$2]-[.$B$3])*COS([.A65]*PI()/180)" office:value-type="float" office:value="82.5" calcext:value-type="float">
            <text:p>82.5</text:p>
          </table:table-cell>
          <table:table-cell table:formula="of:=-0.5*([.$B$1]-[.$B$2])*SIN([.A65]*PI()/180)" office:value-type="float" office:value="153.719509171738" calcext:value-type="float">
            <text:p>153.7195091717</text:p>
          </table:table-cell>
          <table:table-cell table:formula="of:=0.5*([.$B$1]+[.$B$2])+0.5*([.$B$2]-[.$B$1])*COS([.A65]*PI()/180)" office:value-type="float" office:value="386.25" calcext:value-type="float">
            <text:p>386.25</text:p>
          </table:table-cell>
          <table:table-cell table:formula="of:=[.$B$1]/100*([.A65]-180)" office:value-type="float" office:value="285" calcext:value-type="float">
            <text:p>285</text:p>
          </table:table-cell>
          <table:table-cell table:formula="of:=[.H65]*[.$E$1]+[.$E$2]" office:value-type="float" office:value="224.017856231871" calcext:value-type="float">
            <text:p>224.017856231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-0.5*([.$B$1]-[.$B$3])*SIN([.A66]*PI()/180)" office:value-type="float" office:value="177.110490695728" calcext:value-type="float">
            <text:p>177.1104906957</text:p>
          </table:table-cell>
          <table:table-cell table:formula="of:=0.5*([.$B$1]+[.$B$3])+0.5*([.$B$1]-[.$B$3])*COS([.A66]*PI()/180)" office:value-type="float" office:value="174.326051900117" calcext:value-type="float">
            <text:p>174.3260519001</text:p>
          </table:table-cell>
          <table:table-cell table:formula="of:=-0.5*([.$B$2]-[.$B$3])*SIN([.A66]*PI()/180)" office:value-type="float" office:value="21.8654926784849" calcext:value-type="float">
            <text:p>21.8654926785</text:p>
          </table:table-cell>
          <table:table-cell table:formula="of:=0.5*([.$B$2]+[.$B$3])+0.5*([.$B$2]-[.$B$3])*COS([.A66]*PI()/180)" office:value-type="float" office:value="82.8797594938416" calcext:value-type="float">
            <text:p>82.8797594938</text:p>
          </table:table-cell>
          <table:table-cell table:formula="of:=-0.5*([.$B$1]-[.$B$2])*SIN([.A66]*PI()/180)" office:value-type="float" office:value="155.244998017243" calcext:value-type="float">
            <text:p>155.2449980172</text:p>
          </table:table-cell>
          <table:table-cell table:formula="of:=0.5*([.$B$1]+[.$B$2])+0.5*([.$B$2]-[.$B$1])*COS([.A66]*PI()/180)" office:value-type="float" office:value="383.553707593725" calcext:value-type="float">
            <text:p>383.5537075937</text:p>
          </table:table-cell>
          <table:table-cell table:formula="of:=[.$B$1]/100*([.A66]-180)" office:value-type="float" office:value="289.75" calcext:value-type="float">
            <text:p>289.75</text:p>
          </table:table-cell>
          <table:table-cell table:formula="of:=[.H66]*[.$E$1]+[.$E$2]" office:value-type="float" office:value="225.917856231871" calcext:value-type="float">
            <text:p>225.917856231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-0.5*([.$B$1]-[.$B$3])*SIN([.A67]*PI()/180)" office:value-type="float" office:value="178.796887553933" calcext:value-type="float">
            <text:p>178.7968875539</text:p>
          </table:table-cell>
          <table:table-cell table:formula="of:=0.5*([.$B$1]+[.$B$3])+0.5*([.$B$1]-[.$B$3])*COS([.A67]*PI()/180)" office:value-type="float" office:value="177.432008535857" calcext:value-type="float">
            <text:p>177.4320085359</text:p>
          </table:table-cell>
          <table:table-cell table:formula="of:=-0.5*([.$B$2]-[.$B$3])*SIN([.A67]*PI()/180)" office:value-type="float" office:value="22.0736898214732" calcext:value-type="float">
            <text:p>22.0736898215</text:p>
          </table:table-cell>
          <table:table-cell table:formula="of:=0.5*([.$B$2]+[.$B$3])+0.5*([.$B$2]-[.$B$3])*COS([.A67]*PI()/180)" office:value-type="float" office:value="83.2632109303527" calcext:value-type="float">
            <text:p>83.2632109304</text:p>
          </table:table-cell>
          <table:table-cell table:formula="of:=-0.5*([.$B$1]-[.$B$2])*SIN([.A67]*PI()/180)" office:value-type="float" office:value="156.72319773246" calcext:value-type="float">
            <text:p>156.7231977325</text:p>
          </table:table-cell>
          <table:table-cell table:formula="of:=0.5*([.$B$1]+[.$B$2])+0.5*([.$B$2]-[.$B$1])*COS([.A67]*PI()/180)" office:value-type="float" office:value="380.831202394496" calcext:value-type="float">
            <text:p>380.8312023945</text:p>
          </table:table-cell>
          <table:table-cell table:formula="of:=[.$B$1]/100*([.A67]-180)" office:value-type="float" office:value="294.5" calcext:value-type="float">
            <text:p>294.5</text:p>
          </table:table-cell>
          <table:table-cell table:formula="of:=[.H67]*[.$E$1]+[.$E$2]" office:value-type="float" office:value="227.817856231871" calcext:value-type="float">
            <text:p>227.817856231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-0.5*([.$B$1]-[.$B$3])*SIN([.A68]*PI()/180)" office:value-type="float" office:value="180.428821148144" calcext:value-type="float">
            <text:p>180.4288211481</text:p>
          </table:table-cell>
          <table:table-cell table:formula="of:=0.5*([.$B$1]+[.$B$3])+0.5*([.$B$1]-[.$B$3])*COS([.A68]*PI()/180)" office:value-type="float" office:value="180.566923802742" calcext:value-type="float">
            <text:p>180.5669238027</text:p>
          </table:table-cell>
          <table:table-cell table:formula="of:=-0.5*([.$B$2]-[.$B$3])*SIN([.A68]*PI()/180)" office:value-type="float" office:value="22.2751631047092" calcext:value-type="float">
            <text:p>22.2751631047</text:p>
          </table:table-cell>
          <table:table-cell table:formula="of:=0.5*([.$B$2]+[.$B$3])+0.5*([.$B$2]-[.$B$3])*COS([.A68]*PI()/180)" office:value-type="float" office:value="83.6502375065113" calcext:value-type="float">
            <text:p>83.6502375065</text:p>
          </table:table-cell>
          <table:table-cell table:formula="of:=-0.5*([.$B$1]-[.$B$2])*SIN([.A68]*PI()/180)" office:value-type="float" office:value="158.153658043435" calcext:value-type="float">
            <text:p>158.1536580434</text:p>
          </table:table-cell>
          <table:table-cell table:formula="of:=0.5*([.$B$1]+[.$B$2])+0.5*([.$B$2]-[.$B$1])*COS([.A68]*PI()/180)" office:value-type="float" office:value="378.08331370377" calcext:value-type="float">
            <text:p>378.0833137038</text:p>
          </table:table-cell>
          <table:table-cell table:formula="of:=[.$B$1]/100*([.A68]-180)" office:value-type="float" office:value="299.25" calcext:value-type="float">
            <text:p>299.25</text:p>
          </table:table-cell>
          <table:table-cell table:formula="of:=[.H68]*[.$E$1]+[.$E$2]" office:value-type="float" office:value="229.717856231871" calcext:value-type="float">
            <text:p>229.717856231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-0.5*([.$B$1]-[.$B$3])*SIN([.A69]*PI()/180)" office:value-type="float" office:value="182.005794375581" calcext:value-type="float">
            <text:p>182.0057943756</text:p>
          </table:table-cell>
          <table:table-cell table:formula="of:=0.5*([.$B$1]+[.$B$3])+0.5*([.$B$1]-[.$B$3])*COS([.A69]*PI()/180)" office:value-type="float" office:value="183.729842775212" calcext:value-type="float">
            <text:p>183.7298427752</text:p>
          </table:table-cell>
          <table:table-cell table:formula="of:=-0.5*([.$B$2]-[.$B$3])*SIN([.A69]*PI()/180)" office:value-type="float" office:value="22.4698511574792" calcext:value-type="float">
            <text:p>22.4698511575</text:p>
          </table:table-cell>
          <table:table-cell table:formula="of:=0.5*([.$B$2]+[.$B$3])+0.5*([.$B$2]-[.$B$3])*COS([.A69]*PI()/180)" office:value-type="float" office:value="84.0407213302731" calcext:value-type="float">
            <text:p>84.0407213303</text:p>
          </table:table-cell>
          <table:table-cell table:formula="of:=-0.5*([.$B$1]-[.$B$2])*SIN([.A69]*PI()/180)" office:value-type="float" office:value="159.535943218102" calcext:value-type="float">
            <text:p>159.5359432181</text:p>
          </table:table-cell>
          <table:table-cell table:formula="of:=0.5*([.$B$1]+[.$B$2])+0.5*([.$B$2]-[.$B$1])*COS([.A69]*PI()/180)" office:value-type="float" office:value="375.310878555061" calcext:value-type="float">
            <text:p>375.3108785551</text:p>
          </table:table-cell>
          <table:table-cell table:formula="of:=[.$B$1]/100*([.A69]-180)" office:value-type="float" office:value="304" calcext:value-type="float">
            <text:p>304</text:p>
          </table:table-cell>
          <table:table-cell table:formula="of:=[.H69]*[.$E$1]+[.$E$2]" office:value-type="float" office:value="231.617856231871" calcext:value-type="float">
            <text:p>231.617856231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-0.5*([.$B$1]-[.$B$3])*SIN([.A70]*PI()/180)" office:value-type="float" office:value="183.527326874922" calcext:value-type="float">
            <text:p>183.5273268749</text:p>
          </table:table-cell>
          <table:table-cell table:formula="of:=0.5*([.$B$1]+[.$B$3])+0.5*([.$B$1]-[.$B$3])*COS([.A70]*PI()/180)" office:value-type="float" office:value="186.919801997508" calcext:value-type="float">
            <text:p>186.9198019975</text:p>
          </table:table-cell>
          <table:table-cell table:formula="of:=-0.5*([.$B$2]-[.$B$3])*SIN([.A70]*PI()/180)" office:value-type="float" office:value="22.6576946759162" calcext:value-type="float">
            <text:p>22.6576946759</text:p>
          </table:table-cell>
          <table:table-cell table:formula="of:=0.5*([.$B$2]+[.$B$3])+0.5*([.$B$2]-[.$B$3])*COS([.A70]*PI()/180)" office:value-type="float" office:value="84.4345434564825" calcext:value-type="float">
            <text:p>84.4345434565</text:p>
          </table:table-cell>
          <table:table-cell table:formula="of:=-0.5*([.$B$1]-[.$B$2])*SIN([.A70]*PI()/180)" office:value-type="float" office:value="160.869632199005" calcext:value-type="float">
            <text:p>160.869632199</text:p>
          </table:table-cell>
          <table:table-cell table:formula="of:=0.5*([.$B$1]+[.$B$2])+0.5*([.$B$2]-[.$B$1])*COS([.A70]*PI()/180)" office:value-type="float" office:value="372.514741458974" calcext:value-type="float">
            <text:p>372.514741459</text:p>
          </table:table-cell>
          <table:table-cell table:formula="of:=[.$B$1]/100*([.A70]-180)" office:value-type="float" office:value="308.75" calcext:value-type="float">
            <text:p>308.75</text:p>
          </table:table-cell>
          <table:table-cell table:formula="of:=[.H70]*[.$E$1]+[.$E$2]" office:value-type="float" office:value="233.517856231871" calcext:value-type="float">
            <text:p>233.517856231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-0.5*([.$B$1]-[.$B$3])*SIN([.A71]*PI()/180)" office:value-type="float" office:value="184.992955172627" calcext:value-type="float">
            <text:p>184.9929551726</text:p>
          </table:table-cell>
          <table:table-cell table:formula="of:=0.5*([.$B$1]+[.$B$3])+0.5*([.$B$1]-[.$B$3])*COS([.A71]*PI()/180)" office:value-type="float" office:value="190.13582977715" calcext:value-type="float">
            <text:p>190.1358297772</text:p>
          </table:table-cell>
          <table:table-cell table:formula="of:=-0.5*([.$B$2]-[.$B$3])*SIN([.A71]*PI()/180)" office:value-type="float" office:value="22.838636441065" calcext:value-type="float">
            <text:p>22.8386364411</text:p>
          </table:table-cell>
          <table:table-cell table:formula="of:=0.5*([.$B$2]+[.$B$3])+0.5*([.$B$2]-[.$B$3])*COS([.A71]*PI()/180)" office:value-type="float" office:value="84.831583923105" calcext:value-type="float">
            <text:p>84.8315839231</text:p>
          </table:table-cell>
          <table:table-cell table:formula="of:=-0.5*([.$B$1]-[.$B$2])*SIN([.A71]*PI()/180)" office:value-type="float" office:value="162.154318731562" calcext:value-type="float">
            <text:p>162.1543187316</text:p>
          </table:table-cell>
          <table:table-cell table:formula="of:=0.5*([.$B$1]+[.$B$2])+0.5*([.$B$2]-[.$B$1])*COS([.A71]*PI()/180)" office:value-type="float" office:value="369.695754145955" calcext:value-type="float">
            <text:p>369.695754146</text:p>
          </table:table-cell>
          <table:table-cell table:formula="of:=[.$B$1]/100*([.A71]-180)" office:value-type="float" office:value="313.5" calcext:value-type="float">
            <text:p>313.5</text:p>
          </table:table-cell>
          <table:table-cell table:formula="of:=[.H71]*[.$E$1]+[.$E$2]" office:value-type="float" office:value="235.417856231871" calcext:value-type="float">
            <text:p>235.417856231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-0.5*([.$B$1]-[.$B$3])*SIN([.A72]*PI()/180)" office:value-type="float" office:value="186.402232824119" calcext:value-type="float">
            <text:p>186.4022328241</text:p>
          </table:table-cell>
          <table:table-cell table:formula="of:=0.5*([.$B$1]+[.$B$3])+0.5*([.$B$1]-[.$B$3])*COS([.A72]*PI()/180)" office:value-type="float" office:value="193.376946480922" calcext:value-type="float">
            <text:p>193.3769464809</text:p>
          </table:table-cell>
          <table:table-cell table:formula="of:=-0.5*([.$B$2]-[.$B$3])*SIN([.A72]*PI()/180)" office:value-type="float" office:value="23.012621336311" calcext:value-type="float">
            <text:p>23.0126213363</text:p>
          </table:table-cell>
          <table:table-cell table:formula="of:=0.5*([.$B$2]+[.$B$3])+0.5*([.$B$2]-[.$B$3])*COS([.A72]*PI()/180)" office:value-type="float" office:value="85.2317217877681" calcext:value-type="float">
            <text:p>85.2317217878</text:p>
          </table:table-cell>
          <table:table-cell table:formula="of:=-0.5*([.$B$1]-[.$B$2])*SIN([.A72]*PI()/180)" office:value-type="float" office:value="163.389611487808" calcext:value-type="float">
            <text:p>163.3896114878</text:p>
          </table:table-cell>
          <table:table-cell table:formula="of:=0.5*([.$B$1]+[.$B$2])+0.5*([.$B$2]-[.$B$1])*COS([.A72]*PI()/180)" office:value-type="float" office:value="366.854775306846" calcext:value-type="float">
            <text:p>366.8547753068</text:p>
          </table:table-cell>
          <table:table-cell table:formula="of:=[.$B$1]/100*([.A72]-180)" office:value-type="float" office:value="318.25" calcext:value-type="float">
            <text:p>318.25</text:p>
          </table:table-cell>
          <table:table-cell table:formula="of:=[.H72]*[.$E$1]+[.$E$2]" office:value-type="float" office:value="237.317856231871" calcext:value-type="float">
            <text:p>237.317856231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-0.5*([.$B$1]-[.$B$3])*SIN([.A73]*PI()/180)" office:value-type="float" office:value="187.754730549774" calcext:value-type="float">
            <text:p>187.7547305498</text:p>
          </table:table-cell>
          <table:table-cell table:formula="of:=0.5*([.$B$1]+[.$B$3])+0.5*([.$B$1]-[.$B$3])*COS([.A73]*PI()/180)" office:value-type="float" office:value="196.642164833278" calcext:value-type="float">
            <text:p>196.6421648333</text:p>
          </table:table-cell>
          <table:table-cell table:formula="of:=-0.5*([.$B$2]-[.$B$3])*SIN([.A73]*PI()/180)" office:value-type="float" office:value="23.1795963641697" calcext:value-type="float">
            <text:p>23.1795963642</text:p>
          </table:table-cell>
          <table:table-cell table:formula="of:=0.5*([.$B$2]+[.$B$3])+0.5*([.$B$2]-[.$B$3])*COS([.A73]*PI()/180)" office:value-type="float" office:value="85.6348351646022" calcext:value-type="float">
            <text:p>85.6348351646</text:p>
          </table:table-cell>
          <table:table-cell table:formula="of:=-0.5*([.$B$1]-[.$B$2])*SIN([.A73]*PI()/180)" office:value-type="float" office:value="164.575134185605" calcext:value-type="float">
            <text:p>164.5751341856</text:p>
          </table:table-cell>
          <table:table-cell table:formula="of:=0.5*([.$B$1]+[.$B$2])+0.5*([.$B$2]-[.$B$1])*COS([.A73]*PI()/180)" office:value-type="float" office:value="363.992670331324" calcext:value-type="float">
            <text:p>363.9926703313</text:p>
          </table:table-cell>
          <table:table-cell table:formula="of:=[.$B$1]/100*([.A73]-180)" office:value-type="float" office:value="323" calcext:value-type="float">
            <text:p>323</text:p>
          </table:table-cell>
          <table:table-cell table:formula="of:=[.H73]*[.$E$1]+[.$E$2]" office:value-type="float" office:value="239.217856231871" calcext:value-type="float">
            <text:p>239.217856231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-0.5*([.$B$1]-[.$B$3])*SIN([.A74]*PI()/180)" office:value-type="float" office:value="189.050036365683" calcext:value-type="float">
            <text:p>189.0500363657</text:p>
          </table:table-cell>
          <table:table-cell table:formula="of:=0.5*([.$B$1]+[.$B$3])+0.5*([.$B$1]-[.$B$3])*COS([.A74]*PI()/180)" office:value-type="float" office:value="199.930490217077" calcext:value-type="float">
            <text:p>199.9304902171</text:p>
          </table:table-cell>
          <table:table-cell table:formula="of:=-0.5*([.$B$2]-[.$B$3])*SIN([.A74]*PI()/180)" office:value-type="float" office:value="23.33951066243" calcext:value-type="float">
            <text:p>23.3395106624</text:p>
          </table:table-cell>
          <table:table-cell table:formula="of:=0.5*([.$B$2]+[.$B$3])+0.5*([.$B$2]-[.$B$3])*COS([.A74]*PI()/180)" office:value-type="float" office:value="86.0408012613675" calcext:value-type="float">
            <text:p>86.0408012614</text:p>
          </table:table-cell>
          <table:table-cell table:formula="of:=-0.5*([.$B$1]-[.$B$2])*SIN([.A74]*PI()/180)" office:value-type="float" office:value="165.710525703253" calcext:value-type="float">
            <text:p>165.7105257033</text:p>
          </table:table-cell>
          <table:table-cell table:formula="of:=0.5*([.$B$1]+[.$B$2])+0.5*([.$B$2]-[.$B$1])*COS([.A74]*PI()/180)" office:value-type="float" office:value="361.110311044291" calcext:value-type="float">
            <text:p>361.1103110443</text:p>
          </table:table-cell>
          <table:table-cell table:formula="of:=[.$B$1]/100*([.A74]-180)" office:value-type="float" office:value="327.75" calcext:value-type="float">
            <text:p>327.75</text:p>
          </table:table-cell>
          <table:table-cell table:formula="of:=[.H74]*[.$E$1]+[.$E$2]" office:value-type="float" office:value="241.117856231871" calcext:value-type="float">
            <text:p>241.11785623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-0.5*([.$B$1]-[.$B$3])*SIN([.A75]*PI()/180)" office:value-type="float" office:value="190.287755709146" calcext:value-type="float">
            <text:p>190.2877557091</text:p>
          </table:table-cell>
          <table:table-cell table:formula="of:=0.5*([.$B$1]+[.$B$3])+0.5*([.$B$1]-[.$B$3])*COS([.A75]*PI()/180)" office:value-type="float" office:value="203.240920976552" calcext:value-type="float">
            <text:p>203.2409209766</text:p>
          </table:table-cell>
          <table:table-cell table:formula="of:=-0.5*([.$B$2]-[.$B$3])*SIN([.A75]*PI()/180)" office:value-type="float" office:value="23.4923155196477" calcext:value-type="float">
            <text:p>23.4923155196</text:p>
          </table:table-cell>
          <table:table-cell table:formula="of:=0.5*([.$B$2]+[.$B$3])+0.5*([.$B$2]-[.$B$3])*COS([.A75]*PI()/180)" office:value-type="float" office:value="86.4494964168583" calcext:value-type="float">
            <text:p>86.4494964169</text:p>
          </table:table-cell>
          <table:table-cell table:formula="of:=-0.5*([.$B$1]-[.$B$2])*SIN([.A75]*PI()/180)" office:value-type="float" office:value="166.795440189499" calcext:value-type="float">
            <text:p>166.7954401895</text:p>
          </table:table-cell>
          <table:table-cell table:formula="of:=0.5*([.$B$1]+[.$B$2])+0.5*([.$B$2]-[.$B$1])*COS([.A75]*PI()/180)" office:value-type="float" office:value="358.208575440306" calcext:value-type="float">
            <text:p>358.2085754403</text:p>
          </table:table-cell>
          <table:table-cell table:formula="of:=[.$B$1]/100*([.A75]-180)" office:value-type="float" office:value="332.5" calcext:value-type="float">
            <text:p>332.5</text:p>
          </table:table-cell>
          <table:table-cell table:formula="of:=[.H75]*[.$E$1]+[.$E$2]" office:value-type="float" office:value="243.017856231871" calcext:value-type="float">
            <text:p>243.017856231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-0.5*([.$B$1]-[.$B$3])*SIN([.A76]*PI()/180)" office:value-type="float" office:value="191.467511558862" calcext:value-type="float">
            <text:p>191.4675115589</text:p>
          </table:table-cell>
          <table:table-cell table:formula="of:=0.5*([.$B$1]+[.$B$3])+0.5*([.$B$1]-[.$B$3])*COS([.A76]*PI()/180)" office:value-type="float" office:value="206.572448722426" calcext:value-type="float">
            <text:p>206.5724487224</text:p>
          </table:table-cell>
          <table:table-cell table:formula="of:=-0.5*([.$B$2]-[.$B$3])*SIN([.A76]*PI()/180)" office:value-type="float" office:value="23.6379643899829" calcext:value-type="float">
            <text:p>23.63796439</text:p>
          </table:table-cell>
          <table:table-cell table:formula="of:=0.5*([.$B$2]+[.$B$3])+0.5*([.$B$2]-[.$B$3])*COS([.A76]*PI()/180)" office:value-type="float" office:value="86.8607961385711" calcext:value-type="float">
            <text:p>86.8607961386</text:p>
          </table:table-cell>
          <table:table-cell table:formula="of:=-0.5*([.$B$1]-[.$B$2])*SIN([.A76]*PI()/180)" office:value-type="float" office:value="167.829547168879" calcext:value-type="float">
            <text:p>167.8295471689</text:p>
          </table:table-cell>
          <table:table-cell table:formula="of:=0.5*([.$B$1]+[.$B$2])+0.5*([.$B$2]-[.$B$1])*COS([.A76]*PI()/180)" office:value-type="float" office:value="355.288347416145" calcext:value-type="float">
            <text:p>355.2883474161</text:p>
          </table:table-cell>
          <table:table-cell table:formula="of:=[.$B$1]/100*([.A76]-180)" office:value-type="float" office:value="337.25" calcext:value-type="float">
            <text:p>337.25</text:p>
          </table:table-cell>
          <table:table-cell table:formula="of:=[.H76]*[.$E$1]+[.$E$2]" office:value-type="float" office:value="244.917856231871" calcext:value-type="float">
            <text:p>244.917856231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-0.5*([.$B$1]-[.$B$3])*SIN([.A77]*PI()/180)" office:value-type="float" office:value="192.588944549769" calcext:value-type="float">
            <text:p>192.5889445498</text:p>
          </table:table-cell>
          <table:table-cell table:formula="of:=0.5*([.$B$1]+[.$B$3])+0.5*([.$B$1]-[.$B$3])*COS([.A77]*PI()/180)" office:value-type="float" office:value="209.924058639073" calcext:value-type="float">
            <text:p>209.9240586391</text:p>
          </table:table-cell>
          <table:table-cell table:formula="of:=-0.5*([.$B$2]-[.$B$3])*SIN([.A77]*PI()/180)" office:value-type="float" office:value="23.7764129073788" calcext:value-type="float">
            <text:p>23.7764129074</text:p>
          </table:table-cell>
          <table:table-cell table:formula="of:=0.5*([.$B$2]+[.$B$3])+0.5*([.$B$2]-[.$B$3])*COS([.A77]*PI()/180)" office:value-type="float" office:value="87.2745751406263" calcext:value-type="float">
            <text:p>87.2745751406</text:p>
          </table:table-cell>
          <table:table-cell table:formula="of:=-0.5*([.$B$1]-[.$B$2])*SIN([.A77]*PI()/180)" office:value-type="float" office:value="168.81253164239" calcext:value-type="float">
            <text:p>168.8125316424</text:p>
          </table:table-cell>
          <table:table-cell table:formula="of:=0.5*([.$B$1]+[.$B$2])+0.5*([.$B$2]-[.$B$1])*COS([.A77]*PI()/180)" office:value-type="float" office:value="352.350516501553" calcext:value-type="float">
            <text:p>352.3505165016</text:p>
          </table:table-cell>
          <table:table-cell table:formula="of:=[.$B$1]/100*([.A77]-180)" office:value-type="float" office:value="342" calcext:value-type="float">
            <text:p>342</text:p>
          </table:table-cell>
          <table:table-cell table:formula="of:=[.H77]*[.$E$1]+[.$E$2]" office:value-type="float" office:value="246.817856231871" calcext:value-type="float">
            <text:p>246.817856231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-0.5*([.$B$1]-[.$B$3])*SIN([.A78]*PI()/180)" office:value-type="float" office:value="193.651713082515" calcext:value-type="float">
            <text:p>193.6517130825</text:p>
          </table:table-cell>
          <table:table-cell table:formula="of:=0.5*([.$B$1]+[.$B$3])+0.5*([.$B$1]-[.$B$3])*COS([.A78]*PI()/180)" office:value-type="float" office:value="213.294729793646" calcext:value-type="float">
            <text:p>213.2947297936</text:p>
          </table:table-cell>
          <table:table-cell table:formula="of:=-0.5*([.$B$2]-[.$B$3])*SIN([.A78]*PI()/180)" office:value-type="float" office:value="23.9076188990759" calcext:value-type="float">
            <text:p>23.9076188991</text:p>
          </table:table-cell>
          <table:table-cell table:formula="of:=0.5*([.$B$2]+[.$B$3])+0.5*([.$B$2]-[.$B$3])*COS([.A78]*PI()/180)" office:value-type="float" office:value="87.6907073819316" calcext:value-type="float">
            <text:p>87.6907073819</text:p>
          </table:table-cell>
          <table:table-cell table:formula="of:=-0.5*([.$B$1]-[.$B$2])*SIN([.A78]*PI()/180)" office:value-type="float" office:value="169.744094183439" calcext:value-type="float">
            <text:p>169.7440941834</text:p>
          </table:table-cell>
          <table:table-cell table:formula="of:=0.5*([.$B$1]+[.$B$2])+0.5*([.$B$2]-[.$B$1])*COS([.A78]*PI()/180)" office:value-type="float" office:value="349.395977588286" calcext:value-type="float">
            <text:p>349.3959775883</text:p>
          </table:table-cell>
          <table:table-cell table:formula="of:=[.$B$1]/100*([.A78]-180)" office:value-type="float" office:value="346.75" calcext:value-type="float">
            <text:p>346.75</text:p>
          </table:table-cell>
          <table:table-cell table:formula="of:=[.H78]*[.$E$1]+[.$E$2]" office:value-type="float" office:value="248.717856231871" calcext:value-type="float">
            <text:p>248.717856231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-0.5*([.$B$1]-[.$B$3])*SIN([.A79]*PI()/180)" office:value-type="float" office:value="194.65549342751" calcext:value-type="float">
            <text:p>194.6554934275</text:p>
          </table:table-cell>
          <table:table-cell table:formula="of:=0.5*([.$B$1]+[.$B$3])+0.5*([.$B$1]-[.$B$3])*COS([.A79]*PI()/180)" office:value-type="float" office:value="216.683435447058" calcext:value-type="float">
            <text:p>216.6834354471</text:p>
          </table:table-cell>
          <table:table-cell table:formula="of:=-0.5*([.$B$2]-[.$B$3])*SIN([.A79]*PI()/180)" office:value-type="float" office:value="24.031542398458" calcext:value-type="float">
            <text:p>24.0315423985</text:p>
          </table:table-cell>
          <table:table-cell table:formula="of:=0.5*([.$B$2]+[.$B$3])+0.5*([.$B$2]-[.$B$3])*COS([.A79]*PI()/180)" office:value-type="float" office:value="88.109066104575" calcext:value-type="float">
            <text:p>88.1090661046</text:p>
          </table:table-cell>
          <table:table-cell table:formula="of:=-0.5*([.$B$1]-[.$B$2])*SIN([.A79]*PI()/180)" office:value-type="float" office:value="170.623951029052" calcext:value-type="float">
            <text:p>170.6239510291</text:p>
          </table:table-cell>
          <table:table-cell table:formula="of:=0.5*([.$B$1]+[.$B$2])+0.5*([.$B$2]-[.$B$1])*COS([.A79]*PI()/180)" office:value-type="float" office:value="346.425630657517" calcext:value-type="float">
            <text:p>346.4256306575</text:p>
          </table:table-cell>
          <table:table-cell table:formula="of:=[.$B$1]/100*([.A79]-180)" office:value-type="float" office:value="351.5" calcext:value-type="float">
            <text:p>351.5</text:p>
          </table:table-cell>
          <table:table-cell table:formula="of:=[.H79]*[.$E$1]+[.$E$2]" office:value-type="float" office:value="250.617856231871" calcext:value-type="float">
            <text:p>250.617856231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-0.5*([.$B$1]-[.$B$3])*SIN([.A80]*PI()/180)" office:value-type="float" office:value="195.599979823536" calcext:value-type="float">
            <text:p>195.5999798235</text:p>
          </table:table-cell>
          <table:table-cell table:formula="of:=0.5*([.$B$1]+[.$B$3])+0.5*([.$B$1]-[.$B$3])*COS([.A80]*PI()/180)" office:value-type="float" office:value="220.08914336674" calcext:value-type="float">
            <text:p>220.0891433667</text:p>
          </table:table-cell>
          <table:table-cell table:formula="of:=-0.5*([.$B$2]-[.$B$3])*SIN([.A80]*PI()/180)" office:value-type="float" office:value="24.1481456572267" calcext:value-type="float">
            <text:p>24.1481456572</text:p>
          </table:table-cell>
          <table:table-cell table:formula="of:=0.5*([.$B$2]+[.$B$3])+0.5*([.$B$2]-[.$B$3])*COS([.A80]*PI()/180)" office:value-type="float" office:value="88.529523872437" calcext:value-type="float">
            <text:p>88.5295238724</text:p>
          </table:table-cell>
          <table:table-cell table:formula="of:=-0.5*([.$B$1]-[.$B$2])*SIN([.A80]*PI()/180)" office:value-type="float" office:value="171.45183416631" calcext:value-type="float">
            <text:p>171.4518341663</text:p>
          </table:table-cell>
          <table:table-cell table:formula="of:=0.5*([.$B$1]+[.$B$2])+0.5*([.$B$2]-[.$B$1])*COS([.A80]*PI()/180)" office:value-type="float" office:value="343.440380505697" calcext:value-type="float">
            <text:p>343.4403805057</text:p>
          </table:table-cell>
          <table:table-cell table:formula="of:=[.$B$1]/100*([.A80]-180)" office:value-type="float" office:value="356.25" calcext:value-type="float">
            <text:p>356.25</text:p>
          </table:table-cell>
          <table:table-cell table:formula="of:=[.H80]*[.$E$1]+[.$E$2]" office:value-type="float" office:value="252.517856231871" calcext:value-type="float">
            <text:p>252.517856231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-0.5*([.$B$1]-[.$B$3])*SIN([.A81]*PI()/180)" office:value-type="float" office:value="196.484884570889" calcext:value-type="float">
            <text:p>196.4848845709</text:p>
          </table:table-cell>
          <table:table-cell table:formula="of:=0.5*([.$B$1]+[.$B$3])+0.5*([.$B$1]-[.$B$3])*COS([.A81]*PI()/180)" office:value-type="float" office:value="223.510816141067" calcext:value-type="float">
            <text:p>223.5108161411</text:p>
          </table:table-cell>
          <table:table-cell table:formula="of:=-0.5*([.$B$2]-[.$B$3])*SIN([.A81]*PI()/180)" office:value-type="float" office:value="24.2573931568999" calcext:value-type="float">
            <text:p>24.2573931569</text:p>
          </table:table-cell>
          <table:table-cell table:formula="of:=0.5*([.$B$2]+[.$B$3])+0.5*([.$B$2]-[.$B$3])*COS([.A81]*PI()/180)" office:value-type="float" office:value="88.9519526100083" calcext:value-type="float">
            <text:p>88.95195261</text:p>
          </table:table-cell>
          <table:table-cell table:formula="of:=-0.5*([.$B$1]-[.$B$2])*SIN([.A81]*PI()/180)" office:value-type="float" office:value="172.227491413989" calcext:value-type="float">
            <text:p>172.227491414</text:p>
          </table:table-cell>
          <table:table-cell table:formula="of:=0.5*([.$B$1]+[.$B$2])+0.5*([.$B$2]-[.$B$1])*COS([.A81]*PI()/180)" office:value-type="float" office:value="340.441136468941" calcext:value-type="float">
            <text:p>340.4411364689</text:p>
          </table:table-cell>
          <table:table-cell table:formula="of:=[.$B$1]/100*([.A81]-180)" office:value-type="float" office:value="361" calcext:value-type="float">
            <text:p>361</text:p>
          </table:table-cell>
          <table:table-cell table:formula="of:=[.H81]*[.$E$1]+[.$E$2]" office:value-type="float" office:value="254.417856231871" calcext:value-type="float">
            <text:p>254.417856231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-0.5*([.$B$1]-[.$B$3])*SIN([.A82]*PI()/180)" office:value-type="float" office:value="197.30993811901" calcext:value-type="float">
            <text:p>197.309938119</text:p>
          </table:table-cell>
          <table:table-cell table:formula="of:=0.5*([.$B$1]+[.$B$3])+0.5*([.$B$1]-[.$B$3])*COS([.A82]*PI()/180)" office:value-type="float" office:value="226.947411495367" calcext:value-type="float">
            <text:p>226.9474114954</text:p>
          </table:table-cell>
          <table:table-cell table:formula="of:=-0.5*([.$B$2]-[.$B$3])*SIN([.A82]*PI()/180)" office:value-type="float" office:value="24.3592516196309" calcext:value-type="float">
            <text:p>24.3592516196</text:p>
          </table:table-cell>
          <table:table-cell table:formula="of:=0.5*([.$B$2]+[.$B$3])+0.5*([.$B$2]-[.$B$3])*COS([.A82]*PI()/180)" office:value-type="float" office:value="89.3762236414034" calcext:value-type="float">
            <text:p>89.3762236414</text:p>
          </table:table-cell>
          <table:table-cell table:formula="of:=-0.5*([.$B$1]-[.$B$2])*SIN([.A82]*PI()/180)" office:value-type="float" office:value="172.950686499379" calcext:value-type="float">
            <text:p>172.9506864994</text:p>
          </table:table-cell>
          <table:table-cell table:formula="of:=0.5*([.$B$1]+[.$B$2])+0.5*([.$B$2]-[.$B$1])*COS([.A82]*PI()/180)" office:value-type="float" office:value="337.428812146036" calcext:value-type="float">
            <text:p>337.428812146</text:p>
          </table:table-cell>
          <table:table-cell table:formula="of:=[.$B$1]/100*([.A82]-180)" office:value-type="float" office:value="365.75" calcext:value-type="float">
            <text:p>365.75</text:p>
          </table:table-cell>
          <table:table-cell table:formula="of:=[.H82]*[.$E$1]+[.$E$2]" office:value-type="float" office:value="256.317856231871" calcext:value-type="float">
            <text:p>256.317856231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-0.5*([.$B$1]-[.$B$3])*SIN([.A83]*PI()/180)" office:value-type="float" office:value="198.074889148596" calcext:value-type="float">
            <text:p>198.0748891486</text:p>
          </table:table-cell>
          <table:table-cell table:formula="of:=0.5*([.$B$1]+[.$B$3])+0.5*([.$B$1]-[.$B$3])*COS([.A83]*PI()/180)" office:value-type="float" office:value="230.397882609404" calcext:value-type="float">
            <text:p>230.3978826094</text:p>
          </table:table-cell>
          <table:table-cell table:formula="of:=-0.5*([.$B$2]-[.$B$3])*SIN([.A83]*PI()/180)" office:value-type="float" office:value="24.4536900183451" calcext:value-type="float">
            <text:p>24.4536900183</text:p>
          </table:table-cell>
          <table:table-cell table:formula="of:=0.5*([.$B$2]+[.$B$3])+0.5*([.$B$2]-[.$B$3])*COS([.A83]*PI()/180)" office:value-type="float" office:value="89.802207729556" calcext:value-type="float">
            <text:p>89.8022077296</text:p>
          </table:table-cell>
          <table:table-cell table:formula="of:=-0.5*([.$B$1]-[.$B$2])*SIN([.A83]*PI()/180)" office:value-type="float" office:value="173.621199130251" calcext:value-type="float">
            <text:p>173.6211991303</text:p>
          </table:table-cell>
          <table:table-cell table:formula="of:=0.5*([.$B$1]+[.$B$2])+0.5*([.$B$2]-[.$B$1])*COS([.A83]*PI()/180)" office:value-type="float" office:value="334.404325120152" calcext:value-type="float">
            <text:p>334.4043251202</text:p>
          </table:table-cell>
          <table:table-cell table:formula="of:=[.$B$1]/100*([.A83]-180)" office:value-type="float" office:value="370.5" calcext:value-type="float">
            <text:p>370.5</text:p>
          </table:table-cell>
          <table:table-cell table:formula="of:=[.H83]*[.$E$1]+[.$E$2]" office:value-type="float" office:value="258.217856231871" calcext:value-type="float">
            <text:p>258.217856231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-0.5*([.$B$1]-[.$B$3])*SIN([.A84]*PI()/180)" office:value-type="float" office:value="198.779504648152" calcext:value-type="float">
            <text:p>198.7795046482</text:p>
          </table:table-cell>
          <table:table-cell table:formula="of:=0.5*([.$B$1]+[.$B$3])+0.5*([.$B$1]-[.$B$3])*COS([.A84]*PI()/180)" office:value-type="float" office:value="233.86117843625" calcext:value-type="float">
            <text:p>233.8611784363</text:p>
          </table:table-cell>
          <table:table-cell table:formula="of:=-0.5*([.$B$2]-[.$B$3])*SIN([.A84]*PI()/180)" office:value-type="float" office:value="24.5406795861916" calcext:value-type="float">
            <text:p>24.5406795862</text:p>
          </table:table-cell>
          <table:table-cell table:formula="of:=0.5*([.$B$2]+[.$B$3])+0.5*([.$B$2]-[.$B$3])*COS([.A84]*PI()/180)" office:value-type="float" office:value="90.2297751155864" calcext:value-type="float">
            <text:p>90.2297751156</text:p>
          </table:table-cell>
          <table:table-cell table:formula="of:=-0.5*([.$B$1]-[.$B$2])*SIN([.A84]*PI()/180)" office:value-type="float" office:value="174.23882506196" calcext:value-type="float">
            <text:p>174.238825062</text:p>
          </table:table-cell>
          <table:table-cell table:formula="of:=0.5*([.$B$1]+[.$B$2])+0.5*([.$B$2]-[.$B$1])*COS([.A84]*PI()/180)" office:value-type="float" office:value="331.368596679337" calcext:value-type="float">
            <text:p>331.3685966793</text:p>
          </table:table-cell>
          <table:table-cell table:formula="of:=[.$B$1]/100*([.A84]-180)" office:value-type="float" office:value="375.25" calcext:value-type="float">
            <text:p>375.25</text:p>
          </table:table-cell>
          <table:table-cell table:formula="of:=[.H84]*[.$E$1]+[.$E$2]" office:value-type="float" office:value="260.117856231871" calcext:value-type="float">
            <text:p>260.117856231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-0.5*([.$B$1]-[.$B$3])*SIN([.A85]*PI()/180)" office:value-type="float" office:value="199.423569984972" calcext:value-type="float">
            <text:p>199.423569985</text:p>
          </table:table-cell>
          <table:table-cell table:formula="of:=0.5*([.$B$1]+[.$B$3])+0.5*([.$B$1]-[.$B$3])*COS([.A85]*PI()/180)" office:value-type="float" office:value="237.336244022447" calcext:value-type="float">
            <text:p>237.3362440224</text:p>
          </table:table-cell>
          <table:table-cell table:formula="of:=-0.5*([.$B$2]-[.$B$3])*SIN([.A85]*PI()/180)" office:value-type="float" office:value="24.6201938253052" calcext:value-type="float">
            <text:p>24.6201938253</text:p>
          </table:table-cell>
          <table:table-cell table:formula="of:=0.5*([.$B$2]+[.$B$3])+0.5*([.$B$2]-[.$B$3])*COS([.A85]*PI()/180)" office:value-type="float" office:value="90.6587955583268" calcext:value-type="float">
            <text:p>90.6587955583</text:p>
          </table:table-cell>
          <table:table-cell table:formula="of:=-0.5*([.$B$1]-[.$B$2])*SIN([.A85]*PI()/180)" office:value-type="float" office:value="174.803376159667" calcext:value-type="float">
            <text:p>174.8033761597</text:p>
          </table:table-cell>
          <table:table-cell table:formula="of:=0.5*([.$B$1]+[.$B$2])+0.5*([.$B$2]-[.$B$1])*COS([.A85]*PI()/180)" office:value-type="float" office:value="328.32255153588" calcext:value-type="float">
            <text:p>328.3225515359</text:p>
          </table:table-cell>
          <table:table-cell table:formula="of:=[.$B$1]/100*([.A85]-180)" office:value-type="float" office:value="380" calcext:value-type="float">
            <text:p>380</text:p>
          </table:table-cell>
          <table:table-cell table:formula="of:=[.H85]*[.$E$1]+[.$E$2]" office:value-type="float" office:value="262.017856231871" calcext:value-type="float">
            <text:p>262.017856231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-0.5*([.$B$1]-[.$B$3])*SIN([.A86]*PI()/180)" office:value-type="float" office:value="200.006888970515" calcext:value-type="float">
            <text:p>200.0068889705</text:p>
          </table:table-cell>
          <table:table-cell table:formula="of:=0.5*([.$B$1]+[.$B$3])+0.5*([.$B$1]-[.$B$3])*COS([.A86]*PI()/180)" office:value-type="float" office:value="240.822020829353" calcext:value-type="float">
            <text:p>240.8220208294</text:p>
          </table:table-cell>
          <table:table-cell table:formula="of:=-0.5*([.$B$2]-[.$B$3])*SIN([.A86]*PI()/180)" office:value-type="float" office:value="24.6922085148784" calcext:value-type="float">
            <text:p>24.6922085149</text:p>
          </table:table-cell>
          <table:table-cell table:formula="of:=0.5*([.$B$2]+[.$B$3])+0.5*([.$B$2]-[.$B$3])*COS([.A86]*PI()/180)" office:value-type="float" office:value="91.0891383739942" calcext:value-type="float">
            <text:p>91.089138374</text:p>
          </table:table-cell>
          <table:table-cell table:formula="of:=-0.5*([.$B$1]-[.$B$2])*SIN([.A86]*PI()/180)" office:value-type="float" office:value="175.314680455637" calcext:value-type="float">
            <text:p>175.3146804556</text:p>
          </table:table-cell>
          <table:table-cell table:formula="of:=0.5*([.$B$1]+[.$B$2])+0.5*([.$B$2]-[.$B$1])*COS([.A86]*PI()/180)" office:value-type="float" office:value="325.267117544641" calcext:value-type="float">
            <text:p>325.2671175446</text:p>
          </table:table-cell>
          <table:table-cell table:formula="of:=[.$B$1]/100*([.A86]-180)" office:value-type="float" office:value="384.75" calcext:value-type="float">
            <text:p>384.75</text:p>
          </table:table-cell>
          <table:table-cell table:formula="of:=[.H86]*[.$E$1]+[.$E$2]" office:value-type="float" office:value="263.917856231871" calcext:value-type="float">
            <text:p>263.917856231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-0.5*([.$B$1]-[.$B$3])*SIN([.A87]*PI()/180)" office:value-type="float" office:value="200.529283920168" calcext:value-type="float">
            <text:p>200.5292839202</text:p>
          </table:table-cell>
          <table:table-cell table:formula="of:=0.5*([.$B$1]+[.$B$3])+0.5*([.$B$1]-[.$B$3])*COS([.A87]*PI()/180)" office:value-type="float" office:value="244.317447055587" calcext:value-type="float">
            <text:p>244.3174470556</text:p>
          </table:table-cell>
          <table:table-cell table:formula="of:=-0.5*([.$B$2]-[.$B$3])*SIN([.A87]*PI()/180)" office:value-type="float" office:value="24.7567017185393" calcext:value-type="float">
            <text:p>24.7567017185</text:p>
          </table:table-cell>
          <table:table-cell table:formula="of:=0.5*([.$B$2]+[.$B$3])+0.5*([.$B$2]-[.$B$3])*COS([.A87]*PI()/180)" office:value-type="float" office:value="91.5206724759984" calcext:value-type="float">
            <text:p>91.520672476</text:p>
          </table:table-cell>
          <table:table-cell table:formula="of:=-0.5*([.$B$1]-[.$B$2])*SIN([.A87]*PI()/180)" office:value-type="float" office:value="175.772582201629" calcext:value-type="float">
            <text:p>175.7725822016</text:p>
          </table:table-cell>
          <table:table-cell table:formula="of:=0.5*([.$B$1]+[.$B$2])+0.5*([.$B$2]-[.$B$1])*COS([.A87]*PI()/180)" office:value-type="float" office:value="322.203225420411" calcext:value-type="float">
            <text:p>322.2032254204</text:p>
          </table:table-cell>
          <table:table-cell table:formula="of:=[.$B$1]/100*([.A87]-180)" office:value-type="float" office:value="389.5" calcext:value-type="float">
            <text:p>389.5</text:p>
          </table:table-cell>
          <table:table-cell table:formula="of:=[.H87]*[.$E$1]+[.$E$2]" office:value-type="float" office:value="265.817856231871" calcext:value-type="float">
            <text:p>265.817856231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-0.5*([.$B$1]-[.$B$3])*SIN([.A88]*PI()/180)" office:value-type="float" office:value="200.990595707368" calcext:value-type="float">
            <text:p>200.9905957074</text:p>
          </table:table-cell>
          <table:table-cell table:formula="of:=0.5*([.$B$1]+[.$B$3])+0.5*([.$B$1]-[.$B$3])*COS([.A88]*PI()/180)" office:value-type="float" office:value="247.821457960458" calcext:value-type="float">
            <text:p>247.8214579605</text:p>
          </table:table-cell>
          <table:table-cell table:formula="of:=-0.5*([.$B$2]-[.$B$3])*SIN([.A88]*PI()/180)" office:value-type="float" office:value="24.813653791033" calcext:value-type="float">
            <text:p>24.813653791</text:p>
          </table:table-cell>
          <table:table-cell table:formula="of:=0.5*([.$B$2]+[.$B$3])+0.5*([.$B$2]-[.$B$3])*COS([.A88]*PI()/180)" office:value-type="float" office:value="91.9532664148713" calcext:value-type="float">
            <text:p>91.9532664149</text:p>
          </table:table-cell>
          <table:table-cell table:formula="of:=-0.5*([.$B$1]-[.$B$2])*SIN([.A88]*PI()/180)" office:value-type="float" office:value="176.176941916335" calcext:value-type="float">
            <text:p>176.1769419163</text:p>
          </table:table-cell>
          <table:table-cell table:formula="of:=0.5*([.$B$1]+[.$B$2])+0.5*([.$B$2]-[.$B$1])*COS([.A88]*PI()/180)" office:value-type="float" office:value="319.131808454414" calcext:value-type="float">
            <text:p>319.1318084544</text:p>
          </table:table-cell>
          <table:table-cell table:formula="of:=[.$B$1]/100*([.A88]-180)" office:value-type="float" office:value="394.25" calcext:value-type="float">
            <text:p>394.25</text:p>
          </table:table-cell>
          <table:table-cell table:formula="of:=[.H88]*[.$E$1]+[.$E$2]" office:value-type="float" office:value="267.717856231871" calcext:value-type="float">
            <text:p>267.717856231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-0.5*([.$B$1]-[.$B$3])*SIN([.A89]*PI()/180)" office:value-type="float" office:value="201.390683812075" calcext:value-type="float">
            <text:p>201.3906838121</text:p>
          </table:table-cell>
          <table:table-cell table:formula="of:=0.5*([.$B$1]+[.$B$3])+0.5*([.$B$1]-[.$B$3])*COS([.A89]*PI()/180)" office:value-type="float" office:value="251.3329861883" calcext:value-type="float">
            <text:p>251.3329861883</text:p>
          </table:table-cell>
          <table:table-cell table:formula="of:=-0.5*([.$B$2]-[.$B$3])*SIN([.A89]*PI()/180)" office:value-type="float" office:value="24.8630473842068" calcext:value-type="float">
            <text:p>24.8630473842</text:p>
          </table:table-cell>
          <table:table-cell table:formula="of:=0.5*([.$B$2]+[.$B$3])+0.5*([.$B$2]-[.$B$3])*COS([.A89]*PI()/180)" office:value-type="float" office:value="92.3867884183087" calcext:value-type="float">
            <text:p>92.3867884183</text:p>
          </table:table-cell>
          <table:table-cell table:formula="of:=-0.5*([.$B$1]-[.$B$2])*SIN([.A89]*PI()/180)" office:value-type="float" office:value="176.527636427869" calcext:value-type="float">
            <text:p>176.5276364279</text:p>
          </table:table-cell>
          <table:table-cell table:formula="of:=0.5*([.$B$1]+[.$B$2])+0.5*([.$B$2]-[.$B$1])*COS([.A89]*PI()/180)" office:value-type="float" office:value="316.053802230009" calcext:value-type="float">
            <text:p>316.05380223</text:p>
          </table:table-cell>
          <table:table-cell table:formula="of:=[.$B$1]/100*([.A89]-180)" office:value-type="float" office:value="399" calcext:value-type="float">
            <text:p>399</text:p>
          </table:table-cell>
          <table:table-cell table:formula="of:=[.H89]*[.$E$1]+[.$E$2]" office:value-type="float" office:value="269.617856231871" calcext:value-type="float">
            <text:p>269.617856231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-0.5*([.$B$1]-[.$B$3])*SIN([.A90]*PI()/180)" office:value-type="float" office:value="201.729426363578" calcext:value-type="float">
            <text:p>201.7294263636</text:p>
          </table:table-cell>
          <table:table-cell table:formula="of:=0.5*([.$B$1]+[.$B$3])+0.5*([.$B$1]-[.$B$3])*COS([.A90]*PI()/180)" office:value-type="float" office:value="254.850962093599" calcext:value-type="float">
            <text:p>254.8509620936</text:p>
          </table:table-cell>
          <table:table-cell table:formula="of:=-0.5*([.$B$2]-[.$B$3])*SIN([.A90]*PI()/180)" office:value-type="float" office:value="24.9048674522936" calcext:value-type="float">
            <text:p>24.9048674523</text:p>
          </table:table-cell>
          <table:table-cell table:formula="of:=0.5*([.$B$2]+[.$B$3])+0.5*([.$B$2]-[.$B$3])*COS([.A90]*PI()/180)" office:value-type="float" office:value="92.8211064313085" calcext:value-type="float">
            <text:p>92.8211064313</text:p>
          </table:table-cell>
          <table:table-cell table:formula="of:=-0.5*([.$B$1]-[.$B$2])*SIN([.A90]*PI()/180)" office:value-type="float" office:value="176.824558911285" calcext:value-type="float">
            <text:p>176.8245589113</text:p>
          </table:table-cell>
          <table:table-cell table:formula="of:=0.5*([.$B$1]+[.$B$2])+0.5*([.$B$2]-[.$B$1])*COS([.A90]*PI()/180)" office:value-type="float" office:value="312.970144337709" calcext:value-type="float">
            <text:p>312.9701443377</text:p>
          </table:table-cell>
          <table:table-cell table:formula="of:=[.$B$1]/100*([.A90]-180)" office:value-type="float" office:value="403.75" calcext:value-type="float">
            <text:p>403.75</text:p>
          </table:table-cell>
          <table:table-cell table:formula="of:=[.H90]*[.$E$1]+[.$E$2]" office:value-type="float" office:value="271.517856231871" calcext:value-type="float">
            <text:p>271.517856231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-0.5*([.$B$1]-[.$B$3])*SIN([.A91]*PI()/180)" office:value-type="float" office:value="202.006720177614" calcext:value-type="float">
            <text:p>202.0067201776</text:p>
          </table:table-cell>
          <table:table-cell table:formula="of:=0.5*([.$B$1]+[.$B$3])+0.5*([.$B$1]-[.$B$3])*COS([.A91]*PI()/180)" office:value-type="float" office:value="258.374314066815" calcext:value-type="float">
            <text:p>258.3743140668</text:p>
          </table:table-cell>
          <table:table-cell table:formula="of:=-0.5*([.$B$2]-[.$B$3])*SIN([.A91]*PI()/180)" office:value-type="float" office:value="24.9391012564956" calcext:value-type="float">
            <text:p>24.9391012565</text:p>
          </table:table-cell>
          <table:table-cell table:formula="of:=0.5*([.$B$2]+[.$B$3])+0.5*([.$B$2]-[.$B$3])*COS([.A91]*PI()/180)" office:value-type="float" office:value="93.2560881563969" calcext:value-type="float">
            <text:p>93.2560881564</text:p>
          </table:table-cell>
          <table:table-cell table:formula="of:=-0.5*([.$B$1]-[.$B$2])*SIN([.A91]*PI()/180)" office:value-type="float" office:value="177.067618921119" calcext:value-type="float">
            <text:p>177.0676189211</text:p>
          </table:table-cell>
          <table:table-cell table:formula="of:=0.5*([.$B$1]+[.$B$2])+0.5*([.$B$2]-[.$B$1])*COS([.A91]*PI()/180)" office:value-type="float" office:value="309.881774089582" calcext:value-type="float">
            <text:p>309.8817740896</text:p>
          </table:table-cell>
          <table:table-cell table:formula="of:=[.$B$1]/100*([.A91]-180)" office:value-type="float" office:value="408.5" calcext:value-type="float">
            <text:p>408.5</text:p>
          </table:table-cell>
          <table:table-cell table:formula="of:=[.H91]*[.$E$1]+[.$E$2]" office:value-type="float" office:value="273.417856231871" calcext:value-type="float">
            <text:p>273.417856231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-0.5*([.$B$1]-[.$B$3])*SIN([.A92]*PI()/180)" office:value-type="float" office:value="202.222480787801" calcext:value-type="float">
            <text:p>202.2224807878</text:p>
          </table:table-cell>
          <table:table-cell table:formula="of:=0.5*([.$B$1]+[.$B$3])+0.5*([.$B$1]-[.$B$3])*COS([.A92]*PI()/180)" office:value-type="float" office:value="261.901968860804" calcext:value-type="float">
            <text:p>261.9019688608</text:p>
          </table:table-cell>
          <table:table-cell table:formula="of:=-0.5*([.$B$2]-[.$B$3])*SIN([.A92]*PI()/180)" office:value-type="float" office:value="24.9657383688643" calcext:value-type="float">
            <text:p>24.9657383689</text:p>
          </table:table-cell>
          <table:table-cell table:formula="of:=0.5*([.$B$2]+[.$B$3])+0.5*([.$B$2]-[.$B$3])*COS([.A92]*PI()/180)" office:value-type="float" office:value="93.6916010939264" calcext:value-type="float">
            <text:p>93.6916010939</text:p>
          </table:table-cell>
          <table:table-cell table:formula="of:=-0.5*([.$B$1]-[.$B$2])*SIN([.A92]*PI()/180)" office:value-type="float" office:value="177.256742418937" calcext:value-type="float">
            <text:p>177.2567424189</text:p>
          </table:table-cell>
          <table:table-cell table:formula="of:=0.5*([.$B$1]+[.$B$2])+0.5*([.$B$2]-[.$B$1])*COS([.A92]*PI()/180)" office:value-type="float" office:value="306.789632233123" calcext:value-type="float">
            <text:p>306.7896322331</text:p>
          </table:table-cell>
          <table:table-cell table:formula="of:=[.$B$1]/100*([.A92]-180)" office:value-type="float" office:value="413.25" calcext:value-type="float">
            <text:p>413.25</text:p>
          </table:table-cell>
          <table:table-cell table:formula="of:=[.H92]*[.$E$1]+[.$E$2]" office:value-type="float" office:value="275.317856231871" calcext:value-type="float">
            <text:p>275.317856231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-0.5*([.$B$1]-[.$B$3])*SIN([.A93]*PI()/180)" office:value-type="float" office:value="202.376642471367" calcext:value-type="float">
            <text:p>202.3766424714</text:p>
          </table:table-cell>
          <table:table-cell table:formula="of:=0.5*([.$B$1]+[.$B$3])+0.5*([.$B$1]-[.$B$3])*COS([.A93]*PI()/180)" office:value-type="float" office:value="265.432851917743" calcext:value-type="float">
            <text:p>265.4328519177</text:p>
          </table:table-cell>
          <table:table-cell table:formula="of:=-0.5*([.$B$2]-[.$B$3])*SIN([.A93]*PI()/180)" office:value-type="float" office:value="24.9847706754774" calcext:value-type="float">
            <text:p>24.9847706755</text:p>
          </table:table-cell>
          <table:table-cell table:formula="of:=0.5*([.$B$2]+[.$B$3])+0.5*([.$B$2]-[.$B$3])*COS([.A93]*PI()/180)" office:value-type="float" office:value="94.1275125824375" calcext:value-type="float">
            <text:p>94.1275125824</text:p>
          </table:table-cell>
          <table:table-cell table:formula="of:=-0.5*([.$B$1]-[.$B$2])*SIN([.A93]*PI()/180)" office:value-type="float" office:value="177.391871795889" calcext:value-type="float">
            <text:p>177.3918717959</text:p>
          </table:table-cell>
          <table:table-cell table:formula="of:=0.5*([.$B$1]+[.$B$2])+0.5*([.$B$2]-[.$B$1])*COS([.A93]*PI()/180)" office:value-type="float" office:value="303.694660664694" calcext:value-type="float">
            <text:p>303.6946606647</text:p>
          </table:table-cell>
          <table:table-cell table:formula="of:=[.$B$1]/100*([.A93]-180)" office:value-type="float" office:value="418" calcext:value-type="float">
            <text:p>418</text:p>
          </table:table-cell>
          <table:table-cell table:formula="of:=[.H93]*[.$E$1]+[.$E$2]" office:value-type="float" office:value="277.217856231871" calcext:value-type="float">
            <text:p>277.217856231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-0.5*([.$B$1]-[.$B$3])*SIN([.A94]*PI()/180)" office:value-type="float" office:value="202.469158269169" calcext:value-type="float">
            <text:p>202.4691582692</text:p>
          </table:table-cell>
          <table:table-cell table:formula="of:=0.5*([.$B$1]+[.$B$3])+0.5*([.$B$1]-[.$B$3])*COS([.A94]*PI()/180)" office:value-type="float" office:value="268.96588769645" calcext:value-type="float">
            <text:p>268.9658876965</text:p>
          </table:table-cell>
          <table:table-cell table:formula="of:=-0.5*([.$B$2]-[.$B$3])*SIN([.A94]*PI()/180)" office:value-type="float" office:value="24.9961923789098" calcext:value-type="float">
            <text:p>24.9961923789</text:p>
          </table:table-cell>
          <table:table-cell table:formula="of:=0.5*([.$B$2]+[.$B$3])+0.5*([.$B$2]-[.$B$3])*COS([.A94]*PI()/180)" office:value-type="float" office:value="94.5636898390679" calcext:value-type="float">
            <text:p>94.5636898391</text:p>
          </table:table-cell>
          <table:table-cell table:formula="of:=-0.5*([.$B$1]-[.$B$2])*SIN([.A94]*PI()/180)" office:value-type="float" office:value="177.472965890259" calcext:value-type="float">
            <text:p>177.4729658903</text:p>
          </table:table-cell>
          <table:table-cell table:formula="of:=0.5*([.$B$1]+[.$B$2])+0.5*([.$B$2]-[.$B$1])*COS([.A94]*PI()/180)" office:value-type="float" office:value="300.597802142618" calcext:value-type="float">
            <text:p>300.5978021426</text:p>
          </table:table-cell>
          <table:table-cell table:formula="of:=[.$B$1]/100*([.A94]-180)" office:value-type="float" office:value="422.75" calcext:value-type="float">
            <text:p>422.75</text:p>
          </table:table-cell>
          <table:table-cell table:formula="of:=[.H94]*[.$E$1]+[.$E$2]" office:value-type="float" office:value="279.117856231871" calcext:value-type="float">
            <text:p>279.117856231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-0.5*([.$B$1]-[.$B$3])*SIN([.A95]*PI()/180)" office:value-type="float" office:value="202.5" calcext:value-type="float">
            <text:p>202.5</text:p>
          </table:table-cell>
          <table:table-cell table:formula="of:=0.5*([.$B$1]+[.$B$3])+0.5*([.$B$1]-[.$B$3])*COS([.A95]*PI()/180)" office:value-type="float" office:value="272.5" calcext:value-type="float">
            <text:p>272.5</text:p>
          </table:table-cell>
          <table:table-cell table:formula="of:=-0.5*([.$B$2]-[.$B$3])*SIN([.A95]*PI()/180)" office:value-type="float" office:value="25" calcext:value-type="float">
            <text:p>25</text:p>
          </table:table-cell>
          <table:table-cell table:formula="of:=0.5*([.$B$2]+[.$B$3])+0.5*([.$B$2]-[.$B$3])*COS([.A95]*PI()/180)" office:value-type="float" office:value="95" calcext:value-type="float">
            <text:p>95</text:p>
          </table:table-cell>
          <table:table-cell table:formula="of:=-0.5*([.$B$1]-[.$B$2])*SIN([.A95]*PI()/180)" office:value-type="float" office:value="177.5" calcext:value-type="float">
            <text:p>177.5</text:p>
          </table:table-cell>
          <table:table-cell table:formula="of:=0.5*([.$B$1]+[.$B$2])+0.5*([.$B$2]-[.$B$1])*COS([.A95]*PI()/180)" office:value-type="float" office:value="297.5" calcext:value-type="float">
            <text:p>297.5</text:p>
          </table:table-cell>
          <table:table-cell table:formula="of:=[.$B$1]/100*([.A95]-180)" office:value-type="float" office:value="427.5" calcext:value-type="float">
            <text:p>427.5</text:p>
          </table:table-cell>
          <table:table-cell table:formula="of:=[.H95]*[.$E$1]+[.$E$2]" office:value-type="float" office:value="281.017856231871" calcext:value-type="float">
            <text:p>281.017856231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-0.5*([.$B$1]-[.$B$3])*SIN([.A96]*PI()/180)" office:value-type="float" office:value="202.469158269169" calcext:value-type="float">
            <text:p>202.4691582692</text:p>
          </table:table-cell>
          <table:table-cell table:formula="of:=0.5*([.$B$1]+[.$B$3])+0.5*([.$B$1]-[.$B$3])*COS([.A96]*PI()/180)" office:value-type="float" office:value="276.03411230355" calcext:value-type="float">
            <text:p>276.0341123036</text:p>
          </table:table-cell>
          <table:table-cell table:formula="of:=-0.5*([.$B$2]-[.$B$3])*SIN([.A96]*PI()/180)" office:value-type="float" office:value="24.9961923789098" calcext:value-type="float">
            <text:p>24.9961923789</text:p>
          </table:table-cell>
          <table:table-cell table:formula="of:=0.5*([.$B$2]+[.$B$3])+0.5*([.$B$2]-[.$B$3])*COS([.A96]*PI()/180)" office:value-type="float" office:value="95.4363101609321" calcext:value-type="float">
            <text:p>95.4363101609</text:p>
          </table:table-cell>
          <table:table-cell table:formula="of:=-0.5*([.$B$1]-[.$B$2])*SIN([.A96]*PI()/180)" office:value-type="float" office:value="177.472965890259" calcext:value-type="float">
            <text:p>177.4729658903</text:p>
          </table:table-cell>
          <table:table-cell table:formula="of:=0.5*([.$B$1]+[.$B$2])+0.5*([.$B$2]-[.$B$1])*COS([.A96]*PI()/180)" office:value-type="float" office:value="294.402197857382" calcext:value-type="float">
            <text:p>294.4021978574</text:p>
          </table:table-cell>
          <table:table-cell table:formula="of:=[.$B$1]/100*([.A96]-180)" office:value-type="float" office:value="432.25" calcext:value-type="float">
            <text:p>432.25</text:p>
          </table:table-cell>
          <table:table-cell table:formula="of:=[.H96]*[.$E$1]+[.$E$2]" office:value-type="float" office:value="282.917856231871" calcext:value-type="float">
            <text:p>282.917856231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-0.5*([.$B$1]-[.$B$3])*SIN([.A97]*PI()/180)" office:value-type="float" office:value="202.376642471367" calcext:value-type="float">
            <text:p>202.3766424714</text:p>
          </table:table-cell>
          <table:table-cell table:formula="of:=0.5*([.$B$1]+[.$B$3])+0.5*([.$B$1]-[.$B$3])*COS([.A97]*PI()/180)" office:value-type="float" office:value="279.567148082256" calcext:value-type="float">
            <text:p>279.5671480823</text:p>
          </table:table-cell>
          <table:table-cell table:formula="of:=-0.5*([.$B$2]-[.$B$3])*SIN([.A97]*PI()/180)" office:value-type="float" office:value="24.9847706754774" calcext:value-type="float">
            <text:p>24.9847706755</text:p>
          </table:table-cell>
          <table:table-cell table:formula="of:=0.5*([.$B$2]+[.$B$3])+0.5*([.$B$2]-[.$B$3])*COS([.A97]*PI()/180)" office:value-type="float" office:value="95.8724874175625" calcext:value-type="float">
            <text:p>95.8724874176</text:p>
          </table:table-cell>
          <table:table-cell table:formula="of:=-0.5*([.$B$1]-[.$B$2])*SIN([.A97]*PI()/180)" office:value-type="float" office:value="177.39187179589" calcext:value-type="float">
            <text:p>177.3918717959</text:p>
          </table:table-cell>
          <table:table-cell table:formula="of:=0.5*([.$B$1]+[.$B$2])+0.5*([.$B$2]-[.$B$1])*COS([.A97]*PI()/180)" office:value-type="float" office:value="291.305339335306" calcext:value-type="float">
            <text:p>291.3053393353</text:p>
          </table:table-cell>
          <table:table-cell table:formula="of:=[.$B$1]/100*([.A97]-180)" office:value-type="float" office:value="437" calcext:value-type="float">
            <text:p>437</text:p>
          </table:table-cell>
          <table:table-cell table:formula="of:=[.H97]*[.$E$1]+[.$E$2]" office:value-type="float" office:value="284.817856231871" calcext:value-type="float">
            <text:p>284.817856231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-0.5*([.$B$1]-[.$B$3])*SIN([.A98]*PI()/180)" office:value-type="float" office:value="202.222480787801" calcext:value-type="float">
            <text:p>202.2224807878</text:p>
          </table:table-cell>
          <table:table-cell table:formula="of:=0.5*([.$B$1]+[.$B$3])+0.5*([.$B$1]-[.$B$3])*COS([.A98]*PI()/180)" office:value-type="float" office:value="283.098031139196" calcext:value-type="float">
            <text:p>283.0980311392</text:p>
          </table:table-cell>
          <table:table-cell table:formula="of:=-0.5*([.$B$2]-[.$B$3])*SIN([.A98]*PI()/180)" office:value-type="float" office:value="24.9657383688643" calcext:value-type="float">
            <text:p>24.9657383689</text:p>
          </table:table-cell>
          <table:table-cell table:formula="of:=0.5*([.$B$2]+[.$B$3])+0.5*([.$B$2]-[.$B$3])*COS([.A98]*PI()/180)" office:value-type="float" office:value="96.3083989060736" calcext:value-type="float">
            <text:p>96.3083989061</text:p>
          </table:table-cell>
          <table:table-cell table:formula="of:=-0.5*([.$B$1]-[.$B$2])*SIN([.A98]*PI()/180)" office:value-type="float" office:value="177.256742418937" calcext:value-type="float">
            <text:p>177.2567424189</text:p>
          </table:table-cell>
          <table:table-cell table:formula="of:=0.5*([.$B$1]+[.$B$2])+0.5*([.$B$2]-[.$B$1])*COS([.A98]*PI()/180)" office:value-type="float" office:value="288.210367766877" calcext:value-type="float">
            <text:p>288.2103677669</text:p>
          </table:table-cell>
          <table:table-cell table:formula="of:=[.$B$1]/100*([.A98]-180)" office:value-type="float" office:value="441.75" calcext:value-type="float">
            <text:p>441.75</text:p>
          </table:table-cell>
          <table:table-cell table:formula="of:=[.H98]*[.$E$1]+[.$E$2]" office:value-type="float" office:value="286.717856231871" calcext:value-type="float">
            <text:p>286.717856231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-0.5*([.$B$1]-[.$B$3])*SIN([.A99]*PI()/180)" office:value-type="float" office:value="202.006720177614" calcext:value-type="float">
            <text:p>202.0067201776</text:p>
          </table:table-cell>
          <table:table-cell table:formula="of:=0.5*([.$B$1]+[.$B$3])+0.5*([.$B$1]-[.$B$3])*COS([.A99]*PI()/180)" office:value-type="float" office:value="286.625685933185" calcext:value-type="float">
            <text:p>286.6256859332</text:p>
          </table:table-cell>
          <table:table-cell table:formula="of:=-0.5*([.$B$2]-[.$B$3])*SIN([.A99]*PI()/180)" office:value-type="float" office:value="24.9391012564956" calcext:value-type="float">
            <text:p>24.9391012565</text:p>
          </table:table-cell>
          <table:table-cell table:formula="of:=0.5*([.$B$2]+[.$B$3])+0.5*([.$B$2]-[.$B$3])*COS([.A99]*PI()/180)" office:value-type="float" office:value="96.7439118436031" calcext:value-type="float">
            <text:p>96.7439118436</text:p>
          </table:table-cell>
          <table:table-cell table:formula="of:=-0.5*([.$B$1]-[.$B$2])*SIN([.A99]*PI()/180)" office:value-type="float" office:value="177.067618921119" calcext:value-type="float">
            <text:p>177.0676189211</text:p>
          </table:table-cell>
          <table:table-cell table:formula="of:=0.5*([.$B$1]+[.$B$2])+0.5*([.$B$2]-[.$B$1])*COS([.A99]*PI()/180)" office:value-type="float" office:value="285.118225910418" calcext:value-type="float">
            <text:p>285.1182259104</text:p>
          </table:table-cell>
          <table:table-cell table:formula="of:=[.$B$1]/100*([.A99]-180)" office:value-type="float" office:value="446.5" calcext:value-type="float">
            <text:p>446.5</text:p>
          </table:table-cell>
          <table:table-cell table:formula="of:=[.H99]*[.$E$1]+[.$E$2]" office:value-type="float" office:value="288.617856231871" calcext:value-type="float">
            <text:p>288.617856231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-0.5*([.$B$1]-[.$B$3])*SIN([.A100]*PI()/180)" office:value-type="float" office:value="201.729426363578" calcext:value-type="float">
            <text:p>201.7294263636</text:p>
          </table:table-cell>
          <table:table-cell table:formula="of:=0.5*([.$B$1]+[.$B$3])+0.5*([.$B$1]-[.$B$3])*COS([.A100]*PI()/180)" office:value-type="float" office:value="290.149037906401" calcext:value-type="float">
            <text:p>290.1490379064</text:p>
          </table:table-cell>
          <table:table-cell table:formula="of:=-0.5*([.$B$2]-[.$B$3])*SIN([.A100]*PI()/180)" office:value-type="float" office:value="24.9048674522936" calcext:value-type="float">
            <text:p>24.9048674523</text:p>
          </table:table-cell>
          <table:table-cell table:formula="of:=0.5*([.$B$2]+[.$B$3])+0.5*([.$B$2]-[.$B$3])*COS([.A100]*PI()/180)" office:value-type="float" office:value="97.1788935686915" calcext:value-type="float">
            <text:p>97.1788935687</text:p>
          </table:table-cell>
          <table:table-cell table:formula="of:=-0.5*([.$B$1]-[.$B$2])*SIN([.A100]*PI()/180)" office:value-type="float" office:value="176.824558911285" calcext:value-type="float">
            <text:p>176.8245589113</text:p>
          </table:table-cell>
          <table:table-cell table:formula="of:=0.5*([.$B$1]+[.$B$2])+0.5*([.$B$2]-[.$B$1])*COS([.A100]*PI()/180)" office:value-type="float" office:value="282.029855662291" calcext:value-type="float">
            <text:p>282.0298556623</text:p>
          </table:table-cell>
          <table:table-cell table:formula="of:=[.$B$1]/100*([.A100]-180)" office:value-type="float" office:value="451.25" calcext:value-type="float">
            <text:p>451.25</text:p>
          </table:table-cell>
          <table:table-cell table:formula="of:=[.H100]*[.$E$1]+[.$E$2]" office:value-type="float" office:value="290.517856231871" calcext:value-type="float">
            <text:p>290.517856231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-0.5*([.$B$1]-[.$B$3])*SIN([.A101]*PI()/180)" office:value-type="float" office:value="201.390683812075" calcext:value-type="float">
            <text:p>201.3906838121</text:p>
          </table:table-cell>
          <table:table-cell table:formula="of:=0.5*([.$B$1]+[.$B$3])+0.5*([.$B$1]-[.$B$3])*COS([.A101]*PI()/180)" office:value-type="float" office:value="293.6670138117" calcext:value-type="float">
            <text:p>293.6670138117</text:p>
          </table:table-cell>
          <table:table-cell table:formula="of:=-0.5*([.$B$2]-[.$B$3])*SIN([.A101]*PI()/180)" office:value-type="float" office:value="24.8630473842068" calcext:value-type="float">
            <text:p>24.8630473842</text:p>
          </table:table-cell>
          <table:table-cell table:formula="of:=0.5*([.$B$2]+[.$B$3])+0.5*([.$B$2]-[.$B$3])*COS([.A101]*PI()/180)" office:value-type="float" office:value="97.6132115816913" calcext:value-type="float">
            <text:p>97.6132115817</text:p>
          </table:table-cell>
          <table:table-cell table:formula="of:=-0.5*([.$B$1]-[.$B$2])*SIN([.A101]*PI()/180)" office:value-type="float" office:value="176.527636427869" calcext:value-type="float">
            <text:p>176.5276364279</text:p>
          </table:table-cell>
          <table:table-cell table:formula="of:=0.5*([.$B$1]+[.$B$2])+0.5*([.$B$2]-[.$B$1])*COS([.A101]*PI()/180)" office:value-type="float" office:value="278.946197769992" calcext:value-type="float">
            <text:p>278.94619777</text:p>
          </table:table-cell>
          <table:table-cell table:formula="of:=[.$B$1]/100*([.A101]-180)" office:value-type="float" office:value="456" calcext:value-type="float">
            <text:p>456</text:p>
          </table:table-cell>
          <table:table-cell table:formula="of:=[.H101]*[.$E$1]+[.$E$2]" office:value-type="float" office:value="292.417856231871" calcext:value-type="float">
            <text:p>292.417856231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-0.5*([.$B$1]-[.$B$3])*SIN([.A102]*PI()/180)" office:value-type="float" office:value="200.990595707368" calcext:value-type="float">
            <text:p>200.9905957074</text:p>
          </table:table-cell>
          <table:table-cell table:formula="of:=0.5*([.$B$1]+[.$B$3])+0.5*([.$B$1]-[.$B$3])*COS([.A102]*PI()/180)" office:value-type="float" office:value="297.178542039542" calcext:value-type="float">
            <text:p>297.1785420395</text:p>
          </table:table-cell>
          <table:table-cell table:formula="of:=-0.5*([.$B$2]-[.$B$3])*SIN([.A102]*PI()/180)" office:value-type="float" office:value="24.813653791033" calcext:value-type="float">
            <text:p>24.813653791</text:p>
          </table:table-cell>
          <table:table-cell table:formula="of:=0.5*([.$B$2]+[.$B$3])+0.5*([.$B$2]-[.$B$3])*COS([.A102]*PI()/180)" office:value-type="float" office:value="98.0467335851287" calcext:value-type="float">
            <text:p>98.0467335851</text:p>
          </table:table-cell>
          <table:table-cell table:formula="of:=-0.5*([.$B$1]-[.$B$2])*SIN([.A102]*PI()/180)" office:value-type="float" office:value="176.176941916335" calcext:value-type="float">
            <text:p>176.1769419163</text:p>
          </table:table-cell>
          <table:table-cell table:formula="of:=0.5*([.$B$1]+[.$B$2])+0.5*([.$B$2]-[.$B$1])*COS([.A102]*PI()/180)" office:value-type="float" office:value="275.868191545586" calcext:value-type="float">
            <text:p>275.8681915456</text:p>
          </table:table-cell>
          <table:table-cell table:formula="of:=[.$B$1]/100*([.A102]-180)" office:value-type="float" office:value="460.75" calcext:value-type="float">
            <text:p>460.75</text:p>
          </table:table-cell>
          <table:table-cell table:formula="of:=[.H102]*[.$E$1]+[.$E$2]" office:value-type="float" office:value="294.317856231871" calcext:value-type="float">
            <text:p>294.317856231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-0.5*([.$B$1]-[.$B$3])*SIN([.A103]*PI()/180)" office:value-type="float" office:value="200.529283920168" calcext:value-type="float">
            <text:p>200.5292839202</text:p>
          </table:table-cell>
          <table:table-cell table:formula="of:=0.5*([.$B$1]+[.$B$3])+0.5*([.$B$1]-[.$B$3])*COS([.A103]*PI()/180)" office:value-type="float" office:value="300.682552944413" calcext:value-type="float">
            <text:p>300.6825529444</text:p>
          </table:table-cell>
          <table:table-cell table:formula="of:=-0.5*([.$B$2]-[.$B$3])*SIN([.A103]*PI()/180)" office:value-type="float" office:value="24.7567017185393" calcext:value-type="float">
            <text:p>24.7567017185</text:p>
          </table:table-cell>
          <table:table-cell table:formula="of:=0.5*([.$B$2]+[.$B$3])+0.5*([.$B$2]-[.$B$3])*COS([.A103]*PI()/180)" office:value-type="float" office:value="98.4793275240016" calcext:value-type="float">
            <text:p>98.479327524</text:p>
          </table:table-cell>
          <table:table-cell table:formula="of:=-0.5*([.$B$1]-[.$B$2])*SIN([.A103]*PI()/180)" office:value-type="float" office:value="175.772582201629" calcext:value-type="float">
            <text:p>175.7725822016</text:p>
          </table:table-cell>
          <table:table-cell table:formula="of:=0.5*([.$B$1]+[.$B$2])+0.5*([.$B$2]-[.$B$1])*COS([.A103]*PI()/180)" office:value-type="float" office:value="272.796774579588" calcext:value-type="float">
            <text:p>272.7967745796</text:p>
          </table:table-cell>
          <table:table-cell table:formula="of:=[.$B$1]/100*([.A103]-180)" office:value-type="float" office:value="465.5" calcext:value-type="float">
            <text:p>465.5</text:p>
          </table:table-cell>
          <table:table-cell table:formula="of:=[.H103]*[.$E$1]+[.$E$2]" office:value-type="float" office:value="296.217856231871" calcext:value-type="float">
            <text:p>296.217856231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-0.5*([.$B$1]-[.$B$3])*SIN([.A104]*PI()/180)" office:value-type="float" office:value="200.006888970515" calcext:value-type="float">
            <text:p>200.0068889705</text:p>
          </table:table-cell>
          <table:table-cell table:formula="of:=0.5*([.$B$1]+[.$B$3])+0.5*([.$B$1]-[.$B$3])*COS([.A104]*PI()/180)" office:value-type="float" office:value="304.177979170647" calcext:value-type="float">
            <text:p>304.1779791706</text:p>
          </table:table-cell>
          <table:table-cell table:formula="of:=-0.5*([.$B$2]-[.$B$3])*SIN([.A104]*PI()/180)" office:value-type="float" office:value="24.6922085148784" calcext:value-type="float">
            <text:p>24.6922085149</text:p>
          </table:table-cell>
          <table:table-cell table:formula="of:=0.5*([.$B$2]+[.$B$3])+0.5*([.$B$2]-[.$B$3])*COS([.A104]*PI()/180)" office:value-type="float" office:value="98.9108616260058" calcext:value-type="float">
            <text:p>98.910861626</text:p>
          </table:table-cell>
          <table:table-cell table:formula="of:=-0.5*([.$B$1]-[.$B$2])*SIN([.A104]*PI()/180)" office:value-type="float" office:value="175.314680455637" calcext:value-type="float">
            <text:p>175.3146804556</text:p>
          </table:table-cell>
          <table:table-cell table:formula="of:=0.5*([.$B$1]+[.$B$2])+0.5*([.$B$2]-[.$B$1])*COS([.A104]*PI()/180)" office:value-type="float" office:value="269.732882455359" calcext:value-type="float">
            <text:p>269.7328824554</text:p>
          </table:table-cell>
          <table:table-cell table:formula="of:=[.$B$1]/100*([.A104]-180)" office:value-type="float" office:value="470.25" calcext:value-type="float">
            <text:p>470.25</text:p>
          </table:table-cell>
          <table:table-cell table:formula="of:=[.H104]*[.$E$1]+[.$E$2]" office:value-type="float" office:value="298.117856231871" calcext:value-type="float">
            <text:p>298.117856231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-0.5*([.$B$1]-[.$B$3])*SIN([.A105]*PI()/180)" office:value-type="float" office:value="199.423569984972" calcext:value-type="float">
            <text:p>199.423569985</text:p>
          </table:table-cell>
          <table:table-cell table:formula="of:=0.5*([.$B$1]+[.$B$3])+0.5*([.$B$1]-[.$B$3])*COS([.A105]*PI()/180)" office:value-type="float" office:value="307.663755977553" calcext:value-type="float">
            <text:p>307.6637559776</text:p>
          </table:table-cell>
          <table:table-cell table:formula="of:=-0.5*([.$B$2]-[.$B$3])*SIN([.A105]*PI()/180)" office:value-type="float" office:value="24.6201938253052" calcext:value-type="float">
            <text:p>24.6201938253</text:p>
          </table:table-cell>
          <table:table-cell table:formula="of:=0.5*([.$B$2]+[.$B$3])+0.5*([.$B$2]-[.$B$3])*COS([.A105]*PI()/180)" office:value-type="float" office:value="99.3412044416733" calcext:value-type="float">
            <text:p>99.3412044417</text:p>
          </table:table-cell>
          <table:table-cell table:formula="of:=-0.5*([.$B$1]-[.$B$2])*SIN([.A105]*PI()/180)" office:value-type="float" office:value="174.803376159667" calcext:value-type="float">
            <text:p>174.8033761597</text:p>
          </table:table-cell>
          <table:table-cell table:formula="of:=0.5*([.$B$1]+[.$B$2])+0.5*([.$B$2]-[.$B$1])*COS([.A105]*PI()/180)" office:value-type="float" office:value="266.67744846412" calcext:value-type="float">
            <text:p>266.6774484641</text:p>
          </table:table-cell>
          <table:table-cell table:formula="of:=[.$B$1]/100*([.A105]-180)" office:value-type="float" office:value="475" calcext:value-type="float">
            <text:p>475</text:p>
          </table:table-cell>
          <table:table-cell table:formula="of:=[.H105]*[.$E$1]+[.$E$2]" office:value-type="float" office:value="300.017856231871" calcext:value-type="float">
            <text:p>300.017856231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-0.5*([.$B$1]-[.$B$3])*SIN([.A106]*PI()/180)" office:value-type="float" office:value="198.779504648152" calcext:value-type="float">
            <text:p>198.7795046482</text:p>
          </table:table-cell>
          <table:table-cell table:formula="of:=0.5*([.$B$1]+[.$B$3])+0.5*([.$B$1]-[.$B$3])*COS([.A106]*PI()/180)" office:value-type="float" office:value="311.13882156375" calcext:value-type="float">
            <text:p>311.1388215638</text:p>
          </table:table-cell>
          <table:table-cell table:formula="of:=-0.5*([.$B$2]-[.$B$3])*SIN([.A106]*PI()/180)" office:value-type="float" office:value="24.5406795861916" calcext:value-type="float">
            <text:p>24.5406795862</text:p>
          </table:table-cell>
          <table:table-cell table:formula="of:=0.5*([.$B$2]+[.$B$3])+0.5*([.$B$2]-[.$B$3])*COS([.A106]*PI()/180)" office:value-type="float" office:value="99.7702248844136" calcext:value-type="float">
            <text:p>99.7702248844</text:p>
          </table:table-cell>
          <table:table-cell table:formula="of:=-0.5*([.$B$1]-[.$B$2])*SIN([.A106]*PI()/180)" office:value-type="float" office:value="174.23882506196" calcext:value-type="float">
            <text:p>174.238825062</text:p>
          </table:table-cell>
          <table:table-cell table:formula="of:=0.5*([.$B$1]+[.$B$2])+0.5*([.$B$2]-[.$B$1])*COS([.A106]*PI()/180)" office:value-type="float" office:value="263.631403320663" calcext:value-type="float">
            <text:p>263.631403320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-0.5*([.$B$1]-[.$B$3])*SIN([.A107]*PI()/180)" office:value-type="float" office:value="198.074889148596" calcext:value-type="float">
            <text:p>198.0748891486</text:p>
          </table:table-cell>
          <table:table-cell table:formula="of:=0.5*([.$B$1]+[.$B$3])+0.5*([.$B$1]-[.$B$3])*COS([.A107]*PI()/180)" office:value-type="float" office:value="314.602117390596" calcext:value-type="float">
            <text:p>314.6021173906</text:p>
          </table:table-cell>
          <table:table-cell table:formula="of:=-0.5*([.$B$2]-[.$B$3])*SIN([.A107]*PI()/180)" office:value-type="float" office:value="24.4536900183451" calcext:value-type="float">
            <text:p>24.4536900183</text:p>
          </table:table-cell>
          <table:table-cell table:formula="of:=0.5*([.$B$2]+[.$B$3])+0.5*([.$B$2]-[.$B$3])*COS([.A107]*PI()/180)" office:value-type="float" office:value="100.197792270444" calcext:value-type="float">
            <text:p>100.1977922704</text:p>
          </table:table-cell>
          <table:table-cell table:formula="of:=-0.5*([.$B$1]-[.$B$2])*SIN([.A107]*PI()/180)" office:value-type="float" office:value="173.621199130251" calcext:value-type="float">
            <text:p>173.6211991303</text:p>
          </table:table-cell>
          <table:table-cell table:formula="of:=0.5*([.$B$1]+[.$B$2])+0.5*([.$B$2]-[.$B$1])*COS([.A107]*PI()/180)" office:value-type="float" office:value="260.595674879848" calcext:value-type="float">
            <text:p>260.595674879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-0.5*([.$B$1]-[.$B$3])*SIN([.A108]*PI()/180)" office:value-type="float" office:value="197.30993811901" calcext:value-type="float">
            <text:p>197.309938119</text:p>
          </table:table-cell>
          <table:table-cell table:formula="of:=0.5*([.$B$1]+[.$B$3])+0.5*([.$B$1]-[.$B$3])*COS([.A108]*PI()/180)" office:value-type="float" office:value="318.052588504633" calcext:value-type="float">
            <text:p>318.0525885046</text:p>
          </table:table-cell>
          <table:table-cell table:formula="of:=-0.5*([.$B$2]-[.$B$3])*SIN([.A108]*PI()/180)" office:value-type="float" office:value="24.3592516196309" calcext:value-type="float">
            <text:p>24.3592516196</text:p>
          </table:table-cell>
          <table:table-cell table:formula="of:=0.5*([.$B$2]+[.$B$3])+0.5*([.$B$2]-[.$B$3])*COS([.A108]*PI()/180)" office:value-type="float" office:value="100.623776358597" calcext:value-type="float">
            <text:p>100.6237763586</text:p>
          </table:table-cell>
          <table:table-cell table:formula="of:=-0.5*([.$B$1]-[.$B$2])*SIN([.A108]*PI()/180)" office:value-type="float" office:value="172.950686499379" calcext:value-type="float">
            <text:p>172.9506864994</text:p>
          </table:table-cell>
          <table:table-cell table:formula="of:=0.5*([.$B$1]+[.$B$2])+0.5*([.$B$2]-[.$B$1])*COS([.A108]*PI()/180)" office:value-type="float" office:value="257.571187853964" calcext:value-type="float">
            <text:p>257.57118785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-0.5*([.$B$1]-[.$B$3])*SIN([.A109]*PI()/180)" office:value-type="float" office:value="196.484884570889" calcext:value-type="float">
            <text:p>196.4848845709</text:p>
          </table:table-cell>
          <table:table-cell table:formula="of:=0.5*([.$B$1]+[.$B$3])+0.5*([.$B$1]-[.$B$3])*COS([.A109]*PI()/180)" office:value-type="float" office:value="321.489183858933" calcext:value-type="float">
            <text:p>321.4891838589</text:p>
          </table:table-cell>
          <table:table-cell table:formula="of:=-0.5*([.$B$2]-[.$B$3])*SIN([.A109]*PI()/180)" office:value-type="float" office:value="24.2573931568999" calcext:value-type="float">
            <text:p>24.2573931569</text:p>
          </table:table-cell>
          <table:table-cell table:formula="of:=0.5*([.$B$2]+[.$B$3])+0.5*([.$B$2]-[.$B$3])*COS([.A109]*PI()/180)" office:value-type="float" office:value="101.048047389992" calcext:value-type="float">
            <text:p>101.04804739</text:p>
          </table:table-cell>
          <table:table-cell table:formula="of:=-0.5*([.$B$1]-[.$B$2])*SIN([.A109]*PI()/180)" office:value-type="float" office:value="172.227491413989" calcext:value-type="float">
            <text:p>172.227491414</text:p>
          </table:table-cell>
          <table:table-cell table:formula="of:=0.5*([.$B$1]+[.$B$2])+0.5*([.$B$2]-[.$B$1])*COS([.A109]*PI()/180)" office:value-type="float" office:value="254.558863531059" calcext:value-type="float">
            <text:p>254.558863531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-0.5*([.$B$1]-[.$B$3])*SIN([.A110]*PI()/180)" office:value-type="float" office:value="195.599979823536" calcext:value-type="float">
            <text:p>195.5999798235</text:p>
          </table:table-cell>
          <table:table-cell table:formula="of:=0.5*([.$B$1]+[.$B$3])+0.5*([.$B$1]-[.$B$3])*COS([.A110]*PI()/180)" office:value-type="float" office:value="324.910856633261" calcext:value-type="float">
            <text:p>324.9108566333</text:p>
          </table:table-cell>
          <table:table-cell table:formula="of:=-0.5*([.$B$2]-[.$B$3])*SIN([.A110]*PI()/180)" office:value-type="float" office:value="24.1481456572267" calcext:value-type="float">
            <text:p>24.1481456572</text:p>
          </table:table-cell>
          <table:table-cell table:formula="of:=0.5*([.$B$2]+[.$B$3])+0.5*([.$B$2]-[.$B$3])*COS([.A110]*PI()/180)" office:value-type="float" office:value="101.470476127563" calcext:value-type="float">
            <text:p>101.4704761276</text:p>
          </table:table-cell>
          <table:table-cell table:formula="of:=-0.5*([.$B$1]-[.$B$2])*SIN([.A110]*PI()/180)" office:value-type="float" office:value="171.45183416631" calcext:value-type="float">
            <text:p>171.4518341663</text:p>
          </table:table-cell>
          <table:table-cell table:formula="of:=0.5*([.$B$1]+[.$B$2])+0.5*([.$B$2]-[.$B$1])*COS([.A110]*PI()/180)" office:value-type="float" office:value="251.559619494302" calcext:value-type="float">
            <text:p>251.559619494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-0.5*([.$B$1]-[.$B$3])*SIN([.A111]*PI()/180)" office:value-type="float" office:value="194.65549342751" calcext:value-type="float">
            <text:p>194.6554934275</text:p>
          </table:table-cell>
          <table:table-cell table:formula="of:=0.5*([.$B$1]+[.$B$3])+0.5*([.$B$1]-[.$B$3])*COS([.A111]*PI()/180)" office:value-type="float" office:value="328.316564552942" calcext:value-type="float">
            <text:p>328.3165645529</text:p>
          </table:table-cell>
          <table:table-cell table:formula="of:=-0.5*([.$B$2]-[.$B$3])*SIN([.A111]*PI()/180)" office:value-type="float" office:value="24.031542398458" calcext:value-type="float">
            <text:p>24.0315423985</text:p>
          </table:table-cell>
          <table:table-cell table:formula="of:=0.5*([.$B$2]+[.$B$3])+0.5*([.$B$2]-[.$B$3])*COS([.A111]*PI()/180)" office:value-type="float" office:value="101.890933895425" calcext:value-type="float">
            <text:p>101.8909338954</text:p>
          </table:table-cell>
          <table:table-cell table:formula="of:=-0.5*([.$B$1]-[.$B$2])*SIN([.A111]*PI()/180)" office:value-type="float" office:value="170.623951029052" calcext:value-type="float">
            <text:p>170.6239510291</text:p>
          </table:table-cell>
          <table:table-cell table:formula="of:=0.5*([.$B$1]+[.$B$2])+0.5*([.$B$2]-[.$B$1])*COS([.A111]*PI()/180)" office:value-type="float" office:value="248.574369342483" calcext:value-type="float">
            <text:p>248.5743693425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-0.5*([.$B$1]-[.$B$3])*SIN([.A112]*PI()/180)" office:value-type="float" office:value="193.651713082515" calcext:value-type="float">
            <text:p>193.6517130825</text:p>
          </table:table-cell>
          <table:table-cell table:formula="of:=0.5*([.$B$1]+[.$B$3])+0.5*([.$B$1]-[.$B$3])*COS([.A112]*PI()/180)" office:value-type="float" office:value="331.705270206354" calcext:value-type="float">
            <text:p>331.7052702064</text:p>
          </table:table-cell>
          <table:table-cell table:formula="of:=-0.5*([.$B$2]-[.$B$3])*SIN([.A112]*PI()/180)" office:value-type="float" office:value="23.9076188990759" calcext:value-type="float">
            <text:p>23.9076188991</text:p>
          </table:table-cell>
          <table:table-cell table:formula="of:=0.5*([.$B$2]+[.$B$3])+0.5*([.$B$2]-[.$B$3])*COS([.A112]*PI()/180)" office:value-type="float" office:value="102.309292618068" calcext:value-type="float">
            <text:p>102.3092926181</text:p>
          </table:table-cell>
          <table:table-cell table:formula="of:=-0.5*([.$B$1]-[.$B$2])*SIN([.A112]*PI()/180)" office:value-type="float" office:value="169.744094183439" calcext:value-type="float">
            <text:p>169.7440941834</text:p>
          </table:table-cell>
          <table:table-cell table:formula="of:=0.5*([.$B$1]+[.$B$2])+0.5*([.$B$2]-[.$B$1])*COS([.A112]*PI()/180)" office:value-type="float" office:value="245.604022411714" calcext:value-type="float">
            <text:p>245.604022411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-0.5*([.$B$1]-[.$B$3])*SIN([.A113]*PI()/180)" office:value-type="float" office:value="192.588944549769" calcext:value-type="float">
            <text:p>192.5889445498</text:p>
          </table:table-cell>
          <table:table-cell table:formula="of:=0.5*([.$B$1]+[.$B$3])+0.5*([.$B$1]-[.$B$3])*COS([.A113]*PI()/180)" office:value-type="float" office:value="335.075941360927" calcext:value-type="float">
            <text:p>335.0759413609</text:p>
          </table:table-cell>
          <table:table-cell table:formula="of:=-0.5*([.$B$2]-[.$B$3])*SIN([.A113]*PI()/180)" office:value-type="float" office:value="23.7764129073788" calcext:value-type="float">
            <text:p>23.7764129074</text:p>
          </table:table-cell>
          <table:table-cell table:formula="of:=0.5*([.$B$2]+[.$B$3])+0.5*([.$B$2]-[.$B$3])*COS([.A113]*PI()/180)" office:value-type="float" office:value="102.725424859374" calcext:value-type="float">
            <text:p>102.7254248594</text:p>
          </table:table-cell>
          <table:table-cell table:formula="of:=-0.5*([.$B$1]-[.$B$2])*SIN([.A113]*PI()/180)" office:value-type="float" office:value="168.81253164239" calcext:value-type="float">
            <text:p>168.8125316424</text:p>
          </table:table-cell>
          <table:table-cell table:formula="of:=0.5*([.$B$1]+[.$B$2])+0.5*([.$B$2]-[.$B$1])*COS([.A113]*PI()/180)" office:value-type="float" office:value="242.649483498447" calcext:value-type="float">
            <text:p>242.649483498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-0.5*([.$B$1]-[.$B$3])*SIN([.A114]*PI()/180)" office:value-type="float" office:value="191.467511558862" calcext:value-type="float">
            <text:p>191.4675115589</text:p>
          </table:table-cell>
          <table:table-cell table:formula="of:=0.5*([.$B$1]+[.$B$3])+0.5*([.$B$1]-[.$B$3])*COS([.A114]*PI()/180)" office:value-type="float" office:value="338.427551277574" calcext:value-type="float">
            <text:p>338.4275512776</text:p>
          </table:table-cell>
          <table:table-cell table:formula="of:=-0.5*([.$B$2]-[.$B$3])*SIN([.A114]*PI()/180)" office:value-type="float" office:value="23.6379643899829" calcext:value-type="float">
            <text:p>23.63796439</text:p>
          </table:table-cell>
          <table:table-cell table:formula="of:=0.5*([.$B$2]+[.$B$3])+0.5*([.$B$2]-[.$B$3])*COS([.A114]*PI()/180)" office:value-type="float" office:value="103.139203861429" calcext:value-type="float">
            <text:p>103.1392038614</text:p>
          </table:table-cell>
          <table:table-cell table:formula="of:=-0.5*([.$B$1]-[.$B$2])*SIN([.A114]*PI()/180)" office:value-type="float" office:value="167.829547168879" calcext:value-type="float">
            <text:p>167.8295471689</text:p>
          </table:table-cell>
          <table:table-cell table:formula="of:=0.5*([.$B$1]+[.$B$2])+0.5*([.$B$2]-[.$B$1])*COS([.A114]*PI()/180)" office:value-type="float" office:value="239.711652583855" calcext:value-type="float">
            <text:p>239.711652583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-0.5*([.$B$1]-[.$B$3])*SIN([.A115]*PI()/180)" office:value-type="float" office:value="190.287755709146" calcext:value-type="float">
            <text:p>190.2877557091</text:p>
          </table:table-cell>
          <table:table-cell table:formula="of:=0.5*([.$B$1]+[.$B$3])+0.5*([.$B$1]-[.$B$3])*COS([.A115]*PI()/180)" office:value-type="float" office:value="341.759079023448" calcext:value-type="float">
            <text:p>341.7590790234</text:p>
          </table:table-cell>
          <table:table-cell table:formula="of:=-0.5*([.$B$2]-[.$B$3])*SIN([.A115]*PI()/180)" office:value-type="float" office:value="23.4923155196477" calcext:value-type="float">
            <text:p>23.4923155196</text:p>
          </table:table-cell>
          <table:table-cell table:formula="of:=0.5*([.$B$2]+[.$B$3])+0.5*([.$B$2]-[.$B$3])*COS([.A115]*PI()/180)" office:value-type="float" office:value="103.550503583142" calcext:value-type="float">
            <text:p>103.5505035831</text:p>
          </table:table-cell>
          <table:table-cell table:formula="of:=-0.5*([.$B$1]-[.$B$2])*SIN([.A115]*PI()/180)" office:value-type="float" office:value="166.795440189499" calcext:value-type="float">
            <text:p>166.7954401895</text:p>
          </table:table-cell>
          <table:table-cell table:formula="of:=0.5*([.$B$1]+[.$B$2])+0.5*([.$B$2]-[.$B$1])*COS([.A115]*PI()/180)" office:value-type="float" office:value="236.791424559694" calcext:value-type="float">
            <text:p>236.791424559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-0.5*([.$B$1]-[.$B$3])*SIN([.A116]*PI()/180)" office:value-type="float" office:value="189.050036365683" calcext:value-type="float">
            <text:p>189.0500363657</text:p>
          </table:table-cell>
          <table:table-cell table:formula="of:=0.5*([.$B$1]+[.$B$3])+0.5*([.$B$1]-[.$B$3])*COS([.A116]*PI()/180)" office:value-type="float" office:value="345.069509782923" calcext:value-type="float">
            <text:p>345.0695097829</text:p>
          </table:table-cell>
          <table:table-cell table:formula="of:=-0.5*([.$B$2]-[.$B$3])*SIN([.A116]*PI()/180)" office:value-type="float" office:value="23.3395106624301" calcext:value-type="float">
            <text:p>23.3395106624</text:p>
          </table:table-cell>
          <table:table-cell table:formula="of:=0.5*([.$B$2]+[.$B$3])+0.5*([.$B$2]-[.$B$3])*COS([.A116]*PI()/180)" office:value-type="float" office:value="103.959198738632" calcext:value-type="float">
            <text:p>103.9591987386</text:p>
          </table:table-cell>
          <table:table-cell table:formula="of:=-0.5*([.$B$1]-[.$B$2])*SIN([.A116]*PI()/180)" office:value-type="float" office:value="165.710525703253" calcext:value-type="float">
            <text:p>165.7105257033</text:p>
          </table:table-cell>
          <table:table-cell table:formula="of:=0.5*([.$B$1]+[.$B$2])+0.5*([.$B$2]-[.$B$1])*COS([.A116]*PI()/180)" office:value-type="float" office:value="233.889688955709" calcext:value-type="float">
            <text:p>233.889688955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-0.5*([.$B$1]-[.$B$3])*SIN([.A117]*PI()/180)" office:value-type="float" office:value="187.754730549774" calcext:value-type="float">
            <text:p>187.7547305498</text:p>
          </table:table-cell>
          <table:table-cell table:formula="of:=0.5*([.$B$1]+[.$B$3])+0.5*([.$B$1]-[.$B$3])*COS([.A117]*PI()/180)" office:value-type="float" office:value="348.357835166722" calcext:value-type="float">
            <text:p>348.3578351667</text:p>
          </table:table-cell>
          <table:table-cell table:formula="of:=-0.5*([.$B$2]-[.$B$3])*SIN([.A117]*PI()/180)" office:value-type="float" office:value="23.1795963641697" calcext:value-type="float">
            <text:p>23.1795963642</text:p>
          </table:table-cell>
          <table:table-cell table:formula="of:=0.5*([.$B$2]+[.$B$3])+0.5*([.$B$2]-[.$B$3])*COS([.A117]*PI()/180)" office:value-type="float" office:value="104.365164835398" calcext:value-type="float">
            <text:p>104.3651648354</text:p>
          </table:table-cell>
          <table:table-cell table:formula="of:=-0.5*([.$B$1]-[.$B$2])*SIN([.A117]*PI()/180)" office:value-type="float" office:value="164.575134185605" calcext:value-type="float">
            <text:p>164.5751341856</text:p>
          </table:table-cell>
          <table:table-cell table:formula="of:=0.5*([.$B$1]+[.$B$2])+0.5*([.$B$2]-[.$B$1])*COS([.A117]*PI()/180)" office:value-type="float" office:value="231.007329668676" calcext:value-type="float">
            <text:p>231.0073296687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-0.5*([.$B$1]-[.$B$3])*SIN([.A118]*PI()/180)" office:value-type="float" office:value="186.402232824119" calcext:value-type="float">
            <text:p>186.4022328241</text:p>
          </table:table-cell>
          <table:table-cell table:formula="of:=0.5*([.$B$1]+[.$B$3])+0.5*([.$B$1]-[.$B$3])*COS([.A118]*PI()/180)" office:value-type="float" office:value="351.623053519078" calcext:value-type="float">
            <text:p>351.6230535191</text:p>
          </table:table-cell>
          <table:table-cell table:formula="of:=-0.5*([.$B$2]-[.$B$3])*SIN([.A118]*PI()/180)" office:value-type="float" office:value="23.012621336311" calcext:value-type="float">
            <text:p>23.0126213363</text:p>
          </table:table-cell>
          <table:table-cell table:formula="of:=0.5*([.$B$2]+[.$B$3])+0.5*([.$B$2]-[.$B$3])*COS([.A118]*PI()/180)" office:value-type="float" office:value="104.768278212232" calcext:value-type="float">
            <text:p>104.7682782122</text:p>
          </table:table-cell>
          <table:table-cell table:formula="of:=-0.5*([.$B$1]-[.$B$2])*SIN([.A118]*PI()/180)" office:value-type="float" office:value="163.389611487808" calcext:value-type="float">
            <text:p>163.3896114878</text:p>
          </table:table-cell>
          <table:table-cell table:formula="of:=0.5*([.$B$1]+[.$B$2])+0.5*([.$B$2]-[.$B$1])*COS([.A118]*PI()/180)" office:value-type="float" office:value="228.145224693154" calcext:value-type="float">
            <text:p>228.145224693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-0.5*([.$B$1]-[.$B$3])*SIN([.A119]*PI()/180)" office:value-type="float" office:value="184.992955172627" calcext:value-type="float">
            <text:p>184.9929551726</text:p>
          </table:table-cell>
          <table:table-cell table:formula="of:=0.5*([.$B$1]+[.$B$3])+0.5*([.$B$1]-[.$B$3])*COS([.A119]*PI()/180)" office:value-type="float" office:value="354.86417022285" calcext:value-type="float">
            <text:p>354.8641702229</text:p>
          </table:table-cell>
          <table:table-cell table:formula="of:=-0.5*([.$B$2]-[.$B$3])*SIN([.A119]*PI()/180)" office:value-type="float" office:value="22.838636441065" calcext:value-type="float">
            <text:p>22.8386364411</text:p>
          </table:table-cell>
          <table:table-cell table:formula="of:=0.5*([.$B$2]+[.$B$3])+0.5*([.$B$2]-[.$B$3])*COS([.A119]*PI()/180)" office:value-type="float" office:value="105.168416076895" calcext:value-type="float">
            <text:p>105.1684160769</text:p>
          </table:table-cell>
          <table:table-cell table:formula="of:=-0.5*([.$B$1]-[.$B$2])*SIN([.A119]*PI()/180)" office:value-type="float" office:value="162.154318731562" calcext:value-type="float">
            <text:p>162.1543187316</text:p>
          </table:table-cell>
          <table:table-cell table:formula="of:=0.5*([.$B$1]+[.$B$2])+0.5*([.$B$2]-[.$B$1])*COS([.A119]*PI()/180)" office:value-type="float" office:value="225.304245854045" calcext:value-type="float">
            <text:p>225.30424585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-0.5*([.$B$1]-[.$B$3])*SIN([.A120]*PI()/180)" office:value-type="float" office:value="183.527326874922" calcext:value-type="float">
            <text:p>183.5273268749</text:p>
          </table:table-cell>
          <table:table-cell table:formula="of:=0.5*([.$B$1]+[.$B$3])+0.5*([.$B$1]-[.$B$3])*COS([.A120]*PI()/180)" office:value-type="float" office:value="358.080198002492" calcext:value-type="float">
            <text:p>358.0801980025</text:p>
          </table:table-cell>
          <table:table-cell table:formula="of:=-0.5*([.$B$2]-[.$B$3])*SIN([.A120]*PI()/180)" office:value-type="float" office:value="22.6576946759162" calcext:value-type="float">
            <text:p>22.6576946759</text:p>
          </table:table-cell>
          <table:table-cell table:formula="of:=0.5*([.$B$2]+[.$B$3])+0.5*([.$B$2]-[.$B$3])*COS([.A120]*PI()/180)" office:value-type="float" office:value="105.565456543517" calcext:value-type="float">
            <text:p>105.5654565435</text:p>
          </table:table-cell>
          <table:table-cell table:formula="of:=-0.5*([.$B$1]-[.$B$2])*SIN([.A120]*PI()/180)" office:value-type="float" office:value="160.869632199005" calcext:value-type="float">
            <text:p>160.869632199</text:p>
          </table:table-cell>
          <table:table-cell table:formula="of:=0.5*([.$B$1]+[.$B$2])+0.5*([.$B$2]-[.$B$1])*COS([.A120]*PI()/180)" office:value-type="float" office:value="222.485258541026" calcext:value-type="float">
            <text:p>222.48525854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-0.5*([.$B$1]-[.$B$3])*SIN([.A121]*PI()/180)" office:value-type="float" office:value="182.005794375581" calcext:value-type="float">
            <text:p>182.0057943756</text:p>
          </table:table-cell>
          <table:table-cell table:formula="of:=0.5*([.$B$1]+[.$B$3])+0.5*([.$B$1]-[.$B$3])*COS([.A121]*PI()/180)" office:value-type="float" office:value="361.270157224788" calcext:value-type="float">
            <text:p>361.2701572248</text:p>
          </table:table-cell>
          <table:table-cell table:formula="of:=-0.5*([.$B$2]-[.$B$3])*SIN([.A121]*PI()/180)" office:value-type="float" office:value="22.4698511574792" calcext:value-type="float">
            <text:p>22.4698511575</text:p>
          </table:table-cell>
          <table:table-cell table:formula="of:=0.5*([.$B$2]+[.$B$3])+0.5*([.$B$2]-[.$B$3])*COS([.A121]*PI()/180)" office:value-type="float" office:value="105.959278669727" calcext:value-type="float">
            <text:p>105.9592786697</text:p>
          </table:table-cell>
          <table:table-cell table:formula="of:=-0.5*([.$B$1]-[.$B$2])*SIN([.A121]*PI()/180)" office:value-type="float" office:value="159.535943218102" calcext:value-type="float">
            <text:p>159.5359432181</text:p>
          </table:table-cell>
          <table:table-cell table:formula="of:=0.5*([.$B$1]+[.$B$2])+0.5*([.$B$2]-[.$B$1])*COS([.A121]*PI()/180)" office:value-type="float" office:value="219.689121444939" calcext:value-type="float">
            <text:p>219.6891214449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-0.5*([.$B$1]-[.$B$3])*SIN([.A122]*PI()/180)" office:value-type="float" office:value="180.428821148144" calcext:value-type="float">
            <text:p>180.4288211481</text:p>
          </table:table-cell>
          <table:table-cell table:formula="of:=0.5*([.$B$1]+[.$B$3])+0.5*([.$B$1]-[.$B$3])*COS([.A122]*PI()/180)" office:value-type="float" office:value="364.433076197258" calcext:value-type="float">
            <text:p>364.4330761973</text:p>
          </table:table-cell>
          <table:table-cell table:formula="of:=-0.5*([.$B$2]-[.$B$3])*SIN([.A122]*PI()/180)" office:value-type="float" office:value="22.2751631047092" calcext:value-type="float">
            <text:p>22.2751631047</text:p>
          </table:table-cell>
          <table:table-cell table:formula="of:=0.5*([.$B$2]+[.$B$3])+0.5*([.$B$2]-[.$B$3])*COS([.A122]*PI()/180)" office:value-type="float" office:value="106.349762493489" calcext:value-type="float">
            <text:p>106.3497624935</text:p>
          </table:table-cell>
          <table:table-cell table:formula="of:=-0.5*([.$B$1]-[.$B$2])*SIN([.A122]*PI()/180)" office:value-type="float" office:value="158.153658043435" calcext:value-type="float">
            <text:p>158.1536580434</text:p>
          </table:table-cell>
          <table:table-cell table:formula="of:=0.5*([.$B$1]+[.$B$2])+0.5*([.$B$2]-[.$B$1])*COS([.A122]*PI()/180)" office:value-type="float" office:value="216.91668629623" calcext:value-type="float">
            <text:p>216.916686296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-0.5*([.$B$1]-[.$B$3])*SIN([.A123]*PI()/180)" office:value-type="float" office:value="178.796887553933" calcext:value-type="float">
            <text:p>178.7968875539</text:p>
          </table:table-cell>
          <table:table-cell table:formula="of:=0.5*([.$B$1]+[.$B$3])+0.5*([.$B$1]-[.$B$3])*COS([.A123]*PI()/180)" office:value-type="float" office:value="367.567991464143" calcext:value-type="float">
            <text:p>367.5679914641</text:p>
          </table:table-cell>
          <table:table-cell table:formula="of:=-0.5*([.$B$2]-[.$B$3])*SIN([.A123]*PI()/180)" office:value-type="float" office:value="22.0736898214732" calcext:value-type="float">
            <text:p>22.0736898215</text:p>
          </table:table-cell>
          <table:table-cell table:formula="of:=0.5*([.$B$2]+[.$B$3])+0.5*([.$B$2]-[.$B$3])*COS([.A123]*PI()/180)" office:value-type="float" office:value="106.736789069647" calcext:value-type="float">
            <text:p>106.7367890696</text:p>
          </table:table-cell>
          <table:table-cell table:formula="of:=-0.5*([.$B$1]-[.$B$2])*SIN([.A123]*PI()/180)" office:value-type="float" office:value="156.72319773246" calcext:value-type="float">
            <text:p>156.7231977325</text:p>
          </table:table-cell>
          <table:table-cell table:formula="of:=0.5*([.$B$1]+[.$B$2])+0.5*([.$B$2]-[.$B$1])*COS([.A123]*PI()/180)" office:value-type="float" office:value="214.168797605504" calcext:value-type="float">
            <text:p>214.168797605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-0.5*([.$B$1]-[.$B$3])*SIN([.A124]*PI()/180)" office:value-type="float" office:value="177.110490695728" calcext:value-type="float">
            <text:p>177.1104906957</text:p>
          </table:table-cell>
          <table:table-cell table:formula="of:=0.5*([.$B$1]+[.$B$3])+0.5*([.$B$1]-[.$B$3])*COS([.A124]*PI()/180)" office:value-type="float" office:value="370.673948099883" calcext:value-type="float">
            <text:p>370.6739480999</text:p>
          </table:table-cell>
          <table:table-cell table:formula="of:=-0.5*([.$B$2]-[.$B$3])*SIN([.A124]*PI()/180)" office:value-type="float" office:value="21.8654926784849" calcext:value-type="float">
            <text:p>21.8654926785</text:p>
          </table:table-cell>
          <table:table-cell table:formula="of:=0.5*([.$B$2]+[.$B$3])+0.5*([.$B$2]-[.$B$3])*COS([.A124]*PI()/180)" office:value-type="float" office:value="107.120240506158" calcext:value-type="float">
            <text:p>107.1202405062</text:p>
          </table:table-cell>
          <table:table-cell table:formula="of:=-0.5*([.$B$1]-[.$B$2])*SIN([.A124]*PI()/180)" office:value-type="float" office:value="155.244998017243" calcext:value-type="float">
            <text:p>155.2449980172</text:p>
          </table:table-cell>
          <table:table-cell table:formula="of:=0.5*([.$B$1]+[.$B$2])+0.5*([.$B$2]-[.$B$1])*COS([.A124]*PI()/180)" office:value-type="float" office:value="211.446292406275" calcext:value-type="float">
            <text:p>211.446292406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0.5*([.$B$1]-[.$B$3])*SIN([.A125]*PI()/180)" office:value-type="float" office:value="175.370144266349" calcext:value-type="float">
            <text:p>175.3701442663</text:p>
          </table:table-cell>
          <table:table-cell table:formula="of:=0.5*([.$B$1]+[.$B$3])+0.5*([.$B$1]-[.$B$3])*COS([.A125]*PI()/180)" office:value-type="float" office:value="373.75" calcext:value-type="float">
            <text:p>373.75</text:p>
          </table:table-cell>
          <table:table-cell table:formula="of:=-0.5*([.$B$2]-[.$B$3])*SIN([.A125]*PI()/180)" office:value-type="float" office:value="21.650635094611" calcext:value-type="float">
            <text:p>21.6506350946</text:p>
          </table:table-cell>
          <table:table-cell table:formula="of:=0.5*([.$B$2]+[.$B$3])+0.5*([.$B$2]-[.$B$3])*COS([.A125]*PI()/180)" office:value-type="float" office:value="107.5" calcext:value-type="float">
            <text:p>107.5</text:p>
          </table:table-cell>
          <table:table-cell table:formula="of:=-0.5*([.$B$1]-[.$B$2])*SIN([.A125]*PI()/180)" office:value-type="float" office:value="153.719509171738" calcext:value-type="float">
            <text:p>153.7195091717</text:p>
          </table:table-cell>
          <table:table-cell table:formula="of:=0.5*([.$B$1]+[.$B$2])+0.5*([.$B$2]-[.$B$1])*COS([.A125]*PI()/180)" office:value-type="float" office:value="208.75" calcext:value-type="float">
            <text:p>208.7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-0.5*([.$B$1]-[.$B$3])*SIN([.A126]*PI()/180)" office:value-type="float" office:value="173.576378392178" calcext:value-type="float">
            <text:p>173.5763783922</text:p>
          </table:table-cell>
          <table:table-cell table:formula="of:=0.5*([.$B$1]+[.$B$3])+0.5*([.$B$1]-[.$B$3])*COS([.A126]*PI()/180)" office:value-type="float" office:value="376.795210169286" calcext:value-type="float">
            <text:p>376.7952101693</text:p>
          </table:table-cell>
          <table:table-cell table:formula="of:=-0.5*([.$B$2]-[.$B$3])*SIN([.A126]*PI()/180)" office:value-type="float" office:value="21.4291825175528" calcext:value-type="float">
            <text:p>21.4291825176</text:p>
          </table:table-cell>
          <table:table-cell table:formula="of:=0.5*([.$B$2]+[.$B$3])+0.5*([.$B$2]-[.$B$3])*COS([.A126]*PI()/180)" office:value-type="float" office:value="107.875951872751" calcext:value-type="float">
            <text:p>107.8759518728</text:p>
          </table:table-cell>
          <table:table-cell table:formula="of:=-0.5*([.$B$1]-[.$B$2])*SIN([.A126]*PI()/180)" office:value-type="float" office:value="152.147195874625" calcext:value-type="float">
            <text:p>152.1471958746</text:p>
          </table:table-cell>
          <table:table-cell table:formula="of:=0.5*([.$B$1]+[.$B$2])+0.5*([.$B$2]-[.$B$1])*COS([.A126]*PI()/180)" office:value-type="float" office:value="206.080741703465" calcext:value-type="float">
            <text:p>206.0807417035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-0.5*([.$B$1]-[.$B$3])*SIN([.A127]*PI()/180)" office:value-type="float" office:value="171.729739471676" calcext:value-type="float">
            <text:p>171.7297394717</text:p>
          </table:table-cell>
          <table:table-cell table:formula="of:=0.5*([.$B$1]+[.$B$3])+0.5*([.$B$1]-[.$B$3])*COS([.A127]*PI()/180)" office:value-type="float" office:value="379.808651007224" calcext:value-type="float">
            <text:p>379.8086510072</text:p>
          </table:table-cell>
          <table:table-cell table:formula="of:=-0.5*([.$B$2]-[.$B$3])*SIN([.A127]*PI()/180)" office:value-type="float" office:value="21.2012024039107" calcext:value-type="float">
            <text:p>21.2012024039</text:p>
          </table:table-cell>
          <table:table-cell table:formula="of:=0.5*([.$B$2]+[.$B$3])+0.5*([.$B$2]-[.$B$3])*COS([.A127]*PI()/180)" office:value-type="float" office:value="108.24798160583" calcext:value-type="float">
            <text:p>108.2479816058</text:p>
          </table:table-cell>
          <table:table-cell table:formula="of:=-0.5*([.$B$1]-[.$B$2])*SIN([.A127]*PI()/180)" office:value-type="float" office:value="150.528537067766" calcext:value-type="float">
            <text:p>150.5285370678</text:p>
          </table:table-cell>
          <table:table-cell table:formula="of:=0.5*([.$B$1]+[.$B$2])+0.5*([.$B$2]-[.$B$1])*COS([.A127]*PI()/180)" office:value-type="float" office:value="203.439330598606" calcext:value-type="float">
            <text:p>203.439330598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-0.5*([.$B$1]-[.$B$3])*SIN([.A128]*PI()/180)" office:value-type="float" office:value="169.830790008948" calcext:value-type="float">
            <text:p>169.8307900089</text:p>
          </table:table-cell>
          <table:table-cell table:formula="of:=0.5*([.$B$1]+[.$B$3])+0.5*([.$B$1]-[.$B$3])*COS([.A128]*PI()/180)" office:value-type="float" office:value="382.789404590543" calcext:value-type="float">
            <text:p>382.7894045905</text:p>
          </table:table-cell>
          <table:table-cell table:formula="of:=-0.5*([.$B$2]-[.$B$3])*SIN([.A128]*PI()/180)" office:value-type="float" office:value="20.9667641986356" calcext:value-type="float">
            <text:p>20.9667641986</text:p>
          </table:table-cell>
          <table:table-cell table:formula="of:=0.5*([.$B$2]+[.$B$3])+0.5*([.$B$2]-[.$B$3])*COS([.A128]*PI()/180)" office:value-type="float" office:value="108.615975875376" calcext:value-type="float">
            <text:p>108.6159758754</text:p>
          </table:table-cell>
          <table:table-cell table:formula="of:=-0.5*([.$B$1]-[.$B$2])*SIN([.A128]*PI()/180)" office:value-type="float" office:value="148.864025810313" calcext:value-type="float">
            <text:p>148.8640258103</text:p>
          </table:table-cell>
          <table:table-cell table:formula="of:=0.5*([.$B$1]+[.$B$2])+0.5*([.$B$2]-[.$B$1])*COS([.A128]*PI()/180)" office:value-type="float" office:value="200.826571284833" calcext:value-type="float">
            <text:p>200.826571284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-0.5*([.$B$1]-[.$B$3])*SIN([.A129]*PI()/180)" office:value-type="float" office:value="167.880108442396" calcext:value-type="float">
            <text:p>167.8801084424</text:p>
          </table:table-cell>
          <table:table-cell table:formula="of:=0.5*([.$B$1]+[.$B$3])+0.5*([.$B$1]-[.$B$3])*COS([.A129]*PI()/180)" office:value-type="float" office:value="385.736562952826" calcext:value-type="float">
            <text:p>385.7365629528</text:p>
          </table:table-cell>
          <table:table-cell table:formula="of:=-0.5*([.$B$2]-[.$B$3])*SIN([.A129]*PI()/180)" office:value-type="float" office:value="20.7259393138761" calcext:value-type="float">
            <text:p>20.7259393139</text:p>
          </table:table-cell>
          <table:table-cell table:formula="of:=0.5*([.$B$2]+[.$B$3])+0.5*([.$B$2]-[.$B$3])*COS([.A129]*PI()/180)" office:value-type="float" office:value="108.979822586769" calcext:value-type="float">
            <text:p>108.9798225868</text:p>
          </table:table-cell>
          <table:table-cell table:formula="of:=-0.5*([.$B$1]-[.$B$2])*SIN([.A129]*PI()/180)" office:value-type="float" office:value="147.15416912852" calcext:value-type="float">
            <text:p>147.1541691285</text:p>
          </table:table-cell>
          <table:table-cell table:formula="of:=0.5*([.$B$1]+[.$B$2])+0.5*([.$B$2]-[.$B$1])*COS([.A129]*PI()/180)" office:value-type="float" office:value="198.243259633943" calcext:value-type="float">
            <text:p>198.2432596339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-0.5*([.$B$1]-[.$B$3])*SIN([.A130]*PI()/180)" office:value-type="float" office:value="165.878288968521" calcext:value-type="float">
            <text:p>165.8782889685</text:p>
          </table:table-cell>
          <table:table-cell table:formula="of:=0.5*([.$B$1]+[.$B$3])+0.5*([.$B$1]-[.$B$3])*COS([.A130]*PI()/180)" office:value-type="float" office:value="388.649228361087" calcext:value-type="float">
            <text:p>388.6492283611</text:p>
          </table:table-cell>
          <table:table-cell table:formula="of:=-0.5*([.$B$2]-[.$B$3])*SIN([.A130]*PI()/180)" office:value-type="float" office:value="20.4788011072248" calcext:value-type="float">
            <text:p>20.4788011072</text:p>
          </table:table-cell>
          <table:table-cell table:formula="of:=0.5*([.$B$2]+[.$B$3])+0.5*([.$B$2]-[.$B$3])*COS([.A130]*PI()/180)" office:value-type="float" office:value="109.339410908776" calcext:value-type="float">
            <text:p>109.3394109088</text:p>
          </table:table-cell>
          <table:table-cell table:formula="of:=-0.5*([.$B$1]-[.$B$2])*SIN([.A130]*PI()/180)" office:value-type="float" office:value="145.399487861296" calcext:value-type="float">
            <text:p>145.3994878613</text:p>
          </table:table-cell>
          <table:table-cell table:formula="of:=0.5*([.$B$1]+[.$B$2])+0.5*([.$B$2]-[.$B$1])*COS([.A130]*PI()/180)" office:value-type="float" office:value="195.690182547689" calcext:value-type="float">
            <text:p>195.6901825477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-0.5*([.$B$1]-[.$B$3])*SIN([.A131]*PI()/180)" office:value-type="float" office:value="163.825941360927" calcext:value-type="float">
            <text:p>163.8259413609</text:p>
          </table:table-cell>
          <table:table-cell table:formula="of:=0.5*([.$B$1]+[.$B$3])+0.5*([.$B$1]-[.$B$3])*COS([.A131]*PI()/180)" office:value-type="float" office:value="391.526513589226" calcext:value-type="float">
            <text:p>391.5265135892</text:p>
          </table:table-cell>
          <table:table-cell table:formula="of:=-0.5*([.$B$2]-[.$B$3])*SIN([.A131]*PI()/180)" office:value-type="float" office:value="20.2254248593737" calcext:value-type="float">
            <text:p>20.2254248594</text:p>
          </table:table-cell>
          <table:table-cell table:formula="of:=0.5*([.$B$2]+[.$B$3])+0.5*([.$B$2]-[.$B$3])*COS([.A131]*PI()/180)" office:value-type="float" office:value="109.694631307312" calcext:value-type="float">
            <text:p>109.6946313073</text:p>
          </table:table-cell>
          <table:table-cell table:formula="of:=-0.5*([.$B$1]-[.$B$2])*SIN([.A131]*PI()/180)" office:value-type="float" office:value="143.600516501553" calcext:value-type="float">
            <text:p>143.6005165016</text:p>
          </table:table-cell>
          <table:table-cell table:formula="of:=0.5*([.$B$1]+[.$B$2])+0.5*([.$B$2]-[.$B$1])*COS([.A131]*PI()/180)" office:value-type="float" office:value="193.168117718086" calcext:value-type="float">
            <text:p>193.168117718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-0.5*([.$B$1]-[.$B$3])*SIN([.A132]*PI()/180)" office:value-type="float" office:value="161.723690784577" calcext:value-type="float">
            <text:p>161.7236907846</text:p>
          </table:table-cell>
          <table:table-cell table:formula="of:=0.5*([.$B$1]+[.$B$3])+0.5*([.$B$1]-[.$B$3])*COS([.A132]*PI()/180)" office:value-type="float" office:value="394.36754218829" calcext:value-type="float">
            <text:p>394.3675421883</text:p>
          </table:table-cell>
          <table:table-cell table:formula="of:=-0.5*([.$B$2]-[.$B$3])*SIN([.A132]*PI()/180)" office:value-type="float" office:value="19.9658877511823" calcext:value-type="float">
            <text:p>19.9658877512</text:p>
          </table:table-cell>
          <table:table-cell table:formula="of:=0.5*([.$B$2]+[.$B$3])+0.5*([.$B$2]-[.$B$3])*COS([.A132]*PI()/180)" office:value-type="float" office:value="110.045375578801" calcext:value-type="float">
            <text:p>110.0453755788</text:p>
          </table:table-cell>
          <table:table-cell table:formula="of:=-0.5*([.$B$1]-[.$B$2])*SIN([.A132]*PI()/180)" office:value-type="float" office:value="141.757803033395" calcext:value-type="float">
            <text:p>141.7578030334</text:p>
          </table:table-cell>
          <table:table-cell table:formula="of:=0.5*([.$B$1]+[.$B$2])+0.5*([.$B$2]-[.$B$1])*COS([.A132]*PI()/180)" office:value-type="float" office:value="190.677833390511" calcext:value-type="float">
            <text:p>190.677833390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-0.5*([.$B$1]-[.$B$3])*SIN([.A133]*PI()/180)" office:value-type="float" office:value="159.572177605361" calcext:value-type="float">
            <text:p>159.5721776054</text:p>
          </table:table-cell>
          <table:table-cell table:formula="of:=0.5*([.$B$1]+[.$B$3])+0.5*([.$B$1]-[.$B$3])*COS([.A133]*PI()/180)" office:value-type="float" office:value="397.171448753446" calcext:value-type="float">
            <text:p>397.1714487534</text:p>
          </table:table-cell>
          <table:table-cell table:formula="of:=-0.5*([.$B$2]-[.$B$3])*SIN([.A133]*PI()/180)" office:value-type="float" office:value="19.700268840168" calcext:value-type="float">
            <text:p>19.7002688402</text:p>
          </table:table-cell>
          <table:table-cell table:formula="of:=0.5*([.$B$2]+[.$B$3])+0.5*([.$B$2]-[.$B$3])*COS([.A133]*PI()/180)" office:value-type="float" office:value="110.391536883141" calcext:value-type="float">
            <text:p>110.3915368831</text:p>
          </table:table-cell>
          <table:table-cell table:formula="of:=-0.5*([.$B$1]-[.$B$2])*SIN([.A133]*PI()/180)" office:value-type="float" office:value="139.871908765193" calcext:value-type="float">
            <text:p>139.8719087652</text:p>
          </table:table-cell>
          <table:table-cell table:formula="of:=0.5*([.$B$1]+[.$B$2])+0.5*([.$B$2]-[.$B$1])*COS([.A133]*PI()/180)" office:value-type="float" office:value="188.220088129696" calcext:value-type="float">
            <text:p>188.2200881297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-0.5*([.$B$1]-[.$B$3])*SIN([.A134]*PI()/180)" office:value-type="float" office:value="157.372057195037" calcext:value-type="float">
            <text:p>157.372057195</text:p>
          </table:table-cell>
          <table:table-cell table:formula="of:=0.5*([.$B$1]+[.$B$3])+0.5*([.$B$1]-[.$B$3])*COS([.A134]*PI()/180)" office:value-type="float" office:value="399.937379187592" calcext:value-type="float">
            <text:p>399.9373791876</text:p>
          </table:table-cell>
          <table:table-cell table:formula="of:=-0.5*([.$B$2]-[.$B$3])*SIN([.A134]*PI()/180)" office:value-type="float" office:value="19.4286490364243" calcext:value-type="float">
            <text:p>19.4286490364</text:p>
          </table:table-cell>
          <table:table-cell table:formula="of:=0.5*([.$B$2]+[.$B$3])+0.5*([.$B$2]-[.$B$3])*COS([.A134]*PI()/180)" office:value-type="float" office:value="110.733009776246" calcext:value-type="float">
            <text:p>110.7330097762</text:p>
          </table:table-cell>
          <table:table-cell table:formula="of:=-0.5*([.$B$1]-[.$B$2])*SIN([.A134]*PI()/180)" office:value-type="float" office:value="137.943408158612" calcext:value-type="float">
            <text:p>137.9434081586</text:p>
          </table:table-cell>
          <table:table-cell table:formula="of:=0.5*([.$B$1]+[.$B$2])+0.5*([.$B$2]-[.$B$1])*COS([.A134]*PI()/180)" office:value-type="float" office:value="185.795630588654" calcext:value-type="float">
            <text:p>185.795630588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-0.5*([.$B$1]-[.$B$3])*SIN([.A135]*PI()/180)" office:value-type="float" office:value="155.123999731593" calcext:value-type="float">
            <text:p>155.1239997316</text:p>
          </table:table-cell>
          <table:table-cell table:formula="of:=0.5*([.$B$1]+[.$B$3])+0.5*([.$B$1]-[.$B$3])*COS([.A135]*PI()/180)" office:value-type="float" office:value="402.664490961524" calcext:value-type="float">
            <text:p>402.6644909615</text:p>
          </table:table-cell>
          <table:table-cell table:formula="of:=-0.5*([.$B$2]-[.$B$3])*SIN([.A135]*PI()/180)" office:value-type="float" office:value="19.1511110779745" calcext:value-type="float">
            <text:p>19.151111078</text:p>
          </table:table-cell>
          <table:table-cell table:formula="of:=0.5*([.$B$2]+[.$B$3])+0.5*([.$B$2]-[.$B$3])*COS([.A135]*PI()/180)" office:value-type="float" office:value="111.069690242163" calcext:value-type="float">
            <text:p>111.0696902422</text:p>
          </table:table-cell>
          <table:table-cell table:formula="of:=-0.5*([.$B$1]-[.$B$2])*SIN([.A135]*PI()/180)" office:value-type="float" office:value="135.972888653619" calcext:value-type="float">
            <text:p>135.9728886536</text:p>
          </table:table-cell>
          <table:table-cell table:formula="of:=0.5*([.$B$1]+[.$B$2])+0.5*([.$B$2]-[.$B$1])*COS([.A135]*PI()/180)" office:value-type="float" office:value="183.405199280639" calcext:value-type="float">
            <text:p>183.405199280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-0.5*([.$B$1]-[.$B$3])*SIN([.A136]*PI()/180)" office:value-type="float" office:value="152.828689995111" calcext:value-type="float">
            <text:p>152.8286899951</text:p>
          </table:table-cell>
          <table:table-cell table:formula="of:=0.5*([.$B$1]+[.$B$3])+0.5*([.$B$1]-[.$B$3])*COS([.A136]*PI()/180)" office:value-type="float" office:value="405.351953370578" calcext:value-type="float">
            <text:p>405.3519533706</text:p>
          </table:table-cell>
          <table:table-cell table:formula="of:=-0.5*([.$B$2]-[.$B$3])*SIN([.A136]*PI()/180)" office:value-type="float" office:value="18.8677395055693" calcext:value-type="float">
            <text:p>18.8677395056</text:p>
          </table:table-cell>
          <table:table-cell table:formula="of:=0.5*([.$B$2]+[.$B$3])+0.5*([.$B$2]-[.$B$3])*COS([.A136]*PI()/180)" office:value-type="float" office:value="111.401475724763" calcext:value-type="float">
            <text:p>111.4014757248</text:p>
          </table:table-cell>
          <table:table-cell table:formula="of:=-0.5*([.$B$1]-[.$B$2])*SIN([.A136]*PI()/180)" office:value-type="float" office:value="133.960950489542" calcext:value-type="float">
            <text:p>133.9609504895</text:p>
          </table:table-cell>
          <table:table-cell table:formula="of:=0.5*([.$B$1]+[.$B$2])+0.5*([.$B$2]-[.$B$1])*COS([.A136]*PI()/180)" office:value-type="float" office:value="181.049522354185" calcext:value-type="float">
            <text:p>181.049522354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-0.5*([.$B$1]-[.$B$3])*SIN([.A137]*PI()/180)" office:value-type="float" office:value="150.486827159172" calcext:value-type="float">
            <text:p>150.4868271592</text:p>
          </table:table-cell>
          <table:table-cell table:formula="of:=0.5*([.$B$1]+[.$B$3])+0.5*([.$B$1]-[.$B$3])*COS([.A137]*PI()/180)" office:value-type="float" office:value="407.998947787669" calcext:value-type="float">
            <text:p>407.9989477877</text:p>
          </table:table-cell>
          <table:table-cell table:formula="of:=-0.5*([.$B$2]-[.$B$3])*SIN([.A137]*PI()/180)" office:value-type="float" office:value="18.5786206369349" calcext:value-type="float">
            <text:p>18.5786206369</text:p>
          </table:table-cell>
          <table:table-cell table:formula="of:=0.5*([.$B$2]+[.$B$3])+0.5*([.$B$2]-[.$B$3])*COS([.A137]*PI()/180)" office:value-type="float" office:value="111.728265158971" calcext:value-type="float">
            <text:p>111.728265159</text:p>
          </table:table-cell>
          <table:table-cell table:formula="of:=-0.5*([.$B$1]-[.$B$2])*SIN([.A137]*PI()/180)" office:value-type="float" office:value="131.908206522238" calcext:value-type="float">
            <text:p>131.9082065222</text:p>
          </table:table-cell>
          <table:table-cell table:formula="of:=0.5*([.$B$1]+[.$B$2])+0.5*([.$B$2]-[.$B$1])*COS([.A137]*PI()/180)" office:value-type="float" office:value="178.729317371303" calcext:value-type="float">
            <text:p>178.729317371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-0.5*([.$B$1]-[.$B$3])*SIN([.A138]*PI()/180)" office:value-type="float" office:value="148.099124577882" calcext:value-type="float">
            <text:p>148.0991245779</text:p>
          </table:table-cell>
          <table:table-cell table:formula="of:=0.5*([.$B$1]+[.$B$3])+0.5*([.$B$1]-[.$B$3])*COS([.A138]*PI()/180)" office:value-type="float" office:value="410.604667912656" calcext:value-type="float">
            <text:p>410.6046679127</text:p>
          </table:table-cell>
          <table:table-cell table:formula="of:=-0.5*([.$B$2]-[.$B$3])*SIN([.A138]*PI()/180)" office:value-type="float" office:value="18.2838425404793" calcext:value-type="float">
            <text:p>18.2838425405</text:p>
          </table:table-cell>
          <table:table-cell table:formula="of:=0.5*([.$B$2]+[.$B$3])+0.5*([.$B$2]-[.$B$3])*COS([.A138]*PI()/180)" office:value-type="float" office:value="112.049959001562" calcext:value-type="float">
            <text:p>112.0499590016</text:p>
          </table:table-cell>
          <table:table-cell table:formula="of:=-0.5*([.$B$1]-[.$B$2])*SIN([.A138]*PI()/180)" office:value-type="float" office:value="129.815282037403" calcext:value-type="float">
            <text:p>129.8152820374</text:p>
          </table:table-cell>
          <table:table-cell table:formula="of:=0.5*([.$B$1]+[.$B$2])+0.5*([.$B$2]-[.$B$1])*COS([.A138]*PI()/180)" office:value-type="float" office:value="176.445291088907" calcext:value-type="float">
            <text:p>176.445291088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-0.5*([.$B$1]-[.$B$3])*SIN([.A139]*PI()/180)" office:value-type="float" office:value="145.666309568577" calcext:value-type="float">
            <text:p>145.6663095686</text:p>
          </table:table-cell>
          <table:table-cell table:formula="of:=0.5*([.$B$1]+[.$B$3])+0.5*([.$B$1]-[.$B$3])*COS([.A139]*PI()/180)" office:value-type="float" office:value="413.168320017947" calcext:value-type="float">
            <text:p>413.1683200179</text:p>
          </table:table-cell>
          <table:table-cell table:formula="of:=-0.5*([.$B$2]-[.$B$3])*SIN([.A139]*PI()/180)" office:value-type="float" office:value="17.9834950084663" calcext:value-type="float">
            <text:p>17.9834950085</text:p>
          </table:table-cell>
          <table:table-cell table:formula="of:=0.5*([.$B$2]+[.$B$3])+0.5*([.$B$2]-[.$B$3])*COS([.A139]*PI()/180)" office:value-type="float" office:value="112.366459261475" calcext:value-type="float">
            <text:p>112.3664592615</text:p>
          </table:table-cell>
          <table:table-cell table:formula="of:=-0.5*([.$B$1]-[.$B$2])*SIN([.A139]*PI()/180)" office:value-type="float" office:value="127.682814560111" calcext:value-type="float">
            <text:p>127.6828145601</text:p>
          </table:table-cell>
          <table:table-cell table:formula="of:=0.5*([.$B$1]+[.$B$2])+0.5*([.$B$2]-[.$B$1])*COS([.A139]*PI()/180)" office:value-type="float" office:value="174.198139243528" calcext:value-type="float">
            <text:p>174.198139243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-0.5*([.$B$1]-[.$B$3])*SIN([.A140]*PI()/180)" office:value-type="float" office:value="143.189123190276" calcext:value-type="float">
            <text:p>143.1891231903</text:p>
          </table:table-cell>
          <table:table-cell table:formula="of:=0.5*([.$B$1]+[.$B$3])+0.5*([.$B$1]-[.$B$3])*COS([.A140]*PI()/180)" office:value-type="float" office:value="415.689123190276" calcext:value-type="float">
            <text:p>415.6891231903</text:p>
          </table:table-cell>
          <table:table-cell table:formula="of:=-0.5*([.$B$2]-[.$B$3])*SIN([.A140]*PI()/180)" office:value-type="float" office:value="17.6776695296637" calcext:value-type="float">
            <text:p>17.6776695297</text:p>
          </table:table-cell>
          <table:table-cell table:formula="of:=0.5*([.$B$2]+[.$B$3])+0.5*([.$B$2]-[.$B$3])*COS([.A140]*PI()/180)" office:value-type="float" office:value="112.677669529664" calcext:value-type="float">
            <text:p>112.6776695297</text:p>
          </table:table-cell>
          <table:table-cell table:formula="of:=-0.5*([.$B$1]-[.$B$2])*SIN([.A140]*PI()/180)" office:value-type="float" office:value="125.511453660612" calcext:value-type="float">
            <text:p>125.5114536606</text:p>
          </table:table-cell>
          <table:table-cell table:formula="of:=0.5*([.$B$1]+[.$B$2])+0.5*([.$B$2]-[.$B$1])*COS([.A140]*PI()/180)" office:value-type="float" office:value="171.988546339388" calcext:value-type="float">
            <text:p>171.988546339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-0.5*([.$B$1]-[.$B$3])*SIN([.A141]*PI()/180)" office:value-type="float" office:value="140.668320017947" calcext:value-type="float">
            <text:p>140.6683200179</text:p>
          </table:table-cell>
          <table:table-cell table:formula="of:=0.5*([.$B$1]+[.$B$3])+0.5*([.$B$1]-[.$B$3])*COS([.A141]*PI()/180)" office:value-type="float" office:value="418.166309568577" calcext:value-type="float">
            <text:p>418.1663095686</text:p>
          </table:table-cell>
          <table:table-cell table:formula="of:=-0.5*([.$B$2]-[.$B$3])*SIN([.A141]*PI()/180)" office:value-type="float" office:value="17.3664592614749" calcext:value-type="float">
            <text:p>17.3664592615</text:p>
          </table:table-cell>
          <table:table-cell table:formula="of:=0.5*([.$B$2]+[.$B$3])+0.5*([.$B$2]-[.$B$3])*COS([.A141]*PI()/180)" office:value-type="float" office:value="112.983495008466" calcext:value-type="float">
            <text:p>112.9834950085</text:p>
          </table:table-cell>
          <table:table-cell table:formula="of:=-0.5*([.$B$1]-[.$B$2])*SIN([.A141]*PI()/180)" office:value-type="float" office:value="123.301860756472" calcext:value-type="float">
            <text:p>123.3018607565</text:p>
          </table:table-cell>
          <table:table-cell table:formula="of:=0.5*([.$B$1]+[.$B$2])+0.5*([.$B$2]-[.$B$1])*COS([.A141]*PI()/180)" office:value-type="float" office:value="169.817185439889" calcext:value-type="float">
            <text:p>169.817185439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-0.5*([.$B$1]-[.$B$3])*SIN([.A142]*PI()/180)" office:value-type="float" office:value="138.104667912656" calcext:value-type="float">
            <text:p>138.1046679127</text:p>
          </table:table-cell>
          <table:table-cell table:formula="of:=0.5*([.$B$1]+[.$B$3])+0.5*([.$B$1]-[.$B$3])*COS([.A142]*PI()/180)" office:value-type="float" office:value="420.599124577882" calcext:value-type="float">
            <text:p>420.5991245779</text:p>
          </table:table-cell>
          <table:table-cell table:formula="of:=-0.5*([.$B$2]-[.$B$3])*SIN([.A142]*PI()/180)" office:value-type="float" office:value="17.0499590015625" calcext:value-type="float">
            <text:p>17.0499590016</text:p>
          </table:table-cell>
          <table:table-cell table:formula="of:=0.5*([.$B$2]+[.$B$3])+0.5*([.$B$2]-[.$B$3])*COS([.A142]*PI()/180)" office:value-type="float" office:value="113.283842540479" calcext:value-type="float">
            <text:p>113.2838425405</text:p>
          </table:table-cell>
          <table:table-cell table:formula="of:=-0.5*([.$B$1]-[.$B$2])*SIN([.A142]*PI()/180)" office:value-type="float" office:value="121.054708911093" calcext:value-type="float">
            <text:p>121.0547089111</text:p>
          </table:table-cell>
          <table:table-cell table:formula="of:=0.5*([.$B$1]+[.$B$2])+0.5*([.$B$2]-[.$B$1])*COS([.A142]*PI()/180)" office:value-type="float" office:value="167.684717962597" calcext:value-type="float">
            <text:p>167.684717962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-0.5*([.$B$1]-[.$B$3])*SIN([.A143]*PI()/180)" office:value-type="float" office:value="135.498947787669" calcext:value-type="float">
            <text:p>135.4989477877</text:p>
          </table:table-cell>
          <table:table-cell table:formula="of:=0.5*([.$B$1]+[.$B$3])+0.5*([.$B$1]-[.$B$3])*COS([.A143]*PI()/180)" office:value-type="float" office:value="422.986827159172" calcext:value-type="float">
            <text:p>422.9868271592</text:p>
          </table:table-cell>
          <table:table-cell table:formula="of:=-0.5*([.$B$2]-[.$B$3])*SIN([.A143]*PI()/180)" office:value-type="float" office:value="16.7282651589715" calcext:value-type="float">
            <text:p>16.728265159</text:p>
          </table:table-cell>
          <table:table-cell table:formula="of:=0.5*([.$B$2]+[.$B$3])+0.5*([.$B$2]-[.$B$3])*COS([.A143]*PI()/180)" office:value-type="float" office:value="113.578620636935" calcext:value-type="float">
            <text:p>113.5786206369</text:p>
          </table:table-cell>
          <table:table-cell table:formula="of:=-0.5*([.$B$1]-[.$B$2])*SIN([.A143]*PI()/180)" office:value-type="float" office:value="118.770682628697" calcext:value-type="float">
            <text:p>118.7706826287</text:p>
          </table:table-cell>
          <table:table-cell table:formula="of:=0.5*([.$B$1]+[.$B$2])+0.5*([.$B$2]-[.$B$1])*COS([.A143]*PI()/180)" office:value-type="float" office:value="165.591793477763" calcext:value-type="float">
            <text:p>165.591793477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-0.5*([.$B$1]-[.$B$3])*SIN([.A144]*PI()/180)" office:value-type="float" office:value="132.851953370578" calcext:value-type="float">
            <text:p>132.8519533706</text:p>
          </table:table-cell>
          <table:table-cell table:formula="of:=0.5*([.$B$1]+[.$B$3])+0.5*([.$B$1]-[.$B$3])*COS([.A144]*PI()/180)" office:value-type="float" office:value="425.328689995111" calcext:value-type="float">
            <text:p>425.3286899951</text:p>
          </table:table-cell>
          <table:table-cell table:formula="of:=-0.5*([.$B$2]-[.$B$3])*SIN([.A144]*PI()/180)" office:value-type="float" office:value="16.4014757247627" calcext:value-type="float">
            <text:p>16.4014757248</text:p>
          </table:table-cell>
          <table:table-cell table:formula="of:=0.5*([.$B$2]+[.$B$3])+0.5*([.$B$2]-[.$B$3])*COS([.A144]*PI()/180)" office:value-type="float" office:value="113.867739505569" calcext:value-type="float">
            <text:p>113.8677395056</text:p>
          </table:table-cell>
          <table:table-cell table:formula="of:=-0.5*([.$B$1]-[.$B$2])*SIN([.A144]*PI()/180)" office:value-type="float" office:value="116.450477645815" calcext:value-type="float">
            <text:p>116.4504776458</text:p>
          </table:table-cell>
          <table:table-cell table:formula="of:=0.5*([.$B$1]+[.$B$2])+0.5*([.$B$2]-[.$B$1])*COS([.A144]*PI()/180)" office:value-type="float" office:value="163.539049510458" calcext:value-type="float">
            <text:p>163.5390495105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-0.5*([.$B$1]-[.$B$3])*SIN([.A145]*PI()/180)" office:value-type="float" office:value="130.164490961524" calcext:value-type="float">
            <text:p>130.1644909615</text:p>
          </table:table-cell>
          <table:table-cell table:formula="of:=0.5*([.$B$1]+[.$B$3])+0.5*([.$B$1]-[.$B$3])*COS([.A145]*PI()/180)" office:value-type="float" office:value="427.623999731593" calcext:value-type="float">
            <text:p>427.6239997316</text:p>
          </table:table-cell>
          <table:table-cell table:formula="of:=-0.5*([.$B$2]-[.$B$3])*SIN([.A145]*PI()/180)" office:value-type="float" office:value="16.0696902421635" calcext:value-type="float">
            <text:p>16.0696902422</text:p>
          </table:table-cell>
          <table:table-cell table:formula="of:=0.5*([.$B$2]+[.$B$3])+0.5*([.$B$2]-[.$B$3])*COS([.A145]*PI()/180)" office:value-type="float" office:value="114.151111077974" calcext:value-type="float">
            <text:p>114.151111078</text:p>
          </table:table-cell>
          <table:table-cell table:formula="of:=-0.5*([.$B$1]-[.$B$2])*SIN([.A145]*PI()/180)" office:value-type="float" office:value="114.094800719361" calcext:value-type="float">
            <text:p>114.0948007194</text:p>
          </table:table-cell>
          <table:table-cell table:formula="of:=0.5*([.$B$1]+[.$B$2])+0.5*([.$B$2]-[.$B$1])*COS([.A145]*PI()/180)" office:value-type="float" office:value="161.527111346381" calcext:value-type="float">
            <text:p>161.527111346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-0.5*([.$B$1]-[.$B$3])*SIN([.A146]*PI()/180)" office:value-type="float" office:value="127.437379187592" calcext:value-type="float">
            <text:p>127.4373791876</text:p>
          </table:table-cell>
          <table:table-cell table:formula="of:=0.5*([.$B$1]+[.$B$3])+0.5*([.$B$1]-[.$B$3])*COS([.A146]*PI()/180)" office:value-type="float" office:value="429.872057195037" calcext:value-type="float">
            <text:p>429.872057195</text:p>
          </table:table-cell>
          <table:table-cell table:formula="of:=-0.5*([.$B$2]-[.$B$3])*SIN([.A146]*PI()/180)" office:value-type="float" office:value="15.7330097762459" calcext:value-type="float">
            <text:p>15.7330097762</text:p>
          </table:table-cell>
          <table:table-cell table:formula="of:=0.5*([.$B$2]+[.$B$3])+0.5*([.$B$2]-[.$B$3])*COS([.A146]*PI()/180)" office:value-type="float" office:value="114.428649036424" calcext:value-type="float">
            <text:p>114.4286490364</text:p>
          </table:table-cell>
          <table:table-cell table:formula="of:=-0.5*([.$B$1]-[.$B$2])*SIN([.A146]*PI()/180)" office:value-type="float" office:value="111.704369411346" calcext:value-type="float">
            <text:p>111.7043694113</text:p>
          </table:table-cell>
          <table:table-cell table:formula="of:=0.5*([.$B$1]+[.$B$2])+0.5*([.$B$2]-[.$B$1])*COS([.A146]*PI()/180)" office:value-type="float" office:value="159.556591841388" calcext:value-type="float">
            <text:p>159.5565918414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-0.5*([.$B$1]-[.$B$3])*SIN([.A147]*PI()/180)" office:value-type="float" office:value="124.671448753446" calcext:value-type="float">
            <text:p>124.6714487534</text:p>
          </table:table-cell>
          <table:table-cell table:formula="of:=0.5*([.$B$1]+[.$B$3])+0.5*([.$B$1]-[.$B$3])*COS([.A147]*PI()/180)" office:value-type="float" office:value="432.072177605361" calcext:value-type="float">
            <text:p>432.0721776054</text:p>
          </table:table-cell>
          <table:table-cell table:formula="of:=-0.5*([.$B$2]-[.$B$3])*SIN([.A147]*PI()/180)" office:value-type="float" office:value="15.3915368831415" calcext:value-type="float">
            <text:p>15.3915368831</text:p>
          </table:table-cell>
          <table:table-cell table:formula="of:=0.5*([.$B$2]+[.$B$3])+0.5*([.$B$2]-[.$B$3])*COS([.A147]*PI()/180)" office:value-type="float" office:value="114.700268840168" calcext:value-type="float">
            <text:p>114.7002688402</text:p>
          </table:table-cell>
          <table:table-cell table:formula="of:=-0.5*([.$B$1]-[.$B$2])*SIN([.A147]*PI()/180)" office:value-type="float" office:value="109.279911870304" calcext:value-type="float">
            <text:p>109.2799118703</text:p>
          </table:table-cell>
          <table:table-cell table:formula="of:=0.5*([.$B$1]+[.$B$2])+0.5*([.$B$2]-[.$B$1])*COS([.A147]*PI()/180)" office:value-type="float" office:value="157.628091234807" calcext:value-type="float">
            <text:p>157.62809123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-0.5*([.$B$1]-[.$B$3])*SIN([.A148]*PI()/180)" office:value-type="float" office:value="121.86754218829" calcext:value-type="float">
            <text:p>121.8675421883</text:p>
          </table:table-cell>
          <table:table-cell table:formula="of:=0.5*([.$B$1]+[.$B$3])+0.5*([.$B$1]-[.$B$3])*COS([.A148]*PI()/180)" office:value-type="float" office:value="434.223690784577" calcext:value-type="float">
            <text:p>434.2236907846</text:p>
          </table:table-cell>
          <table:table-cell table:formula="of:=-0.5*([.$B$2]-[.$B$3])*SIN([.A148]*PI()/180)" office:value-type="float" office:value="15.0453755788012" calcext:value-type="float">
            <text:p>15.0453755788</text:p>
          </table:table-cell>
          <table:table-cell table:formula="of:=0.5*([.$B$2]+[.$B$3])+0.5*([.$B$2]-[.$B$3])*COS([.A148]*PI()/180)" office:value-type="float" office:value="114.965887751182" calcext:value-type="float">
            <text:p>114.9658877512</text:p>
          </table:table-cell>
          <table:table-cell table:formula="of:=-0.5*([.$B$1]-[.$B$2])*SIN([.A148]*PI()/180)" office:value-type="float" office:value="106.822166609489" calcext:value-type="float">
            <text:p>106.8221666095</text:p>
          </table:table-cell>
          <table:table-cell table:formula="of:=0.5*([.$B$1]+[.$B$2])+0.5*([.$B$2]-[.$B$1])*COS([.A148]*PI()/180)" office:value-type="float" office:value="155.742196966606" calcext:value-type="float">
            <text:p>155.742196966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-0.5*([.$B$1]-[.$B$3])*SIN([.A149]*PI()/180)" office:value-type="float" office:value="119.026513589226" calcext:value-type="float">
            <text:p>119.0265135892</text:p>
          </table:table-cell>
          <table:table-cell table:formula="of:=0.5*([.$B$1]+[.$B$3])+0.5*([.$B$1]-[.$B$3])*COS([.A149]*PI()/180)" office:value-type="float" office:value="436.325941360927" calcext:value-type="float">
            <text:p>436.3259413609</text:p>
          </table:table-cell>
          <table:table-cell table:formula="of:=-0.5*([.$B$2]-[.$B$3])*SIN([.A149]*PI()/180)" office:value-type="float" office:value="14.6946313073118" calcext:value-type="float">
            <text:p>14.6946313073</text:p>
          </table:table-cell>
          <table:table-cell table:formula="of:=0.5*([.$B$2]+[.$B$3])+0.5*([.$B$2]-[.$B$3])*COS([.A149]*PI()/180)" office:value-type="float" office:value="115.225424859374" calcext:value-type="float">
            <text:p>115.2254248594</text:p>
          </table:table-cell>
          <table:table-cell table:formula="of:=-0.5*([.$B$1]-[.$B$2])*SIN([.A149]*PI()/180)" office:value-type="float" office:value="104.331882281914" calcext:value-type="float">
            <text:p>104.3318822819</text:p>
          </table:table-cell>
          <table:table-cell table:formula="of:=0.5*([.$B$1]+[.$B$2])+0.5*([.$B$2]-[.$B$1])*COS([.A149]*PI()/180)" office:value-type="float" office:value="153.899483498447" calcext:value-type="float">
            <text:p>153.899483498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-0.5*([.$B$1]-[.$B$3])*SIN([.A150]*PI()/180)" office:value-type="float" office:value="116.149228361087" calcext:value-type="float">
            <text:p>116.1492283611</text:p>
          </table:table-cell>
          <table:table-cell table:formula="of:=0.5*([.$B$1]+[.$B$3])+0.5*([.$B$1]-[.$B$3])*COS([.A150]*PI()/180)" office:value-type="float" office:value="438.378288968521" calcext:value-type="float">
            <text:p>438.3782889685</text:p>
          </table:table-cell>
          <table:table-cell table:formula="of:=-0.5*([.$B$2]-[.$B$3])*SIN([.A150]*PI()/180)" office:value-type="float" office:value="14.3394109087762" calcext:value-type="float">
            <text:p>14.3394109088</text:p>
          </table:table-cell>
          <table:table-cell table:formula="of:=0.5*([.$B$2]+[.$B$3])+0.5*([.$B$2]-[.$B$3])*COS([.A150]*PI()/180)" office:value-type="float" office:value="115.478801107225" calcext:value-type="float">
            <text:p>115.4788011072</text:p>
          </table:table-cell>
          <table:table-cell table:formula="of:=-0.5*([.$B$1]-[.$B$2])*SIN([.A150]*PI()/180)" office:value-type="float" office:value="101.809817452311" calcext:value-type="float">
            <text:p>101.8098174523</text:p>
          </table:table-cell>
          <table:table-cell table:formula="of:=0.5*([.$B$1]+[.$B$2])+0.5*([.$B$2]-[.$B$1])*COS([.A150]*PI()/180)" office:value-type="float" office:value="152.100512138704" calcext:value-type="float">
            <text:p>152.1005121387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-0.5*([.$B$1]-[.$B$3])*SIN([.A151]*PI()/180)" office:value-type="float" office:value="113.236562952826" calcext:value-type="float">
            <text:p>113.2365629528</text:p>
          </table:table-cell>
          <table:table-cell table:formula="of:=0.5*([.$B$1]+[.$B$3])+0.5*([.$B$1]-[.$B$3])*COS([.A151]*PI()/180)" office:value-type="float" office:value="440.380108442396" calcext:value-type="float">
            <text:p>440.3801084424</text:p>
          </table:table-cell>
          <table:table-cell table:formula="of:=-0.5*([.$B$2]-[.$B$3])*SIN([.A151]*PI()/180)" office:value-type="float" office:value="13.9798225867687" calcext:value-type="float">
            <text:p>13.9798225868</text:p>
          </table:table-cell>
          <table:table-cell table:formula="of:=0.5*([.$B$2]+[.$B$3])+0.5*([.$B$2]-[.$B$3])*COS([.A151]*PI()/180)" office:value-type="float" office:value="115.725939313876" calcext:value-type="float">
            <text:p>115.7259393139</text:p>
          </table:table-cell>
          <table:table-cell table:formula="of:=-0.5*([.$B$1]-[.$B$2])*SIN([.A151]*PI()/180)" office:value-type="float" office:value="99.2567403660577" calcext:value-type="float">
            <text:p>99.2567403661</text:p>
          </table:table-cell>
          <table:table-cell table:formula="of:=0.5*([.$B$1]+[.$B$2])+0.5*([.$B$2]-[.$B$1])*COS([.A151]*PI()/180)" office:value-type="float" office:value="150.34583087148" calcext:value-type="float">
            <text:p>150.345830871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-0.5*([.$B$1]-[.$B$3])*SIN([.A152]*PI()/180)" office:value-type="float" office:value="110.289404590543" calcext:value-type="float">
            <text:p>110.2894045905</text:p>
          </table:table-cell>
          <table:table-cell table:formula="of:=0.5*([.$B$1]+[.$B$3])+0.5*([.$B$1]-[.$B$3])*COS([.A152]*PI()/180)" office:value-type="float" office:value="442.330790008948" calcext:value-type="float">
            <text:p>442.3307900089</text:p>
          </table:table-cell>
          <table:table-cell table:formula="of:=-0.5*([.$B$2]-[.$B$3])*SIN([.A152]*PI()/180)" office:value-type="float" office:value="13.6159758753757" calcext:value-type="float">
            <text:p>13.6159758754</text:p>
          </table:table-cell>
          <table:table-cell table:formula="of:=0.5*([.$B$2]+[.$B$3])+0.5*([.$B$2]-[.$B$3])*COS([.A152]*PI()/180)" office:value-type="float" office:value="115.966764198636" calcext:value-type="float">
            <text:p>115.9667641986</text:p>
          </table:table-cell>
          <table:table-cell table:formula="of:=-0.5*([.$B$1]-[.$B$2])*SIN([.A152]*PI()/180)" office:value-type="float" office:value="96.6734287151673" calcext:value-type="float">
            <text:p>96.6734287152</text:p>
          </table:table-cell>
          <table:table-cell table:formula="of:=0.5*([.$B$1]+[.$B$2])+0.5*([.$B$2]-[.$B$1])*COS([.A152]*PI()/180)" office:value-type="float" office:value="148.635974189687" calcext:value-type="float">
            <text:p>148.635974189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-0.5*([.$B$1]-[.$B$3])*SIN([.A153]*PI()/180)" office:value-type="float" office:value="107.308651007224" calcext:value-type="float">
            <text:p>107.3086510072</text:p>
          </table:table-cell>
          <table:table-cell table:formula="of:=0.5*([.$B$1]+[.$B$3])+0.5*([.$B$1]-[.$B$3])*COS([.A153]*PI()/180)" office:value-type="float" office:value="444.229739471676" calcext:value-type="float">
            <text:p>444.2297394717</text:p>
          </table:table-cell>
          <table:table-cell table:formula="of:=-0.5*([.$B$2]-[.$B$3])*SIN([.A153]*PI()/180)" office:value-type="float" office:value="13.2479816058301" calcext:value-type="float">
            <text:p>13.2479816058</text:p>
          </table:table-cell>
          <table:table-cell table:formula="of:=0.5*([.$B$2]+[.$B$3])+0.5*([.$B$2]-[.$B$3])*COS([.A153]*PI()/180)" office:value-type="float" office:value="116.201202403911" calcext:value-type="float">
            <text:p>116.2012024039</text:p>
          </table:table-cell>
          <table:table-cell table:formula="of:=-0.5*([.$B$1]-[.$B$2])*SIN([.A153]*PI()/180)" office:value-type="float" office:value="94.060669401394" calcext:value-type="float">
            <text:p>94.0606694014</text:p>
          </table:table-cell>
          <table:table-cell table:formula="of:=0.5*([.$B$1]+[.$B$2])+0.5*([.$B$2]-[.$B$1])*COS([.A153]*PI()/180)" office:value-type="float" office:value="146.971462932234" calcext:value-type="float">
            <text:p>146.971462932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-0.5*([.$B$1]-[.$B$3])*SIN([.A154]*PI()/180)" office:value-type="float" office:value="104.295210169286" calcext:value-type="float">
            <text:p>104.2952101693</text:p>
          </table:table-cell>
          <table:table-cell table:formula="of:=0.5*([.$B$1]+[.$B$3])+0.5*([.$B$1]-[.$B$3])*COS([.A154]*PI()/180)" office:value-type="float" office:value="446.076378392178" calcext:value-type="float">
            <text:p>446.0763783922</text:p>
          </table:table-cell>
          <table:table-cell table:formula="of:=-0.5*([.$B$2]-[.$B$3])*SIN([.A154]*PI()/180)" office:value-type="float" office:value="12.8759518727514" calcext:value-type="float">
            <text:p>12.8759518728</text:p>
          </table:table-cell>
          <table:table-cell table:formula="of:=0.5*([.$B$2]+[.$B$3])+0.5*([.$B$2]-[.$B$3])*COS([.A154]*PI()/180)" office:value-type="float" office:value="116.429182517553" calcext:value-type="float">
            <text:p>116.4291825176</text:p>
          </table:table-cell>
          <table:table-cell table:formula="of:=-0.5*([.$B$1]-[.$B$2])*SIN([.A154]*PI()/180)" office:value-type="float" office:value="91.4192582965347" calcext:value-type="float">
            <text:p>91.4192582965</text:p>
          </table:table-cell>
          <table:table-cell table:formula="of:=0.5*([.$B$1]+[.$B$2])+0.5*([.$B$2]-[.$B$1])*COS([.A154]*PI()/180)" office:value-type="float" office:value="145.352804125375" calcext:value-type="float">
            <text:p>145.352804125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-0.5*([.$B$1]-[.$B$3])*SIN([.A155]*PI()/180)" office:value-type="float" office:value="101.25" calcext:value-type="float">
            <text:p>101.25</text:p>
          </table:table-cell>
          <table:table-cell table:formula="of:=0.5*([.$B$1]+[.$B$3])+0.5*([.$B$1]-[.$B$3])*COS([.A155]*PI()/180)" office:value-type="float" office:value="447.870144266349" calcext:value-type="float">
            <text:p>447.8701442663</text:p>
          </table:table-cell>
          <table:table-cell table:formula="of:=-0.5*([.$B$2]-[.$B$3])*SIN([.A155]*PI()/180)" office:value-type="float" office:value="12.5" calcext:value-type="float">
            <text:p>12.5</text:p>
          </table:table-cell>
          <table:table-cell table:formula="of:=0.5*([.$B$2]+[.$B$3])+0.5*([.$B$2]-[.$B$3])*COS([.A155]*PI()/180)" office:value-type="float" office:value="116.650635094611" calcext:value-type="float">
            <text:p>116.6506350946</text:p>
          </table:table-cell>
          <table:table-cell table:formula="of:=-0.5*([.$B$1]-[.$B$2])*SIN([.A155]*PI()/180)" office:value-type="float" office:value="88.7500000000001" calcext:value-type="float">
            <text:p>88.75</text:p>
          </table:table-cell>
          <table:table-cell table:formula="of:=0.5*([.$B$1]+[.$B$2])+0.5*([.$B$2]-[.$B$1])*COS([.A155]*PI()/180)" office:value-type="float" office:value="143.780490828262" calcext:value-type="float">
            <text:p>143.780490828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-0.5*([.$B$1]-[.$B$3])*SIN([.A156]*PI()/180)" office:value-type="float" office:value="98.1739480998832" calcext:value-type="float">
            <text:p>98.1739480999</text:p>
          </table:table-cell>
          <table:table-cell table:formula="of:=0.5*([.$B$1]+[.$B$3])+0.5*([.$B$1]-[.$B$3])*COS([.A156]*PI()/180)" office:value-type="float" office:value="449.610490695728" calcext:value-type="float">
            <text:p>449.6104906957</text:p>
          </table:table-cell>
          <table:table-cell table:formula="of:=-0.5*([.$B$2]-[.$B$3])*SIN([.A156]*PI()/180)" office:value-type="float" office:value="12.1202405061584" calcext:value-type="float">
            <text:p>12.1202405062</text:p>
          </table:table-cell>
          <table:table-cell table:formula="of:=0.5*([.$B$2]+[.$B$3])+0.5*([.$B$2]-[.$B$3])*COS([.A156]*PI()/180)" office:value-type="float" office:value="116.865492678485" calcext:value-type="float">
            <text:p>116.8654926785</text:p>
          </table:table-cell>
          <table:table-cell table:formula="of:=-0.5*([.$B$1]-[.$B$2])*SIN([.A156]*PI()/180)" office:value-type="float" office:value="86.0537075937248" calcext:value-type="float">
            <text:p>86.0537075937</text:p>
          </table:table-cell>
          <table:table-cell table:formula="of:=0.5*([.$B$1]+[.$B$2])+0.5*([.$B$2]-[.$B$1])*COS([.A156]*PI()/180)" office:value-type="float" office:value="142.255001982757" calcext:value-type="float">
            <text:p>142.255001982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-0.5*([.$B$1]-[.$B$3])*SIN([.A157]*PI()/180)" office:value-type="float" office:value="95.0679914641429" calcext:value-type="float">
            <text:p>95.0679914641</text:p>
          </table:table-cell>
          <table:table-cell table:formula="of:=0.5*([.$B$1]+[.$B$3])+0.5*([.$B$1]-[.$B$3])*COS([.A157]*PI()/180)" office:value-type="float" office:value="451.296887553933" calcext:value-type="float">
            <text:p>451.2968875539</text:p>
          </table:table-cell>
          <table:table-cell table:formula="of:=-0.5*([.$B$2]-[.$B$3])*SIN([.A157]*PI()/180)" office:value-type="float" office:value="11.7367890696473" calcext:value-type="float">
            <text:p>11.7367890696</text:p>
          </table:table-cell>
          <table:table-cell table:formula="of:=0.5*([.$B$2]+[.$B$3])+0.5*([.$B$2]-[.$B$3])*COS([.A157]*PI()/180)" office:value-type="float" office:value="117.073689821473" calcext:value-type="float">
            <text:p>117.0736898215</text:p>
          </table:table-cell>
          <table:table-cell table:formula="of:=-0.5*([.$B$1]-[.$B$2])*SIN([.A157]*PI()/180)" office:value-type="float" office:value="83.3312023944956" calcext:value-type="float">
            <text:p>83.3312023945</text:p>
          </table:table-cell>
          <table:table-cell table:formula="of:=0.5*([.$B$1]+[.$B$2])+0.5*([.$B$2]-[.$B$1])*COS([.A157]*PI()/180)" office:value-type="float" office:value="140.77680226754" calcext:value-type="float">
            <text:p>140.7768022675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-0.5*([.$B$1]-[.$B$3])*SIN([.A158]*PI()/180)" office:value-type="float" office:value="91.9330761972583" calcext:value-type="float">
            <text:p>91.9330761973</text:p>
          </table:table-cell>
          <table:table-cell table:formula="of:=0.5*([.$B$1]+[.$B$3])+0.5*([.$B$1]-[.$B$3])*COS([.A158]*PI()/180)" office:value-type="float" office:value="452.928821148145" calcext:value-type="float">
            <text:p>452.9288211481</text:p>
          </table:table-cell>
          <table:table-cell table:formula="of:=-0.5*([.$B$2]-[.$B$3])*SIN([.A158]*PI()/180)" office:value-type="float" office:value="11.3497624934887" calcext:value-type="float">
            <text:p>11.3497624935</text:p>
          </table:table-cell>
          <table:table-cell table:formula="of:=0.5*([.$B$2]+[.$B$3])+0.5*([.$B$2]-[.$B$3])*COS([.A158]*PI()/180)" office:value-type="float" office:value="117.275163104709" calcext:value-type="float">
            <text:p>117.2751631047</text:p>
          </table:table-cell>
          <table:table-cell table:formula="of:=-0.5*([.$B$1]-[.$B$2])*SIN([.A158]*PI()/180)" office:value-type="float" office:value="80.5833137037696" calcext:value-type="float">
            <text:p>80.5833137038</text:p>
          </table:table-cell>
          <table:table-cell table:formula="of:=0.5*([.$B$1]+[.$B$2])+0.5*([.$B$2]-[.$B$1])*COS([.A158]*PI()/180)" office:value-type="float" office:value="139.346341956565" calcext:value-type="float">
            <text:p>139.346341956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-0.5*([.$B$1]-[.$B$3])*SIN([.A159]*PI()/180)" office:value-type="float" office:value="88.7701572247881" calcext:value-type="float">
            <text:p>88.7701572248</text:p>
          </table:table-cell>
          <table:table-cell table:formula="of:=0.5*([.$B$1]+[.$B$3])+0.5*([.$B$1]-[.$B$3])*COS([.A159]*PI()/180)" office:value-type="float" office:value="454.505794375581" calcext:value-type="float">
            <text:p>454.5057943756</text:p>
          </table:table-cell>
          <table:table-cell table:formula="of:=-0.5*([.$B$2]-[.$B$3])*SIN([.A159]*PI()/180)" office:value-type="float" office:value="10.9592786697269" calcext:value-type="float">
            <text:p>10.9592786697</text:p>
          </table:table-cell>
          <table:table-cell table:formula="of:=0.5*([.$B$2]+[.$B$3])+0.5*([.$B$2]-[.$B$3])*COS([.A159]*PI()/180)" office:value-type="float" office:value="117.469851157479" calcext:value-type="float">
            <text:p>117.4698511575</text:p>
          </table:table-cell>
          <table:table-cell table:formula="of:=-0.5*([.$B$1]-[.$B$2])*SIN([.A159]*PI()/180)" office:value-type="float" office:value="77.8108785550612" calcext:value-type="float">
            <text:p>77.8108785551</text:p>
          </table:table-cell>
          <table:table-cell table:formula="of:=0.5*([.$B$1]+[.$B$2])+0.5*([.$B$2]-[.$B$1])*COS([.A159]*PI()/180)" office:value-type="float" office:value="137.964056781898" calcext:value-type="float">
            <text:p>137.9640567819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-0.5*([.$B$1]-[.$B$3])*SIN([.A160]*PI()/180)" office:value-type="float" office:value="85.5801980024918" calcext:value-type="float">
            <text:p>85.5801980025</text:p>
          </table:table-cell>
          <table:table-cell table:formula="of:=0.5*([.$B$1]+[.$B$3])+0.5*([.$B$1]-[.$B$3])*COS([.A160]*PI()/180)" office:value-type="float" office:value="456.027326874922" calcext:value-type="float">
            <text:p>456.0273268749</text:p>
          </table:table-cell>
          <table:table-cell table:formula="of:=-0.5*([.$B$2]-[.$B$3])*SIN([.A160]*PI()/180)" office:value-type="float" office:value="10.5654565435175" calcext:value-type="float">
            <text:p>10.5654565435</text:p>
          </table:table-cell>
          <table:table-cell table:formula="of:=0.5*([.$B$2]+[.$B$3])+0.5*([.$B$2]-[.$B$3])*COS([.A160]*PI()/180)" office:value-type="float" office:value="117.657694675916" calcext:value-type="float">
            <text:p>117.6576946759</text:p>
          </table:table-cell>
          <table:table-cell table:formula="of:=-0.5*([.$B$1]-[.$B$2])*SIN([.A160]*PI()/180)" office:value-type="float" office:value="75.0147414589742" calcext:value-type="float">
            <text:p>75.014741459</text:p>
          </table:table-cell>
          <table:table-cell table:formula="of:=0.5*([.$B$1]+[.$B$2])+0.5*([.$B$2]-[.$B$1])*COS([.A160]*PI()/180)" office:value-type="float" office:value="136.630367800995" calcext:value-type="float">
            <text:p>136.63036780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-0.5*([.$B$1]-[.$B$3])*SIN([.A161]*PI()/180)" office:value-type="float" office:value="82.3641702228495" calcext:value-type="float">
            <text:p>82.3641702228</text:p>
          </table:table-cell>
          <table:table-cell table:formula="of:=0.5*([.$B$1]+[.$B$3])+0.5*([.$B$1]-[.$B$3])*COS([.A161]*PI()/180)" office:value-type="float" office:value="457.492955172627" calcext:value-type="float">
            <text:p>457.4929551726</text:p>
          </table:table-cell>
          <table:table-cell table:formula="of:=-0.5*([.$B$2]-[.$B$3])*SIN([.A161]*PI()/180)" office:value-type="float" office:value="10.168416076895" calcext:value-type="float">
            <text:p>10.1684160769</text:p>
          </table:table-cell>
          <table:table-cell table:formula="of:=0.5*([.$B$2]+[.$B$3])+0.5*([.$B$2]-[.$B$3])*COS([.A161]*PI()/180)" office:value-type="float" office:value="117.838636441065" calcext:value-type="float">
            <text:p>117.8386364411</text:p>
          </table:table-cell>
          <table:table-cell table:formula="of:=-0.5*([.$B$1]-[.$B$2])*SIN([.A161]*PI()/180)" office:value-type="float" office:value="72.1957541459545" calcext:value-type="float">
            <text:p>72.195754146</text:p>
          </table:table-cell>
          <table:table-cell table:formula="of:=0.5*([.$B$1]+[.$B$2])+0.5*([.$B$2]-[.$B$1])*COS([.A161]*PI()/180)" office:value-type="float" office:value="135.345681268438" calcext:value-type="float">
            <text:p>135.345681268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-0.5*([.$B$1]-[.$B$3])*SIN([.A162]*PI()/180)" office:value-type="float" office:value="79.1230535190781" calcext:value-type="float">
            <text:p>79.1230535191</text:p>
          </table:table-cell>
          <table:table-cell table:formula="of:=0.5*([.$B$1]+[.$B$3])+0.5*([.$B$1]-[.$B$3])*COS([.A162]*PI()/180)" office:value-type="float" office:value="458.902232824119" calcext:value-type="float">
            <text:p>458.9022328241</text:p>
          </table:table-cell>
          <table:table-cell table:formula="of:=-0.5*([.$B$2]-[.$B$3])*SIN([.A162]*PI()/180)" office:value-type="float" office:value="9.76827821223187" calcext:value-type="float">
            <text:p>9.7682782122</text:p>
          </table:table-cell>
          <table:table-cell table:formula="of:=0.5*([.$B$2]+[.$B$3])+0.5*([.$B$2]-[.$B$3])*COS([.A162]*PI()/180)" office:value-type="float" office:value="118.012621336311" calcext:value-type="float">
            <text:p>118.0126213363</text:p>
          </table:table-cell>
          <table:table-cell table:formula="of:=-0.5*([.$B$1]-[.$B$2])*SIN([.A162]*PI()/180)" office:value-type="float" office:value="69.3547753068463" calcext:value-type="float">
            <text:p>69.3547753068</text:p>
          </table:table-cell>
          <table:table-cell table:formula="of:=0.5*([.$B$1]+[.$B$2])+0.5*([.$B$2]-[.$B$1])*COS([.A162]*PI()/180)" office:value-type="float" office:value="134.110388512192" calcext:value-type="float">
            <text:p>134.110388512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-0.5*([.$B$1]-[.$B$3])*SIN([.A163]*PI()/180)" office:value-type="float" office:value="75.8578351667223" calcext:value-type="float">
            <text:p>75.8578351667</text:p>
          </table:table-cell>
          <table:table-cell table:formula="of:=0.5*([.$B$1]+[.$B$3])+0.5*([.$B$1]-[.$B$3])*COS([.A163]*PI()/180)" office:value-type="float" office:value="460.254730549774" calcext:value-type="float">
            <text:p>460.2547305498</text:p>
          </table:table-cell>
          <table:table-cell table:formula="of:=-0.5*([.$B$2]-[.$B$3])*SIN([.A163]*PI()/180)" office:value-type="float" office:value="9.36516483539781" calcext:value-type="float">
            <text:p>9.3651648354</text:p>
          </table:table-cell>
          <table:table-cell table:formula="of:=0.5*([.$B$2]+[.$B$3])+0.5*([.$B$2]-[.$B$3])*COS([.A163]*PI()/180)" office:value-type="float" office:value="118.17959636417" calcext:value-type="float">
            <text:p>118.1795963642</text:p>
          </table:table-cell>
          <table:table-cell table:formula="of:=-0.5*([.$B$1]-[.$B$2])*SIN([.A163]*PI()/180)" office:value-type="float" office:value="66.4926703313244" calcext:value-type="float">
            <text:p>66.4926703313</text:p>
          </table:table-cell>
          <table:table-cell table:formula="of:=0.5*([.$B$1]+[.$B$2])+0.5*([.$B$2]-[.$B$1])*COS([.A163]*PI()/180)" office:value-type="float" office:value="132.924865814395" calcext:value-type="float">
            <text:p>132.924865814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-0.5*([.$B$1]-[.$B$3])*SIN([.A164]*PI()/180)" office:value-type="float" office:value="72.5695097829234" calcext:value-type="float">
            <text:p>72.5695097829</text:p>
          </table:table-cell>
          <table:table-cell table:formula="of:=0.5*([.$B$1]+[.$B$3])+0.5*([.$B$1]-[.$B$3])*COS([.A164]*PI()/180)" office:value-type="float" office:value="461.550036365683" calcext:value-type="float">
            <text:p>461.5500363657</text:p>
          </table:table-cell>
          <table:table-cell table:formula="of:=-0.5*([.$B$2]-[.$B$3])*SIN([.A164]*PI()/180)" office:value-type="float" office:value="8.95919873863252" calcext:value-type="float">
            <text:p>8.9591987386</text:p>
          </table:table-cell>
          <table:table-cell table:formula="of:=0.5*([.$B$2]+[.$B$3])+0.5*([.$B$2]-[.$B$3])*COS([.A164]*PI()/180)" office:value-type="float" office:value="118.33951066243" calcext:value-type="float">
            <text:p>118.3395106624</text:p>
          </table:table-cell>
          <table:table-cell table:formula="of:=-0.5*([.$B$1]-[.$B$2])*SIN([.A164]*PI()/180)" office:value-type="float" office:value="63.6103110442909" calcext:value-type="float">
            <text:p>63.6103110443</text:p>
          </table:table-cell>
          <table:table-cell table:formula="of:=0.5*([.$B$1]+[.$B$2])+0.5*([.$B$2]-[.$B$1])*COS([.A164]*PI()/180)" office:value-type="float" office:value="131.789474296747" calcext:value-type="float">
            <text:p>131.789474296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-0.5*([.$B$1]-[.$B$3])*SIN([.A165]*PI()/180)" office:value-type="float" office:value="69.2590790234479" calcext:value-type="float">
            <text:p>69.2590790234</text:p>
          </table:table-cell>
          <table:table-cell table:formula="of:=0.5*([.$B$1]+[.$B$3])+0.5*([.$B$1]-[.$B$3])*COS([.A165]*PI()/180)" office:value-type="float" office:value="462.787755709147" calcext:value-type="float">
            <text:p>462.7877557091</text:p>
          </table:table-cell>
          <table:table-cell table:formula="of:=-0.5*([.$B$2]-[.$B$3])*SIN([.A165]*PI()/180)" office:value-type="float" office:value="8.55050358314172" calcext:value-type="float">
            <text:p>8.5505035831</text:p>
          </table:table-cell>
          <table:table-cell table:formula="of:=0.5*([.$B$2]+[.$B$3])+0.5*([.$B$2]-[.$B$3])*COS([.A165]*PI()/180)" office:value-type="float" office:value="118.492315519648" calcext:value-type="float">
            <text:p>118.4923155196</text:p>
          </table:table-cell>
          <table:table-cell table:formula="of:=-0.5*([.$B$1]-[.$B$2])*SIN([.A165]*PI()/180)" office:value-type="float" office:value="60.7085754403062" calcext:value-type="float">
            <text:p>60.7085754403</text:p>
          </table:table-cell>
          <table:table-cell table:formula="of:=0.5*([.$B$1]+[.$B$2])+0.5*([.$B$2]-[.$B$1])*COS([.A165]*PI()/180)" office:value-type="float" office:value="130.704559810501" calcext:value-type="float">
            <text:p>130.7045598105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-0.5*([.$B$1]-[.$B$3])*SIN([.A166]*PI()/180)" office:value-type="float" office:value="65.9275512775744" calcext:value-type="float">
            <text:p>65.9275512776</text:p>
          </table:table-cell>
          <table:table-cell table:formula="of:=0.5*([.$B$1]+[.$B$3])+0.5*([.$B$1]-[.$B$3])*COS([.A166]*PI()/180)" office:value-type="float" office:value="463.967511558862" calcext:value-type="float">
            <text:p>463.9675115589</text:p>
          </table:table-cell>
          <table:table-cell table:formula="of:=-0.5*([.$B$2]-[.$B$3])*SIN([.A166]*PI()/180)" office:value-type="float" office:value="8.13920386142894" calcext:value-type="float">
            <text:p>8.1392038614</text:p>
          </table:table-cell>
          <table:table-cell table:formula="of:=0.5*([.$B$2]+[.$B$3])+0.5*([.$B$2]-[.$B$3])*COS([.A166]*PI()/180)" office:value-type="float" office:value="118.637964389983" calcext:value-type="float">
            <text:p>118.63796439</text:p>
          </table:table-cell>
          <table:table-cell table:formula="of:=-0.5*([.$B$1]-[.$B$2])*SIN([.A166]*PI()/180)" office:value-type="float" office:value="57.7883474161455" calcext:value-type="float">
            <text:p>57.7883474161</text:p>
          </table:table-cell>
          <table:table-cell table:formula="of:=0.5*([.$B$1]+[.$B$2])+0.5*([.$B$2]-[.$B$1])*COS([.A166]*PI()/180)" office:value-type="float" office:value="129.670452831121" calcext:value-type="float">
            <text:p>129.670452831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-0.5*([.$B$1]-[.$B$3])*SIN([.A167]*PI()/180)" office:value-type="float" office:value="62.5759413609269" calcext:value-type="float">
            <text:p>62.5759413609</text:p>
          </table:table-cell>
          <table:table-cell table:formula="of:=0.5*([.$B$1]+[.$B$3])+0.5*([.$B$1]-[.$B$3])*COS([.A167]*PI()/180)" office:value-type="float" office:value="465.088944549769" calcext:value-type="float">
            <text:p>465.0889445498</text:p>
          </table:table-cell>
          <table:table-cell table:formula="of:=-0.5*([.$B$2]-[.$B$3])*SIN([.A167]*PI()/180)" office:value-type="float" office:value="7.72542485937369" calcext:value-type="float">
            <text:p>7.7254248594</text:p>
          </table:table-cell>
          <table:table-cell table:formula="of:=0.5*([.$B$2]+[.$B$3])+0.5*([.$B$2]-[.$B$3])*COS([.A167]*PI()/180)" office:value-type="float" office:value="118.776412907379" calcext:value-type="float">
            <text:p>118.7764129074</text:p>
          </table:table-cell>
          <table:table-cell table:formula="of:=-0.5*([.$B$1]-[.$B$2])*SIN([.A167]*PI()/180)" office:value-type="float" office:value="54.8505165015532" calcext:value-type="float">
            <text:p>54.8505165016</text:p>
          </table:table-cell>
          <table:table-cell table:formula="of:=0.5*([.$B$1]+[.$B$2])+0.5*([.$B$2]-[.$B$1])*COS([.A167]*PI()/180)" office:value-type="float" office:value="128.68746835761" calcext:value-type="float">
            <text:p>128.6874683576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-0.5*([.$B$1]-[.$B$3])*SIN([.A168]*PI()/180)" office:value-type="float" office:value="59.2052702063541" calcext:value-type="float">
            <text:p>59.2052702064</text:p>
          </table:table-cell>
          <table:table-cell table:formula="of:=0.5*([.$B$1]+[.$B$3])+0.5*([.$B$1]-[.$B$3])*COS([.A168]*PI()/180)" office:value-type="float" office:value="466.151713082515" calcext:value-type="float">
            <text:p>466.1517130825</text:p>
          </table:table-cell>
          <table:table-cell table:formula="of:=-0.5*([.$B$2]-[.$B$3])*SIN([.A168]*PI()/180)" office:value-type="float" office:value="7.30929261806841" calcext:value-type="float">
            <text:p>7.3092926181</text:p>
          </table:table-cell>
          <table:table-cell table:formula="of:=0.5*([.$B$2]+[.$B$3])+0.5*([.$B$2]-[.$B$3])*COS([.A168]*PI()/180)" office:value-type="float" office:value="118.907618899076" calcext:value-type="float">
            <text:p>118.9076188991</text:p>
          </table:table-cell>
          <table:table-cell table:formula="of:=-0.5*([.$B$1]-[.$B$2])*SIN([.A168]*PI()/180)" office:value-type="float" office:value="51.8959775882857" calcext:value-type="float">
            <text:p>51.8959775883</text:p>
          </table:table-cell>
          <table:table-cell table:formula="of:=0.5*([.$B$1]+[.$B$2])+0.5*([.$B$2]-[.$B$1])*COS([.A168]*PI()/180)" office:value-type="float" office:value="127.755905816561" calcext:value-type="float">
            <text:p>127.755905816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-0.5*([.$B$1]-[.$B$3])*SIN([.A169]*PI()/180)" office:value-type="float" office:value="55.8165645529425" calcext:value-type="float">
            <text:p>55.8165645529</text:p>
          </table:table-cell>
          <table:table-cell table:formula="of:=0.5*([.$B$1]+[.$B$3])+0.5*([.$B$1]-[.$B$3])*COS([.A169]*PI()/180)" office:value-type="float" office:value="467.15549342751" calcext:value-type="float">
            <text:p>467.1554934275</text:p>
          </table:table-cell>
          <table:table-cell table:formula="of:=-0.5*([.$B$2]-[.$B$3])*SIN([.A169]*PI()/180)" office:value-type="float" office:value="6.89093389542499" calcext:value-type="float">
            <text:p>6.8909338954</text:p>
          </table:table-cell>
          <table:table-cell table:formula="of:=0.5*([.$B$2]+[.$B$3])+0.5*([.$B$2]-[.$B$3])*COS([.A169]*PI()/180)" office:value-type="float" office:value="119.031542398458" calcext:value-type="float">
            <text:p>119.0315423985</text:p>
          </table:table-cell>
          <table:table-cell table:formula="of:=-0.5*([.$B$1]-[.$B$2])*SIN([.A169]*PI()/180)" office:value-type="float" office:value="48.9256306575175" calcext:value-type="float">
            <text:p>48.9256306575</text:p>
          </table:table-cell>
          <table:table-cell table:formula="of:=0.5*([.$B$1]+[.$B$2])+0.5*([.$B$2]-[.$B$1])*COS([.A169]*PI()/180)" office:value-type="float" office:value="126.876048970948" calcext:value-type="float">
            <text:p>126.876048970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-0.5*([.$B$1]-[.$B$3])*SIN([.A170]*PI()/180)" office:value-type="float" office:value="52.4108566332604" calcext:value-type="float">
            <text:p>52.4108566333</text:p>
          </table:table-cell>
          <table:table-cell table:formula="of:=0.5*([.$B$1]+[.$B$3])+0.5*([.$B$1]-[.$B$3])*COS([.A170]*PI()/180)" office:value-type="float" office:value="468.099979823536" calcext:value-type="float">
            <text:p>468.0999798235</text:p>
          </table:table-cell>
          <table:table-cell table:formula="of:=-0.5*([.$B$2]-[.$B$3])*SIN([.A170]*PI()/180)" office:value-type="float" office:value="6.47047612756302" calcext:value-type="float">
            <text:p>6.4704761276</text:p>
          </table:table-cell>
          <table:table-cell table:formula="of:=0.5*([.$B$2]+[.$B$3])+0.5*([.$B$2]-[.$B$3])*COS([.A170]*PI()/180)" office:value-type="float" office:value="119.148145657227" calcext:value-type="float">
            <text:p>119.1481456572</text:p>
          </table:table-cell>
          <table:table-cell table:formula="of:=-0.5*([.$B$1]-[.$B$2])*SIN([.A170]*PI()/180)" office:value-type="float" office:value="45.9403805056974" calcext:value-type="float">
            <text:p>45.9403805057</text:p>
          </table:table-cell>
          <table:table-cell table:formula="of:=0.5*([.$B$1]+[.$B$2])+0.5*([.$B$2]-[.$B$1])*COS([.A170]*PI()/180)" office:value-type="float" office:value="126.04816583369" calcext:value-type="float">
            <text:p>126.0481658337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-0.5*([.$B$1]-[.$B$3])*SIN([.A171]*PI()/180)" office:value-type="float" office:value="48.9891838589327" calcext:value-type="float">
            <text:p>48.9891838589</text:p>
          </table:table-cell>
          <table:table-cell table:formula="of:=0.5*([.$B$1]+[.$B$3])+0.5*([.$B$1]-[.$B$3])*COS([.A171]*PI()/180)" office:value-type="float" office:value="468.984884570889" calcext:value-type="float">
            <text:p>468.9848845709</text:p>
          </table:table-cell>
          <table:table-cell table:formula="of:=-0.5*([.$B$2]-[.$B$3])*SIN([.A171]*PI()/180)" office:value-type="float" office:value="6.0480473899917" calcext:value-type="float">
            <text:p>6.04804739</text:p>
          </table:table-cell>
          <table:table-cell table:formula="of:=0.5*([.$B$2]+[.$B$3])+0.5*([.$B$2]-[.$B$3])*COS([.A171]*PI()/180)" office:value-type="float" office:value="119.2573931569" calcext:value-type="float">
            <text:p>119.2573931569</text:p>
          </table:table-cell>
          <table:table-cell table:formula="of:=-0.5*([.$B$1]-[.$B$2])*SIN([.A171]*PI()/180)" office:value-type="float" office:value="42.9411364689411" calcext:value-type="float">
            <text:p>42.9411364689</text:p>
          </table:table-cell>
          <table:table-cell table:formula="of:=0.5*([.$B$1]+[.$B$2])+0.5*([.$B$2]-[.$B$1])*COS([.A171]*PI()/180)" office:value-type="float" office:value="125.272508586011" calcext:value-type="float">
            <text:p>125.27250858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-0.5*([.$B$1]-[.$B$3])*SIN([.A172]*PI()/180)" office:value-type="float" office:value="45.5525885046327" calcext:value-type="float">
            <text:p>45.5525885046</text:p>
          </table:table-cell>
          <table:table-cell table:formula="of:=0.5*([.$B$1]+[.$B$3])+0.5*([.$B$1]-[.$B$3])*COS([.A172]*PI()/180)" office:value-type="float" office:value="469.80993811901" calcext:value-type="float">
            <text:p>469.809938119</text:p>
          </table:table-cell>
          <table:table-cell table:formula="of:=-0.5*([.$B$2]-[.$B$3])*SIN([.A172]*PI()/180)" office:value-type="float" office:value="5.62377635859663" calcext:value-type="float">
            <text:p>5.6237763586</text:p>
          </table:table-cell>
          <table:table-cell table:formula="of:=0.5*([.$B$2]+[.$B$3])+0.5*([.$B$2]-[.$B$3])*COS([.A172]*PI()/180)" office:value-type="float" office:value="119.359251619631" calcext:value-type="float">
            <text:p>119.3592516196</text:p>
          </table:table-cell>
          <table:table-cell table:formula="of:=-0.5*([.$B$1]-[.$B$2])*SIN([.A172]*PI()/180)" office:value-type="float" office:value="39.9288121460361" calcext:value-type="float">
            <text:p>39.928812146</text:p>
          </table:table-cell>
          <table:table-cell table:formula="of:=0.5*([.$B$1]+[.$B$2])+0.5*([.$B$2]-[.$B$1])*COS([.A172]*PI()/180)" office:value-type="float" office:value="124.549313500621" calcext:value-type="float">
            <text:p>124.549313500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-0.5*([.$B$1]-[.$B$3])*SIN([.A173]*PI()/180)" office:value-type="float" office:value="42.1021173905964" calcext:value-type="float">
            <text:p>42.1021173906</text:p>
          </table:table-cell>
          <table:table-cell table:formula="of:=0.5*([.$B$1]+[.$B$3])+0.5*([.$B$1]-[.$B$3])*COS([.A173]*PI()/180)" office:value-type="float" office:value="470.574889148596" calcext:value-type="float">
            <text:p>470.5748891486</text:p>
          </table:table-cell>
          <table:table-cell table:formula="of:=-0.5*([.$B$2]-[.$B$3])*SIN([.A173]*PI()/180)" office:value-type="float" office:value="5.197792270444" calcext:value-type="float">
            <text:p>5.1977922704</text:p>
          </table:table-cell>
          <table:table-cell table:formula="of:=0.5*([.$B$2]+[.$B$3])+0.5*([.$B$2]-[.$B$3])*COS([.A173]*PI()/180)" office:value-type="float" office:value="119.453690018345" calcext:value-type="float">
            <text:p>119.4536900183</text:p>
          </table:table-cell>
          <table:table-cell table:formula="of:=-0.5*([.$B$1]-[.$B$2])*SIN([.A173]*PI()/180)" office:value-type="float" office:value="36.9043251201524" calcext:value-type="float">
            <text:p>36.9043251202</text:p>
          </table:table-cell>
          <table:table-cell table:formula="of:=0.5*([.$B$1]+[.$B$2])+0.5*([.$B$2]-[.$B$1])*COS([.A173]*PI()/180)" office:value-type="float" office:value="123.87880086975" calcext:value-type="float">
            <text:p>123.878800869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-0.5*([.$B$1]-[.$B$3])*SIN([.A174]*PI()/180)" office:value-type="float" office:value="38.6388215637503" calcext:value-type="float">
            <text:p>38.6388215638</text:p>
          </table:table-cell>
          <table:table-cell table:formula="of:=0.5*([.$B$1]+[.$B$3])+0.5*([.$B$1]-[.$B$3])*COS([.A174]*PI()/180)" office:value-type="float" office:value="471.279504648152" calcext:value-type="float">
            <text:p>471.2795046482</text:p>
          </table:table-cell>
          <table:table-cell table:formula="of:=-0.5*([.$B$2]-[.$B$3])*SIN([.A174]*PI()/180)" office:value-type="float" office:value="4.77022488441362" calcext:value-type="float">
            <text:p>4.7702248844</text:p>
          </table:table-cell>
          <table:table-cell table:formula="of:=0.5*([.$B$2]+[.$B$3])+0.5*([.$B$2]-[.$B$3])*COS([.A174]*PI()/180)" office:value-type="float" office:value="119.540679586192" calcext:value-type="float">
            <text:p>119.5406795862</text:p>
          </table:table-cell>
          <table:table-cell table:formula="of:=-0.5*([.$B$1]-[.$B$2])*SIN([.A174]*PI()/180)" office:value-type="float" office:value="33.8685966793367" calcext:value-type="float">
            <text:p>33.8685966793</text:p>
          </table:table-cell>
          <table:table-cell table:formula="of:=0.5*([.$B$1]+[.$B$2])+0.5*([.$B$2]-[.$B$1])*COS([.A174]*PI()/180)" office:value-type="float" office:value="123.26117493804" calcext:value-type="float">
            <text:p>123.26117493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-0.5*([.$B$1]-[.$B$3])*SIN([.A175]*PI()/180)" office:value-type="float" office:value="35.1637559775536" calcext:value-type="float">
            <text:p>35.1637559776</text:p>
          </table:table-cell>
          <table:table-cell table:formula="of:=0.5*([.$B$1]+[.$B$3])+0.5*([.$B$1]-[.$B$3])*COS([.A175]*PI()/180)" office:value-type="float" office:value="471.923569984972" calcext:value-type="float">
            <text:p>471.923569985</text:p>
          </table:table-cell>
          <table:table-cell table:formula="of:=-0.5*([.$B$2]-[.$B$3])*SIN([.A175]*PI()/180)" office:value-type="float" office:value="4.34120444167328" calcext:value-type="float">
            <text:p>4.3412044417</text:p>
          </table:table-cell>
          <table:table-cell table:formula="of:=0.5*([.$B$2]+[.$B$3])+0.5*([.$B$2]-[.$B$3])*COS([.A175]*PI()/180)" office:value-type="float" office:value="119.620193825305" calcext:value-type="float">
            <text:p>119.6201938253</text:p>
          </table:table-cell>
          <table:table-cell table:formula="of:=-0.5*([.$B$1]-[.$B$2])*SIN([.A175]*PI()/180)" office:value-type="float" office:value="30.8225515358803" calcext:value-type="float">
            <text:p>30.8225515359</text:p>
          </table:table-cell>
          <table:table-cell table:formula="of:=0.5*([.$B$1]+[.$B$2])+0.5*([.$B$2]-[.$B$1])*COS([.A175]*PI()/180)" office:value-type="float" office:value="122.696623840333" calcext:value-type="float">
            <text:p>122.696623840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-0.5*([.$B$1]-[.$B$3])*SIN([.A176]*PI()/180)" office:value-type="float" office:value="31.6779791706468" calcext:value-type="float">
            <text:p>31.6779791706</text:p>
          </table:table-cell>
          <table:table-cell table:formula="of:=0.5*([.$B$1]+[.$B$3])+0.5*([.$B$1]-[.$B$3])*COS([.A176]*PI()/180)" office:value-type="float" office:value="472.506888970515" calcext:value-type="float">
            <text:p>472.5068889705</text:p>
          </table:table-cell>
          <table:table-cell table:formula="of:=-0.5*([.$B$2]-[.$B$3])*SIN([.A176]*PI()/180)" office:value-type="float" office:value="3.91086162600578" calcext:value-type="float">
            <text:p>3.910861626</text:p>
          </table:table-cell>
          <table:table-cell table:formula="of:=0.5*([.$B$2]+[.$B$3])+0.5*([.$B$2]-[.$B$3])*COS([.A176]*PI()/180)" office:value-type="float" office:value="119.692208514878" calcext:value-type="float">
            <text:p>119.6922085149</text:p>
          </table:table-cell>
          <table:table-cell table:formula="of:=-0.5*([.$B$1]-[.$B$2])*SIN([.A176]*PI()/180)" office:value-type="float" office:value="27.767117544641" calcext:value-type="float">
            <text:p>27.7671175446</text:p>
          </table:table-cell>
          <table:table-cell table:formula="of:=0.5*([.$B$1]+[.$B$2])+0.5*([.$B$2]-[.$B$1])*COS([.A176]*PI()/180)" office:value-type="float" office:value="122.185319544363" calcext:value-type="float">
            <text:p>122.185319544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-0.5*([.$B$1]-[.$B$3])*SIN([.A177]*PI()/180)" office:value-type="float" office:value="28.1825529444133" calcext:value-type="float">
            <text:p>28.1825529444</text:p>
          </table:table-cell>
          <table:table-cell table:formula="of:=0.5*([.$B$1]+[.$B$3])+0.5*([.$B$1]-[.$B$3])*COS([.A177]*PI()/180)" office:value-type="float" office:value="473.029283920168" calcext:value-type="float">
            <text:p>473.0292839202</text:p>
          </table:table-cell>
          <table:table-cell table:formula="of:=-0.5*([.$B$2]-[.$B$3])*SIN([.A177]*PI()/180)" office:value-type="float" office:value="3.47932752400165" calcext:value-type="float">
            <text:p>3.479327524</text:p>
          </table:table-cell>
          <table:table-cell table:formula="of:=0.5*([.$B$2]+[.$B$3])+0.5*([.$B$2]-[.$B$3])*COS([.A177]*PI()/180)" office:value-type="float" office:value="119.756701718539" calcext:value-type="float">
            <text:p>119.7567017185</text:p>
          </table:table-cell>
          <table:table-cell table:formula="of:=-0.5*([.$B$1]-[.$B$2])*SIN([.A177]*PI()/180)" office:value-type="float" office:value="24.7032254204117" calcext:value-type="float">
            <text:p>24.7032254204</text:p>
          </table:table-cell>
          <table:table-cell table:formula="of:=0.5*([.$B$1]+[.$B$2])+0.5*([.$B$2]-[.$B$1])*COS([.A177]*PI()/180)" office:value-type="float" office:value="121.727417798371" calcext:value-type="float">
            <text:p>121.727417798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-0.5*([.$B$1]-[.$B$3])*SIN([.A178]*PI()/180)" office:value-type="float" office:value="24.6785420395425" calcext:value-type="float">
            <text:p>24.6785420395</text:p>
          </table:table-cell>
          <table:table-cell table:formula="of:=0.5*([.$B$1]+[.$B$3])+0.5*([.$B$1]-[.$B$3])*COS([.A178]*PI()/180)" office:value-type="float" office:value="473.490595707368" calcext:value-type="float">
            <text:p>473.4905957074</text:p>
          </table:table-cell>
          <table:table-cell table:formula="of:=-0.5*([.$B$2]-[.$B$3])*SIN([.A178]*PI()/180)" office:value-type="float" office:value="3.0467335851287" calcext:value-type="float">
            <text:p>3.0467335851</text:p>
          </table:table-cell>
          <table:table-cell table:formula="of:=0.5*([.$B$2]+[.$B$3])+0.5*([.$B$2]-[.$B$3])*COS([.A178]*PI()/180)" office:value-type="float" office:value="119.813653791033" calcext:value-type="float">
            <text:p>119.813653791</text:p>
          </table:table-cell>
          <table:table-cell table:formula="of:=-0.5*([.$B$1]-[.$B$2])*SIN([.A178]*PI()/180)" office:value-type="float" office:value="21.6318084544138" calcext:value-type="float">
            <text:p>21.6318084544</text:p>
          </table:table-cell>
          <table:table-cell table:formula="of:=0.5*([.$B$1]+[.$B$2])+0.5*([.$B$2]-[.$B$1])*COS([.A178]*PI()/180)" office:value-type="float" office:value="121.323058083665" calcext:value-type="float">
            <text:p>121.323058083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-0.5*([.$B$1]-[.$B$3])*SIN([.A179]*PI()/180)" office:value-type="float" office:value="21.1670138116998" calcext:value-type="float">
            <text:p>21.1670138117</text:p>
          </table:table-cell>
          <table:table-cell table:formula="of:=0.5*([.$B$1]+[.$B$3])+0.5*([.$B$1]-[.$B$3])*COS([.A179]*PI()/180)" office:value-type="float" office:value="473.890683812075" calcext:value-type="float">
            <text:p>473.8906838121</text:p>
          </table:table-cell>
          <table:table-cell table:formula="of:=-0.5*([.$B$2]-[.$B$3])*SIN([.A179]*PI()/180)" office:value-type="float" office:value="2.61321158169134" calcext:value-type="float">
            <text:p>2.6132115817</text:p>
          </table:table-cell>
          <table:table-cell table:formula="of:=0.5*([.$B$2]+[.$B$3])+0.5*([.$B$2]-[.$B$3])*COS([.A179]*PI()/180)" office:value-type="float" office:value="119.863047384207" calcext:value-type="float">
            <text:p>119.8630473842</text:p>
          </table:table-cell>
          <table:table-cell table:formula="of:=-0.5*([.$B$1]-[.$B$2])*SIN([.A179]*PI()/180)" office:value-type="float" office:value="18.5538022300085" calcext:value-type="float">
            <text:p>18.55380223</text:p>
          </table:table-cell>
          <table:table-cell table:formula="of:=0.5*([.$B$1]+[.$B$2])+0.5*([.$B$2]-[.$B$1])*COS([.A179]*PI()/180)" office:value-type="float" office:value="120.972363572131" calcext:value-type="float">
            <text:p>120.972363572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-0.5*([.$B$1]-[.$B$3])*SIN([.A180]*PI()/180)" office:value-type="float" office:value="17.6490379064008" calcext:value-type="float">
            <text:p>17.6490379064</text:p>
          </table:table-cell>
          <table:table-cell table:formula="of:=0.5*([.$B$1]+[.$B$3])+0.5*([.$B$1]-[.$B$3])*COS([.A180]*PI()/180)" office:value-type="float" office:value="474.229426363578" calcext:value-type="float">
            <text:p>474.2294263636</text:p>
          </table:table-cell>
          <table:table-cell table:formula="of:=-0.5*([.$B$2]-[.$B$3])*SIN([.A180]*PI()/180)" office:value-type="float" office:value="2.17889356869146" calcext:value-type="float">
            <text:p>2.1788935687</text:p>
          </table:table-cell>
          <table:table-cell table:formula="of:=0.5*([.$B$2]+[.$B$3])+0.5*([.$B$2]-[.$B$3])*COS([.A180]*PI()/180)" office:value-type="float" office:value="119.904867452294" calcext:value-type="float">
            <text:p>119.9048674523</text:p>
          </table:table-cell>
          <table:table-cell table:formula="of:=-0.5*([.$B$1]-[.$B$2])*SIN([.A180]*PI()/180)" office:value-type="float" office:value="15.4701443377094" calcext:value-type="float">
            <text:p>15.4701443377</text:p>
          </table:table-cell>
          <table:table-cell table:formula="of:=0.5*([.$B$1]+[.$B$2])+0.5*([.$B$2]-[.$B$1])*COS([.A180]*PI()/180)" office:value-type="float" office:value="120.675441088715" calcext:value-type="float">
            <text:p>120.675441088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-0.5*([.$B$1]-[.$B$3])*SIN([.A181]*PI()/180)" office:value-type="float" office:value="14.1256859331853" calcext:value-type="float">
            <text:p>14.1256859332</text:p>
          </table:table-cell>
          <table:table-cell table:formula="of:=0.5*([.$B$1]+[.$B$3])+0.5*([.$B$1]-[.$B$3])*COS([.A181]*PI()/180)" office:value-type="float" office:value="474.506720177614" calcext:value-type="float">
            <text:p>474.5067201776</text:p>
          </table:table-cell>
          <table:table-cell table:formula="of:=-0.5*([.$B$2]-[.$B$3])*SIN([.A181]*PI()/180)" office:value-type="float" office:value="1.74391184360312" calcext:value-type="float">
            <text:p>1.7439118436</text:p>
          </table:table-cell>
          <table:table-cell table:formula="of:=0.5*([.$B$2]+[.$B$3])+0.5*([.$B$2]-[.$B$3])*COS([.A181]*PI()/180)" office:value-type="float" office:value="119.939101256496" calcext:value-type="float">
            <text:p>119.9391012565</text:p>
          </table:table-cell>
          <table:table-cell table:formula="of:=-0.5*([.$B$1]-[.$B$2])*SIN([.A181]*PI()/180)" office:value-type="float" office:value="12.3817740895821" calcext:value-type="float">
            <text:p>12.3817740896</text:p>
          </table:table-cell>
          <table:table-cell table:formula="of:=0.5*([.$B$1]+[.$B$2])+0.5*([.$B$2]-[.$B$1])*COS([.A181]*PI()/180)" office:value-type="float" office:value="120.432381078881" calcext:value-type="float">
            <text:p>120.4323810789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-0.5*([.$B$1]-[.$B$3])*SIN([.A182]*PI()/180)" office:value-type="float" office:value="10.5980311391962" calcext:value-type="float">
            <text:p>10.5980311392</text:p>
          </table:table-cell>
          <table:table-cell table:formula="of:=0.5*([.$B$1]+[.$B$3])+0.5*([.$B$1]-[.$B$3])*COS([.A182]*PI()/180)" office:value-type="float" office:value="474.722480787801" calcext:value-type="float">
            <text:p>474.7224807878</text:p>
          </table:table-cell>
          <table:table-cell table:formula="of:=-0.5*([.$B$2]-[.$B$3])*SIN([.A182]*PI()/180)" office:value-type="float" office:value="1.30839890607361" calcext:value-type="float">
            <text:p>1.3083989061</text:p>
          </table:table-cell>
          <table:table-cell table:formula="of:=0.5*([.$B$2]+[.$B$3])+0.5*([.$B$2]-[.$B$3])*COS([.A182]*PI()/180)" office:value-type="float" office:value="119.965738368864" calcext:value-type="float">
            <text:p>119.9657383689</text:p>
          </table:table-cell>
          <table:table-cell table:formula="of:=-0.5*([.$B$1]-[.$B$2])*SIN([.A182]*PI()/180)" office:value-type="float" office:value="9.28963223312263" calcext:value-type="float">
            <text:p>9.2896322331</text:p>
          </table:table-cell>
          <table:table-cell table:formula="of:=0.5*([.$B$1]+[.$B$2])+0.5*([.$B$2]-[.$B$1])*COS([.A182]*PI()/180)" office:value-type="float" office:value="120.243257581063" calcext:value-type="float">
            <text:p>120.243257581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-0.5*([.$B$1]-[.$B$3])*SIN([.A183]*PI()/180)" office:value-type="float" office:value="7.06714808225642" calcext:value-type="float">
            <text:p>7.0671480823</text:p>
          </table:table-cell>
          <table:table-cell table:formula="of:=0.5*([.$B$1]+[.$B$3])+0.5*([.$B$1]-[.$B$3])*COS([.A183]*PI()/180)" office:value-type="float" office:value="474.876642471367" calcext:value-type="float">
            <text:p>474.8766424714</text:p>
          </table:table-cell>
          <table:table-cell table:formula="of:=-0.5*([.$B$2]-[.$B$3])*SIN([.A183]*PI()/180)" office:value-type="float" office:value="0.872487417562521" calcext:value-type="float">
            <text:p>0.8724874176</text:p>
          </table:table-cell>
          <table:table-cell table:formula="of:=0.5*([.$B$2]+[.$B$3])+0.5*([.$B$2]-[.$B$3])*COS([.A183]*PI()/180)" office:value-type="float" office:value="119.984770675477" calcext:value-type="float">
            <text:p>119.9847706755</text:p>
          </table:table-cell>
          <table:table-cell table:formula="of:=-0.5*([.$B$1]-[.$B$2])*SIN([.A183]*PI()/180)" office:value-type="float" office:value="6.1946606646939" calcext:value-type="float">
            <text:p>6.1946606647</text:p>
          </table:table-cell>
          <table:table-cell table:formula="of:=0.5*([.$B$1]+[.$B$2])+0.5*([.$B$2]-[.$B$1])*COS([.A183]*PI()/180)" office:value-type="float" office:value="120.108128204111" calcext:value-type="float">
            <text:p>120.108128204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-0.5*([.$B$1]-[.$B$3])*SIN([.A184]*PI()/180)" office:value-type="float" office:value="3.5341123035501" calcext:value-type="float">
            <text:p>3.5341123036</text:p>
          </table:table-cell>
          <table:table-cell table:formula="of:=0.5*([.$B$1]+[.$B$3])+0.5*([.$B$1]-[.$B$3])*COS([.A184]*PI()/180)" office:value-type="float" office:value="474.969158269169" calcext:value-type="float">
            <text:p>474.9691582692</text:p>
          </table:table-cell>
          <table:table-cell table:formula="of:=-0.5*([.$B$2]-[.$B$3])*SIN([.A184]*PI()/180)" office:value-type="float" office:value="0.436310160932111" calcext:value-type="float">
            <text:p>0.4363101609</text:p>
          </table:table-cell>
          <table:table-cell table:formula="of:=0.5*([.$B$2]+[.$B$3])+0.5*([.$B$2]-[.$B$3])*COS([.A184]*PI()/180)" office:value-type="float" office:value="119.99619237891" calcext:value-type="float">
            <text:p>119.9961923789</text:p>
          </table:table-cell>
          <table:table-cell table:formula="of:=-0.5*([.$B$1]-[.$B$2])*SIN([.A184]*PI()/180)" office:value-type="float" office:value="3.09780214261799" calcext:value-type="float">
            <text:p>3.0978021426</text:p>
          </table:table-cell>
          <table:table-cell table:formula="of:=0.5*([.$B$1]+[.$B$2])+0.5*([.$B$2]-[.$B$1])*COS([.A184]*PI()/180)" office:value-type="float" office:value="120.027034109741" calcext:value-type="float">
            <text:p>120.027034109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-0.5*([.$B$1]-[.$B$3])*SIN([.A185]*PI()/180)" office:value-type="float" office:value="0.0000000000000495981953654678" calcext:value-type="float">
            <text:p>4.95981953654678E-14</text:p>
          </table:table-cell>
          <table:table-cell table:formula="of:=0.5*([.$B$1]+[.$B$3])+0.5*([.$B$1]-[.$B$3])*COS([.A185]*PI()/180)" office:value-type="float" office:value="475" calcext:value-type="float">
            <text:p>475</text:p>
          </table:table-cell>
          <table:table-cell table:formula="of:=-0.5*([.$B$2]-[.$B$3])*SIN([.A185]*PI()/180)" office:value-type="float" office:value="6.12323399573677E-015" calcext:value-type="float">
            <text:p>6.12323399573677E-15</text:p>
          </table:table-cell>
          <table:table-cell table:formula="of:=0.5*([.$B$2]+[.$B$3])+0.5*([.$B$2]-[.$B$3])*COS([.A185]*PI()/180)" office:value-type="float" office:value="120" calcext:value-type="float">
            <text:p>120</text:p>
          </table:table-cell>
          <table:table-cell table:formula="of:=-0.5*([.$B$1]-[.$B$2])*SIN([.A185]*PI()/180)" office:value-type="float" office:value="0.000000000000043474961369731" calcext:value-type="float">
            <text:p>4.3474961369731E-14</text:p>
          </table:table-cell>
          <table:table-cell table:formula="of:=0.5*([.$B$1]+[.$B$2])+0.5*([.$B$2]-[.$B$1])*COS([.A185]*PI()/180)" office:value-type="float" office:value="120" calcext:value-type="float">
            <text:p>1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4:58:52.476693230</meta:creation-date>
    <dc:date>2017-05-22T15:53:57.939388858</dc:date>
    <meta:editing-duration>PT32S</meta:editing-duration>
    <meta:editing-cycles>2</meta:editing-cycles>
    <meta:generator>LibreOffice/5.1.6.2$Linux_X86_64 LibreOffice_project/10m0$Build-2</meta:generator>
    <meta:document-statistic meta:table-count="1" meta:cell-count="1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75cm" svg:height="16.629cm" xlink:href=".." xlink:type="simple" chart:class="chart:scatter" chart:column-mapping="1" chart:style-name="ch1">
        <chart:plot-area chart:style-name="ch2" table:cell-range-address="Sheet1.B4:Sheet1.B185 Sheet1.C5:Sheet1.D185 Sheet1.I5:Sheet1.I105 Sheet1.F5:Sheet1.F185" chart:data-source-has-labels="row" svg:x="0.191cm" svg:y="0.851cm" svg:width="20.413cm" svg:height="14.393cm">
          <chartooo:coordinate-region svg:x="0.998cm" svg:y="1.05cm" svg:width="19.326cm" svg:height="13.5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5:Sheet1.B185" chart:class="chart:scatter">
            <chart:domain table:cell-range-address="Sheet1.C5:Sheet1.C185"/>
            <chart:data-point chart:repeated="181"/>
          </chart:series>
          <chart:series chart:style-name="ch6" chart:values-cell-range-address="Sheet1.I5:Sheet1.I105" chart:class="chart:scatter">
            <chart:domain table:cell-range-address="Sheet1.H5:Sheet1.H105"/>
            <chart:data-point chart:repeated="101"/>
          </chart:series>
          <chart:series chart:style-name="ch7" chart:values-cell-range-address="Sheet1.D5:Sheet1.D185" chart:class="chart:scatter">
            <chart:domain table:cell-range-address="Sheet1.E5:Sheet1.E185"/>
            <chart:data-point chart:repeated="181"/>
          </chart:series>
          <chart:series chart:style-name="ch8" chart:values-cell-range-address="Sheet1.F5:Sheet1.F185" chart:class="chart:scatter">
            <chart:domain table:cell-range-address="Sheet1.G5:Sheet1.G185"/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C5:Sheet1.C185</svg:desc>
                </draw:g>
              </table:table-cell>
              <table:table-cell office:value-type="float" office:value="-0.0000000000000247990976827339">
                <text:p>-0.0000000000000247990976827339</text:p>
                <draw:g>
                  <svg:desc>Sheet1.B5:Sheet1.B185</svg:desc>
                </draw:g>
              </table:table-cell>
              <table:table-cell office:value-type="float" office:value="0">
                <text:p>0</text:p>
                <draw:g>
                  <svg:desc>Sheet1.H5:Sheet1.H105</svg:desc>
                </draw:g>
              </table:table-cell>
              <table:table-cell office:value-type="float" office:value="110.017856231871">
                <text:p>110.017856231871</text:p>
                <draw:g>
                  <svg:desc>Sheet1.I5:Sheet1.I105</svg:desc>
                </draw:g>
              </table:table-cell>
              <table:table-cell office:value-type="float" office:value="70">
                <text:p>70</text:p>
                <draw:g>
                  <svg:desc>Sheet1.E5:Sheet1.E185</svg:desc>
                </draw:g>
              </table:table-cell>
              <table:table-cell office:value-type="float" office:value="-3.06161699786838E-015">
                <text:p>-3.06161699786838E-015</text:p>
                <draw:g>
                  <svg:desc>Sheet1.D5:Sheet1.D185</svg:desc>
                </draw:g>
              </table:table-cell>
              <table:table-cell office:value-type="float" office:value="475">
                <text:p>475</text:p>
                <draw:g>
                  <svg:desc>Sheet1.G5:Sheet1.G185</svg:desc>
                </draw:g>
              </table:table-cell>
              <table:table-cell office:value-type="float" office:value="-0.0000000000000217374806848655">
                <text:p>-0.0000000000000217374806848655</text:p>
                <draw:g>
                  <svg:desc>Sheet1.F5:Sheet1.F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0308417308308">
                <text:p>70.0308417308308</text:p>
              </table:table-cell>
              <table:table-cell office:value-type="float" office:value="3.53411230354985">
                <text:p>3.53411230354985</text:p>
              </table:table-cell>
              <table:table-cell office:value-type="float" office:value="4.75">
                <text:p>4.75</text:p>
              </table:table-cell>
              <table:table-cell office:value-type="float" office:value="111.917856231871">
                <text:p>111.917856231871</text:p>
              </table:table-cell>
              <table:table-cell office:value-type="float" office:value="70.0038076210902">
                <text:p>70.0038076210902</text:p>
              </table:table-cell>
              <table:table-cell office:value-type="float" office:value="0.43631016093208">
                <text:p>0.43631016093208</text:p>
              </table:table-cell>
              <table:table-cell office:value-type="float" office:value="474.972965890259">
                <text:p>474.972965890259</text:p>
              </table:table-cell>
              <table:table-cell office:value-type="float" office:value="3.09780214261777">
                <text:p>3.09780214261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233575286331">
                <text:p>70.1233575286331</text:p>
              </table:table-cell>
              <table:table-cell office:value-type="float" office:value="7.06714808225643">
                <text:p>7.06714808225643</text:p>
              </table:table-cell>
              <table:table-cell office:value-type="float" office:value="9.5">
                <text:p>9.5</text:p>
              </table:table-cell>
              <table:table-cell office:value-type="float" office:value="113.817856231871">
                <text:p>113.817856231871</text:p>
              </table:table-cell>
              <table:table-cell office:value-type="float" office:value="70.0152293245226">
                <text:p>70.0152293245226</text:p>
              </table:table-cell>
              <table:table-cell office:value-type="float" office:value="0.872487417562522">
                <text:p>0.872487417562522</text:p>
              </table:table-cell>
              <table:table-cell office:value-type="float" office:value="474.89187179589">
                <text:p>474.89187179589</text:p>
              </table:table-cell>
              <table:table-cell office:value-type="float" office:value="6.19466066469391">
                <text:p>6.19466066469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2775192121988">
                <text:p>70.2775192121988</text:p>
              </table:table-cell>
              <table:table-cell office:value-type="float" office:value="10.5980311391961">
                <text:p>10.5980311391961</text:p>
              </table:table-cell>
              <table:table-cell office:value-type="float" office:value="14.25">
                <text:p>14.25</text:p>
              </table:table-cell>
              <table:table-cell office:value-type="float" office:value="115.717856231871">
                <text:p>115.717856231871</text:p>
              </table:table-cell>
              <table:table-cell office:value-type="float" office:value="70.0342616311356">
                <text:p>70.0342616311356</text:p>
              </table:table-cell>
              <table:table-cell office:value-type="float" office:value="1.30839890607359">
                <text:p>1.30839890607359</text:p>
              </table:table-cell>
              <table:table-cell office:value-type="float" office:value="474.756742418937">
                <text:p>474.756742418937</text:p>
              </table:table-cell>
              <table:table-cell office:value-type="float" office:value="9.28963223312248">
                <text:p>9.28963223312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4932798223856">
                <text:p>70.4932798223856</text:p>
              </table:table-cell>
              <table:table-cell office:value-type="float" office:value="14.1256859331853">
                <text:p>14.1256859331853</text:p>
              </table:table-cell>
              <table:table-cell office:value-type="float" office:value="19">
                <text:p>19</text:p>
              </table:table-cell>
              <table:table-cell office:value-type="float" office:value="117.617856231871">
                <text:p>117.617856231871</text:p>
              </table:table-cell>
              <table:table-cell office:value-type="float" office:value="70.0608987435044">
                <text:p>70.0608987435044</text:p>
              </table:table-cell>
              <table:table-cell office:value-type="float" office:value="1.74391184360312">
                <text:p>1.74391184360312</text:p>
              </table:table-cell>
              <table:table-cell office:value-type="float" office:value="474.567618921119">
                <text:p>474.567618921119</text:p>
              </table:table-cell>
              <table:table-cell office:value-type="float" office:value="12.3817740895822">
                <text:p>12.3817740895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7705736364215">
                <text:p>70.7705736364215</text:p>
              </table:table-cell>
              <table:table-cell office:value-type="float" office:value="17.6490379064007">
                <text:p>17.6490379064007</text:p>
              </table:table-cell>
              <table:table-cell office:value-type="float" office:value="23.75">
                <text:p>23.75</text:p>
              </table:table-cell>
              <table:table-cell office:value-type="float" office:value="119.517856231871">
                <text:p>119.517856231871</text:p>
              </table:table-cell>
              <table:table-cell office:value-type="float" office:value="70.0951325477064">
                <text:p>70.0951325477064</text:p>
              </table:table-cell>
              <table:table-cell office:value-type="float" office:value="2.17889356869145">
                <text:p>2.17889356869145</text:p>
              </table:table-cell>
              <table:table-cell office:value-type="float" office:value="474.324558911285">
                <text:p>474.324558911285</text:p>
              </table:table-cell>
              <table:table-cell office:value-type="float" office:value="15.4701443377093">
                <text:p>15.470144337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1093161879246">
                <text:p>71.1093161879246</text:p>
              </table:table-cell>
              <table:table-cell office:value-type="float" office:value="21.1670138116997">
                <text:p>21.1670138116997</text:p>
              </table:table-cell>
              <table:table-cell office:value-type="float" office:value="28.5">
                <text:p>28.5</text:p>
              </table:table-cell>
              <table:table-cell office:value-type="float" office:value="121.417856231871">
                <text:p>121.417856231871</text:p>
              </table:table-cell>
              <table:table-cell office:value-type="float" office:value="70.1369526157932">
                <text:p>70.1369526157932</text:p>
              </table:table-cell>
              <table:table-cell office:value-type="float" office:value="2.61321158169133">
                <text:p>2.61321158169133</text:p>
              </table:table-cell>
              <table:table-cell office:value-type="float" office:value="474.027636427869">
                <text:p>474.027636427869</text:p>
              </table:table-cell>
              <table:table-cell office:value-type="float" office:value="18.5538022300084">
                <text:p>18.5538022300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5094042926323">
                <text:p>71.5094042926323</text:p>
              </table:table-cell>
              <table:table-cell office:value-type="float" office:value="24.6785420395424">
                <text:p>24.6785420395424</text:p>
              </table:table-cell>
              <table:table-cell office:value-type="float" office:value="33.25">
                <text:p>33.25</text:p>
              </table:table-cell>
              <table:table-cell office:value-type="float" office:value="123.317856231871">
                <text:p>123.317856231871</text:p>
              </table:table-cell>
              <table:table-cell office:value-type="float" office:value="70.186346208967">
                <text:p>70.186346208967</text:p>
              </table:table-cell>
              <table:table-cell office:value-type="float" office:value="3.04673358512869">
                <text:p>3.04673358512869</text:p>
              </table:table-cell>
              <table:table-cell office:value-type="float" office:value="473.676941916335">
                <text:p>473.676941916335</text:p>
              </table:table-cell>
              <table:table-cell office:value-type="float" office:value="21.6318084544137">
                <text:p>21.6318084544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970716079832">
                <text:p>71.970716079832</text:p>
              </table:table-cell>
              <table:table-cell office:value-type="float" office:value="28.1825529444133">
                <text:p>28.1825529444133</text:p>
              </table:table-cell>
              <table:table-cell office:value-type="float" office:value="38">
                <text:p>38</text:p>
              </table:table-cell>
              <table:table-cell office:value-type="float" office:value="125.217856231871">
                <text:p>125.217856231871</text:p>
              </table:table-cell>
              <table:table-cell office:value-type="float" office:value="70.2432982814607">
                <text:p>70.2432982814607</text:p>
              </table:table-cell>
              <table:table-cell office:value-type="float" office:value="3.47932752400164">
                <text:p>3.47932752400164</text:p>
              </table:table-cell>
              <table:table-cell office:value-type="float" office:value="473.272582201629">
                <text:p>473.272582201629</text:p>
              </table:table-cell>
              <table:table-cell office:value-type="float" office:value="24.7032254204116">
                <text:p>24.7032254204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4931110294846">
                <text:p>72.4931110294846</text:p>
              </table:table-cell>
              <table:table-cell office:value-type="float" office:value="31.6779791706467">
                <text:p>31.6779791706467</text:p>
              </table:table-cell>
              <table:table-cell office:value-type="float" office:value="42.75">
                <text:p>42.75</text:p>
              </table:table-cell>
              <table:table-cell office:value-type="float" office:value="127.117856231871">
                <text:p>127.117856231871</text:p>
              </table:table-cell>
              <table:table-cell office:value-type="float" office:value="70.3077914851216">
                <text:p>70.3077914851216</text:p>
              </table:table-cell>
              <table:table-cell office:value-type="float" office:value="3.91086162600577">
                <text:p>3.91086162600577</text:p>
              </table:table-cell>
              <table:table-cell office:value-type="float" office:value="472.814680455637">
                <text:p>472.814680455637</text:p>
              </table:table-cell>
              <table:table-cell office:value-type="float" office:value="27.767117544641">
                <text:p>27.767117544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0764300150279">
                <text:p>73.0764300150279</text:p>
              </table:table-cell>
              <table:table-cell office:value-type="float" office:value="35.1637559775534">
                <text:p>35.1637559775534</text:p>
              </table:table-cell>
              <table:table-cell office:value-type="float" office:value="47.5">
                <text:p>47.5</text:p>
              </table:table-cell>
              <table:table-cell office:value-type="float" office:value="129.017856231871">
                <text:p>129.017856231871</text:p>
              </table:table-cell>
              <table:table-cell office:value-type="float" office:value="70.3798061746948">
                <text:p>70.3798061746948</text:p>
              </table:table-cell>
              <table:table-cell office:value-type="float" office:value="4.34120444167326">
                <text:p>4.34120444167326</text:p>
              </table:table-cell>
              <table:table-cell office:value-type="float" office:value="472.303376159667">
                <text:p>472.303376159667</text:p>
              </table:table-cell>
              <table:table-cell office:value-type="float" office:value="30.8225515358802">
                <text:p>30.8225515358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7204953518481">
                <text:p>73.7204953518481</text:p>
              </table:table-cell>
              <table:table-cell office:value-type="float" office:value="38.6388215637503">
                <text:p>38.6388215637503</text:p>
              </table:table-cell>
              <table:table-cell office:value-type="float" office:value="52.25">
                <text:p>52.25</text:p>
              </table:table-cell>
              <table:table-cell office:value-type="float" office:value="130.917856231871">
                <text:p>130.917856231871</text:p>
              </table:table-cell>
              <table:table-cell office:value-type="float" office:value="70.4593204138084">
                <text:p>70.4593204138084</text:p>
              </table:table-cell>
              <table:table-cell office:value-type="float" office:value="4.77022488441362">
                <text:p>4.77022488441362</text:p>
              </table:table-cell>
              <table:table-cell office:value-type="float" office:value="471.73882506196">
                <text:p>471.73882506196</text:p>
              </table:table-cell>
              <table:table-cell office:value-type="float" office:value="33.8685966793367">
                <text:p>33.8685966793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.4251108514044">
                <text:p>74.4251108514044</text:p>
              </table:table-cell>
              <table:table-cell office:value-type="float" office:value="42.1021173905962">
                <text:p>42.1021173905962</text:p>
              </table:table-cell>
              <table:table-cell office:value-type="float" office:value="57">
                <text:p>57</text:p>
              </table:table-cell>
              <table:table-cell office:value-type="float" office:value="132.817856231871">
                <text:p>132.817856231871</text:p>
              </table:table-cell>
              <table:table-cell office:value-type="float" office:value="70.5463099816549">
                <text:p>70.5463099816549</text:p>
              </table:table-cell>
              <table:table-cell office:value-type="float" office:value="5.19779227044398">
                <text:p>5.19779227044398</text:p>
              </table:table-cell>
              <table:table-cell office:value-type="float" office:value="471.12119913025">
                <text:p>471.12119913025</text:p>
              </table:table-cell>
              <table:table-cell office:value-type="float" office:value="36.9043251201522">
                <text:p>36.9043251201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.1900618809899">
                <text:p>75.1900618809899</text:p>
              </table:table-cell>
              <table:table-cell office:value-type="float" office:value="45.5525885046327">
                <text:p>45.5525885046327</text:p>
              </table:table-cell>
              <table:table-cell office:value-type="float" office:value="61.75">
                <text:p>61.75</text:p>
              </table:table-cell>
              <table:table-cell office:value-type="float" office:value="134.717856231871">
                <text:p>134.717856231871</text:p>
              </table:table-cell>
              <table:table-cell office:value-type="float" office:value="70.6407483803691">
                <text:p>70.6407483803691</text:p>
              </table:table-cell>
              <table:table-cell office:value-type="float" office:value="5.62377635859663">
                <text:p>5.62377635859663</text:p>
              </table:table-cell>
              <table:table-cell office:value-type="float" office:value="470.450686499379">
                <text:p>470.450686499379</text:p>
              </table:table-cell>
              <table:table-cell office:value-type="float" office:value="39.928812146036">
                <text:p>39.928812146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0151154291107">
                <text:p>76.0151154291107</text:p>
              </table:table-cell>
              <table:table-cell office:value-type="float" office:value="48.9891838589327">
                <text:p>48.9891838589327</text:p>
              </table:table-cell>
              <table:table-cell office:value-type="float" office:value="66.5">
                <text:p>66.5</text:p>
              </table:table-cell>
              <table:table-cell office:value-type="float" office:value="136.617856231871">
                <text:p>136.617856231871</text:p>
              </table:table-cell>
              <table:table-cell office:value-type="float" office:value="70.7426068431001">
                <text:p>70.7426068431001</text:p>
              </table:table-cell>
              <table:table-cell office:value-type="float" office:value="6.04804738999169">
                <text:p>6.04804738999169</text:p>
              </table:table-cell>
              <table:table-cell office:value-type="float" office:value="469.727491413989">
                <text:p>469.727491413989</text:p>
              </table:table-cell>
              <table:table-cell office:value-type="float" office:value="42.941136468941">
                <text:p>42.941136468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9000201764636">
                <text:p>76.9000201764636</text:p>
              </table:table-cell>
              <table:table-cell office:value-type="float" office:value="52.4108566332604">
                <text:p>52.4108566332604</text:p>
              </table:table-cell>
              <table:table-cell office:value-type="float" office:value="71.25">
                <text:p>71.25</text:p>
              </table:table-cell>
              <table:table-cell office:value-type="float" office:value="138.517856231871">
                <text:p>138.517856231871</text:p>
              </table:table-cell>
              <table:table-cell office:value-type="float" office:value="70.8518543427733">
                <text:p>70.8518543427733</text:p>
              </table:table-cell>
              <table:table-cell office:value-type="float" office:value="6.47047612756301">
                <text:p>6.47047612756301</text:p>
              </table:table-cell>
              <table:table-cell office:value-type="float" office:value="468.95183416631">
                <text:p>468.95183416631</text:p>
              </table:table-cell>
              <table:table-cell office:value-type="float" office:value="45.9403805056974">
                <text:p>45.9403805056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8445065724904">
                <text:p>77.8445065724904</text:p>
              </table:table-cell>
              <table:table-cell office:value-type="float" office:value="55.8165645529423">
                <text:p>55.8165645529423</text:p>
              </table:table-cell>
              <table:table-cell office:value-type="float" office:value="76">
                <text:p>76</text:p>
              </table:table-cell>
              <table:table-cell office:value-type="float" office:value="140.417856231871">
                <text:p>140.417856231871</text:p>
              </table:table-cell>
              <table:table-cell office:value-type="float" office:value="70.968457601542">
                <text:p>70.968457601542</text:p>
              </table:table-cell>
              <table:table-cell office:value-type="float" office:value="6.89093389542497">
                <text:p>6.89093389542497</text:p>
              </table:table-cell>
              <table:table-cell office:value-type="float" office:value="468.123951029052">
                <text:p>468.123951029052</text:p>
              </table:table-cell>
              <table:table-cell office:value-type="float" office:value="48.9256306575173">
                <text:p>48.9256306575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8482869174853">
                <text:p>78.8482869174853</text:p>
              </table:table-cell>
              <table:table-cell office:value-type="float" office:value="59.2052702063541">
                <text:p>59.2052702063541</text:p>
              </table:table-cell>
              <table:table-cell office:value-type="float" office:value="80.75">
                <text:p>80.75</text:p>
              </table:table-cell>
              <table:table-cell office:value-type="float" office:value="142.317856231871">
                <text:p>142.317856231871</text:p>
              </table:table-cell>
              <table:table-cell office:value-type="float" office:value="71.0923811009241">
                <text:p>71.0923811009241</text:p>
              </table:table-cell>
              <table:table-cell office:value-type="float" office:value="7.30929261806841">
                <text:p>7.30929261806841</text:p>
              </table:table-cell>
              <table:table-cell office:value-type="float" office:value="467.244094183439">
                <text:p>467.244094183439</text:p>
              </table:table-cell>
              <table:table-cell office:value-type="float" office:value="51.8959775882857">
                <text:p>51.895977588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9110554502314">
                <text:p>79.9110554502314</text:p>
              </table:table-cell>
              <table:table-cell office:value-type="float" office:value="62.5759413609269">
                <text:p>62.5759413609269</text:p>
              </table:table-cell>
              <table:table-cell office:value-type="float" office:value="85.5">
                <text:p>85.5</text:p>
              </table:table-cell>
              <table:table-cell office:value-type="float" office:value="144.217856231871">
                <text:p>144.217856231871</text:p>
              </table:table-cell>
              <table:table-cell office:value-type="float" office:value="71.2235870926212">
                <text:p>71.2235870926212</text:p>
              </table:table-cell>
              <table:table-cell office:value-type="float" office:value="7.72542485937369">
                <text:p>7.72542485937369</text:p>
              </table:table-cell>
              <table:table-cell office:value-type="float" office:value="466.31253164239">
                <text:p>466.31253164239</text:p>
              </table:table-cell>
              <table:table-cell office:value-type="float" office:value="54.8505165015532">
                <text:p>54.8505165015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0324884411384">
                <text:p>81.0324884411384</text:p>
              </table:table-cell>
              <table:table-cell office:value-type="float" office:value="65.9275512775742">
                <text:p>65.9275512775742</text:p>
              </table:table-cell>
              <table:table-cell office:value-type="float" office:value="90.25">
                <text:p>90.25</text:p>
              </table:table-cell>
              <table:table-cell office:value-type="float" office:value="146.117856231871">
                <text:p>146.117856231871</text:p>
              </table:table-cell>
              <table:table-cell office:value-type="float" office:value="71.3620356100171">
                <text:p>71.3620356100171</text:p>
              </table:table-cell>
              <table:table-cell office:value-type="float" office:value="8.13920386142892">
                <text:p>8.13920386142892</text:p>
              </table:table-cell>
              <table:table-cell office:value-type="float" office:value="465.329547168879">
                <text:p>465.329547168879</text:p>
              </table:table-cell>
              <table:table-cell office:value-type="float" office:value="57.7883474161453">
                <text:p>57.7883474161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2122442908535">
                <text:p>82.2122442908535</text:p>
              </table:table-cell>
              <table:table-cell office:value-type="float" office:value="69.2590790234479">
                <text:p>69.2590790234479</text:p>
              </table:table-cell>
              <table:table-cell office:value-type="float" office:value="95">
                <text:p>95</text:p>
              </table:table-cell>
              <table:table-cell office:value-type="float" office:value="148.017856231871">
                <text:p>148.017856231871</text:p>
              </table:table-cell>
              <table:table-cell office:value-type="float" office:value="71.5076844803523">
                <text:p>71.5076844803523</text:p>
              </table:table-cell>
              <table:table-cell office:value-type="float" office:value="8.55050358314172">
                <text:p>8.55050358314172</text:p>
              </table:table-cell>
              <table:table-cell office:value-type="float" office:value="464.295440189499">
                <text:p>464.295440189499</text:p>
              </table:table-cell>
              <table:table-cell office:value-type="float" office:value="60.7085754403062">
                <text:p>60.7085754403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4499636343167">
                <text:p>83.4499636343167</text:p>
              </table:table-cell>
              <table:table-cell office:value-type="float" office:value="72.5695097829233">
                <text:p>72.5695097829233</text:p>
              </table:table-cell>
              <table:table-cell office:value-type="float" office:value="99.75">
                <text:p>99.75</text:p>
              </table:table-cell>
              <table:table-cell office:value-type="float" office:value="149.917856231871">
                <text:p>149.917856231871</text:p>
              </table:table-cell>
              <table:table-cell office:value-type="float" office:value="71.66048933757">
                <text:p>71.66048933757</text:p>
              </table:table-cell>
              <table:table-cell office:value-type="float" office:value="8.95919873863251">
                <text:p>8.95919873863251</text:p>
              </table:table-cell>
              <table:table-cell office:value-type="float" office:value="463.210525703253">
                <text:p>463.210525703253</text:p>
              </table:table-cell>
              <table:table-cell office:value-type="float" office:value="63.6103110442908">
                <text:p>63.6103110442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7452694502256">
                <text:p>84.7452694502256</text:p>
              </table:table-cell>
              <table:table-cell office:value-type="float" office:value="75.8578351667222">
                <text:p>75.8578351667222</text:p>
              </table:table-cell>
              <table:table-cell office:value-type="float" office:value="104.5">
                <text:p>104.5</text:p>
              </table:table-cell>
              <table:table-cell office:value-type="float" office:value="151.817856231871">
                <text:p>151.817856231871</text:p>
              </table:table-cell>
              <table:table-cell office:value-type="float" office:value="71.8204036358303">
                <text:p>71.8204036358303</text:p>
              </table:table-cell>
              <table:table-cell office:value-type="float" office:value="9.3651648353978">
                <text:p>9.3651648353978</text:p>
              </table:table-cell>
              <table:table-cell office:value-type="float" office:value="462.075134185605">
                <text:p>462.075134185605</text:p>
              </table:table-cell>
              <table:table-cell office:value-type="float" office:value="66.4926703313244">
                <text:p>66.4926703313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.0977671758808">
                <text:p>86.0977671758808</text:p>
              </table:table-cell>
              <table:table-cell office:value-type="float" office:value="79.1230535190779">
                <text:p>79.1230535190779</text:p>
              </table:table-cell>
              <table:table-cell office:value-type="float" office:value="109.25">
                <text:p>109.25</text:p>
              </table:table-cell>
              <table:table-cell office:value-type="float" office:value="153.717856231871">
                <text:p>153.717856231871</text:p>
              </table:table-cell>
              <table:table-cell office:value-type="float" office:value="71.987378663689">
                <text:p>71.987378663689</text:p>
              </table:table-cell>
              <table:table-cell office:value-type="float" office:value="9.76827821223184">
                <text:p>9.76827821223184</text:p>
              </table:table-cell>
              <table:table-cell office:value-type="float" office:value="460.889611487808">
                <text:p>460.889611487808</text:p>
              </table:table-cell>
              <table:table-cell office:value-type="float" office:value="69.3547753068461">
                <text:p>69.3547753068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.5070448273733">
                <text:p>87.5070448273733</text:p>
              </table:table-cell>
              <table:table-cell office:value-type="float" office:value="82.3641702228495">
                <text:p>82.3641702228495</text:p>
              </table:table-cell>
              <table:table-cell office:value-type="float" office:value="114">
                <text:p>114</text:p>
              </table:table-cell>
              <table:table-cell office:value-type="float" office:value="155.617856231871">
                <text:p>155.617856231871</text:p>
              </table:table-cell>
              <table:table-cell office:value-type="float" office:value="72.161363558935">
                <text:p>72.161363558935</text:p>
              </table:table-cell>
              <table:table-cell office:value-type="float" office:value="10.168416076895">
                <text:p>10.168416076895</text:p>
              </table:table-cell>
              <table:table-cell office:value-type="float" office:value="459.654318731562">
                <text:p>459.654318731562</text:p>
              </table:table-cell>
              <table:table-cell office:value-type="float" office:value="72.1957541459545">
                <text:p>72.1957541459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.9726731250784">
                <text:p>88.9726731250784</text:p>
              </table:table-cell>
              <table:table-cell office:value-type="float" office:value="85.5801980024916">
                <text:p>85.5801980024916</text:p>
              </table:table-cell>
              <table:table-cell office:value-type="float" office:value="118.75">
                <text:p>118.75</text:p>
              </table:table-cell>
              <table:table-cell office:value-type="float" office:value="157.517856231871">
                <text:p>157.517856231871</text:p>
              </table:table-cell>
              <table:table-cell office:value-type="float" office:value="72.3423053240838">
                <text:p>72.3423053240838</text:p>
              </table:table-cell>
              <table:table-cell office:value-type="float" office:value="10.5654565435175">
                <text:p>10.5654565435175</text:p>
              </table:table-cell>
              <table:table-cell office:value-type="float" office:value="458.369632199005">
                <text:p>458.369632199005</text:p>
              </table:table-cell>
              <table:table-cell office:value-type="float" office:value="75.0147414589741">
                <text:p>75.0147414589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.4942056244186">
                <text:p>90.4942056244186</text:p>
              </table:table-cell>
              <table:table-cell office:value-type="float" office:value="88.7701572247881">
                <text:p>88.7701572247881</text:p>
              </table:table-cell>
              <table:table-cell office:value-type="float" office:value="123.5">
                <text:p>123.5</text:p>
              </table:table-cell>
              <table:table-cell office:value-type="float" office:value="159.417856231871">
                <text:p>159.417856231871</text:p>
              </table:table-cell>
              <table:table-cell office:value-type="float" office:value="72.5301488425208">
                <text:p>72.5301488425208</text:p>
              </table:table-cell>
              <table:table-cell office:value-type="float" office:value="10.9592786697269">
                <text:p>10.9592786697269</text:p>
              </table:table-cell>
              <table:table-cell office:value-type="float" office:value="457.035943218102">
                <text:p>457.035943218102</text:p>
              </table:table-cell>
              <table:table-cell office:value-type="float" office:value="77.8108785550612">
                <text:p>77.8108785550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0711788518554">
                <text:p>92.0711788518554</text:p>
              </table:table-cell>
              <table:table-cell office:value-type="float" office:value="91.9330761972581">
                <text:p>91.9330761972581</text:p>
              </table:table-cell>
              <table:table-cell office:value-type="float" office:value="128.25">
                <text:p>128.25</text:p>
              </table:table-cell>
              <table:table-cell office:value-type="float" office:value="161.317856231871">
                <text:p>161.317856231871</text:p>
              </table:table-cell>
              <table:table-cell office:value-type="float" office:value="72.7248368952908">
                <text:p>72.7248368952908</text:p>
              </table:table-cell>
              <table:table-cell office:value-type="float" office:value="11.3497624934887">
                <text:p>11.3497624934887</text:p>
              </table:table-cell>
              <table:table-cell office:value-type="float" office:value="455.653658043435">
                <text:p>455.653658043435</text:p>
              </table:table-cell>
              <table:table-cell office:value-type="float" office:value="80.5833137037695">
                <text:p>80.5833137037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031124460673">
                <text:p>93.7031124460673</text:p>
              </table:table-cell>
              <table:table-cell office:value-type="float" office:value="95.0679914641429">
                <text:p>95.0679914641429</text:p>
              </table:table-cell>
              <table:table-cell office:value-type="float" office:value="133">
                <text:p>133</text:p>
              </table:table-cell>
              <table:table-cell office:value-type="float" office:value="163.217856231871">
                <text:p>163.217856231871</text:p>
              </table:table-cell>
              <table:table-cell office:value-type="float" office:value="72.9263101785268">
                <text:p>72.9263101785268</text:p>
              </table:table-cell>
              <table:table-cell office:value-type="float" office:value="11.7367890696473">
                <text:p>11.7367890696473</text:p>
              </table:table-cell>
              <table:table-cell office:value-type="float" office:value="454.22319773246">
                <text:p>454.22319773246</text:p>
              </table:table-cell>
              <table:table-cell office:value-type="float" office:value="83.3312023944956">
                <text:p>83.3312023944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.3895093042723">
                <text:p>95.3895093042723</text:p>
              </table:table-cell>
              <table:table-cell office:value-type="float" office:value="98.1739480998832">
                <text:p>98.1739480998832</text:p>
              </table:table-cell>
              <table:table-cell office:value-type="float" office:value="137.75">
                <text:p>137.75</text:p>
              </table:table-cell>
              <table:table-cell office:value-type="float" office:value="165.117856231871">
                <text:p>165.117856231871</text:p>
              </table:table-cell>
              <table:table-cell office:value-type="float" office:value="73.1345073215151">
                <text:p>73.1345073215151</text:p>
              </table:table-cell>
              <table:table-cell office:value-type="float" office:value="12.1202405061584">
                <text:p>12.1202405061584</text:p>
              </table:table-cell>
              <table:table-cell office:value-type="float" office:value="452.744998017243">
                <text:p>452.744998017243</text:p>
              </table:table-cell>
              <table:table-cell office:value-type="float" office:value="86.0537075937248">
                <text:p>86.0537075937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1298557336512">
                <text:p>97.1298557336512</text:p>
              </table:table-cell>
              <table:table-cell office:value-type="float" office:value="101.25">
                <text:p>101.25</text:p>
              </table:table-cell>
              <table:table-cell office:value-type="float" office:value="142.5">
                <text:p>142.5</text:p>
              </table:table-cell>
              <table:table-cell office:value-type="float" office:value="167.017856231871">
                <text:p>167.017856231871</text:p>
              </table:table-cell>
              <table:table-cell office:value-type="float" office:value="73.349364905389">
                <text:p>73.349364905389</text:p>
              </table:table-cell>
              <table:table-cell office:value-type="float" office:value="12.5">
                <text:p>12.5</text:p>
              </table:table-cell>
              <table:table-cell office:value-type="float" office:value="451.219509171738">
                <text:p>451.219509171738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9236216078222">
                <text:p>98.9236216078222</text:p>
              </table:table-cell>
              <table:table-cell office:value-type="float" office:value="104.295210169286">
                <text:p>104.295210169286</text:p>
              </table:table-cell>
              <table:table-cell office:value-type="float" office:value="147.25">
                <text:p>147.25</text:p>
              </table:table-cell>
              <table:table-cell office:value-type="float" office:value="168.917856231871">
                <text:p>168.917856231871</text:p>
              </table:table-cell>
              <table:table-cell office:value-type="float" office:value="73.5708174824472">
                <text:p>73.5708174824472</text:p>
              </table:table-cell>
              <table:table-cell office:value-type="float" office:value="12.8759518727514">
                <text:p>12.8759518727514</text:p>
              </table:table-cell>
              <table:table-cell office:value-type="float" office:value="449.647195874625">
                <text:p>449.647195874625</text:p>
              </table:table-cell>
              <table:table-cell office:value-type="float" office:value="91.4192582965346">
                <text:p>91.4192582965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.770260528324">
                <text:p>100.770260528324</text:p>
              </table:table-cell>
              <table:table-cell office:value-type="float" office:value="107.308651007224">
                <text:p>107.308651007224</text:p>
              </table:table-cell>
              <table:table-cell office:value-type="float" office:value="152">
                <text:p>152</text:p>
              </table:table-cell>
              <table:table-cell office:value-type="float" office:value="170.817856231871">
                <text:p>170.817856231871</text:p>
              </table:table-cell>
              <table:table-cell office:value-type="float" office:value="73.7987975960894">
                <text:p>73.7987975960894</text:p>
              </table:table-cell>
              <table:table-cell office:value-type="float" office:value="13.2479816058301">
                <text:p>13.2479816058301</text:p>
              </table:table-cell>
              <table:table-cell office:value-type="float" office:value="448.028537067766">
                <text:p>448.028537067766</text:p>
              </table:table-cell>
              <table:table-cell office:value-type="float" office:value="94.0606694013939">
                <text:p>94.0606694013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69209991052">
                <text:p>102.669209991052</text:p>
              </table:table-cell>
              <table:table-cell office:value-type="float" office:value="110.289404590543">
                <text:p>110.289404590543</text:p>
              </table:table-cell>
              <table:table-cell office:value-type="float" office:value="156.75">
                <text:p>156.75</text:p>
              </table:table-cell>
              <table:table-cell office:value-type="float" office:value="172.717856231871">
                <text:p>172.717856231871</text:p>
              </table:table-cell>
              <table:table-cell office:value-type="float" office:value="74.0332358013644">
                <text:p>74.0332358013644</text:p>
              </table:table-cell>
              <table:table-cell office:value-type="float" office:value="13.6159758753757">
                <text:p>13.6159758753757</text:p>
              </table:table-cell>
              <table:table-cell office:value-type="float" office:value="446.364025810313">
                <text:p>446.364025810313</text:p>
              </table:table-cell>
              <table:table-cell office:value-type="float" office:value="96.6734287151673">
                <text:p>96.6734287151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.619891557604">
                <text:p>104.619891557604</text:p>
              </table:table-cell>
              <table:table-cell office:value-type="float" office:value="113.236562952826">
                <text:p>113.236562952826</text:p>
              </table:table-cell>
              <table:table-cell office:value-type="float" office:value="161.5">
                <text:p>161.5</text:p>
              </table:table-cell>
              <table:table-cell office:value-type="float" office:value="174.617856231871">
                <text:p>174.617856231871</text:p>
              </table:table-cell>
              <table:table-cell office:value-type="float" office:value="74.274060686124">
                <text:p>74.274060686124</text:p>
              </table:table-cell>
              <table:table-cell office:value-type="float" office:value="13.9798225867687">
                <text:p>13.9798225867687</text:p>
              </table:table-cell>
              <table:table-cell office:value-type="float" office:value="444.65416912852">
                <text:p>444.65416912852</text:p>
              </table:table-cell>
              <table:table-cell office:value-type="float" office:value="99.2567403660575">
                <text:p>99.2567403660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.621711031479">
                <text:p>106.621711031479</text:p>
              </table:table-cell>
              <table:table-cell office:value-type="float" office:value="116.149228361087">
                <text:p>116.149228361087</text:p>
              </table:table-cell>
              <table:table-cell office:value-type="float" office:value="166.25">
                <text:p>166.25</text:p>
              </table:table-cell>
              <table:table-cell office:value-type="float" office:value="176.517856231871">
                <text:p>176.517856231871</text:p>
              </table:table-cell>
              <table:table-cell office:value-type="float" office:value="74.5211988927752">
                <text:p>74.5211988927752</text:p>
              </table:table-cell>
              <table:table-cell office:value-type="float" office:value="14.3394109087761">
                <text:p>14.3394109087761</text:p>
              </table:table-cell>
              <table:table-cell office:value-type="float" office:value="442.899487861296">
                <text:p>442.899487861296</text:p>
              </table:table-cell>
              <table:table-cell office:value-type="float" office:value="101.809817452311">
                <text:p>101.809817452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.674058639073">
                <text:p>108.674058639073</text:p>
              </table:table-cell>
              <table:table-cell office:value-type="float" office:value="119.026513589226">
                <text:p>119.026513589226</text:p>
              </table:table-cell>
              <table:table-cell office:value-type="float" office:value="171">
                <text:p>171</text:p>
              </table:table-cell>
              <table:table-cell office:value-type="float" office:value="178.417856231871">
                <text:p>178.417856231871</text:p>
              </table:table-cell>
              <table:table-cell office:value-type="float" office:value="74.7745751406263">
                <text:p>74.7745751406263</text:p>
              </table:table-cell>
              <table:table-cell office:value-type="float" office:value="14.6946313073118">
                <text:p>14.6946313073118</text:p>
              </table:table-cell>
              <table:table-cell office:value-type="float" office:value="441.100516501553">
                <text:p>441.100516501553</text:p>
              </table:table-cell>
              <table:table-cell office:value-type="float" office:value="104.331882281914">
                <text:p>104.3318822819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776309215423">
                <text:p>110.776309215423</text:p>
              </table:table-cell>
              <table:table-cell office:value-type="float" office:value="121.86754218829">
                <text:p>121.86754218829</text:p>
              </table:table-cell>
              <table:table-cell office:value-type="float" office:value="175.75">
                <text:p>175.75</text:p>
              </table:table-cell>
              <table:table-cell office:value-type="float" office:value="180.317856231871">
                <text:p>180.317856231871</text:p>
              </table:table-cell>
              <table:table-cell office:value-type="float" office:value="75.0341122488177">
                <text:p>75.0341122488177</text:p>
              </table:table-cell>
              <table:table-cell office:value-type="float" office:value="15.0453755788012">
                <text:p>15.0453755788012</text:p>
              </table:table-cell>
              <table:table-cell office:value-type="float" office:value="439.257803033395">
                <text:p>439.257803033395</text:p>
              </table:table-cell>
              <table:table-cell office:value-type="float" office:value="106.822166609489">
                <text:p>106.822166609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.927822394639">
                <text:p>112.927822394639</text:p>
              </table:table-cell>
              <table:table-cell office:value-type="float" office:value="124.671448753446">
                <text:p>124.671448753446</text:p>
              </table:table-cell>
              <table:table-cell office:value-type="float" office:value="180.5">
                <text:p>180.5</text:p>
              </table:table-cell>
              <table:table-cell office:value-type="float" office:value="182.217856231871">
                <text:p>182.217856231871</text:p>
              </table:table-cell>
              <table:table-cell office:value-type="float" office:value="75.2997311598319">
                <text:p>75.2997311598319</text:p>
              </table:table-cell>
              <table:table-cell office:value-type="float" office:value="15.3915368831414">
                <text:p>15.3915368831414</text:p>
              </table:table-cell>
              <table:table-cell office:value-type="float" office:value="437.371908765193">
                <text:p>437.371908765193</text:p>
              </table:table-cell>
              <table:table-cell office:value-type="float" office:value="109.279911870304">
                <text:p>109.279911870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.127942804963">
                <text:p>115.127942804963</text:p>
              </table:table-cell>
              <table:table-cell office:value-type="float" office:value="127.437379187592">
                <text:p>127.437379187592</text:p>
              </table:table-cell>
              <table:table-cell office:value-type="float" office:value="185.25">
                <text:p>185.25</text:p>
              </table:table-cell>
              <table:table-cell office:value-type="float" office:value="184.117856231871">
                <text:p>184.117856231871</text:p>
              </table:table-cell>
              <table:table-cell office:value-type="float" office:value="75.5713509635757">
                <text:p>75.5713509635757</text:p>
              </table:table-cell>
              <table:table-cell office:value-type="float" office:value="15.7330097762459">
                <text:p>15.7330097762459</text:p>
              </table:table-cell>
              <table:table-cell office:value-type="float" office:value="435.443408158612">
                <text:p>435.443408158612</text:p>
              </table:table-cell>
              <table:table-cell office:value-type="float" office:value="111.704369411346">
                <text:p>111.704369411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.376000268407">
                <text:p>117.376000268407</text:p>
              </table:table-cell>
              <table:table-cell office:value-type="float" office:value="130.164490961524">
                <text:p>130.164490961524</text:p>
              </table:table-cell>
              <table:table-cell office:value-type="float" office:value="190">
                <text:p>190</text:p>
              </table:table-cell>
              <table:table-cell office:value-type="float" office:value="186.017856231871">
                <text:p>186.017856231871</text:p>
              </table:table-cell>
              <table:table-cell office:value-type="float" office:value="75.8488889220256">
                <text:p>75.8488889220256</text:p>
              </table:table-cell>
              <table:table-cell office:value-type="float" office:value="16.0696902421635">
                <text:p>16.0696902421635</text:p>
              </table:table-cell>
              <table:table-cell office:value-type="float" office:value="433.472888653619">
                <text:p>433.472888653619</text:p>
              </table:table-cell>
              <table:table-cell office:value-type="float" office:value="114.094800719361">
                <text:p>114.094800719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9.671310004889">
                <text:p>119.671310004889</text:p>
              </table:table-cell>
              <table:table-cell office:value-type="float" office:value="132.851953370578">
                <text:p>132.851953370578</text:p>
              </table:table-cell>
              <table:table-cell office:value-type="float" office:value="194.75">
                <text:p>194.75</text:p>
              </table:table-cell>
              <table:table-cell office:value-type="float" office:value="187.917856231871">
                <text:p>187.917856231871</text:p>
              </table:table-cell>
              <table:table-cell office:value-type="float" office:value="76.1322604944307">
                <text:p>76.1322604944307</text:p>
              </table:table-cell>
              <table:table-cell office:value-type="float" office:value="16.4014757247627">
                <text:p>16.4014757247627</text:p>
              </table:table-cell>
              <table:table-cell office:value-type="float" office:value="431.460950489542">
                <text:p>431.460950489542</text:p>
              </table:table-cell>
              <table:table-cell office:value-type="float" office:value="116.450477645815">
                <text:p>116.450477645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.013172840828">
                <text:p>122.013172840828</text:p>
              </table:table-cell>
              <table:table-cell office:value-type="float" office:value="135.498947787669">
                <text:p>135.498947787669</text:p>
              </table:table-cell>
              <table:table-cell office:value-type="float" office:value="199.5">
                <text:p>199.5</text:p>
              </table:table-cell>
              <table:table-cell office:value-type="float" office:value="189.817856231871">
                <text:p>189.817856231871</text:p>
              </table:table-cell>
              <table:table-cell office:value-type="float" office:value="76.4213793630651">
                <text:p>76.4213793630651</text:p>
              </table:table-cell>
              <table:table-cell office:value-type="float" office:value="16.7282651589715">
                <text:p>16.7282651589715</text:p>
              </table:table-cell>
              <table:table-cell office:value-type="float" office:value="429.408206522237">
                <text:p>429.408206522237</text:p>
              </table:table-cell>
              <table:table-cell office:value-type="float" office:value="118.770682628697">
                <text:p>118.770682628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.400875422118">
                <text:p>124.400875422118</text:p>
              </table:table-cell>
              <table:table-cell office:value-type="float" office:value="138.104667912656">
                <text:p>138.104667912656</text:p>
              </table:table-cell>
              <table:table-cell office:value-type="float" office:value="204.25">
                <text:p>204.25</text:p>
              </table:table-cell>
              <table:table-cell office:value-type="float" office:value="191.717856231871">
                <text:p>191.717856231871</text:p>
              </table:table-cell>
              <table:table-cell office:value-type="float" office:value="76.7161574595207">
                <text:p>76.7161574595207</text:p>
              </table:table-cell>
              <table:table-cell office:value-type="float" office:value="17.0499590015625">
                <text:p>17.0499590015625</text:p>
              </table:table-cell>
              <table:table-cell office:value-type="float" office:value="427.315282037403">
                <text:p>427.315282037403</text:p>
              </table:table-cell>
              <table:table-cell office:value-type="float" office:value="121.054708911093">
                <text:p>121.0547089110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.833690431423">
                <text:p>126.833690431423</text:p>
              </table:table-cell>
              <table:table-cell office:value-type="float" office:value="140.668320017947">
                <text:p>140.668320017947</text:p>
              </table:table-cell>
              <table:table-cell office:value-type="float" office:value="209">
                <text:p>209</text:p>
              </table:table-cell>
              <table:table-cell office:value-type="float" office:value="193.617856231871">
                <text:p>193.617856231871</text:p>
              </table:table-cell>
              <table:table-cell office:value-type="float" office:value="77.0165049915337">
                <text:p>77.0165049915337</text:p>
              </table:table-cell>
              <table:table-cell office:value-type="float" office:value="17.3664592614749">
                <text:p>17.3664592614749</text:p>
              </table:table-cell>
              <table:table-cell office:value-type="float" office:value="425.182814560111">
                <text:p>425.182814560111</text:p>
              </table:table-cell>
              <table:table-cell office:value-type="float" office:value="123.301860756472">
                <text:p>123.301860756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.310876809724">
                <text:p>129.310876809724</text:p>
              </table:table-cell>
              <table:table-cell office:value-type="float" office:value="143.189123190276">
                <text:p>143.189123190276</text:p>
              </table:table-cell>
              <table:table-cell office:value-type="float" office:value="213.75">
                <text:p>213.75</text:p>
              </table:table-cell>
              <table:table-cell office:value-type="float" office:value="195.517856231871">
                <text:p>195.517856231871</text:p>
              </table:table-cell>
              <table:table-cell office:value-type="float" office:value="77.3223304703363">
                <text:p>77.3223304703363</text:p>
              </table:table-cell>
              <table:table-cell office:value-type="float" office:value="17.6776695296637">
                <text:p>17.6776695296637</text:p>
              </table:table-cell>
              <table:table-cell office:value-type="float" office:value="423.011453660612">
                <text:p>423.011453660612</text:p>
              </table:table-cell>
              <table:table-cell office:value-type="float" office:value="125.511453660612">
                <text:p>125.511453660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.831679982053">
                <text:p>131.831679982053</text:p>
              </table:table-cell>
              <table:table-cell office:value-type="float" office:value="145.666309568577">
                <text:p>145.666309568577</text:p>
              </table:table-cell>
              <table:table-cell office:value-type="float" office:value="218.5">
                <text:p>218.5</text:p>
              </table:table-cell>
              <table:table-cell office:value-type="float" office:value="197.417856231871">
                <text:p>197.417856231871</text:p>
              </table:table-cell>
              <table:table-cell office:value-type="float" office:value="77.6335407385251">
                <text:p>77.6335407385251</text:p>
              </table:table-cell>
              <table:table-cell office:value-type="float" office:value="17.9834950084663">
                <text:p>17.9834950084663</text:p>
              </table:table-cell>
              <table:table-cell office:value-type="float" office:value="420.801860756472">
                <text:p>420.801860756472</text:p>
              </table:table-cell>
              <table:table-cell office:value-type="float" office:value="127.682814560111">
                <text:p>127.682814560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395332087344">
                <text:p>134.395332087344</text:p>
              </table:table-cell>
              <table:table-cell office:value-type="float" office:value="148.099124577882">
                <text:p>148.099124577882</text:p>
              </table:table-cell>
              <table:table-cell office:value-type="float" office:value="223.25">
                <text:p>223.25</text:p>
              </table:table-cell>
              <table:table-cell office:value-type="float" office:value="199.317856231871">
                <text:p>199.317856231871</text:p>
              </table:table-cell>
              <table:table-cell office:value-type="float" office:value="77.9500409984375">
                <text:p>77.9500409984375</text:p>
              </table:table-cell>
              <table:table-cell office:value-type="float" office:value="18.2838425404793">
                <text:p>18.2838425404793</text:p>
              </table:table-cell>
              <table:table-cell office:value-type="float" office:value="418.554708911094">
                <text:p>418.554708911094</text:p>
              </table:table-cell>
              <table:table-cell office:value-type="float" office:value="129.815282037403">
                <text:p>129.815282037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.001052212331">
                <text:p>137.001052212331</text:p>
              </table:table-cell>
              <table:table-cell office:value-type="float" office:value="150.486827159172">
                <text:p>150.486827159172</text:p>
              </table:table-cell>
              <table:table-cell office:value-type="float" office:value="228">
                <text:p>228</text:p>
              </table:table-cell>
              <table:table-cell office:value-type="float" office:value="201.217856231871">
                <text:p>201.217856231871</text:p>
              </table:table-cell>
              <table:table-cell office:value-type="float" office:value="78.2717348410286">
                <text:p>78.2717348410286</text:p>
              </table:table-cell>
              <table:table-cell office:value-type="float" office:value="18.5786206369349">
                <text:p>18.5786206369349</text:p>
              </table:table-cell>
              <table:table-cell office:value-type="float" office:value="416.270682628697">
                <text:p>416.270682628697</text:p>
              </table:table-cell>
              <table:table-cell office:value-type="float" office:value="131.908206522237">
                <text:p>131.908206522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9.648046629422">
                <text:p>139.648046629422</text:p>
              </table:table-cell>
              <table:table-cell office:value-type="float" office:value="152.828689995111">
                <text:p>152.828689995111</text:p>
              </table:table-cell>
              <table:table-cell office:value-type="float" office:value="232.75">
                <text:p>232.75</text:p>
              </table:table-cell>
              <table:table-cell office:value-type="float" office:value="203.117856231871">
                <text:p>203.117856231871</text:p>
              </table:table-cell>
              <table:table-cell office:value-type="float" office:value="78.5985242752373">
                <text:p>78.5985242752373</text:p>
              </table:table-cell>
              <table:table-cell office:value-type="float" office:value="18.8677395055693">
                <text:p>18.8677395055693</text:p>
              </table:table-cell>
              <table:table-cell office:value-type="float" office:value="413.950477645815">
                <text:p>413.950477645815</text:p>
              </table:table-cell>
              <table:table-cell office:value-type="float" office:value="133.960950489542">
                <text:p>133.960950489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2.335509038476">
                <text:p>142.335509038476</text:p>
              </table:table-cell>
              <table:table-cell office:value-type="float" office:value="155.123999731593">
                <text:p>155.123999731593</text:p>
              </table:table-cell>
              <table:table-cell office:value-type="float" office:value="237.5">
                <text:p>237.5</text:p>
              </table:table-cell>
              <table:table-cell office:value-type="float" office:value="205.017856231871">
                <text:p>205.017856231871</text:p>
              </table:table-cell>
              <table:table-cell office:value-type="float" office:value="78.9303097578365">
                <text:p>78.9303097578365</text:p>
              </table:table-cell>
              <table:table-cell office:value-type="float" office:value="19.1511110779744">
                <text:p>19.1511110779744</text:p>
              </table:table-cell>
              <table:table-cell office:value-type="float" office:value="411.594800719361">
                <text:p>411.594800719361</text:p>
              </table:table-cell>
              <table:table-cell office:value-type="float" office:value="135.972888653619">
                <text:p>135.972888653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.062620812408">
                <text:p>145.062620812408</text:p>
              </table:table-cell>
              <table:table-cell office:value-type="float" office:value="157.372057195037">
                <text:p>157.372057195037</text:p>
              </table:table-cell>
              <table:table-cell office:value-type="float" office:value="242.25">
                <text:p>242.25</text:p>
              </table:table-cell>
              <table:table-cell office:value-type="float" office:value="206.917856231871">
                <text:p>206.917856231871</text:p>
              </table:table-cell>
              <table:table-cell office:value-type="float" office:value="79.2669902237541">
                <text:p>79.2669902237541</text:p>
              </table:table-cell>
              <table:table-cell office:value-type="float" office:value="19.4286490364243">
                <text:p>19.4286490364243</text:p>
              </table:table-cell>
              <table:table-cell office:value-type="float" office:value="409.204369411346">
                <text:p>409.204369411346</text:p>
              </table:table-cell>
              <table:table-cell office:value-type="float" office:value="137.943408158612">
                <text:p>137.943408158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.828551246554">
                <text:p>147.828551246554</text:p>
              </table:table-cell>
              <table:table-cell office:value-type="float" office:value="159.572177605361">
                <text:p>159.572177605361</text:p>
              </table:table-cell>
              <table:table-cell office:value-type="float" office:value="247">
                <text:p>247</text:p>
              </table:table-cell>
              <table:table-cell office:value-type="float" office:value="208.817856231871">
                <text:p>208.817856231871</text:p>
              </table:table-cell>
              <table:table-cell office:value-type="float" office:value="79.6084631168585">
                <text:p>79.6084631168585</text:p>
              </table:table-cell>
              <table:table-cell office:value-type="float" office:value="19.7002688401681">
                <text:p>19.7002688401681</text:p>
              </table:table-cell>
              <table:table-cell office:value-type="float" office:value="406.779911870304">
                <text:p>406.779911870304</text:p>
              </table:table-cell>
              <table:table-cell office:value-type="float" office:value="139.871908765193">
                <text:p>139.871908765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.63245781171">
                <text:p>150.63245781171</text:p>
              </table:table-cell>
              <table:table-cell office:value-type="float" office:value="161.723690784577">
                <text:p>161.723690784577</text:p>
              </table:table-cell>
              <table:table-cell office:value-type="float" office:value="251.75">
                <text:p>251.75</text:p>
              </table:table-cell>
              <table:table-cell office:value-type="float" office:value="210.717856231871">
                <text:p>210.717856231871</text:p>
              </table:table-cell>
              <table:table-cell office:value-type="float" office:value="79.9546244211988">
                <text:p>79.9546244211988</text:p>
              </table:table-cell>
              <table:table-cell office:value-type="float" office:value="19.9658877511823">
                <text:p>19.9658877511823</text:p>
              </table:table-cell>
              <table:table-cell office:value-type="float" office:value="404.322166609489">
                <text:p>404.322166609489</text:p>
              </table:table-cell>
              <table:table-cell office:value-type="float" office:value="141.757803033395">
                <text:p>141.757803033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3.473486410774">
                <text:p>153.473486410774</text:p>
              </table:table-cell>
              <table:table-cell office:value-type="float" office:value="163.825941360927">
                <text:p>163.825941360927</text:p>
              </table:table-cell>
              <table:table-cell office:value-type="float" office:value="256.5">
                <text:p>256.5</text:p>
              </table:table-cell>
              <table:table-cell office:value-type="float" office:value="212.617856231871">
                <text:p>212.617856231871</text:p>
              </table:table-cell>
              <table:table-cell office:value-type="float" office:value="80.3053686926882">
                <text:p>80.3053686926882</text:p>
              </table:table-cell>
              <table:table-cell office:value-type="float" office:value="20.2254248593737">
                <text:p>20.2254248593737</text:p>
              </table:table-cell>
              <table:table-cell office:value-type="float" office:value="401.831882281914">
                <text:p>401.831882281914</text:p>
              </table:table-cell>
              <table:table-cell office:value-type="float" office:value="143.600516501553">
                <text:p>143.600516501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.350771638913">
                <text:p>156.350771638913</text:p>
              </table:table-cell>
              <table:table-cell office:value-type="float" office:value="165.878288968521">
                <text:p>165.878288968521</text:p>
              </table:table-cell>
              <table:table-cell office:value-type="float" office:value="261.25">
                <text:p>261.25</text:p>
              </table:table-cell>
              <table:table-cell office:value-type="float" office:value="214.517856231871">
                <text:p>214.517856231871</text:p>
              </table:table-cell>
              <table:table-cell office:value-type="float" office:value="80.6605890912238">
                <text:p>80.6605890912238</text:p>
              </table:table-cell>
              <table:table-cell office:value-type="float" office:value="20.4788011072248">
                <text:p>20.4788011072248</text:p>
              </table:table-cell>
              <table:table-cell office:value-type="float" office:value="399.309817452311">
                <text:p>399.309817452311</text:p>
              </table:table-cell>
              <table:table-cell office:value-type="float" office:value="145.399487861296">
                <text:p>145.399487861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.263437047174">
                <text:p>159.263437047174</text:p>
              </table:table-cell>
              <table:table-cell office:value-type="float" office:value="167.880108442396">
                <text:p>167.880108442396</text:p>
              </table:table-cell>
              <table:table-cell office:value-type="float" office:value="266">
                <text:p>266</text:p>
              </table:table-cell>
              <table:table-cell office:value-type="float" office:value="216.417856231871">
                <text:p>216.417856231871</text:p>
              </table:table-cell>
              <table:table-cell office:value-type="float" office:value="81.0201774132313">
                <text:p>81.0201774132313</text:p>
              </table:table-cell>
              <table:table-cell office:value-type="float" office:value="20.725939313876">
                <text:p>20.725939313876</text:p>
              </table:table-cell>
              <table:table-cell office:value-type="float" office:value="396.756740366058">
                <text:p>396.756740366058</text:p>
              </table:table-cell>
              <table:table-cell office:value-type="float" office:value="147.15416912852">
                <text:p>147.15416912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2.210595409457">
                <text:p>162.210595409457</text:p>
              </table:table-cell>
              <table:table-cell office:value-type="float" office:value="169.830790008948">
                <text:p>169.830790008948</text:p>
              </table:table-cell>
              <table:table-cell office:value-type="float" office:value="270.75">
                <text:p>270.75</text:p>
              </table:table-cell>
              <table:table-cell office:value-type="float" office:value="218.317856231871">
                <text:p>218.317856231871</text:p>
              </table:table-cell>
              <table:table-cell office:value-type="float" office:value="81.3840241246243">
                <text:p>81.3840241246243</text:p>
              </table:table-cell>
              <table:table-cell office:value-type="float" office:value="20.9667641986356">
                <text:p>20.9667641986356</text:p>
              </table:table-cell>
              <table:table-cell office:value-type="float" office:value="394.173428715167">
                <text:p>394.173428715167</text:p>
              </table:table-cell>
              <table:table-cell office:value-type="float" office:value="148.864025810313">
                <text:p>148.864025810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.191348992776">
                <text:p>165.191348992776</text:p>
              </table:table-cell>
              <table:table-cell office:value-type="float" office:value="171.729739471676">
                <text:p>171.729739471676</text:p>
              </table:table-cell>
              <table:table-cell office:value-type="float" office:value="275.5">
                <text:p>275.5</text:p>
              </table:table-cell>
              <table:table-cell office:value-type="float" office:value="220.217856231871">
                <text:p>220.217856231871</text:p>
              </table:table-cell>
              <table:table-cell office:value-type="float" office:value="81.7520183941699">
                <text:p>81.7520183941699</text:p>
              </table:table-cell>
              <table:table-cell office:value-type="float" office:value="21.2012024039106">
                <text:p>21.2012024039106</text:p>
              </table:table-cell>
              <table:table-cell office:value-type="float" office:value="391.560669401394">
                <text:p>391.560669401394</text:p>
              </table:table-cell>
              <table:table-cell office:value-type="float" office:value="150.528537067766">
                <text:p>150.52853706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.204789830714">
                <text:p>168.204789830714</text:p>
              </table:table-cell>
              <table:table-cell office:value-type="float" office:value="173.576378392178">
                <text:p>173.576378392178</text:p>
              </table:table-cell>
              <table:table-cell office:value-type="float" office:value="280.25">
                <text:p>280.25</text:p>
              </table:table-cell>
              <table:table-cell office:value-type="float" office:value="222.117856231871">
                <text:p>222.117856231871</text:p>
              </table:table-cell>
              <table:table-cell office:value-type="float" office:value="82.1240481272486">
                <text:p>82.1240481272486</text:p>
              </table:table-cell>
              <table:table-cell office:value-type="float" office:value="21.4291825175528">
                <text:p>21.4291825175528</text:p>
              </table:table-cell>
              <table:table-cell office:value-type="float" office:value="388.919258296535">
                <text:p>388.919258296535</text:p>
              </table:table-cell>
              <table:table-cell office:value-type="float" office:value="152.147195874625">
                <text:p>152.147195874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1.25">
                <text:p>171.25</text:p>
              </table:table-cell>
              <table:table-cell office:value-type="float" office:value="175.370144266349">
                <text:p>175.370144266349</text:p>
              </table:table-cell>
              <table:table-cell office:value-type="float" office:value="285">
                <text:p>285</text:p>
              </table:table-cell>
              <table:table-cell office:value-type="float" office:value="224.017856231871">
                <text:p>224.017856231871</text:p>
              </table:table-cell>
              <table:table-cell office:value-type="float" office:value="82.5">
                <text:p>82.5</text:p>
              </table:table-cell>
              <table:table-cell office:value-type="float" office:value="21.650635094611">
                <text:p>21.650635094611</text:p>
              </table:table-cell>
              <table:table-cell office:value-type="float" office:value="386.25">
                <text:p>386.25</text:p>
              </table:table-cell>
              <table:table-cell office:value-type="float" office:value="153.719509171738">
                <text:p>153.719509171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.326051900117">
                <text:p>174.326051900117</text:p>
              </table:table-cell>
              <table:table-cell office:value-type="float" office:value="177.110490695728">
                <text:p>177.110490695728</text:p>
              </table:table-cell>
              <table:table-cell office:value-type="float" office:value="289.75">
                <text:p>289.75</text:p>
              </table:table-cell>
              <table:table-cell office:value-type="float" office:value="225.917856231871">
                <text:p>225.917856231871</text:p>
              </table:table-cell>
              <table:table-cell office:value-type="float" office:value="82.8797594938416">
                <text:p>82.8797594938416</text:p>
              </table:table-cell>
              <table:table-cell office:value-type="float" office:value="21.8654926784849">
                <text:p>21.8654926784849</text:p>
              </table:table-cell>
              <table:table-cell office:value-type="float" office:value="383.553707593725">
                <text:p>383.553707593725</text:p>
              </table:table-cell>
              <table:table-cell office:value-type="float" office:value="155.244998017243">
                <text:p>155.2449980172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7.432008535857">
                <text:p>177.432008535857</text:p>
              </table:table-cell>
              <table:table-cell office:value-type="float" office:value="178.796887553933">
                <text:p>178.796887553933</text:p>
              </table:table-cell>
              <table:table-cell office:value-type="float" office:value="294.5">
                <text:p>294.5</text:p>
              </table:table-cell>
              <table:table-cell office:value-type="float" office:value="227.817856231871">
                <text:p>227.817856231871</text:p>
              </table:table-cell>
              <table:table-cell office:value-type="float" office:value="83.2632109303527">
                <text:p>83.2632109303527</text:p>
              </table:table-cell>
              <table:table-cell office:value-type="float" office:value="22.0736898214732">
                <text:p>22.0736898214732</text:p>
              </table:table-cell>
              <table:table-cell office:value-type="float" office:value="380.831202394496">
                <text:p>380.831202394496</text:p>
              </table:table-cell>
              <table:table-cell office:value-type="float" office:value="156.72319773246">
                <text:p>156.72319773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.566923802742">
                <text:p>180.566923802742</text:p>
              </table:table-cell>
              <table:table-cell office:value-type="float" office:value="180.428821148144">
                <text:p>180.428821148144</text:p>
              </table:table-cell>
              <table:table-cell office:value-type="float" office:value="299.25">
                <text:p>299.25</text:p>
              </table:table-cell>
              <table:table-cell office:value-type="float" office:value="229.717856231871">
                <text:p>229.717856231871</text:p>
              </table:table-cell>
              <table:table-cell office:value-type="float" office:value="83.6502375065113">
                <text:p>83.6502375065113</text:p>
              </table:table-cell>
              <table:table-cell office:value-type="float" office:value="22.2751631047092">
                <text:p>22.2751631047092</text:p>
              </table:table-cell>
              <table:table-cell office:value-type="float" office:value="378.08331370377">
                <text:p>378.08331370377</text:p>
              </table:table-cell>
              <table:table-cell office:value-type="float" office:value="158.153658043435">
                <text:p>158.153658043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3.729842775212">
                <text:p>183.729842775212</text:p>
              </table:table-cell>
              <table:table-cell office:value-type="float" office:value="182.005794375581">
                <text:p>182.005794375581</text:p>
              </table:table-cell>
              <table:table-cell office:value-type="float" office:value="304">
                <text:p>304</text:p>
              </table:table-cell>
              <table:table-cell office:value-type="float" office:value="231.617856231871">
                <text:p>231.617856231871</text:p>
              </table:table-cell>
              <table:table-cell office:value-type="float" office:value="84.0407213302731">
                <text:p>84.0407213302731</text:p>
              </table:table-cell>
              <table:table-cell office:value-type="float" office:value="22.4698511574792">
                <text:p>22.4698511574792</text:p>
              </table:table-cell>
              <table:table-cell office:value-type="float" office:value="375.310878555061">
                <text:p>375.310878555061</text:p>
              </table:table-cell>
              <table:table-cell office:value-type="float" office:value="159.535943218102">
                <text:p>159.535943218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6.919801997508">
                <text:p>186.919801997508</text:p>
              </table:table-cell>
              <table:table-cell office:value-type="float" office:value="183.527326874922">
                <text:p>183.527326874922</text:p>
              </table:table-cell>
              <table:table-cell office:value-type="float" office:value="308.75">
                <text:p>308.75</text:p>
              </table:table-cell>
              <table:table-cell office:value-type="float" office:value="233.517856231871">
                <text:p>233.517856231871</text:p>
              </table:table-cell>
              <table:table-cell office:value-type="float" office:value="84.4345434564825">
                <text:p>84.4345434564825</text:p>
              </table:table-cell>
              <table:table-cell office:value-type="float" office:value="22.6576946759162">
                <text:p>22.6576946759162</text:p>
              </table:table-cell>
              <table:table-cell office:value-type="float" office:value="372.514741458974">
                <text:p>372.514741458974</text:p>
              </table:table-cell>
              <table:table-cell office:value-type="float" office:value="160.869632199005">
                <text:p>160.869632199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0.13582977715">
                <text:p>190.13582977715</text:p>
              </table:table-cell>
              <table:table-cell office:value-type="float" office:value="184.992955172627">
                <text:p>184.992955172627</text:p>
              </table:table-cell>
              <table:table-cell office:value-type="float" office:value="313.5">
                <text:p>313.5</text:p>
              </table:table-cell>
              <table:table-cell office:value-type="float" office:value="235.417856231871">
                <text:p>235.417856231871</text:p>
              </table:table-cell>
              <table:table-cell office:value-type="float" office:value="84.831583923105">
                <text:p>84.831583923105</text:p>
              </table:table-cell>
              <table:table-cell office:value-type="float" office:value="22.838636441065">
                <text:p>22.838636441065</text:p>
              </table:table-cell>
              <table:table-cell office:value-type="float" office:value="369.695754145955">
                <text:p>369.695754145955</text:p>
              </table:table-cell>
              <table:table-cell office:value-type="float" office:value="162.154318731562">
                <text:p>162.154318731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3.376946480922">
                <text:p>193.376946480922</text:p>
              </table:table-cell>
              <table:table-cell office:value-type="float" office:value="186.402232824119">
                <text:p>186.402232824119</text:p>
              </table:table-cell>
              <table:table-cell office:value-type="float" office:value="318.25">
                <text:p>318.25</text:p>
              </table:table-cell>
              <table:table-cell office:value-type="float" office:value="237.317856231871">
                <text:p>237.317856231871</text:p>
              </table:table-cell>
              <table:table-cell office:value-type="float" office:value="85.2317217877681">
                <text:p>85.2317217877681</text:p>
              </table:table-cell>
              <table:table-cell office:value-type="float" office:value="23.012621336311">
                <text:p>23.012621336311</text:p>
              </table:table-cell>
              <table:table-cell office:value-type="float" office:value="366.854775306846">
                <text:p>366.854775306846</text:p>
              </table:table-cell>
              <table:table-cell office:value-type="float" office:value="163.389611487808">
                <text:p>163.389611487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.642164833278">
                <text:p>196.642164833278</text:p>
              </table:table-cell>
              <table:table-cell office:value-type="float" office:value="187.754730549774">
                <text:p>187.754730549774</text:p>
              </table:table-cell>
              <table:table-cell office:value-type="float" office:value="323">
                <text:p>323</text:p>
              </table:table-cell>
              <table:table-cell office:value-type="float" office:value="239.217856231871">
                <text:p>239.217856231871</text:p>
              </table:table-cell>
              <table:table-cell office:value-type="float" office:value="85.6348351646022">
                <text:p>85.6348351646022</text:p>
              </table:table-cell>
              <table:table-cell office:value-type="float" office:value="23.1795963641697">
                <text:p>23.1795963641697</text:p>
              </table:table-cell>
              <table:table-cell office:value-type="float" office:value="363.992670331324">
                <text:p>363.992670331324</text:p>
              </table:table-cell>
              <table:table-cell office:value-type="float" office:value="164.575134185605">
                <text:p>164.575134185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.930490217077">
                <text:p>199.930490217077</text:p>
              </table:table-cell>
              <table:table-cell office:value-type="float" office:value="189.050036365683">
                <text:p>189.050036365683</text:p>
              </table:table-cell>
              <table:table-cell office:value-type="float" office:value="327.75">
                <text:p>327.75</text:p>
              </table:table-cell>
              <table:table-cell office:value-type="float" office:value="241.117856231871">
                <text:p>241.117856231871</text:p>
              </table:table-cell>
              <table:table-cell office:value-type="float" office:value="86.0408012613675">
                <text:p>86.0408012613675</text:p>
              </table:table-cell>
              <table:table-cell office:value-type="float" office:value="23.33951066243">
                <text:p>23.33951066243</text:p>
              </table:table-cell>
              <table:table-cell office:value-type="float" office:value="361.110311044291">
                <text:p>361.110311044291</text:p>
              </table:table-cell>
              <table:table-cell office:value-type="float" office:value="165.710525703253">
                <text:p>165.710525703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3.240920976552">
                <text:p>203.240920976552</text:p>
              </table:table-cell>
              <table:table-cell office:value-type="float" office:value="190.287755709146">
                <text:p>190.287755709146</text:p>
              </table:table-cell>
              <table:table-cell office:value-type="float" office:value="332.5">
                <text:p>332.5</text:p>
              </table:table-cell>
              <table:table-cell office:value-type="float" office:value="243.017856231871">
                <text:p>243.017856231871</text:p>
              </table:table-cell>
              <table:table-cell office:value-type="float" office:value="86.4494964168583">
                <text:p>86.4494964168583</text:p>
              </table:table-cell>
              <table:table-cell office:value-type="float" office:value="23.4923155196477">
                <text:p>23.4923155196477</text:p>
              </table:table-cell>
              <table:table-cell office:value-type="float" office:value="358.208575440306">
                <text:p>358.208575440306</text:p>
              </table:table-cell>
              <table:table-cell office:value-type="float" office:value="166.795440189499">
                <text:p>166.795440189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.572448722426">
                <text:p>206.572448722426</text:p>
              </table:table-cell>
              <table:table-cell office:value-type="float" office:value="191.467511558862">
                <text:p>191.467511558862</text:p>
              </table:table-cell>
              <table:table-cell office:value-type="float" office:value="337.25">
                <text:p>337.25</text:p>
              </table:table-cell>
              <table:table-cell office:value-type="float" office:value="244.917856231871">
                <text:p>244.917856231871</text:p>
              </table:table-cell>
              <table:table-cell office:value-type="float" office:value="86.8607961385711">
                <text:p>86.8607961385711</text:p>
              </table:table-cell>
              <table:table-cell office:value-type="float" office:value="23.6379643899829">
                <text:p>23.6379643899829</text:p>
              </table:table-cell>
              <table:table-cell office:value-type="float" office:value="355.288347416145">
                <text:p>355.288347416145</text:p>
              </table:table-cell>
              <table:table-cell office:value-type="float" office:value="167.829547168879">
                <text:p>167.829547168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9.924058639073">
                <text:p>209.924058639073</text:p>
              </table:table-cell>
              <table:table-cell office:value-type="float" office:value="192.588944549769">
                <text:p>192.588944549769</text:p>
              </table:table-cell>
              <table:table-cell office:value-type="float" office:value="342">
                <text:p>342</text:p>
              </table:table-cell>
              <table:table-cell office:value-type="float" office:value="246.817856231871">
                <text:p>246.817856231871</text:p>
              </table:table-cell>
              <table:table-cell office:value-type="float" office:value="87.2745751406263">
                <text:p>87.2745751406263</text:p>
              </table:table-cell>
              <table:table-cell office:value-type="float" office:value="23.7764129073788">
                <text:p>23.7764129073788</text:p>
              </table:table-cell>
              <table:table-cell office:value-type="float" office:value="352.350516501553">
                <text:p>352.350516501553</text:p>
              </table:table-cell>
              <table:table-cell office:value-type="float" office:value="168.81253164239">
                <text:p>168.812531642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.294729793646">
                <text:p>213.294729793646</text:p>
              </table:table-cell>
              <table:table-cell office:value-type="float" office:value="193.651713082515">
                <text:p>193.651713082515</text:p>
              </table:table-cell>
              <table:table-cell office:value-type="float" office:value="346.75">
                <text:p>346.75</text:p>
              </table:table-cell>
              <table:table-cell office:value-type="float" office:value="248.717856231871">
                <text:p>248.717856231871</text:p>
              </table:table-cell>
              <table:table-cell office:value-type="float" office:value="87.6907073819316">
                <text:p>87.6907073819316</text:p>
              </table:table-cell>
              <table:table-cell office:value-type="float" office:value="23.9076188990759">
                <text:p>23.9076188990759</text:p>
              </table:table-cell>
              <table:table-cell office:value-type="float" office:value="349.395977588286">
                <text:p>349.395977588286</text:p>
              </table:table-cell>
              <table:table-cell office:value-type="float" office:value="169.744094183439">
                <text:p>169.7440941834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6.683435447058">
                <text:p>216.683435447058</text:p>
              </table:table-cell>
              <table:table-cell office:value-type="float" office:value="194.65549342751">
                <text:p>194.65549342751</text:p>
              </table:table-cell>
              <table:table-cell office:value-type="float" office:value="351.5">
                <text:p>351.5</text:p>
              </table:table-cell>
              <table:table-cell office:value-type="float" office:value="250.617856231871">
                <text:p>250.617856231871</text:p>
              </table:table-cell>
              <table:table-cell office:value-type="float" office:value="88.109066104575">
                <text:p>88.109066104575</text:p>
              </table:table-cell>
              <table:table-cell office:value-type="float" office:value="24.031542398458">
                <text:p>24.031542398458</text:p>
              </table:table-cell>
              <table:table-cell office:value-type="float" office:value="346.425630657517">
                <text:p>346.425630657517</text:p>
              </table:table-cell>
              <table:table-cell office:value-type="float" office:value="170.623951029052">
                <text:p>170.623951029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0.08914336674">
                <text:p>220.08914336674</text:p>
              </table:table-cell>
              <table:table-cell office:value-type="float" office:value="195.599979823536">
                <text:p>195.599979823536</text:p>
              </table:table-cell>
              <table:table-cell office:value-type="float" office:value="356.25">
                <text:p>356.25</text:p>
              </table:table-cell>
              <table:table-cell office:value-type="float" office:value="252.517856231871">
                <text:p>252.517856231871</text:p>
              </table:table-cell>
              <table:table-cell office:value-type="float" office:value="88.529523872437">
                <text:p>88.529523872437</text:p>
              </table:table-cell>
              <table:table-cell office:value-type="float" office:value="24.1481456572267">
                <text:p>24.1481456572267</text:p>
              </table:table-cell>
              <table:table-cell office:value-type="float" office:value="343.440380505697">
                <text:p>343.440380505697</text:p>
              </table:table-cell>
              <table:table-cell office:value-type="float" office:value="171.45183416631">
                <text:p>171.45183416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.510816141067">
                <text:p>223.510816141067</text:p>
              </table:table-cell>
              <table:table-cell office:value-type="float" office:value="196.484884570889">
                <text:p>196.484884570889</text:p>
              </table:table-cell>
              <table:table-cell office:value-type="float" office:value="361">
                <text:p>361</text:p>
              </table:table-cell>
              <table:table-cell office:value-type="float" office:value="254.417856231871">
                <text:p>254.417856231871</text:p>
              </table:table-cell>
              <table:table-cell office:value-type="float" office:value="88.9519526100083">
                <text:p>88.9519526100083</text:p>
              </table:table-cell>
              <table:table-cell office:value-type="float" office:value="24.2573931568999">
                <text:p>24.2573931568999</text:p>
              </table:table-cell>
              <table:table-cell office:value-type="float" office:value="340.441136468941">
                <text:p>340.441136468941</text:p>
              </table:table-cell>
              <table:table-cell office:value-type="float" office:value="172.227491413989">
                <text:p>172.227491413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6.947411495367">
                <text:p>226.947411495367</text:p>
              </table:table-cell>
              <table:table-cell office:value-type="float" office:value="197.30993811901">
                <text:p>197.30993811901</text:p>
              </table:table-cell>
              <table:table-cell office:value-type="float" office:value="365.75">
                <text:p>365.75</text:p>
              </table:table-cell>
              <table:table-cell office:value-type="float" office:value="256.317856231871">
                <text:p>256.317856231871</text:p>
              </table:table-cell>
              <table:table-cell office:value-type="float" office:value="89.3762236414034">
                <text:p>89.3762236414034</text:p>
              </table:table-cell>
              <table:table-cell office:value-type="float" office:value="24.3592516196309">
                <text:p>24.3592516196309</text:p>
              </table:table-cell>
              <table:table-cell office:value-type="float" office:value="337.428812146036">
                <text:p>337.428812146036</text:p>
              </table:table-cell>
              <table:table-cell office:value-type="float" office:value="172.950686499379">
                <text:p>172.9506864993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.397882609404">
                <text:p>230.397882609404</text:p>
              </table:table-cell>
              <table:table-cell office:value-type="float" office:value="198.074889148596">
                <text:p>198.074889148596</text:p>
              </table:table-cell>
              <table:table-cell office:value-type="float" office:value="370.5">
                <text:p>370.5</text:p>
              </table:table-cell>
              <table:table-cell office:value-type="float" office:value="258.217856231871">
                <text:p>258.217856231871</text:p>
              </table:table-cell>
              <table:table-cell office:value-type="float" office:value="89.802207729556">
                <text:p>89.802207729556</text:p>
              </table:table-cell>
              <table:table-cell office:value-type="float" office:value="24.4536900183451">
                <text:p>24.4536900183451</text:p>
              </table:table-cell>
              <table:table-cell office:value-type="float" office:value="334.404325120152">
                <text:p>334.404325120152</text:p>
              </table:table-cell>
              <table:table-cell office:value-type="float" office:value="173.621199130251">
                <text:p>173.621199130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3.86117843625">
                <text:p>233.86117843625</text:p>
              </table:table-cell>
              <table:table-cell office:value-type="float" office:value="198.779504648152">
                <text:p>198.779504648152</text:p>
              </table:table-cell>
              <table:table-cell office:value-type="float" office:value="375.25">
                <text:p>375.25</text:p>
              </table:table-cell>
              <table:table-cell office:value-type="float" office:value="260.117856231871">
                <text:p>260.117856231871</text:p>
              </table:table-cell>
              <table:table-cell office:value-type="float" office:value="90.2297751155864">
                <text:p>90.2297751155864</text:p>
              </table:table-cell>
              <table:table-cell office:value-type="float" office:value="24.5406795861916">
                <text:p>24.5406795861916</text:p>
              </table:table-cell>
              <table:table-cell office:value-type="float" office:value="331.368596679337">
                <text:p>331.368596679337</text:p>
              </table:table-cell>
              <table:table-cell office:value-type="float" office:value="174.23882506196">
                <text:p>174.23882506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336244022447">
                <text:p>237.336244022447</text:p>
              </table:table-cell>
              <table:table-cell office:value-type="float" office:value="199.423569984972">
                <text:p>199.423569984972</text:p>
              </table:table-cell>
              <table:table-cell office:value-type="float" office:value="380">
                <text:p>380</text:p>
              </table:table-cell>
              <table:table-cell office:value-type="float" office:value="262.017856231871">
                <text:p>262.017856231871</text:p>
              </table:table-cell>
              <table:table-cell office:value-type="float" office:value="90.6587955583268">
                <text:p>90.6587955583268</text:p>
              </table:table-cell>
              <table:table-cell office:value-type="float" office:value="24.6201938253052">
                <text:p>24.6201938253052</text:p>
              </table:table-cell>
              <table:table-cell office:value-type="float" office:value="328.32255153588">
                <text:p>328.32255153588</text:p>
              </table:table-cell>
              <table:table-cell office:value-type="float" office:value="174.803376159667">
                <text:p>174.803376159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.822020829353">
                <text:p>240.822020829353</text:p>
              </table:table-cell>
              <table:table-cell office:value-type="float" office:value="200.006888970515">
                <text:p>200.006888970515</text:p>
              </table:table-cell>
              <table:table-cell office:value-type="float" office:value="384.75">
                <text:p>384.75</text:p>
              </table:table-cell>
              <table:table-cell office:value-type="float" office:value="263.917856231871">
                <text:p>263.917856231871</text:p>
              </table:table-cell>
              <table:table-cell office:value-type="float" office:value="91.0891383739942">
                <text:p>91.0891383739942</text:p>
              </table:table-cell>
              <table:table-cell office:value-type="float" office:value="24.6922085148784">
                <text:p>24.6922085148784</text:p>
              </table:table-cell>
              <table:table-cell office:value-type="float" office:value="325.267117544641">
                <text:p>325.267117544641</text:p>
              </table:table-cell>
              <table:table-cell office:value-type="float" office:value="175.314680455637">
                <text:p>175.314680455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.317447055587">
                <text:p>244.317447055587</text:p>
              </table:table-cell>
              <table:table-cell office:value-type="float" office:value="200.529283920168">
                <text:p>200.529283920168</text:p>
              </table:table-cell>
              <table:table-cell office:value-type="float" office:value="389.5">
                <text:p>389.5</text:p>
              </table:table-cell>
              <table:table-cell office:value-type="float" office:value="265.817856231871">
                <text:p>265.817856231871</text:p>
              </table:table-cell>
              <table:table-cell office:value-type="float" office:value="91.5206724759984">
                <text:p>91.5206724759984</text:p>
              </table:table-cell>
              <table:table-cell office:value-type="float" office:value="24.7567017185393">
                <text:p>24.7567017185393</text:p>
              </table:table-cell>
              <table:table-cell office:value-type="float" office:value="322.203225420411">
                <text:p>322.203225420411</text:p>
              </table:table-cell>
              <table:table-cell office:value-type="float" office:value="175.772582201629">
                <text:p>175.7725822016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7.821457960458">
                <text:p>247.821457960458</text:p>
              </table:table-cell>
              <table:table-cell office:value-type="float" office:value="200.990595707368">
                <text:p>200.990595707368</text:p>
              </table:table-cell>
              <table:table-cell office:value-type="float" office:value="394.25">
                <text:p>394.25</text:p>
              </table:table-cell>
              <table:table-cell office:value-type="float" office:value="267.717856231871">
                <text:p>267.717856231871</text:p>
              </table:table-cell>
              <table:table-cell office:value-type="float" office:value="91.9532664148713">
                <text:p>91.9532664148713</text:p>
              </table:table-cell>
              <table:table-cell office:value-type="float" office:value="24.813653791033">
                <text:p>24.813653791033</text:p>
              </table:table-cell>
              <table:table-cell office:value-type="float" office:value="319.131808454414">
                <text:p>319.131808454414</text:p>
              </table:table-cell>
              <table:table-cell office:value-type="float" office:value="176.176941916335">
                <text:p>176.176941916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1.3329861883">
                <text:p>251.3329861883</text:p>
              </table:table-cell>
              <table:table-cell office:value-type="float" office:value="201.390683812075">
                <text:p>201.390683812075</text:p>
              </table:table-cell>
              <table:table-cell office:value-type="float" office:value="399">
                <text:p>399</text:p>
              </table:table-cell>
              <table:table-cell office:value-type="float" office:value="269.617856231871">
                <text:p>269.617856231871</text:p>
              </table:table-cell>
              <table:table-cell office:value-type="float" office:value="92.3867884183087">
                <text:p>92.3867884183087</text:p>
              </table:table-cell>
              <table:table-cell office:value-type="float" office:value="24.8630473842068">
                <text:p>24.8630473842068</text:p>
              </table:table-cell>
              <table:table-cell office:value-type="float" office:value="316.053802230009">
                <text:p>316.053802230009</text:p>
              </table:table-cell>
              <table:table-cell office:value-type="float" office:value="176.527636427869">
                <text:p>176.527636427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4.850962093599">
                <text:p>254.850962093599</text:p>
              </table:table-cell>
              <table:table-cell office:value-type="float" office:value="201.729426363578">
                <text:p>201.729426363578</text:p>
              </table:table-cell>
              <table:table-cell office:value-type="float" office:value="403.75">
                <text:p>403.75</text:p>
              </table:table-cell>
              <table:table-cell office:value-type="float" office:value="271.517856231871">
                <text:p>271.517856231871</text:p>
              </table:table-cell>
              <table:table-cell office:value-type="float" office:value="92.8211064313085">
                <text:p>92.8211064313085</text:p>
              </table:table-cell>
              <table:table-cell office:value-type="float" office:value="24.9048674522936">
                <text:p>24.9048674522936</text:p>
              </table:table-cell>
              <table:table-cell office:value-type="float" office:value="312.970144337709">
                <text:p>312.970144337709</text:p>
              </table:table-cell>
              <table:table-cell office:value-type="float" office:value="176.824558911285">
                <text:p>176.8245589112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374314066815">
                <text:p>258.374314066815</text:p>
              </table:table-cell>
              <table:table-cell office:value-type="float" office:value="202.006720177614">
                <text:p>202.006720177614</text:p>
              </table:table-cell>
              <table:table-cell office:value-type="float" office:value="408.5">
                <text:p>408.5</text:p>
              </table:table-cell>
              <table:table-cell office:value-type="float" office:value="273.417856231871">
                <text:p>273.417856231871</text:p>
              </table:table-cell>
              <table:table-cell office:value-type="float" office:value="93.2560881563969">
                <text:p>93.2560881563969</text:p>
              </table:table-cell>
              <table:table-cell office:value-type="float" office:value="24.9391012564956">
                <text:p>24.9391012564956</text:p>
              </table:table-cell>
              <table:table-cell office:value-type="float" office:value="309.881774089582">
                <text:p>309.881774089582</text:p>
              </table:table-cell>
              <table:table-cell office:value-type="float" office:value="177.067618921119">
                <text:p>177.067618921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1.901968860804">
                <text:p>261.901968860804</text:p>
              </table:table-cell>
              <table:table-cell office:value-type="float" office:value="202.222480787801">
                <text:p>202.222480787801</text:p>
              </table:table-cell>
              <table:table-cell office:value-type="float" office:value="413.25">
                <text:p>413.25</text:p>
              </table:table-cell>
              <table:table-cell office:value-type="float" office:value="275.317856231871">
                <text:p>275.317856231871</text:p>
              </table:table-cell>
              <table:table-cell office:value-type="float" office:value="93.6916010939264">
                <text:p>93.6916010939264</text:p>
              </table:table-cell>
              <table:table-cell office:value-type="float" office:value="24.9657383688643">
                <text:p>24.9657383688643</text:p>
              </table:table-cell>
              <table:table-cell office:value-type="float" office:value="306.789632233123">
                <text:p>306.789632233123</text:p>
              </table:table-cell>
              <table:table-cell office:value-type="float" office:value="177.256742418937">
                <text:p>177.256742418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5.432851917743">
                <text:p>265.432851917743</text:p>
              </table:table-cell>
              <table:table-cell office:value-type="float" office:value="202.376642471367">
                <text:p>202.376642471367</text:p>
              </table:table-cell>
              <table:table-cell office:value-type="float" office:value="418">
                <text:p>418</text:p>
              </table:table-cell>
              <table:table-cell office:value-type="float" office:value="277.217856231871">
                <text:p>277.217856231871</text:p>
              </table:table-cell>
              <table:table-cell office:value-type="float" office:value="94.1275125824375">
                <text:p>94.1275125824375</text:p>
              </table:table-cell>
              <table:table-cell office:value-type="float" office:value="24.9847706754774">
                <text:p>24.9847706754774</text:p>
              </table:table-cell>
              <table:table-cell office:value-type="float" office:value="303.694660664694">
                <text:p>303.694660664694</text:p>
              </table:table-cell>
              <table:table-cell office:value-type="float" office:value="177.391871795889">
                <text:p>177.391871795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8.96588769645">
                <text:p>268.96588769645</text:p>
              </table:table-cell>
              <table:table-cell office:value-type="float" office:value="202.469158269169">
                <text:p>202.469158269169</text:p>
              </table:table-cell>
              <table:table-cell office:value-type="float" office:value="422.75">
                <text:p>422.75</text:p>
              </table:table-cell>
              <table:table-cell office:value-type="float" office:value="279.117856231871">
                <text:p>279.117856231871</text:p>
              </table:table-cell>
              <table:table-cell office:value-type="float" office:value="94.5636898390679">
                <text:p>94.5636898390679</text:p>
              </table:table-cell>
              <table:table-cell office:value-type="float" office:value="24.9961923789098">
                <text:p>24.9961923789098</text:p>
              </table:table-cell>
              <table:table-cell office:value-type="float" office:value="300.597802142618">
                <text:p>300.597802142618</text:p>
              </table:table-cell>
              <table:table-cell office:value-type="float" office:value="177.472965890259">
                <text:p>177.472965890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2.5">
                <text:p>272.5</text:p>
              </table:table-cell>
              <table:table-cell office:value-type="float" office:value="202.5">
                <text:p>202.5</text:p>
              </table:table-cell>
              <table:table-cell office:value-type="float" office:value="427.5">
                <text:p>427.5</text:p>
              </table:table-cell>
              <table:table-cell office:value-type="float" office:value="281.017856231871">
                <text:p>281.017856231871</text:p>
              </table:table-cell>
              <table:table-cell office:value-type="float" office:value="95">
                <text:p>95</text:p>
              </table:table-cell>
              <table:table-cell office:value-type="float" office:value="25">
                <text:p>25</text:p>
              </table:table-cell>
              <table:table-cell office:value-type="float" office:value="297.5">
                <text:p>297.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3411230355">
                <text:p>276.03411230355</text:p>
              </table:table-cell>
              <table:table-cell office:value-type="float" office:value="202.469158269169">
                <text:p>202.469158269169</text:p>
              </table:table-cell>
              <table:table-cell office:value-type="float" office:value="432.25">
                <text:p>432.25</text:p>
              </table:table-cell>
              <table:table-cell office:value-type="float" office:value="282.917856231871">
                <text:p>282.917856231871</text:p>
              </table:table-cell>
              <table:table-cell office:value-type="float" office:value="95.4363101609321">
                <text:p>95.4363101609321</text:p>
              </table:table-cell>
              <table:table-cell office:value-type="float" office:value="24.9961923789098">
                <text:p>24.9961923789098</text:p>
              </table:table-cell>
              <table:table-cell office:value-type="float" office:value="294.402197857382">
                <text:p>294.402197857382</text:p>
              </table:table-cell>
              <table:table-cell office:value-type="float" office:value="177.472965890259">
                <text:p>177.472965890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567148082256">
                <text:p>279.567148082256</text:p>
              </table:table-cell>
              <table:table-cell office:value-type="float" office:value="202.376642471367">
                <text:p>202.376642471367</text:p>
              </table:table-cell>
              <table:table-cell office:value-type="float" office:value="437">
                <text:p>437</text:p>
              </table:table-cell>
              <table:table-cell office:value-type="float" office:value="284.817856231871">
                <text:p>284.817856231871</text:p>
              </table:table-cell>
              <table:table-cell office:value-type="float" office:value="95.8724874175625">
                <text:p>95.8724874175625</text:p>
              </table:table-cell>
              <table:table-cell office:value-type="float" office:value="24.9847706754774">
                <text:p>24.9847706754774</text:p>
              </table:table-cell>
              <table:table-cell office:value-type="float" office:value="291.305339335306">
                <text:p>291.305339335306</text:p>
              </table:table-cell>
              <table:table-cell office:value-type="float" office:value="177.39187179589">
                <text:p>177.39187179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.098031139196">
                <text:p>283.098031139196</text:p>
              </table:table-cell>
              <table:table-cell office:value-type="float" office:value="202.222480787801">
                <text:p>202.222480787801</text:p>
              </table:table-cell>
              <table:table-cell office:value-type="float" office:value="441.75">
                <text:p>441.75</text:p>
              </table:table-cell>
              <table:table-cell office:value-type="float" office:value="286.717856231871">
                <text:p>286.717856231871</text:p>
              </table:table-cell>
              <table:table-cell office:value-type="float" office:value="96.3083989060736">
                <text:p>96.3083989060736</text:p>
              </table:table-cell>
              <table:table-cell office:value-type="float" office:value="24.9657383688643">
                <text:p>24.9657383688643</text:p>
              </table:table-cell>
              <table:table-cell office:value-type="float" office:value="288.210367766877">
                <text:p>288.210367766877</text:p>
              </table:table-cell>
              <table:table-cell office:value-type="float" office:value="177.256742418937">
                <text:p>177.256742418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6.625685933185">
                <text:p>286.625685933185</text:p>
              </table:table-cell>
              <table:table-cell office:value-type="float" office:value="202.006720177614">
                <text:p>202.006720177614</text:p>
              </table:table-cell>
              <table:table-cell office:value-type="float" office:value="446.5">
                <text:p>446.5</text:p>
              </table:table-cell>
              <table:table-cell office:value-type="float" office:value="288.617856231871">
                <text:p>288.617856231871</text:p>
              </table:table-cell>
              <table:table-cell office:value-type="float" office:value="96.7439118436031">
                <text:p>96.7439118436031</text:p>
              </table:table-cell>
              <table:table-cell office:value-type="float" office:value="24.9391012564956">
                <text:p>24.9391012564956</text:p>
              </table:table-cell>
              <table:table-cell office:value-type="float" office:value="285.118225910418">
                <text:p>285.118225910418</text:p>
              </table:table-cell>
              <table:table-cell office:value-type="float" office:value="177.067618921119">
                <text:p>177.067618921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0.149037906401">
                <text:p>290.149037906401</text:p>
              </table:table-cell>
              <table:table-cell office:value-type="float" office:value="201.729426363578">
                <text:p>201.729426363578</text:p>
              </table:table-cell>
              <table:table-cell office:value-type="float" office:value="451.25">
                <text:p>451.25</text:p>
              </table:table-cell>
              <table:table-cell office:value-type="float" office:value="290.517856231871">
                <text:p>290.517856231871</text:p>
              </table:table-cell>
              <table:table-cell office:value-type="float" office:value="97.1788935686915">
                <text:p>97.1788935686915</text:p>
              </table:table-cell>
              <table:table-cell office:value-type="float" office:value="24.9048674522936">
                <text:p>24.9048674522936</text:p>
              </table:table-cell>
              <table:table-cell office:value-type="float" office:value="282.029855662291">
                <text:p>282.029855662291</text:p>
              </table:table-cell>
              <table:table-cell office:value-type="float" office:value="176.824558911285">
                <text:p>176.824558911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3.6670138117">
                <text:p>293.6670138117</text:p>
              </table:table-cell>
              <table:table-cell office:value-type="float" office:value="201.390683812075">
                <text:p>201.390683812075</text:p>
              </table:table-cell>
              <table:table-cell office:value-type="float" office:value="456">
                <text:p>456</text:p>
              </table:table-cell>
              <table:table-cell office:value-type="float" office:value="292.417856231871">
                <text:p>292.417856231871</text:p>
              </table:table-cell>
              <table:table-cell office:value-type="float" office:value="97.6132115816913">
                <text:p>97.6132115816913</text:p>
              </table:table-cell>
              <table:table-cell office:value-type="float" office:value="24.8630473842068">
                <text:p>24.8630473842068</text:p>
              </table:table-cell>
              <table:table-cell office:value-type="float" office:value="278.946197769992">
                <text:p>278.946197769992</text:p>
              </table:table-cell>
              <table:table-cell office:value-type="float" office:value="176.527636427869">
                <text:p>176.527636427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.178542039542">
                <text:p>297.178542039542</text:p>
              </table:table-cell>
              <table:table-cell office:value-type="float" office:value="200.990595707368">
                <text:p>200.990595707368</text:p>
              </table:table-cell>
              <table:table-cell office:value-type="float" office:value="460.75">
                <text:p>460.75</text:p>
              </table:table-cell>
              <table:table-cell office:value-type="float" office:value="294.317856231871">
                <text:p>294.317856231871</text:p>
              </table:table-cell>
              <table:table-cell office:value-type="float" office:value="98.0467335851287">
                <text:p>98.0467335851287</text:p>
              </table:table-cell>
              <table:table-cell office:value-type="float" office:value="24.813653791033">
                <text:p>24.813653791033</text:p>
              </table:table-cell>
              <table:table-cell office:value-type="float" office:value="275.868191545586">
                <text:p>275.868191545586</text:p>
              </table:table-cell>
              <table:table-cell office:value-type="float" office:value="176.176941916335">
                <text:p>176.1769419163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0.682552944413">
                <text:p>300.682552944413</text:p>
              </table:table-cell>
              <table:table-cell office:value-type="float" office:value="200.529283920168">
                <text:p>200.529283920168</text:p>
              </table:table-cell>
              <table:table-cell office:value-type="float" office:value="465.5">
                <text:p>465.5</text:p>
              </table:table-cell>
              <table:table-cell office:value-type="float" office:value="296.217856231871">
                <text:p>296.217856231871</text:p>
              </table:table-cell>
              <table:table-cell office:value-type="float" office:value="98.4793275240016">
                <text:p>98.4793275240016</text:p>
              </table:table-cell>
              <table:table-cell office:value-type="float" office:value="24.7567017185393">
                <text:p>24.7567017185393</text:p>
              </table:table-cell>
              <table:table-cell office:value-type="float" office:value="272.796774579588">
                <text:p>272.796774579588</text:p>
              </table:table-cell>
              <table:table-cell office:value-type="float" office:value="175.772582201629">
                <text:p>175.772582201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4.177979170647">
                <text:p>304.177979170647</text:p>
              </table:table-cell>
              <table:table-cell office:value-type="float" office:value="200.006888970515">
                <text:p>200.006888970515</text:p>
              </table:table-cell>
              <table:table-cell office:value-type="float" office:value="470.25">
                <text:p>470.25</text:p>
              </table:table-cell>
              <table:table-cell office:value-type="float" office:value="298.117856231871">
                <text:p>298.117856231871</text:p>
              </table:table-cell>
              <table:table-cell office:value-type="float" office:value="98.9108616260058">
                <text:p>98.9108616260058</text:p>
              </table:table-cell>
              <table:table-cell office:value-type="float" office:value="24.6922085148784">
                <text:p>24.6922085148784</text:p>
              </table:table-cell>
              <table:table-cell office:value-type="float" office:value="269.732882455359">
                <text:p>269.732882455359</text:p>
              </table:table-cell>
              <table:table-cell office:value-type="float" office:value="175.314680455637">
                <text:p>175.3146804556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7.663755977553">
                <text:p>307.663755977553</text:p>
              </table:table-cell>
              <table:table-cell office:value-type="float" office:value="199.423569984972">
                <text:p>199.423569984972</text:p>
              </table:table-cell>
              <table:table-cell office:value-type="float" office:value="475">
                <text:p>475</text:p>
              </table:table-cell>
              <table:table-cell office:value-type="float" office:value="300.017856231871">
                <text:p>300.017856231871</text:p>
              </table:table-cell>
              <table:table-cell office:value-type="float" office:value="99.3412044416733">
                <text:p>99.3412044416733</text:p>
              </table:table-cell>
              <table:table-cell office:value-type="float" office:value="24.6201938253052">
                <text:p>24.6201938253052</text:p>
              </table:table-cell>
              <table:table-cell office:value-type="float" office:value="266.67744846412">
                <text:p>266.67744846412</text:p>
              </table:table-cell>
              <table:table-cell office:value-type="float" office:value="174.803376159667">
                <text:p>174.803376159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.13882156375">
                <text:p>311.13882156375</text:p>
              </table:table-cell>
              <table:table-cell office:value-type="float" office:value="198.779504648152">
                <text:p>198.77950464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7702248844136">
                <text:p>99.7702248844136</text:p>
              </table:table-cell>
              <table:table-cell office:value-type="float" office:value="24.5406795861916">
                <text:p>24.5406795861916</text:p>
              </table:table-cell>
              <table:table-cell office:value-type="float" office:value="263.631403320663">
                <text:p>263.631403320663</text:p>
              </table:table-cell>
              <table:table-cell office:value-type="float" office:value="174.23882506196">
                <text:p>174.238825061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4.602117390596">
                <text:p>314.602117390596</text:p>
              </table:table-cell>
              <table:table-cell office:value-type="float" office:value="198.074889148596">
                <text:p>198.07488914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197792270444">
                <text:p>100.197792270444</text:p>
              </table:table-cell>
              <table:table-cell office:value-type="float" office:value="24.4536900183451">
                <text:p>24.4536900183451</text:p>
              </table:table-cell>
              <table:table-cell office:value-type="float" office:value="260.595674879848">
                <text:p>260.595674879848</text:p>
              </table:table-cell>
              <table:table-cell office:value-type="float" office:value="173.621199130251">
                <text:p>173.6211991302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8.052588504633">
                <text:p>318.052588504633</text:p>
              </table:table-cell>
              <table:table-cell office:value-type="float" office:value="197.30993811901">
                <text:p>197.3099381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623776358597">
                <text:p>100.623776358597</text:p>
              </table:table-cell>
              <table:table-cell office:value-type="float" office:value="24.3592516196309">
                <text:p>24.3592516196309</text:p>
              </table:table-cell>
              <table:table-cell office:value-type="float" office:value="257.571187853964">
                <text:p>257.571187853964</text:p>
              </table:table-cell>
              <table:table-cell office:value-type="float" office:value="172.950686499379">
                <text:p>172.950686499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1.489183858933">
                <text:p>321.489183858933</text:p>
              </table:table-cell>
              <table:table-cell office:value-type="float" office:value="196.484884570889">
                <text:p>196.484884570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048047389992">
                <text:p>101.048047389992</text:p>
              </table:table-cell>
              <table:table-cell office:value-type="float" office:value="24.2573931568999">
                <text:p>24.2573931568999</text:p>
              </table:table-cell>
              <table:table-cell office:value-type="float" office:value="254.558863531059">
                <text:p>254.558863531059</text:p>
              </table:table-cell>
              <table:table-cell office:value-type="float" office:value="172.227491413989">
                <text:p>172.2274914139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4.910856633261">
                <text:p>324.910856633261</text:p>
              </table:table-cell>
              <table:table-cell office:value-type="float" office:value="195.599979823536">
                <text:p>195.59997982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470476127563">
                <text:p>101.470476127563</text:p>
              </table:table-cell>
              <table:table-cell office:value-type="float" office:value="24.1481456572267">
                <text:p>24.1481456572267</text:p>
              </table:table-cell>
              <table:table-cell office:value-type="float" office:value="251.559619494302">
                <text:p>251.559619494302</text:p>
              </table:table-cell>
              <table:table-cell office:value-type="float" office:value="171.45183416631">
                <text:p>171.451834166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8.316564552942">
                <text:p>328.316564552942</text:p>
              </table:table-cell>
              <table:table-cell office:value-type="float" office:value="194.65549342751">
                <text:p>194.6554934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890933895425">
                <text:p>101.890933895425</text:p>
              </table:table-cell>
              <table:table-cell office:value-type="float" office:value="24.031542398458">
                <text:p>24.031542398458</text:p>
              </table:table-cell>
              <table:table-cell office:value-type="float" office:value="248.574369342483">
                <text:p>248.574369342483</text:p>
              </table:table-cell>
              <table:table-cell office:value-type="float" office:value="170.623951029052">
                <text:p>170.6239510290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.705270206354">
                <text:p>331.705270206354</text:p>
              </table:table-cell>
              <table:table-cell office:value-type="float" office:value="193.651713082515">
                <text:p>193.65171308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309292618068">
                <text:p>102.309292618068</text:p>
              </table:table-cell>
              <table:table-cell office:value-type="float" office:value="23.9076188990759">
                <text:p>23.9076188990759</text:p>
              </table:table-cell>
              <table:table-cell office:value-type="float" office:value="245.604022411714">
                <text:p>245.604022411714</text:p>
              </table:table-cell>
              <table:table-cell office:value-type="float" office:value="169.744094183439">
                <text:p>169.7440941834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5.075941360927">
                <text:p>335.075941360927</text:p>
              </table:table-cell>
              <table:table-cell office:value-type="float" office:value="192.588944549769">
                <text:p>192.588944549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725424859374">
                <text:p>102.725424859374</text:p>
              </table:table-cell>
              <table:table-cell office:value-type="float" office:value="23.7764129073788">
                <text:p>23.7764129073788</text:p>
              </table:table-cell>
              <table:table-cell office:value-type="float" office:value="242.649483498447">
                <text:p>242.649483498447</text:p>
              </table:table-cell>
              <table:table-cell office:value-type="float" office:value="168.81253164239">
                <text:p>168.812531642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8.427551277574">
                <text:p>338.427551277574</text:p>
              </table:table-cell>
              <table:table-cell office:value-type="float" office:value="191.467511558862">
                <text:p>191.46751155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139203861429">
                <text:p>103.139203861429</text:p>
              </table:table-cell>
              <table:table-cell office:value-type="float" office:value="23.6379643899829">
                <text:p>23.6379643899829</text:p>
              </table:table-cell>
              <table:table-cell office:value-type="float" office:value="239.711652583855">
                <text:p>239.711652583855</text:p>
              </table:table-cell>
              <table:table-cell office:value-type="float" office:value="167.829547168879">
                <text:p>167.8295471688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1.759079023448">
                <text:p>341.759079023448</text:p>
              </table:table-cell>
              <table:table-cell office:value-type="float" office:value="190.287755709146">
                <text:p>190.28775570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550503583142">
                <text:p>103.550503583142</text:p>
              </table:table-cell>
              <table:table-cell office:value-type="float" office:value="23.4923155196477">
                <text:p>23.4923155196477</text:p>
              </table:table-cell>
              <table:table-cell office:value-type="float" office:value="236.791424559694">
                <text:p>236.791424559694</text:p>
              </table:table-cell>
              <table:table-cell office:value-type="float" office:value="166.795440189499">
                <text:p>166.795440189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5.069509782923">
                <text:p>345.069509782923</text:p>
              </table:table-cell>
              <table:table-cell office:value-type="float" office:value="189.050036365683">
                <text:p>189.05003636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959198738632">
                <text:p>103.959198738632</text:p>
              </table:table-cell>
              <table:table-cell office:value-type="float" office:value="23.3395106624301">
                <text:p>23.3395106624301</text:p>
              </table:table-cell>
              <table:table-cell office:value-type="float" office:value="233.889688955709">
                <text:p>233.889688955709</text:p>
              </table:table-cell>
              <table:table-cell office:value-type="float" office:value="165.710525703253">
                <text:p>165.7105257032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8.357835166722">
                <text:p>348.357835166722</text:p>
              </table:table-cell>
              <table:table-cell office:value-type="float" office:value="187.754730549774">
                <text:p>187.75473054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365164835398">
                <text:p>104.365164835398</text:p>
              </table:table-cell>
              <table:table-cell office:value-type="float" office:value="23.1795963641697">
                <text:p>23.1795963641697</text:p>
              </table:table-cell>
              <table:table-cell office:value-type="float" office:value="231.007329668676">
                <text:p>231.007329668676</text:p>
              </table:table-cell>
              <table:table-cell office:value-type="float" office:value="164.575134185605">
                <text:p>164.5751341856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1.623053519078">
                <text:p>351.623053519078</text:p>
              </table:table-cell>
              <table:table-cell office:value-type="float" office:value="186.402232824119">
                <text:p>186.40223282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768278212232">
                <text:p>104.768278212232</text:p>
              </table:table-cell>
              <table:table-cell office:value-type="float" office:value="23.012621336311">
                <text:p>23.012621336311</text:p>
              </table:table-cell>
              <table:table-cell office:value-type="float" office:value="228.145224693154">
                <text:p>228.145224693154</text:p>
              </table:table-cell>
              <table:table-cell office:value-type="float" office:value="163.389611487808">
                <text:p>163.3896114878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4.86417022285">
                <text:p>354.86417022285</text:p>
              </table:table-cell>
              <table:table-cell office:value-type="float" office:value="184.992955172627">
                <text:p>184.99295517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68416076895">
                <text:p>105.168416076895</text:p>
              </table:table-cell>
              <table:table-cell office:value-type="float" office:value="22.838636441065">
                <text:p>22.838636441065</text:p>
              </table:table-cell>
              <table:table-cell office:value-type="float" office:value="225.304245854045">
                <text:p>225.304245854045</text:p>
              </table:table-cell>
              <table:table-cell office:value-type="float" office:value="162.154318731562">
                <text:p>162.1543187315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080198002492">
                <text:p>358.080198002492</text:p>
              </table:table-cell>
              <table:table-cell office:value-type="float" office:value="183.527326874922">
                <text:p>183.52732687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565456543517">
                <text:p>105.565456543517</text:p>
              </table:table-cell>
              <table:table-cell office:value-type="float" office:value="22.6576946759162">
                <text:p>22.6576946759162</text:p>
              </table:table-cell>
              <table:table-cell office:value-type="float" office:value="222.485258541026">
                <text:p>222.485258541026</text:p>
              </table:table-cell>
              <table:table-cell office:value-type="float" office:value="160.869632199005">
                <text:p>160.869632199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1.270157224788">
                <text:p>361.270157224788</text:p>
              </table:table-cell>
              <table:table-cell office:value-type="float" office:value="182.005794375581">
                <text:p>182.00579437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959278669727">
                <text:p>105.959278669727</text:p>
              </table:table-cell>
              <table:table-cell office:value-type="float" office:value="22.4698511574792">
                <text:p>22.4698511574792</text:p>
              </table:table-cell>
              <table:table-cell office:value-type="float" office:value="219.689121444939">
                <text:p>219.689121444939</text:p>
              </table:table-cell>
              <table:table-cell office:value-type="float" office:value="159.535943218102">
                <text:p>159.5359432181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4.433076197258">
                <text:p>364.433076197258</text:p>
              </table:table-cell>
              <table:table-cell office:value-type="float" office:value="180.428821148144">
                <text:p>180.42882114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349762493489">
                <text:p>106.349762493489</text:p>
              </table:table-cell>
              <table:table-cell office:value-type="float" office:value="22.2751631047092">
                <text:p>22.2751631047092</text:p>
              </table:table-cell>
              <table:table-cell office:value-type="float" office:value="216.91668629623">
                <text:p>216.91668629623</text:p>
              </table:table-cell>
              <table:table-cell office:value-type="float" office:value="158.153658043435">
                <text:p>158.153658043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7.567991464143">
                <text:p>367.567991464143</text:p>
              </table:table-cell>
              <table:table-cell office:value-type="float" office:value="178.796887553933">
                <text:p>178.79688755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736789069647">
                <text:p>106.736789069647</text:p>
              </table:table-cell>
              <table:table-cell office:value-type="float" office:value="22.0736898214732">
                <text:p>22.0736898214732</text:p>
              </table:table-cell>
              <table:table-cell office:value-type="float" office:value="214.168797605504">
                <text:p>214.168797605504</text:p>
              </table:table-cell>
              <table:table-cell office:value-type="float" office:value="156.72319773246">
                <text:p>156.723197732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0.673948099883">
                <text:p>370.673948099883</text:p>
              </table:table-cell>
              <table:table-cell office:value-type="float" office:value="177.110490695728">
                <text:p>177.11049069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120240506158">
                <text:p>107.120240506158</text:p>
              </table:table-cell>
              <table:table-cell office:value-type="float" office:value="21.8654926784849">
                <text:p>21.8654926784849</text:p>
              </table:table-cell>
              <table:table-cell office:value-type="float" office:value="211.446292406275">
                <text:p>211.446292406275</text:p>
              </table:table-cell>
              <table:table-cell office:value-type="float" office:value="155.244998017243">
                <text:p>155.244998017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3.75">
                <text:p>373.75</text:p>
              </table:table-cell>
              <table:table-cell office:value-type="float" office:value="175.370144266349">
                <text:p>175.37014426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5">
                <text:p>107.5</text:p>
              </table:table-cell>
              <table:table-cell office:value-type="float" office:value="21.650635094611">
                <text:p>21.650635094611</text:p>
              </table:table-cell>
              <table:table-cell office:value-type="float" office:value="208.75">
                <text:p>208.75</text:p>
              </table:table-cell>
              <table:table-cell office:value-type="float" office:value="153.719509171738">
                <text:p>153.7195091717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6.795210169286">
                <text:p>376.795210169286</text:p>
              </table:table-cell>
              <table:table-cell office:value-type="float" office:value="173.576378392178">
                <text:p>173.57637839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875951872751">
                <text:p>107.875951872751</text:p>
              </table:table-cell>
              <table:table-cell office:value-type="float" office:value="21.4291825175528">
                <text:p>21.4291825175528</text:p>
              </table:table-cell>
              <table:table-cell office:value-type="float" office:value="206.080741703465">
                <text:p>206.080741703465</text:p>
              </table:table-cell>
              <table:table-cell office:value-type="float" office:value="152.147195874625">
                <text:p>152.147195874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9.808651007224">
                <text:p>379.808651007224</text:p>
              </table:table-cell>
              <table:table-cell office:value-type="float" office:value="171.729739471676">
                <text:p>171.72973947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24798160583">
                <text:p>108.24798160583</text:p>
              </table:table-cell>
              <table:table-cell office:value-type="float" office:value="21.2012024039107">
                <text:p>21.2012024039107</text:p>
              </table:table-cell>
              <table:table-cell office:value-type="float" office:value="203.439330598606">
                <text:p>203.439330598606</text:p>
              </table:table-cell>
              <table:table-cell office:value-type="float" office:value="150.528537067766">
                <text:p>150.528537067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2.789404590543">
                <text:p>382.789404590543</text:p>
              </table:table-cell>
              <table:table-cell office:value-type="float" office:value="169.830790008948">
                <text:p>169.83079000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615975875376">
                <text:p>108.615975875376</text:p>
              </table:table-cell>
              <table:table-cell office:value-type="float" office:value="20.9667641986356">
                <text:p>20.9667641986356</text:p>
              </table:table-cell>
              <table:table-cell office:value-type="float" office:value="200.826571284833">
                <text:p>200.826571284833</text:p>
              </table:table-cell>
              <table:table-cell office:value-type="float" office:value="148.864025810313">
                <text:p>148.8640258103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5.736562952826">
                <text:p>385.736562952826</text:p>
              </table:table-cell>
              <table:table-cell office:value-type="float" office:value="167.880108442396">
                <text:p>167.88010844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979822586769">
                <text:p>108.979822586769</text:p>
              </table:table-cell>
              <table:table-cell office:value-type="float" office:value="20.7259393138761">
                <text:p>20.7259393138761</text:p>
              </table:table-cell>
              <table:table-cell office:value-type="float" office:value="198.243259633943">
                <text:p>198.243259633943</text:p>
              </table:table-cell>
              <table:table-cell office:value-type="float" office:value="147.15416912852">
                <text:p>147.15416912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8.649228361087">
                <text:p>388.649228361087</text:p>
              </table:table-cell>
              <table:table-cell office:value-type="float" office:value="165.878288968521">
                <text:p>165.87828896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339410908776">
                <text:p>109.339410908776</text:p>
              </table:table-cell>
              <table:table-cell office:value-type="float" office:value="20.4788011072248">
                <text:p>20.4788011072248</text:p>
              </table:table-cell>
              <table:table-cell office:value-type="float" office:value="195.690182547689">
                <text:p>195.690182547689</text:p>
              </table:table-cell>
              <table:table-cell office:value-type="float" office:value="145.399487861296">
                <text:p>145.399487861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1.526513589226">
                <text:p>391.526513589226</text:p>
              </table:table-cell>
              <table:table-cell office:value-type="float" office:value="163.825941360927">
                <text:p>163.82594136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694631307312">
                <text:p>109.694631307312</text:p>
              </table:table-cell>
              <table:table-cell office:value-type="float" office:value="20.2254248593737">
                <text:p>20.2254248593737</text:p>
              </table:table-cell>
              <table:table-cell office:value-type="float" office:value="193.168117718086">
                <text:p>193.168117718086</text:p>
              </table:table-cell>
              <table:table-cell office:value-type="float" office:value="143.600516501553">
                <text:p>143.600516501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4.36754218829">
                <text:p>394.36754218829</text:p>
              </table:table-cell>
              <table:table-cell office:value-type="float" office:value="161.723690784577">
                <text:p>161.72369078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045375578801">
                <text:p>110.045375578801</text:p>
              </table:table-cell>
              <table:table-cell office:value-type="float" office:value="19.9658877511823">
                <text:p>19.9658877511823</text:p>
              </table:table-cell>
              <table:table-cell office:value-type="float" office:value="190.677833390511">
                <text:p>190.677833390511</text:p>
              </table:table-cell>
              <table:table-cell office:value-type="float" office:value="141.757803033395">
                <text:p>141.7578030333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.171448753446">
                <text:p>397.171448753446</text:p>
              </table:table-cell>
              <table:table-cell office:value-type="float" office:value="159.572177605361">
                <text:p>159.57217760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391536883141">
                <text:p>110.391536883141</text:p>
              </table:table-cell>
              <table:table-cell office:value-type="float" office:value="19.700268840168">
                <text:p>19.700268840168</text:p>
              </table:table-cell>
              <table:table-cell office:value-type="float" office:value="188.220088129696">
                <text:p>188.220088129696</text:p>
              </table:table-cell>
              <table:table-cell office:value-type="float" office:value="139.871908765193">
                <text:p>139.8719087651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.937379187592">
                <text:p>399.937379187592</text:p>
              </table:table-cell>
              <table:table-cell office:value-type="float" office:value="157.372057195037">
                <text:p>157.37205719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733009776246">
                <text:p>110.733009776246</text:p>
              </table:table-cell>
              <table:table-cell office:value-type="float" office:value="19.4286490364243">
                <text:p>19.4286490364243</text:p>
              </table:table-cell>
              <table:table-cell office:value-type="float" office:value="185.795630588654">
                <text:p>185.795630588654</text:p>
              </table:table-cell>
              <table:table-cell office:value-type="float" office:value="137.943408158612">
                <text:p>137.943408158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2.664490961524">
                <text:p>402.664490961524</text:p>
              </table:table-cell>
              <table:table-cell office:value-type="float" office:value="155.123999731593">
                <text:p>155.12399973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069690242163">
                <text:p>111.069690242163</text:p>
              </table:table-cell>
              <table:table-cell office:value-type="float" office:value="19.1511110779745">
                <text:p>19.1511110779745</text:p>
              </table:table-cell>
              <table:table-cell office:value-type="float" office:value="183.405199280639">
                <text:p>183.405199280639</text:p>
              </table:table-cell>
              <table:table-cell office:value-type="float" office:value="135.972888653619">
                <text:p>135.9728886536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.351953370578">
                <text:p>405.351953370578</text:p>
              </table:table-cell>
              <table:table-cell office:value-type="float" office:value="152.828689995111">
                <text:p>152.82868999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401475724763">
                <text:p>111.401475724763</text:p>
              </table:table-cell>
              <table:table-cell office:value-type="float" office:value="18.8677395055693">
                <text:p>18.8677395055693</text:p>
              </table:table-cell>
              <table:table-cell office:value-type="float" office:value="181.049522354185">
                <text:p>181.049522354185</text:p>
              </table:table-cell>
              <table:table-cell office:value-type="float" office:value="133.960950489542">
                <text:p>133.9609504895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7.998947787669">
                <text:p>407.998947787669</text:p>
              </table:table-cell>
              <table:table-cell office:value-type="float" office:value="150.486827159172">
                <text:p>150.48682715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728265158971">
                <text:p>111.728265158971</text:p>
              </table:table-cell>
              <table:table-cell office:value-type="float" office:value="18.5786206369349">
                <text:p>18.5786206369349</text:p>
              </table:table-cell>
              <table:table-cell office:value-type="float" office:value="178.729317371303">
                <text:p>178.729317371303</text:p>
              </table:table-cell>
              <table:table-cell office:value-type="float" office:value="131.908206522238">
                <text:p>131.9082065222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0.604667912656">
                <text:p>410.604667912656</text:p>
              </table:table-cell>
              <table:table-cell office:value-type="float" office:value="148.099124577882">
                <text:p>148.09912457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049959001562">
                <text:p>112.049959001562</text:p>
              </table:table-cell>
              <table:table-cell office:value-type="float" office:value="18.2838425404793">
                <text:p>18.2838425404793</text:p>
              </table:table-cell>
              <table:table-cell office:value-type="float" office:value="176.445291088907">
                <text:p>176.445291088907</text:p>
              </table:table-cell>
              <table:table-cell office:value-type="float" office:value="129.815282037403">
                <text:p>129.815282037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3.168320017947">
                <text:p>413.168320017947</text:p>
              </table:table-cell>
              <table:table-cell office:value-type="float" office:value="145.666309568577">
                <text:p>145.66630956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366459261475">
                <text:p>112.366459261475</text:p>
              </table:table-cell>
              <table:table-cell office:value-type="float" office:value="17.9834950084663">
                <text:p>17.9834950084663</text:p>
              </table:table-cell>
              <table:table-cell office:value-type="float" office:value="174.198139243528">
                <text:p>174.198139243528</text:p>
              </table:table-cell>
              <table:table-cell office:value-type="float" office:value="127.682814560111">
                <text:p>127.682814560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5.689123190276">
                <text:p>415.689123190276</text:p>
              </table:table-cell>
              <table:table-cell office:value-type="float" office:value="143.189123190276">
                <text:p>143.18912319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677669529664">
                <text:p>112.677669529664</text:p>
              </table:table-cell>
              <table:table-cell office:value-type="float" office:value="17.6776695296637">
                <text:p>17.6776695296637</text:p>
              </table:table-cell>
              <table:table-cell office:value-type="float" office:value="171.988546339388">
                <text:p>171.988546339388</text:p>
              </table:table-cell>
              <table:table-cell office:value-type="float" office:value="125.511453660612">
                <text:p>125.5114536606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8.166309568577">
                <text:p>418.166309568577</text:p>
              </table:table-cell>
              <table:table-cell office:value-type="float" office:value="140.668320017947">
                <text:p>140.66832001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983495008466">
                <text:p>112.983495008466</text:p>
              </table:table-cell>
              <table:table-cell office:value-type="float" office:value="17.3664592614749">
                <text:p>17.3664592614749</text:p>
              </table:table-cell>
              <table:table-cell office:value-type="float" office:value="169.817185439889">
                <text:p>169.817185439889</text:p>
              </table:table-cell>
              <table:table-cell office:value-type="float" office:value="123.301860756472">
                <text:p>123.3018607564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0.599124577882">
                <text:p>420.599124577882</text:p>
              </table:table-cell>
              <table:table-cell office:value-type="float" office:value="138.104667912656">
                <text:p>138.10466791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283842540479">
                <text:p>113.283842540479</text:p>
              </table:table-cell>
              <table:table-cell office:value-type="float" office:value="17.0499590015625">
                <text:p>17.0499590015625</text:p>
              </table:table-cell>
              <table:table-cell office:value-type="float" office:value="167.684717962597">
                <text:p>167.684717962597</text:p>
              </table:table-cell>
              <table:table-cell office:value-type="float" office:value="121.054708911093">
                <text:p>121.054708911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2.986827159172">
                <text:p>422.986827159172</text:p>
              </table:table-cell>
              <table:table-cell office:value-type="float" office:value="135.498947787669">
                <text:p>135.49894778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578620636935">
                <text:p>113.578620636935</text:p>
              </table:table-cell>
              <table:table-cell office:value-type="float" office:value="16.7282651589715">
                <text:p>16.7282651589715</text:p>
              </table:table-cell>
              <table:table-cell office:value-type="float" office:value="165.591793477763">
                <text:p>165.591793477763</text:p>
              </table:table-cell>
              <table:table-cell office:value-type="float" office:value="118.770682628697">
                <text:p>118.770682628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5.328689995111">
                <text:p>425.328689995111</text:p>
              </table:table-cell>
              <table:table-cell office:value-type="float" office:value="132.851953370578">
                <text:p>132.85195337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867739505569">
                <text:p>113.867739505569</text:p>
              </table:table-cell>
              <table:table-cell office:value-type="float" office:value="16.4014757247627">
                <text:p>16.4014757247627</text:p>
              </table:table-cell>
              <table:table-cell office:value-type="float" office:value="163.539049510458">
                <text:p>163.539049510458</text:p>
              </table:table-cell>
              <table:table-cell office:value-type="float" office:value="116.450477645815">
                <text:p>116.450477645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7.623999731593">
                <text:p>427.623999731593</text:p>
              </table:table-cell>
              <table:table-cell office:value-type="float" office:value="130.164490961524">
                <text:p>130.16449096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151111077974">
                <text:p>114.151111077974</text:p>
              </table:table-cell>
              <table:table-cell office:value-type="float" office:value="16.0696902421635">
                <text:p>16.0696902421635</text:p>
              </table:table-cell>
              <table:table-cell office:value-type="float" office:value="161.527111346381">
                <text:p>161.527111346381</text:p>
              </table:table-cell>
              <table:table-cell office:value-type="float" office:value="114.094800719361">
                <text:p>114.0948007193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.872057195037">
                <text:p>429.872057195037</text:p>
              </table:table-cell>
              <table:table-cell office:value-type="float" office:value="127.437379187592">
                <text:p>127.437379187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428649036424">
                <text:p>114.428649036424</text:p>
              </table:table-cell>
              <table:table-cell office:value-type="float" office:value="15.7330097762459">
                <text:p>15.7330097762459</text:p>
              </table:table-cell>
              <table:table-cell office:value-type="float" office:value="159.556591841388">
                <text:p>159.556591841388</text:p>
              </table:table-cell>
              <table:table-cell office:value-type="float" office:value="111.704369411346">
                <text:p>111.7043694113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2.072177605361">
                <text:p>432.072177605361</text:p>
              </table:table-cell>
              <table:table-cell office:value-type="float" office:value="124.671448753446">
                <text:p>124.67144875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700268840168">
                <text:p>114.700268840168</text:p>
              </table:table-cell>
              <table:table-cell office:value-type="float" office:value="15.3915368831415">
                <text:p>15.3915368831415</text:p>
              </table:table-cell>
              <table:table-cell office:value-type="float" office:value="157.628091234807">
                <text:p>157.628091234807</text:p>
              </table:table-cell>
              <table:table-cell office:value-type="float" office:value="109.279911870304">
                <text:p>109.279911870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4.223690784577">
                <text:p>434.223690784577</text:p>
              </table:table-cell>
              <table:table-cell office:value-type="float" office:value="121.86754218829">
                <text:p>121.8675421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965887751182">
                <text:p>114.965887751182</text:p>
              </table:table-cell>
              <table:table-cell office:value-type="float" office:value="15.0453755788012">
                <text:p>15.0453755788012</text:p>
              </table:table-cell>
              <table:table-cell office:value-type="float" office:value="155.742196966606">
                <text:p>155.742196966606</text:p>
              </table:table-cell>
              <table:table-cell office:value-type="float" office:value="106.822166609489">
                <text:p>106.822166609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6.325941360927">
                <text:p>436.325941360927</text:p>
              </table:table-cell>
              <table:table-cell office:value-type="float" office:value="119.026513589226">
                <text:p>119.02651358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225424859374">
                <text:p>115.225424859374</text:p>
              </table:table-cell>
              <table:table-cell office:value-type="float" office:value="14.6946313073118">
                <text:p>14.6946313073118</text:p>
              </table:table-cell>
              <table:table-cell office:value-type="float" office:value="153.899483498447">
                <text:p>153.899483498447</text:p>
              </table:table-cell>
              <table:table-cell office:value-type="float" office:value="104.331882281914">
                <text:p>104.3318822819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8.378288968521">
                <text:p>438.378288968521</text:p>
              </table:table-cell>
              <table:table-cell office:value-type="float" office:value="116.149228361087">
                <text:p>116.14922836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478801107225">
                <text:p>115.478801107225</text:p>
              </table:table-cell>
              <table:table-cell office:value-type="float" office:value="14.3394109087762">
                <text:p>14.3394109087762</text:p>
              </table:table-cell>
              <table:table-cell office:value-type="float" office:value="152.100512138704">
                <text:p>152.100512138704</text:p>
              </table:table-cell>
              <table:table-cell office:value-type="float" office:value="101.809817452311">
                <text:p>101.8098174523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0.380108442396">
                <text:p>440.380108442396</text:p>
              </table:table-cell>
              <table:table-cell office:value-type="float" office:value="113.236562952826">
                <text:p>113.23656295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725939313876">
                <text:p>115.725939313876</text:p>
              </table:table-cell>
              <table:table-cell office:value-type="float" office:value="13.9798225867687">
                <text:p>13.9798225867687</text:p>
              </table:table-cell>
              <table:table-cell office:value-type="float" office:value="150.34583087148">
                <text:p>150.34583087148</text:p>
              </table:table-cell>
              <table:table-cell office:value-type="float" office:value="99.2567403660577">
                <text:p>99.2567403660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2.330790008948">
                <text:p>442.330790008948</text:p>
              </table:table-cell>
              <table:table-cell office:value-type="float" office:value="110.289404590543">
                <text:p>110.28940459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966764198636">
                <text:p>115.966764198636</text:p>
              </table:table-cell>
              <table:table-cell office:value-type="float" office:value="13.6159758753757">
                <text:p>13.6159758753757</text:p>
              </table:table-cell>
              <table:table-cell office:value-type="float" office:value="148.635974189687">
                <text:p>148.635974189687</text:p>
              </table:table-cell>
              <table:table-cell office:value-type="float" office:value="96.6734287151673">
                <text:p>96.67342871516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4.229739471676">
                <text:p>444.229739471676</text:p>
              </table:table-cell>
              <table:table-cell office:value-type="float" office:value="107.308651007224">
                <text:p>107.30865100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201202403911">
                <text:p>116.201202403911</text:p>
              </table:table-cell>
              <table:table-cell office:value-type="float" office:value="13.2479816058301">
                <text:p>13.2479816058301</text:p>
              </table:table-cell>
              <table:table-cell office:value-type="float" office:value="146.971462932234">
                <text:p>146.971462932234</text:p>
              </table:table-cell>
              <table:table-cell office:value-type="float" office:value="94.060669401394">
                <text:p>94.0606694013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6.076378392178">
                <text:p>446.076378392178</text:p>
              </table:table-cell>
              <table:table-cell office:value-type="float" office:value="104.295210169286">
                <text:p>104.29521016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429182517553">
                <text:p>116.429182517553</text:p>
              </table:table-cell>
              <table:table-cell office:value-type="float" office:value="12.8759518727514">
                <text:p>12.8759518727514</text:p>
              </table:table-cell>
              <table:table-cell office:value-type="float" office:value="145.352804125375">
                <text:p>145.352804125375</text:p>
              </table:table-cell>
              <table:table-cell office:value-type="float" office:value="91.4192582965347">
                <text:p>91.41925829653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7.870144266349">
                <text:p>447.870144266349</text:p>
              </table:table-cell>
              <table:table-cell office:value-type="float" office:value="101.25">
                <text:p>10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50635094611">
                <text:p>116.650635094611</text:p>
              </table:table-cell>
              <table:table-cell office:value-type="float" office:value="12.5">
                <text:p>12.5</text:p>
              </table:table-cell>
              <table:table-cell office:value-type="float" office:value="143.780490828262">
                <text:p>143.780490828262</text:p>
              </table:table-cell>
              <table:table-cell office:value-type="float" office:value="88.7500000000001">
                <text:p>88.75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9.610490695728">
                <text:p>449.610490695728</text:p>
              </table:table-cell>
              <table:table-cell office:value-type="float" office:value="98.1739480998832">
                <text:p>98.173948099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865492678485">
                <text:p>116.865492678485</text:p>
              </table:table-cell>
              <table:table-cell office:value-type="float" office:value="12.1202405061584">
                <text:p>12.1202405061584</text:p>
              </table:table-cell>
              <table:table-cell office:value-type="float" office:value="142.255001982757">
                <text:p>142.255001982757</text:p>
              </table:table-cell>
              <table:table-cell office:value-type="float" office:value="86.0537075937248">
                <text:p>86.05370759372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1.296887553933">
                <text:p>451.296887553933</text:p>
              </table:table-cell>
              <table:table-cell office:value-type="float" office:value="95.0679914641429">
                <text:p>95.067991464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073689821473">
                <text:p>117.073689821473</text:p>
              </table:table-cell>
              <table:table-cell office:value-type="float" office:value="11.7367890696473">
                <text:p>11.7367890696473</text:p>
              </table:table-cell>
              <table:table-cell office:value-type="float" office:value="140.77680226754">
                <text:p>140.77680226754</text:p>
              </table:table-cell>
              <table:table-cell office:value-type="float" office:value="83.3312023944956">
                <text:p>83.33120239449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2.928821148145">
                <text:p>452.928821148145</text:p>
              </table:table-cell>
              <table:table-cell office:value-type="float" office:value="91.9330761972583">
                <text:p>91.933076197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275163104709">
                <text:p>117.275163104709</text:p>
              </table:table-cell>
              <table:table-cell office:value-type="float" office:value="11.3497624934887">
                <text:p>11.3497624934887</text:p>
              </table:table-cell>
              <table:table-cell office:value-type="float" office:value="139.346341956565">
                <text:p>139.346341956565</text:p>
              </table:table-cell>
              <table:table-cell office:value-type="float" office:value="80.5833137037696">
                <text:p>80.5833137037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4.505794375581">
                <text:p>454.505794375581</text:p>
              </table:table-cell>
              <table:table-cell office:value-type="float" office:value="88.7701572247881">
                <text:p>88.770157224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469851157479">
                <text:p>117.469851157479</text:p>
              </table:table-cell>
              <table:table-cell office:value-type="float" office:value="10.9592786697269">
                <text:p>10.9592786697269</text:p>
              </table:table-cell>
              <table:table-cell office:value-type="float" office:value="137.964056781898">
                <text:p>137.964056781898</text:p>
              </table:table-cell>
              <table:table-cell office:value-type="float" office:value="77.8108785550612">
                <text:p>77.81087855506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6.027326874922">
                <text:p>456.027326874922</text:p>
              </table:table-cell>
              <table:table-cell office:value-type="float" office:value="85.5801980024918">
                <text:p>85.580198002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657694675916">
                <text:p>117.657694675916</text:p>
              </table:table-cell>
              <table:table-cell office:value-type="float" office:value="10.5654565435175">
                <text:p>10.5654565435175</text:p>
              </table:table-cell>
              <table:table-cell office:value-type="float" office:value="136.630367800995">
                <text:p>136.630367800995</text:p>
              </table:table-cell>
              <table:table-cell office:value-type="float" office:value="75.0147414589742">
                <text:p>75.01474145897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7.492955172627">
                <text:p>457.492955172627</text:p>
              </table:table-cell>
              <table:table-cell office:value-type="float" office:value="82.3641702228495">
                <text:p>82.364170222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838636441065">
                <text:p>117.838636441065</text:p>
              </table:table-cell>
              <table:table-cell office:value-type="float" office:value="10.168416076895">
                <text:p>10.168416076895</text:p>
              </table:table-cell>
              <table:table-cell office:value-type="float" office:value="135.345681268438">
                <text:p>135.345681268438</text:p>
              </table:table-cell>
              <table:table-cell office:value-type="float" office:value="72.1957541459545">
                <text:p>72.1957541459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8.902232824119">
                <text:p>458.902232824119</text:p>
              </table:table-cell>
              <table:table-cell office:value-type="float" office:value="79.1230535190781">
                <text:p>79.123053519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012621336311">
                <text:p>118.012621336311</text:p>
              </table:table-cell>
              <table:table-cell office:value-type="float" office:value="9.76827821223187">
                <text:p>9.76827821223187</text:p>
              </table:table-cell>
              <table:table-cell office:value-type="float" office:value="134.110388512192">
                <text:p>134.110388512192</text:p>
              </table:table-cell>
              <table:table-cell office:value-type="float" office:value="69.3547753068463">
                <text:p>69.35477530684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0.254730549774">
                <text:p>460.254730549774</text:p>
              </table:table-cell>
              <table:table-cell office:value-type="float" office:value="75.8578351667223">
                <text:p>75.8578351667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17959636417">
                <text:p>118.17959636417</text:p>
              </table:table-cell>
              <table:table-cell office:value-type="float" office:value="9.36516483539781">
                <text:p>9.36516483539781</text:p>
              </table:table-cell>
              <table:table-cell office:value-type="float" office:value="132.924865814395">
                <text:p>132.924865814395</text:p>
              </table:table-cell>
              <table:table-cell office:value-type="float" office:value="66.4926703313244">
                <text:p>66.4926703313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1.550036365683">
                <text:p>461.550036365683</text:p>
              </table:table-cell>
              <table:table-cell office:value-type="float" office:value="72.5695097829234">
                <text:p>72.569509782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33951066243">
                <text:p>118.33951066243</text:p>
              </table:table-cell>
              <table:table-cell office:value-type="float" office:value="8.95919873863252">
                <text:p>8.95919873863252</text:p>
              </table:table-cell>
              <table:table-cell office:value-type="float" office:value="131.789474296747">
                <text:p>131.789474296747</text:p>
              </table:table-cell>
              <table:table-cell office:value-type="float" office:value="63.6103110442909">
                <text:p>63.61031104429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2.787755709147">
                <text:p>462.787755709147</text:p>
              </table:table-cell>
              <table:table-cell office:value-type="float" office:value="69.2590790234479">
                <text:p>69.259079023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492315519648">
                <text:p>118.492315519648</text:p>
              </table:table-cell>
              <table:table-cell office:value-type="float" office:value="8.55050358314172">
                <text:p>8.55050358314172</text:p>
              </table:table-cell>
              <table:table-cell office:value-type="float" office:value="130.704559810501">
                <text:p>130.704559810501</text:p>
              </table:table-cell>
              <table:table-cell office:value-type="float" office:value="60.7085754403062">
                <text:p>60.7085754403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3.967511558862">
                <text:p>463.967511558862</text:p>
              </table:table-cell>
              <table:table-cell office:value-type="float" office:value="65.9275512775744">
                <text:p>65.927551277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637964389983">
                <text:p>118.637964389983</text:p>
              </table:table-cell>
              <table:table-cell office:value-type="float" office:value="8.13920386142894">
                <text:p>8.13920386142894</text:p>
              </table:table-cell>
              <table:table-cell office:value-type="float" office:value="129.670452831121">
                <text:p>129.670452831121</text:p>
              </table:table-cell>
              <table:table-cell office:value-type="float" office:value="57.7883474161455">
                <text:p>57.7883474161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5.088944549769">
                <text:p>465.088944549769</text:p>
              </table:table-cell>
              <table:table-cell office:value-type="float" office:value="62.5759413609269">
                <text:p>62.5759413609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776412907379">
                <text:p>118.776412907379</text:p>
              </table:table-cell>
              <table:table-cell office:value-type="float" office:value="7.72542485937369">
                <text:p>7.72542485937369</text:p>
              </table:table-cell>
              <table:table-cell office:value-type="float" office:value="128.68746835761">
                <text:p>128.68746835761</text:p>
              </table:table-cell>
              <table:table-cell office:value-type="float" office:value="54.8505165015532">
                <text:p>54.8505165015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6.151713082515">
                <text:p>466.151713082515</text:p>
              </table:table-cell>
              <table:table-cell office:value-type="float" office:value="59.2052702063541">
                <text:p>59.205270206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907618899076">
                <text:p>118.907618899076</text:p>
              </table:table-cell>
              <table:table-cell office:value-type="float" office:value="7.30929261806841">
                <text:p>7.30929261806841</text:p>
              </table:table-cell>
              <table:table-cell office:value-type="float" office:value="127.755905816561">
                <text:p>127.755905816561</text:p>
              </table:table-cell>
              <table:table-cell office:value-type="float" office:value="51.8959775882857">
                <text:p>51.8959775882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7.15549342751">
                <text:p>467.15549342751</text:p>
              </table:table-cell>
              <table:table-cell office:value-type="float" office:value="55.8165645529425">
                <text:p>55.816564552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031542398458">
                <text:p>119.031542398458</text:p>
              </table:table-cell>
              <table:table-cell office:value-type="float" office:value="6.89093389542499">
                <text:p>6.89093389542499</text:p>
              </table:table-cell>
              <table:table-cell office:value-type="float" office:value="126.876048970948">
                <text:p>126.876048970948</text:p>
              </table:table-cell>
              <table:table-cell office:value-type="float" office:value="48.9256306575175">
                <text:p>48.92563065751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8.099979823536">
                <text:p>468.099979823536</text:p>
              </table:table-cell>
              <table:table-cell office:value-type="float" office:value="52.4108566332604">
                <text:p>52.410856633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148145657227">
                <text:p>119.148145657227</text:p>
              </table:table-cell>
              <table:table-cell office:value-type="float" office:value="6.47047612756302">
                <text:p>6.47047612756302</text:p>
              </table:table-cell>
              <table:table-cell office:value-type="float" office:value="126.04816583369">
                <text:p>126.04816583369</text:p>
              </table:table-cell>
              <table:table-cell office:value-type="float" office:value="45.9403805056974">
                <text:p>45.94038050569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8.984884570889">
                <text:p>468.984884570889</text:p>
              </table:table-cell>
              <table:table-cell office:value-type="float" office:value="48.9891838589327">
                <text:p>48.989183858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2573931569">
                <text:p>119.2573931569</text:p>
              </table:table-cell>
              <table:table-cell office:value-type="float" office:value="6.0480473899917">
                <text:p>6.0480473899917</text:p>
              </table:table-cell>
              <table:table-cell office:value-type="float" office:value="125.272508586011">
                <text:p>125.272508586011</text:p>
              </table:table-cell>
              <table:table-cell office:value-type="float" office:value="42.9411364689411">
                <text:p>42.9411364689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.80993811901">
                <text:p>469.80993811901</text:p>
              </table:table-cell>
              <table:table-cell office:value-type="float" office:value="45.5525885046327">
                <text:p>45.552588504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359251619631">
                <text:p>119.359251619631</text:p>
              </table:table-cell>
              <table:table-cell office:value-type="float" office:value="5.62377635859663">
                <text:p>5.62377635859663</text:p>
              </table:table-cell>
              <table:table-cell office:value-type="float" office:value="124.549313500621">
                <text:p>124.549313500621</text:p>
              </table:table-cell>
              <table:table-cell office:value-type="float" office:value="39.9288121460361">
                <text:p>39.92881214603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0.574889148596">
                <text:p>470.574889148596</text:p>
              </table:table-cell>
              <table:table-cell office:value-type="float" office:value="42.1021173905964">
                <text:p>42.102117390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453690018345">
                <text:p>119.453690018345</text:p>
              </table:table-cell>
              <table:table-cell office:value-type="float" office:value="5.197792270444">
                <text:p>5.197792270444</text:p>
              </table:table-cell>
              <table:table-cell office:value-type="float" office:value="123.87880086975">
                <text:p>123.87880086975</text:p>
              </table:table-cell>
              <table:table-cell office:value-type="float" office:value="36.9043251201524">
                <text:p>36.90432512015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1.279504648152">
                <text:p>471.279504648152</text:p>
              </table:table-cell>
              <table:table-cell office:value-type="float" office:value="38.6388215637503">
                <text:p>38.638821563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540679586192">
                <text:p>119.540679586192</text:p>
              </table:table-cell>
              <table:table-cell office:value-type="float" office:value="4.77022488441362">
                <text:p>4.77022488441362</text:p>
              </table:table-cell>
              <table:table-cell office:value-type="float" office:value="123.26117493804">
                <text:p>123.26117493804</text:p>
              </table:table-cell>
              <table:table-cell office:value-type="float" office:value="33.8685966793367">
                <text:p>33.8685966793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1.923569984972">
                <text:p>471.923569984972</text:p>
              </table:table-cell>
              <table:table-cell office:value-type="float" office:value="35.1637559775536">
                <text:p>35.163755977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20193825305">
                <text:p>119.620193825305</text:p>
              </table:table-cell>
              <table:table-cell office:value-type="float" office:value="4.34120444167328">
                <text:p>4.34120444167328</text:p>
              </table:table-cell>
              <table:table-cell office:value-type="float" office:value="122.696623840333">
                <text:p>122.696623840333</text:p>
              </table:table-cell>
              <table:table-cell office:value-type="float" office:value="30.8225515358803">
                <text:p>30.8225515358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2.506888970515">
                <text:p>472.506888970515</text:p>
              </table:table-cell>
              <table:table-cell office:value-type="float" office:value="31.6779791706468">
                <text:p>31.677979170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92208514878">
                <text:p>119.692208514878</text:p>
              </table:table-cell>
              <table:table-cell office:value-type="float" office:value="3.91086162600578">
                <text:p>3.91086162600578</text:p>
              </table:table-cell>
              <table:table-cell office:value-type="float" office:value="122.185319544363">
                <text:p>122.185319544363</text:p>
              </table:table-cell>
              <table:table-cell office:value-type="float" office:value="27.767117544641">
                <text:p>27.7671175446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3.029283920168">
                <text:p>473.029283920168</text:p>
              </table:table-cell>
              <table:table-cell office:value-type="float" office:value="28.1825529444133">
                <text:p>28.1825529444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756701718539">
                <text:p>119.756701718539</text:p>
              </table:table-cell>
              <table:table-cell office:value-type="float" office:value="3.47932752400165">
                <text:p>3.47932752400165</text:p>
              </table:table-cell>
              <table:table-cell office:value-type="float" office:value="121.727417798371">
                <text:p>121.727417798371</text:p>
              </table:table-cell>
              <table:table-cell office:value-type="float" office:value="24.7032254204117">
                <text:p>24.70322542041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3.490595707368">
                <text:p>473.490595707368</text:p>
              </table:table-cell>
              <table:table-cell office:value-type="float" office:value="24.6785420395425">
                <text:p>24.678542039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813653791033">
                <text:p>119.813653791033</text:p>
              </table:table-cell>
              <table:table-cell office:value-type="float" office:value="3.0467335851287">
                <text:p>3.0467335851287</text:p>
              </table:table-cell>
              <table:table-cell office:value-type="float" office:value="121.323058083665">
                <text:p>121.323058083665</text:p>
              </table:table-cell>
              <table:table-cell office:value-type="float" office:value="21.6318084544138">
                <text:p>21.63180845441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3.890683812075">
                <text:p>473.890683812075</text:p>
              </table:table-cell>
              <table:table-cell office:value-type="float" office:value="21.1670138116998">
                <text:p>21.167013811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863047384207">
                <text:p>119.863047384207</text:p>
              </table:table-cell>
              <table:table-cell office:value-type="float" office:value="2.61321158169134">
                <text:p>2.61321158169134</text:p>
              </table:table-cell>
              <table:table-cell office:value-type="float" office:value="120.972363572131">
                <text:p>120.972363572131</text:p>
              </table:table-cell>
              <table:table-cell office:value-type="float" office:value="18.5538022300085">
                <text:p>18.55380223000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4.229426363578">
                <text:p>474.229426363578</text:p>
              </table:table-cell>
              <table:table-cell office:value-type="float" office:value="17.6490379064008">
                <text:p>17.649037906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04867452294">
                <text:p>119.904867452294</text:p>
              </table:table-cell>
              <table:table-cell office:value-type="float" office:value="2.17889356869146">
                <text:p>2.17889356869146</text:p>
              </table:table-cell>
              <table:table-cell office:value-type="float" office:value="120.675441088715">
                <text:p>120.675441088715</text:p>
              </table:table-cell>
              <table:table-cell office:value-type="float" office:value="15.4701443377094">
                <text:p>15.4701443377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4.506720177614">
                <text:p>474.506720177614</text:p>
              </table:table-cell>
              <table:table-cell office:value-type="float" office:value="14.1256859331853">
                <text:p>14.125685933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39101256496">
                <text:p>119.939101256496</text:p>
              </table:table-cell>
              <table:table-cell office:value-type="float" office:value="1.74391184360312">
                <text:p>1.74391184360312</text:p>
              </table:table-cell>
              <table:table-cell office:value-type="float" office:value="120.432381078881">
                <text:p>120.432381078881</text:p>
              </table:table-cell>
              <table:table-cell office:value-type="float" office:value="12.3817740895821">
                <text:p>12.38177408958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4.722480787801">
                <text:p>474.722480787801</text:p>
              </table:table-cell>
              <table:table-cell office:value-type="float" office:value="10.5980311391962">
                <text:p>10.598031139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65738368864">
                <text:p>119.965738368864</text:p>
              </table:table-cell>
              <table:table-cell office:value-type="float" office:value="1.30839890607361">
                <text:p>1.30839890607361</text:p>
              </table:table-cell>
              <table:table-cell office:value-type="float" office:value="120.243257581063">
                <text:p>120.243257581063</text:p>
              </table:table-cell>
              <table:table-cell office:value-type="float" office:value="9.28963223312263">
                <text:p>9.289632233122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4.876642471367">
                <text:p>474.876642471367</text:p>
              </table:table-cell>
              <table:table-cell office:value-type="float" office:value="7.06714808225642">
                <text:p>7.0671480822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84770675477">
                <text:p>119.984770675477</text:p>
              </table:table-cell>
              <table:table-cell office:value-type="float" office:value="0.872487417562521">
                <text:p>0.872487417562521</text:p>
              </table:table-cell>
              <table:table-cell office:value-type="float" office:value="120.108128204111">
                <text:p>120.108128204111</text:p>
              </table:table-cell>
              <table:table-cell office:value-type="float" office:value="6.1946606646939">
                <text:p>6.19466066469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4.969158269169">
                <text:p>474.969158269169</text:p>
              </table:table-cell>
              <table:table-cell office:value-type="float" office:value="3.5341123035501">
                <text:p>3.534112303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9619237891">
                <text:p>119.99619237891</text:p>
              </table:table-cell>
              <table:table-cell office:value-type="float" office:value="0.436310160932111">
                <text:p>0.436310160932111</text:p>
              </table:table-cell>
              <table:table-cell office:value-type="float" office:value="120.027034109741">
                <text:p>120.027034109741</text:p>
              </table:table-cell>
              <table:table-cell office:value-type="float" office:value="3.09780214261799">
                <text:p>3.09780214261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5">
                <text:p>475</text:p>
              </table:table-cell>
              <table:table-cell office:value-type="float" office:value="0.0000000000000495981953654678">
                <text:p>0.000000000000049598195365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6.12323399573677E-015">
                <text:p>6.12323399573677E-015</text:p>
              </table:table-cell>
              <table:table-cell office:value-type="float" office:value="120">
                <text:p>120</text:p>
              </table:table-cell>
              <table:table-cell office:value-type="float" office:value="0.000000000000043474961369731">
                <text:p>0.000000000000043474961369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